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372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P13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6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20" text:id="id120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2" draw:id="id122">
          <svg:title>TexMaths</svg:title>
          <svg:desc>22§display§\int \frac{1}{\sqrt{x^2 + a^2 }} \ dx = \log \left[ x + \sqrt{x^2 + a^2 } \right] \ + \ c §svg§600§FALSE§</svg:desc>
          <draw:polygon draw:style-name="gr2" draw:text-style-name="P6" draw:layer="layout" svg:width="14.579cm" svg:height="1.695cm" svg:x="4.122cm" svg:y="2.343cm" svg:viewBox="0 0 14580 1696" draw:points="7290,1696 0,1696 0,0 14580,0 14580,1696">
            <text:p/>
          </draw:polygon>
          <draw:path draw:style-name="gr3" draw:text-style-name="P7" draw:layer="layout" svg:width="0.687cm" svg:height="1.719cm" svg:x="4.127cm" svg:y="2.3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1cm" svg:y="2.3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78cm" svg:y="3.147cm" svg:viewBox="0 0 3136 33" draw:points="1568,33 0,33 0,0 3136,0 3136,33">
            <text:p/>
          </draw:polygon>
          <draw:path draw:style-name="gr3" draw:text-style-name="P7" draw:layer="layout" svg:width="0.604cm" svg:height="0.774cm" svg:x="5.134cm" svg:y="3.3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2cm" svg:y="3.302cm" svg:viewBox="0 0 2490 33" draw:points="1246,33 0,33 0,0 2490,0 2490,33">
            <text:p/>
          </draw:polygon>
          <draw:path draw:style-name="gr3" draw:text-style-name="P7" draw:layer="layout" svg:width="0.386cm" svg:height="0.351cm" svg:x="5.745cm" svg:y="3.6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1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727cm" svg:y="3.5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7.487cm" svg:y="3.637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8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4cm" svg:y="2.8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7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4cm" svg:y="3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3cm" svg:y="2.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5cm" svg:y="3.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cm" svg:y="3.0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cm" svg:y="2.4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2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88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3cm" svg:y="2.566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1cm" svg:y="2.566cm" svg:viewBox="0 0 2490 33" draw:points="1246,33 0,33 0,0 2490,0 2490,33">
            <text:p/>
          </draw:polygon>
          <draw:path draw:style-name="gr3" draw:text-style-name="P7" draw:layer="layout" svg:width="0.386cm" svg:height="0.351cm" svg:x="14.114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6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94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5.856cm" svg:y="3.015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68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4cm" svg:y="2.4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19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38cm" svg:y="3.0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1" draw:id="id12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4" draw:id="id124">
          <svg:title>TexMaths</svg:title>
          <svg:desc>22§display§\int \frac{1}{\sqrt{x^2 - a^2 }} \ dx = \log \left[ x + \sqrt{x^2 - a^2 } \right] \ + \ c §svg§600§FALSE§</svg:desc>
          <draw:polygon draw:style-name="gr2" draw:text-style-name="P6" draw:layer="layout" svg:width="14.579cm" svg:height="1.695cm" svg:x="4.124cm" svg:y="4.444cm" svg:viewBox="0 0 14580 1696" draw:points="7290,1696 0,1696 0,0 14580,0 14580,1696">
            <text:p/>
          </draw:polygon>
          <draw:path draw:style-name="gr3" draw:text-style-name="P7" draw:layer="layout" svg:width="0.687cm" svg:height="1.719cm" svg:x="4.129cm" svg:y="4.4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4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5.2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5.4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5.403cm" svg:viewBox="0 0 2490 33" draw:points="1246,33 0,33 0,0 2490,0 2490,33">
            <text:p/>
          </draw:polygon>
          <draw:path draw:style-name="gr3" draw:text-style-name="P7" draw:layer="layout" svg:width="0.386cm" svg:height="0.351cm" svg:x="5.747cm" svg:y="5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2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5cm" svg:y="5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7.489cm" svg:y="5.738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9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4.9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5.1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5cm" svg:y="4.9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7cm" svg:y="5.1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2cm" svg:y="5.1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2cm" svg:y="4.569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4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9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5cm" svg:y="4.66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3cm" svg:y="4.667cm" svg:viewBox="0 0 2490 33" draw:points="1246,33 0,33 0,0 2490,0 2490,33">
            <text:p/>
          </draw:polygon>
          <draw:path draw:style-name="gr3" draw:text-style-name="P7" draw:layer="layout" svg:width="0.386cm" svg:height="0.351cm" svg:x="14.116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8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117cm" svg:y="5.2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858cm" svg:y="5.116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7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6cm" svg:y="4.569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21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4cm" svg:y="5.11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3" draw:id="id12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6" draw:id="id126">
          <svg:title>TexMaths</svg:title>
          <svg:desc>22§display§\int \frac{1}{ \sqrt{a^2 - x^2} } \ dx = \sin^{-1}\left( \frac{x}{a} \right) \ + \ c §svg§600§FALSE§</svg:desc>
          <draw:polygon draw:style-name="gr2" draw:text-style-name="P6" draw:layer="layout" svg:width="11.53cm" svg:height="1.695cm" svg:x="4.124cm" svg:y="6.544cm" svg:viewBox="0 0 11531 1696" draw:points="5766,1696 0,1696 0,0 11531,0 11531,1696">
            <text:p/>
          </draw:polygon>
          <draw:path draw:style-name="gr3" draw:text-style-name="P7" draw:layer="layout" svg:width="0.687cm" svg:height="1.719cm" svg:x="4.129cm" svg:y="6.5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6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7.3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7.5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7.503cm" svg:viewBox="0 0 2490 33" draw:points="1246,33 0,33 0,0 2490,0 2490,33">
            <text:p/>
          </draw:polygon>
          <draw:path draw:style-name="gr3" draw:text-style-name="P7" draw:layer="layout" svg:width="0.355cm" svg:height="0.351cm" svg:x="5.755cm" svg:y="7.838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167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16cm" svg:y="7.9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447cm" svg:y="7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901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7.0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7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7.2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0.465cm" svg:y="7.2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77cm" svg:y="7.0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84cm" svg:y="7.2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447cm" svg:y="7.0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931cm" svg:y="6.8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2.487cm" svg:y="6.669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12.926cm" svg:y="6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443cm" svg:height="0.032cm" svg:x="12.903cm" svg:y="7.348cm" svg:viewBox="0 0 444 33" draw:points="222,33 0,33 0,0 444,0 444,33">
            <text:p/>
          </draw:polygon>
          <draw:path draw:style-name="gr3" draw:text-style-name="P7" draw:layer="layout" svg:width="0.355cm" svg:height="0.351cm" svg:x="12.95cm" svg:y="7.746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3.464cm" svg:y="6.669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14.372cm" svg:y="7.1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391cm" svg:y="7.216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5" draw:id="id12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8" draw:id="id128">
          <svg:title>TexMaths</svg:title>
          <svg:desc>22§display§\int \frac{1}{\sqrt{x^2 + 16 }} \ dx = \int \frac{1}{\sqrt{x^2 + 4^2}} \ dx = \log \left[ x + \sqrt{x^2 + 16} \right] \ + \ c §svg§600§FALSE§</svg:desc>
          <draw:polygon draw:style-name="gr2" draw:text-style-name="P6" draw:layer="layout" svg:width="20.945cm" svg:height="1.695cm" svg:x="5.723cm" svg:y="8.943cm" svg:viewBox="0 0 20946 1696" draw:points="10474,1696 0,1696 0,0 20946,0 20946,1696">
            <text:p/>
          </draw:polygon>
          <draw:path draw:style-name="gr3" draw:text-style-name="P7" draw:layer="layout" svg:width="0.687cm" svg:height="1.719cm" svg:x="5.728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1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79cm" svg:y="9.747cm" svg:viewBox="0 0 3154 33" draw:points="1577,33 0,33 0,0 3154,0 3154,33">
            <text:p/>
          </draw:polygon>
          <draw:path draw:style-name="gr3" draw:text-style-name="P7" draw:layer="layout" svg:width="0.604cm" svg:height="0.774cm" svg:x="6.735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3cm" svg:y="9.902cm" svg:viewBox="0 0 2508 33" draw:points="1255,33 0,33 0,0 2508,0 2508,33">
            <text:p/>
          </draw:polygon>
          <draw:path draw:style-name="gr3" draw:text-style-name="P7" draw:layer="layout" svg:width="0.386cm" svg:height="0.351cm" svg:x="7.346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328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27cm" svg:y="10.06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477cm" svg:y="10.0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0.213cm" svg:y="9.4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5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3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99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2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2cm" svg:y="9.747cm" svg:viewBox="0 0 3113 33" draw:points="1556,33 0,33 0,0 3113,0 3113,33">
            <text:p/>
          </draw:polygon>
          <draw:path draw:style-name="gr3" draw:text-style-name="P7" draw:layer="layout" svg:width="0.604cm" svg:height="0.774cm" svg:x="13.108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696cm" svg:y="9.902cm" svg:viewBox="0 0 2469 33" draw:points="1234,33 0,33 0,0 2469,0 2469,33">
            <text:p/>
          </draw:polygon>
          <draw:path draw:style-name="gr3" draw:text-style-name="P7" draw:layer="layout" svg:width="0.386cm" svg:height="0.351cm" svg:x="13.719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1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699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5.45cm" svg:y="10.05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5.85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3cm" svg:y="9.4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38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5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4cm" svg:y="9.4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5cm" svg:y="9.6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1cm" svg:y="9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cm" svg:y="9.0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3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39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3cm" svg:y="9.16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2cm" svg:y="9.166cm" svg:viewBox="0 0 2508 33" draw:points="1255,33 0,33 0,0 2508,0 2508,33">
            <text:p/>
          </draw:polygon>
          <draw:path draw:style-name="gr3" draw:text-style-name="P7" draw:layer="layout" svg:width="0.386cm" svg:height="0.351cm" svg:x="22.064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17cm" svg:y="9.3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04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844cm" svg:y="9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4.194cm" svg:y="9.4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olygon draw:style-name="gr3" draw:text-style-name="P7" draw:layer="layout" svg:width="0.177cm" svg:height="1.392cm" svg:x="24.562cm" svg:y="9.0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06cm" svg:y="9.615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9" draw:id="id12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0" draw:id="id130">
          <svg:title>TexMaths</svg:title>
          <svg:desc>22§display§\int \frac{1}{\sqrt{x^2 - 25}} \ dx = \int \frac{1}{\sqrt{x^2 - 5^2 }} \ dx = \log \left[ x + \sqrt{x^2 - 25} \right] \ + \ c §svg§600§FALSE§</svg:desc>
          <draw:polygon draw:style-name="gr2" draw:text-style-name="P6" draw:layer="layout" svg:width="20.945cm" svg:height="1.695cm" svg:x="5.727cm" svg:y="11.145cm" svg:viewBox="0 0 20946 1696" draw:points="10474,1696 0,1696 0,0 20946,0 20946,1696">
            <text:p/>
          </draw:polygon>
          <draw:path draw:style-name="gr3" draw:text-style-name="P7" draw:layer="layout" svg:width="0.687cm" svg:height="1.719cm" svg:x="5.732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5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83cm" svg:y="11.949cm" svg:viewBox="0 0 3154 33" draw:points="1577,33 0,33 0,0 3154,0 3154,33">
            <text:p/>
          </draw:polygon>
          <draw:path draw:style-name="gr3" draw:text-style-name="P7" draw:layer="layout" svg:width="0.604cm" svg:height="0.774cm" svg:x="6.739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7cm" svg:y="12.104cm" svg:viewBox="0 0 2508 33" draw:points="1255,33 0,33 0,0 2508,0 2508,33">
            <text:p/>
          </draw:polygon>
          <draw:path draw:style-name="gr3" draw:text-style-name="P7" draw:layer="layout" svg:width="0.386cm" svg:height="0.351cm" svg:x="7.35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0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099cm" svg:y="12.2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2cm" svg:x="9.486cm" svg:y="12.26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0.217cm" svg:y="11.62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9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7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103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6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6cm" svg:y="11.949cm" svg:viewBox="0 0 3113 33" draw:points="1556,33 0,33 0,0 3113,0 3113,33">
            <text:p/>
          </draw:polygon>
          <draw:path draw:style-name="gr3" draw:text-style-name="P7" draw:layer="layout" svg:width="0.604cm" svg:height="0.774cm" svg:x="13.112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7cm" svg:y="12.104cm" svg:viewBox="0 0 2469 33" draw:points="1234,33 0,33 0,0 2469,0 2469,33">
            <text:p/>
          </draw:polygon>
          <draw:path draw:style-name="gr3" draw:text-style-name="P7" draw:layer="layout" svg:width="0.386cm" svg:height="0.351cm" svg:x="13.723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5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24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472cm" svg:y="12.26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24cm" svg:height="0.36cm" svg:x="15.85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7cm" svg:y="11.62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42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9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8cm" svg:y="11.6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9cm" svg:y="11.81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5cm" svg:y="11.8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4cm" svg:y="11.27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7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43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7cm" svg:y="11.36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6cm" svg:y="11.368cm" svg:viewBox="0 0 2508 33" draw:points="1255,33 0,33 0,0 2508,0 2508,33">
            <text:p/>
          </draw:polygon>
          <draw:path draw:style-name="gr3" draw:text-style-name="P7" draw:layer="layout" svg:width="0.386cm" svg:height="0.351cm" svg:x="22.068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21cm" svg:y="11.57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07cm" svg:y="11.9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818cm" svg:y="11.6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09cm" svg:height="0.532cm" svg:x="24.205cm" svg:y="11.6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olygon draw:style-name="gr3" draw:text-style-name="P7" draw:layer="layout" svg:width="0.177cm" svg:height="1.392cm" svg:x="24.566cm" svg:y="11.27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9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1cm" svg:y="11.817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31" draw:id="id13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2" draw:id="id132">
          <svg:title>TexMaths</svg:title>
          <svg:desc>22§display§\int \frac{1}{\sqrt{9 - x^2}} \ dx = \int \frac{1}{\sqrt{3^2 - x^2 }} \ dx = \sin^{-1}\left( \frac{x}{3} \right) \ + \ c §svg§600§FALSE§</svg:desc>
          <draw:polygon draw:style-name="gr2" draw:text-style-name="P6" draw:layer="layout" svg:width="17.494cm" svg:height="1.695cm" svg:x="5.726cm" svg:y="13.348cm" svg:viewBox="0 0 17495 1696" draw:points="8748,1696 0,1696 0,0 17495,0 17495,1696">
            <text:p/>
          </draw:polygon>
          <draw:path draw:style-name="gr3" draw:text-style-name="P7" draw:layer="layout" svg:width="0.687cm" svg:height="1.719cm" svg:x="5.731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94cm" svg:y="13.3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6.682cm" svg:y="14.152cm" svg:viewBox="0 0 2767 33" draw:points="1383,33 0,33 0,0 2767,0 2767,33">
            <text:p/>
          </draw:polygon>
          <draw:path draw:style-name="gr3" draw:text-style-name="P7" draw:layer="layout" svg:width="0.604cm" svg:height="0.774cm" svg:x="6.738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122cm" svg:height="0.032cm" svg:x="7.326cm" svg:y="14.307cm" svg:viewBox="0 0 2123 33" draw:points="1061,33 0,33 0,0 2123,0 2123,33">
            <text:p/>
          </draw:polygon>
          <draw:path draw:style-name="gr3" draw:text-style-name="P7" draw:layer="layout" svg:width="0.321cm" svg:height="0.532cm" svg:x="7.359cm" svg:y="14.46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949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681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134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829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0.223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10.901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16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099cm" svg:y="13.32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3cm" svg:height="0.032cm" svg:x="12.668cm" svg:y="14.152cm" svg:viewBox="0 0 3114 33" draw:points="1556,33 0,33 0,0 3114,0 3114,33">
            <text:p/>
          </draw:polygon>
          <draw:path draw:style-name="gr3" draw:text-style-name="P7" draw:layer="layout" svg:width="0.604cm" svg:height="0.774cm" svg:x="12.724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312cm" svg:y="14.307cm" svg:viewBox="0 0 2469 33" draw:points="1234,33 0,33 0,0 2469,0 2469,33">
            <text:p/>
          </draw:polygon>
          <draw:path draw:style-name="gr3" draw:text-style-name="P7" draw:layer="layout" svg:width="0.321cm" svg:height="0.532cm" svg:x="13.345cm" svg:y="14.46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cm" svg:height="0.36cm" svg:x="13.733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282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014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5.466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62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556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7.233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8.031cm" svg:y="14.0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337cm" svg:y="13.84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55cm" svg:y="14.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9.013cm" svg:y="13.8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97cm" svg:y="13.67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20.053cm" svg:y="13.473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20.491cm" svg:y="13.4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20.468cm" svg:y="14.152cm" svg:viewBox="0 0 444 33" draw:points="222,33 0,33 0,0 444,0 444,33">
            <text:p/>
          </draw:polygon>
          <draw:path draw:style-name="gr3" draw:text-style-name="P7" draw:layer="layout" svg:width="0.321cm" svg:height="0.532cm" svg:x="20.528cm" svg:y="14.3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1.392cm" svg:x="21.032cm" svg:y="13.473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21.938cm" svg:y="13.9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57cm" svg:y="14.0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anim:sub-item="text" smil:attributeName="visibility" smil:to="visible"/>
                  <anim:animate smil:begin="0s" smil:dur="0.5s" smil:fill="hold" smil:decelerate="0.5" smil:targetElement="id120" anim:sub-item="text" smil:attributeName="rotate" smil:values="-90;0" smil:keyTimes="0;1"/>
                  <anim:animate smil:begin="0s" smil:dur="0.5s" smil:fill="hold" smil:decelerate="0.5" smil:targetElement="id120" anim:sub-item="text" smil:attributeName="width" smil:values="width;width*.05" smil:keyTimes="0;1"/>
                  <anim:animate smil:begin="0.5s" smil:dur="0.5s" smil:fill="hold" smil:accelerate="0.5" smil:targetElement="id120" anim:sub-item="text" smil:attributeName="width" smil:values="width*.05;width" smil:keyTimes="0;1"/>
                  <anim:animate smil:dur="1s" smil:fill="hold" smil:targetElement="id120" anim:sub-item="text" smil:attributeName="height" smil:values="height;height" smil:keyTimes="0;1"/>
                  <anim:animate smil:begin="0s" smil:dur="0.5s" smil:fill="hold" smil:decelerate="0.5" smil:targetElement="id120" anim:sub-item="text" smil:attributeName="x" smil:values="x+.4;x" smil:keyTimes="0;1"/>
                  <anim:animate smil:begin="0s" smil:dur="0.5s" smil:fill="hold" smil:decelerate="0.5" smil:targetElement="id120" anim:sub-item="text" smil:attributeName="y" smil:values="y-.2;y+.1" smil:keyTimes="0;1"/>
                  <anim:animate smil:begin="0.5s" smil:dur="0.5s" smil:fill="hold" smil:accelerate="0.5" smil:targetElement="id120" anim:sub-item="text" smil:attributeName="y" smil:values="y+.1;y" smil:keyTimes="0;1"/>
                  <anim:transitionFilter smil:begin="0s" smil:dur="1s" smil:decelerate="0.5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1" smil:attributeName="visibility" smil:to="visible"/>
                  <anim:animate smil:dur="0.25s" smil:fill="hold" smil:targetElement="id131" smil:attributeName="width" smil:values="width*0.05;width" smil:keyTimes="0;1"/>
                  <anim:animate smil:dur="0.25s" smil:fill="hold" smil:targetElement="id131" smil:attributeName="height" smil:values="height;height" smil:keyTimes="0;1"/>
                  <anim:animate smil:dur="0.25s" smil:fill="hold" smil:targetElement="id131" smil:attributeName="x" smil:values="x-.2;x" smil:keyTimes="0;1"/>
                  <anim:animate smil:dur="0.25s" smil:fill="hold" smil:targetElement="id131" smil:attributeName="y" smil:values="y;y" smil:keyTimes="0;1"/>
                  <anim:transitionFilter smil:dur="0.25s" smil:targetElement="id1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33" text:id="id133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35" draw:id="id135">
          <svg:title>TexMaths</svg:title>
          <svg:desc>22§display§\int \frac{1}{\sqrt{(px + q)^2 + a^2 }} \ dx = \log \left[ (px + q) + \sqrt{(px + q)^2 + a^2 } \right] \left( \frac{1}{p} \right) \ + \ c §svg§600§FALSE§</svg:desc>
          <draw:polygon draw:style-name="gr2" draw:text-style-name="P6" draw:layer="layout" svg:width="23.474cm" svg:height="1.917cm" svg:x="3.722cm" svg:y="2.245cm" svg:viewBox="0 0 23475 1918" draw:points="11738,1918 0,1918 0,0 23475,0 23475,1918">
            <text:p/>
          </draw:polygon>
          <draw:path draw:style-name="gr3" draw:text-style-name="P7" draw:layer="layout" svg:width="0.687cm" svg:height="1.718cm" svg:x="3.727cm" svg:y="2.275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39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78cm" svg:y="3.117cm" svg:viewBox="0 0 5572 33" draw:points="2786,33 0,33 0,0 5572,0 5572,33">
            <text:p/>
          </draw:polygon>
          <draw:path draw:style-name="gr3" draw:text-style-name="P7" draw:layer="layout" svg:width="0.705cm" svg:height="0.928cm" svg:x="4.764cm" svg:y="3.272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2cm" svg:y="3.272cm" svg:viewBox="0 0 4800 33" draw:points="2399,33 0,33 0,0 4800,0 4800,33">
            <text:p/>
          </draw:polygon>
          <draw:path draw:style-name="gr3" draw:text-style-name="P7" draw:layer="layout" svg:width="0.18cm" svg:height="0.773cm" svg:x="5.528cm" svg:y="3.3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27cm" svg:y="3.62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3cm" svg:y="3.6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799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59cm" svg:y="3.622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4cm" svg:y="3.3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36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64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9.525cm" svg:y="3.622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37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cm" svg:y="2.7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4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2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1cm" svg:y="2.7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2cm" svg:y="2.9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098cm" svg:y="2.977cm" svg:viewBox="0 0 356 512" svg:d="M151 218c-68 0-68-77-68-95 0-21 1-46 12-65 7-10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77cm" svg:y="2.438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5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3cm" svg:y="2.985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cm" svg:y="2.98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5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76cm" svg:y="2.985cm" svg:viewBox="0 0 320 493" svg:d="M320 9c0-4-1-9-7-9-9 0-40 32-53 55-17-43-47-55-73-55-92 0-187 114-187 227 0 76 46 125 102 125 34 0 65-19 92-48-7 29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1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3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48cm" svg:y="2.59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36cm" svg:y="2.597cm" svg:viewBox="0 0 4800 33" draw:points="2399,33 0,33 0,0 4800,0 4800,33">
            <text:p/>
          </draw:polygon>
          <draw:path draw:style-name="gr3" draw:text-style-name="P7" draw:layer="layout" svg:width="0.18cm" svg:height="0.773cm" svg:x="18.513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2cm" svg:y="2.98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49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4cm" svg:y="2.985cm" svg:viewBox="0 0 320 493" svg:d="M320 9c0-4-1-9-7-9-9 0-40 32-53 55-17-43-47-55-73-55-92 0-187 114-187 227 0 76 46 125 102 125 34 0 65-19 92-48-7 29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748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2.51cm" svg:y="2.985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48cm" svg:y="2.438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88cm" svg:y="2.206cm" svg:viewBox="0 0 382 1856" svg:d="M382 1849c0-4-2-5-4-7-28-30-81-81-132-165-125-199-181-451-181-748 0-209 27-477 155-707 62-111 125-175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cm" svg:y="3.117cm" svg:viewBox="0 0 391 33" draw:points="195,33 0,33 0,0 391,0 391,33">
            <text:p/>
          </draw:polygon>
          <draw:path draw:style-name="gr3" draw:text-style-name="P7" draw:layer="layout" svg:width="0.404cm" svg:height="0.492cm" svg:x="24.365cm" svg:y="3.515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899cm" svg:y="2.206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3cm" svg:y="2.985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1}{\sqrt{(px + q)^2 + a^2 }} \ dx =  \frac{1}{p} \log \left[ (px + q) + \sqrt{(px + q)^2 + a^2 } \right]  \right) \ + \ c §svg§600§FALSE§</svg:desc>
          <draw:polygon draw:style-name="gr2" draw:text-style-name="P6" draw:layer="layout" svg:width="22.334cm" svg:height="1.849cm" svg:x="4.624cm" svg:y="4.347cm" svg:viewBox="0 0 22335 1850" draw:points="11169,1850 0,1850 0,0 22335,0 22335,1850">
            <text:p/>
          </draw:polygon>
          <draw:path draw:style-name="gr3" draw:text-style-name="P7" draw:layer="layout" svg:width="0.687cm" svg:height="1.718cm" svg:x="4.629cm" svg:y="4.30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241cm" svg:y="4.3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58cm" svg:y="5.151cm" svg:viewBox="0 0 5572 33" draw:points="2786,33 0,33 0,0 5572,0 5572,33">
            <text:p/>
          </draw:polygon>
          <draw:path draw:style-name="gr3" draw:text-style-name="P7" draw:layer="layout" svg:width="0.705cm" svg:height="0.928cm" svg:x="5.666cm" svg:y="5.30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354cm" svg:y="5.306cm" svg:viewBox="0 0 4799 33" draw:points="2399,33 0,33 0,0 4799,0 4799,33">
            <text:p/>
          </draw:polygon>
          <draw:path draw:style-name="gr3" draw:text-style-name="P7" draw:layer="layout" svg:width="0.18cm" svg:height="0.773cm" svg:x="6.43cm" svg:y="5.4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629cm" svg:y="5.656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065cm" svg:y="5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7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461cm" svg:y="5.656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846cm" svg:y="5.4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1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666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0.426cm" svg:y="5.65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8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532cm" svg:y="4.82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926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604cm" svg:y="5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54cm" svg:y="4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469cm" svg:y="5.151cm" svg:viewBox="0 0 391 33" draw:points="195,33 0,33 0,0 391,0 391,33">
            <text:p/>
          </draw:polygon>
          <draw:path draw:style-name="gr3" draw:text-style-name="P7" draw:layer="layout" svg:width="0.404cm" svg:height="0.492cm" svg:x="13.445cm" svg:y="5.5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105cm" svg:y="4.82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316cm" svg:y="5.0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703cm" svg:y="5.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382cm" svg:y="4.472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65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849cm" svg:y="5.01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85cm" svg:y="5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919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681cm" svg:y="5.019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066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538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353cm" svg:y="4.6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20.041cm" svg:y="4.63cm" svg:viewBox="0 0 4799 33" draw:points="2399,33 0,33 0,0 4799,0 4799,33">
            <text:p/>
          </draw:polygon>
          <draw:path draw:style-name="gr3" draw:text-style-name="P7" draw:layer="layout" svg:width="0.18cm" svg:height="0.773cm" svg:x="20.118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317cm" svg:y="5.01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754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387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148cm" svg:y="5.019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535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8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3.353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4.113cm" svg:y="5.01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5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853cm" svg:y="4.472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676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95cm" svg:y="5.01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9" draw:id="id139">
          <svg:title>TexMaths</svg:title>
          <svg:desc>22§display§\int \frac{1}{\sqrt{(px + q)^2 - a^2 }} \ dx = \log \left[ (px + q) + \sqrt{(px + q)^2 - a^2 } \right] \left( \frac{1}{p} \right) \ + \ c §svg§600§FALSE§</svg:desc>
          <draw:polygon draw:style-name="gr2" draw:text-style-name="P6" draw:layer="layout" svg:width="23.474cm" svg:height="1.917cm" svg:x="3.726cm" svg:y="6.546cm" svg:viewBox="0 0 23475 1918" draw:points="11738,1918 0,1918 0,0 23475,0 23475,1918">
            <text:p/>
          </draw:polygon>
          <draw:path draw:style-name="gr3" draw:text-style-name="P7" draw:layer="layout" svg:width="0.687cm" svg:height="1.718cm" svg:x="3.731cm" svg:y="6.57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43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82cm" svg:y="7.418cm" svg:viewBox="0 0 5572 33" draw:points="2786,33 0,33 0,0 5572,0 5572,33">
            <text:p/>
          </draw:polygon>
          <draw:path draw:style-name="gr3" draw:text-style-name="P7" draw:layer="layout" svg:width="0.705cm" svg:height="0.928cm" svg:x="4.768cm" svg:y="7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6cm" svg:y="7.573cm" svg:viewBox="0 0 4800 33" draw:points="2399,33 0,33 0,0 4800,0 4800,33">
            <text:p/>
          </draw:polygon>
          <draw:path draw:style-name="gr3" draw:text-style-name="P7" draw:layer="layout" svg:width="0.18cm" svg:height="0.773cm" svg:x="5.532cm" svg:y="7.6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31cm" svg:y="7.923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7cm" svg:y="7.9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803cm" svg:y="7.8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63cm" svg:y="7.923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8cm" svg:y="7.6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4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88cm" svg:y="8.05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29cm" svg:y="7.923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41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4cm" svg:y="7.0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8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6cm" svg:y="7.3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5cm" svg:y="7.0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6cm" svg:y="7.28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102cm" svg:y="7.278cm" svg:viewBox="0 0 356 512" svg:d="M151 218c-68 0-68-77-68-95 0-21 1-46 12-65 7-11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81cm" svg:y="6.73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9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7cm" svg:y="7.28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4cm" svg:y="7.2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9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8cm" svg:y="7.286cm" svg:viewBox="0 0 320 493" svg:d="M320 9c0-4-1-9-7-9-9 0-40 32-53 55-17-43-47-55-73-55-92 0-187 114-187 227 0 76 46 125 102 125 34 0 65-20 92-48-7 28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5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7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52cm" svg:y="6.898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4cm" svg:y="6.898cm" svg:viewBox="0 0 4800 33" draw:points="2399,33 0,33 0,0 4800,0 4800,33">
            <text:p/>
          </draw:polygon>
          <draw:path draw:style-name="gr3" draw:text-style-name="P7" draw:layer="layout" svg:width="0.18cm" svg:height="0.773cm" svg:x="18.517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6cm" svg:y="7.28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53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8cm" svg:y="7.28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4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4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73cm" svg:y="7.41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2.514cm" svg:y="7.286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6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52cm" svg:y="6.739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92cm" svg:y="6.507cm" svg:viewBox="0 0 382 1856" svg:d="M382 1849c0-4-2-5-4-7-28-30-81-81-132-165-125-199-181-451-181-748 0-209 27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4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4cm" svg:y="7.418cm" svg:viewBox="0 0 391 33" draw:points="195,33 0,33 0,0 391,0 391,33">
            <text:p/>
          </draw:polygon>
          <draw:path draw:style-name="gr3" draw:text-style-name="P7" draw:layer="layout" svg:width="0.404cm" svg:height="0.492cm" svg:x="24.369cm" svg:y="7.81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903cm" svg:y="6.507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7cm" svg:y="7.28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38" draw:id="id13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1}{\sqrt{(px + q)^2 - a^2 }} \ dx =  \frac{1}{p} \log \left[ (px + q) + \sqrt{(px + q)^2 - a^2 } \right]  \right) \ + \ c §svg§600§FALSE§</svg:desc>
          <draw:polygon draw:style-name="gr2" draw:text-style-name="P6" draw:layer="layout" svg:width="22.334cm" svg:height="1.849cm" svg:x="4.522cm" svg:y="8.746cm" svg:viewBox="0 0 22335 1850" draw:points="11169,1850 0,1850 0,0 22335,0 22335,1850">
            <text:p/>
          </draw:polygon>
          <draw:path draw:style-name="gr3" draw:text-style-name="P7" draw:layer="layout" svg:width="0.687cm" svg:height="1.718cm" svg:x="4.527cm" svg:y="8.7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139cm" svg:y="8.7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478cm" svg:y="9.55cm" svg:viewBox="0 0 5572 33" draw:points="2786,33 0,33 0,0 5572,0 5572,33">
            <text:p/>
          </draw:polygon>
          <draw:path draw:style-name="gr3" draw:text-style-name="P7" draw:layer="layout" svg:width="0.705cm" svg:height="0.928cm" svg:x="5.564cm" svg:y="9.7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252cm" svg:y="9.705cm" svg:viewBox="0 0 4799 33" draw:points="2399,33 0,33 0,0 4799,0 4799,33">
            <text:p/>
          </draw:polygon>
          <draw:path draw:style-name="gr3" draw:text-style-name="P7" draw:layer="layout" svg:width="0.18cm" svg:height="0.773cm" svg:x="6.328cm" svg:y="9.8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527cm" svg:y="10.05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963cm" svg:y="10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598cm" svg:y="9.9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359cm" svg:y="10.055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744cm" svg:y="9.81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0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84cm" svg:y="10.189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0.324cm" svg:y="10.055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7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43cm" svg:y="9.22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824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502cm" svg:y="9.4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438cm" svg:y="8.72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367cm" svg:y="9.55cm" svg:viewBox="0 0 391 33" draw:points="195,33 0,33 0,0 391,0 391,33">
            <text:p/>
          </draw:polygon>
          <draw:path draw:style-name="gr3" draw:text-style-name="P7" draw:layer="layout" svg:width="0.404cm" svg:height="0.492cm" svg:x="13.343cm" svg:y="9.9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03cm" svg:y="9.22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14cm" svg:y="9.4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01cm" svg:y="9.4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28cm" svg:y="8.871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548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747cm" svg:y="9.41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183cm" svg:y="9.4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817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579cm" svg:y="9.418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7.964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436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251cm" svg:y="9.0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19.939cm" svg:y="9.029cm" svg:viewBox="0 0 4799 33" draw:points="2399,33 0,33 0,0 4799,0 4799,33">
            <text:p/>
          </draw:polygon>
          <draw:path draw:style-name="gr3" draw:text-style-name="P7" draw:layer="layout" svg:width="0.18cm" svg:height="0.773cm" svg:x="20.016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215cm" svg:y="9.41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652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85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046cm" svg:y="9.418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433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7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72cm" svg:y="9.5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4.011cm" svg:y="9.41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4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751cm" svg:y="8.871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574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593cm" svg:y="9.418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43" draw:id="id143">
          <svg:title>TexMaths</svg:title>
          <svg:desc>22§display§\int \frac{1}{ \sqrt{a^2 - ( px \pm q )^2} } \ dx = \sin^{-1}\left( \frac{px + q}{a} \right) \frac{1}{p} \ + \ c§svg§600§FALSE§</svg:desc>
          <draw:polygon draw:style-name="gr2" draw:text-style-name="P6" draw:layer="layout" svg:width="16.592cm" svg:height="1.917cm" svg:x="4.026cm" svg:y="11.048cm" svg:viewBox="0 0 16593 1918" draw:points="8297,1918 0,1918 0,0 16593,0 16593,1918">
            <text:p/>
          </draw:polygon>
          <draw:path draw:style-name="gr3" draw:text-style-name="P7" draw:layer="layout" svg:width="0.687cm" svg:height="1.718cm" svg:x="4.031cm" svg:y="11.0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643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982cm" svg:y="11.92cm" svg:viewBox="0 0 5572 33" draw:points="2786,33 0,33 0,0 5572,0 5572,33">
            <text:p/>
          </draw:polygon>
          <draw:path draw:style-name="gr3" draw:text-style-name="P7" draw:layer="layout" svg:width="0.705cm" svg:height="0.928cm" svg:x="5.068cm" svg:y="12.07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756cm" svg:y="12.075cm" svg:viewBox="0 0 4800 33" draw:points="2399,33 0,33 0,0 4800,0 4800,33">
            <text:p/>
          </draw:polygon>
          <draw:path draw:style-name="gr3" draw:text-style-name="P7" draw:layer="layout" svg:width="0.355cm" svg:height="0.351cm" svg:x="5.786cm" svg:y="12.425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198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47cm" svg:y="12.5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532cm" svg:y="12.18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7.733cm" svg:y="12.42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167cm" svg:y="12.4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8.803cm" svg:y="12.253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563cm" svg:y="12.425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95cm" svg:y="12.18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241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934cm" svg:y="11.59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328cm" svg:y="1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006cm" svg:y="11.8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2.805cm" svg:y="11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109cm" svg:y="11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24cm" svg:y="11.78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3.787cm" svg:y="11.65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271cm" svg:y="11.44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4.848cm" svg:y="11.009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5.325cm" svg:y="11.26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5.76cm" svg:y="11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95cm" svg:y="11.1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7.156cm" svg:y="11.26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5.35cm" svg:y="11.92cm" svg:viewBox="0 0 2151 33" draw:points="1075,33 0,33 0,0 2151,0 2151,33">
            <text:p/>
          </draw:polygon>
          <draw:path draw:style-name="gr3" draw:text-style-name="P7" draw:layer="layout" svg:width="0.355cm" svg:height="0.351cm" svg:x="16.251cm" svg:y="12.31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381cm" svg:height="1.855cm" svg:x="17.618cm" svg:y="11.009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256cm" svg:height="0.516cm" svg:x="18.451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382cm" svg:y="11.92cm" svg:viewBox="0 0 391 33" draw:points="195,33 0,33 0,0 391,0 391,33">
            <text:p/>
          </draw:polygon>
          <draw:path draw:style-name="gr3" draw:text-style-name="P7" draw:layer="layout" svg:width="0.404cm" svg:height="0.492cm" svg:x="18.358cm" svg:y="12.318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515cm" svg:height="0.516cm" svg:x="19.336cm" svg:y="11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355cm" svg:y="11.788cm" svg:viewBox="0 0 303 352" svg:d="M276 48c-12 0-23-1-35 12-12 10-14 24-14 30 0 17 14 26 30 26 23 0 44-17 44-49 0-39-37-67-93-67-104 0-208 111-208 220 0 70 46 132 127 132 111 0 176-83 176-92 0-5-6-10-9-10-5 0-7 2-11 9-61 75-146 75-156 75-48 0-69-37-69-84 0-32 16-108 42-155 23-44 67-77 109-77 27 0 57 8 67 30z">
            <text:p/>
          </draw:path>
        </draw:g>
        <draw:g xml:id="id142" draw:id="id14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2§display§\int \frac{1}{ \sqrt{a^2 - ( px \pm q )^2} } \ dx = \frac{1}{p} \sin^{-1}\left( \frac{px + q}{a} \right)  \ + \ c§svg§600§FALSE§</svg:desc>
          <draw:polygon draw:style-name="gr2" draw:text-style-name="P6" draw:layer="layout" svg:width="16.592cm" svg:height="1.917cm" svg:x="4.425cm" svg:y="13.244cm" svg:viewBox="0 0 16593 1918" draw:points="8297,1918 0,1918 0,0 16593,0 16593,1918">
            <text:p/>
          </draw:polygon>
          <draw:path draw:style-name="gr3" draw:text-style-name="P7" draw:layer="layout" svg:width="0.687cm" svg:height="1.718cm" svg:x="4.43cm" svg:y="13.27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042cm" svg:y="13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381cm" svg:y="14.116cm" svg:viewBox="0 0 5572 33" draw:points="2786,33 0,33 0,0 5572,0 5572,33">
            <text:p/>
          </draw:polygon>
          <draw:path draw:style-name="gr3" draw:text-style-name="P7" draw:layer="layout" svg:width="0.705cm" svg:height="0.928cm" svg:x="5.467cm" svg:y="14.271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6.155cm" svg:y="14.271cm" svg:viewBox="0 0 4800 33" draw:points="2399,33 0,33 0,0 4800,0 4800,33">
            <text:p/>
          </draw:polygon>
          <draw:path draw:style-name="gr3" draw:text-style-name="P7" draw:layer="layout" svg:width="0.355cm" svg:height="0.351cm" svg:x="6.185cm" svg:y="14.62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597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146cm" svg:y="14.75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931cm" svg:y="14.38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8.132cm" svg:y="14.621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566cm" svg:y="14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9.202cm" svg:y="14.449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962cm" svg:y="14.621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349cm" svg:y="14.3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64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333cm" svg:y="13.7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727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405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341cm" svg:y="13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271cm" svg:y="14.116cm" svg:viewBox="0 0 391 33" draw:points="195,33 0,33 0,0 391,0 391,33">
            <text:p/>
          </draw:polygon>
          <draw:path draw:style-name="gr3" draw:text-style-name="P7" draw:layer="layout" svg:width="0.404cm" svg:height="0.492cm" svg:x="13.246cm" svg:y="14.514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254cm" svg:height="0.356cm" svg:x="13.906cm" svg:y="13.97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12cm" svg:y="13.80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425cm" svg:y="13.98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89cm" svg:y="13.85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2cm" svg:y="13.64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5.951cm" svg:y="13.205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6.426cm" svg:y="13.46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6.863cm" svg:y="13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498cm" svg:y="13.3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8.259cm" svg:y="13.462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6.451cm" svg:y="14.116cm" svg:viewBox="0 0 2151 33" draw:points="1075,33 0,33 0,0 2151,0 2151,33">
            <text:p/>
          </draw:polygon>
          <draw:path draw:style-name="gr3" draw:text-style-name="P7" draw:layer="layout" svg:width="0.355cm" svg:height="0.351cm" svg:x="17.352cm" svg:y="14.51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1cm" svg:height="1.855cm" svg:x="18.72cm" svg:y="13.205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19.735cm" svg:y="13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754cm" svg:y="13.984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6" draw:id="id13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0" draw:id="id14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4" draw:id="id14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3" anim:sub-item="text" smil:attributeName="visibility" smil:to="visible"/>
                  <anim:animate smil:begin="0s" smil:dur="0.5s" smil:fill="hold" smil:decelerate="0.5" smil:targetElement="id133" anim:sub-item="text" smil:attributeName="rotate" smil:values="-90;0" smil:keyTimes="0;1"/>
                  <anim:animate smil:begin="0s" smil:dur="0.5s" smil:fill="hold" smil:decelerate="0.5" smil:targetElement="id133" anim:sub-item="text" smil:attributeName="width" smil:values="width;width*.05" smil:keyTimes="0;1"/>
                  <anim:animate smil:begin="0.5s" smil:dur="0.5s" smil:fill="hold" smil:accelerate="0.5" smil:targetElement="id133" anim:sub-item="text" smil:attributeName="width" smil:values="width*.05;width" smil:keyTimes="0;1"/>
                  <anim:animate smil:dur="1s" smil:fill="hold" smil:targetElement="id133" anim:sub-item="text" smil:attributeName="height" smil:values="height;height" smil:keyTimes="0;1"/>
                  <anim:animate smil:begin="0s" smil:dur="0.5s" smil:fill="hold" smil:decelerate="0.5" smil:targetElement="id133" anim:sub-item="text" smil:attributeName="x" smil:values="x+.4;x" smil:keyTimes="0;1"/>
                  <anim:animate smil:begin="0s" smil:dur="0.5s" smil:fill="hold" smil:decelerate="0.5" smil:targetElement="id133" anim:sub-item="text" smil:attributeName="y" smil:values="y-.2;y+.1" smil:keyTimes="0;1"/>
                  <anim:animate smil:begin="0.5s" smil:dur="0.5s" smil:fill="hold" smil:accelerate="0.5" smil:targetElement="id133" anim:sub-item="text" smil:attributeName="y" smil:values="y+.1;y" smil:keyTimes="0;1"/>
                  <anim:transitionFilter smil:begin="0s" smil:dur="1s" smil:decelerate="0.5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46" text:id="id146"><text:span text:style-name="T5"><text:s/></text:span><text:span text:style-name="T5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8" draw:id="id14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49" draw:id="id149">
          <svg:title>TexMaths</svg:title>
          <svg:desc>22§display§\int \frac{1}{\sqrt{4x^2 + 9}}\ dx§svg§600§FALSE§</svg:desc>
          <draw:polygon draw:style-name="gr2" draw:text-style-name="P6" draw:layer="layout" svg:width="5.229cm" svg:height="1.695cm" svg:x="2.72cm" svg:y="3.443cm" svg:viewBox="0 0 5230 1696" draw:points="2615,1696 0,1696 0,0 5230,0 5230,1696">
            <text:p/>
          </draw:polygon>
          <draw:path draw:style-name="gr3" draw:text-style-name="P7" draw:layer="layout" svg:width="0.687cm" svg:height="1.719cm" svg:x="2.725cm" svg:y="3.4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127cm" svg:y="3.4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3.676cm" svg:y="4.247cm" svg:viewBox="0 0 3154 33" draw:points="1577,33 0,33 0,0 3154,0 3154,33">
            <text:p/>
          </draw:polygon>
          <draw:path draw:style-name="gr3" draw:text-style-name="P7" draw:layer="layout" svg:width="0.604cm" svg:height="0.774cm" svg:x="3.732cm" svg:y="4.4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32cm" svg:y="4.402cm" svg:viewBox="0 0 2508 33" draw:points="1255,33 0,33 0,0 2508,0 2508,33">
            <text:p/>
          </draw:polygon>
          <draw:path draw:style-name="gr3" draw:text-style-name="P7" draw:layer="layout" svg:width="0.344cm" svg:height="0.524cm" svg:x="4.343cm" svg:y="4.554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73cm" svg:y="4.7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184cm" svg:y="4.4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71cm" svg:y="4.6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474cm" svg:y="4.56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7.209cm" svg:y="3.92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7.602cm" svg:y="4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0" draw:id="id150">
          <svg:title>TexMaths</svg:title>
          <svg:desc>24§display§\text {(2)}§svg§600§FALSE§</svg:desc>
          <draw:polygon draw:style-name="gr2" draw:text-style-name="P6" draw:layer="layout" svg:width="0.91cm" svg:height="0.76cm" svg:x="10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10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0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1" draw:id="id151">
          <svg:title>TexMaths</svg:title>
          <svg:desc>22§display§\int \frac{ 1 }{ \sqrt{4x^2 - 9} }\ dx§svg§600§FALSE§</svg:desc>
          <draw:polygon draw:style-name="gr2" draw:text-style-name="P6" draw:layer="layout" svg:width="5.229cm" svg:height="1.695cm" svg:x="11.117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11.122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24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073cm" svg:y="4.244cm" svg:viewBox="0 0 3154 33" draw:points="1577,33 0,33 0,0 3154,0 3154,33">
            <text:p/>
          </draw:polygon>
          <draw:path draw:style-name="gr3" draw:text-style-name="P7" draw:layer="layout" svg:width="0.604cm" svg:height="0.774cm" svg:x="12.129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2.717cm" svg:y="4.399cm" svg:viewBox="0 0 2508 33" draw:points="1255,33 0,33 0,0 2508,0 2508,33">
            <text:p/>
          </draw:polygon>
          <draw:path draw:style-name="gr3" draw:text-style-name="P7" draw:layer="layout" svg:width="0.344cm" svg:height="0.524cm" svg:x="12.74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127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581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28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871cm" svg:y="4.5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5.606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999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2" draw:id="id152">
          <svg:title>TexMaths</svg:title>
          <svg:desc>24§display§\text {(3)}§svg§600§FALSE§</svg:desc>
          <draw:polygon draw:style-name="gr2" draw:text-style-name="P6" draw:layer="layout" svg:width="0.91cm" svg:height="0.76cm" svg:x="18.8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8.8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1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5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int \frac{ 1 }{ \sqrt{ 9 - 4x^2 } }\ dx§svg§600§FALSE§</svg:desc>
          <draw:polygon draw:style-name="gr2" draw:text-style-name="P6" draw:layer="layout" svg:width="5.229cm" svg:height="1.695cm" svg:x="20.42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20.425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827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376cm" svg:y="4.244cm" svg:viewBox="0 0 3154 33" draw:points="1577,33 0,33 0,0 3154,0 3154,33">
            <text:p/>
          </draw:polygon>
          <draw:path draw:style-name="gr3" draw:text-style-name="P7" draw:layer="layout" svg:width="0.604cm" svg:height="0.774cm" svg:x="21.432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2.02cm" svg:y="4.399cm" svg:viewBox="0 0 2508 33" draw:points="1255,33 0,33 0,0 2508,0 2508,33">
            <text:p/>
          </draw:polygon>
          <draw:path draw:style-name="gr3" draw:text-style-name="P7" draw:layer="layout" svg:width="0.321cm" svg:height="0.532cm" svg:x="22.053cm" svg:y="4.5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22.643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373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3.76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214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909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302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4" draw:id="id154">
          <svg:title>TexMaths</svg:title>
          <svg:desc>24§display§\text {(4)}§svg§600§FALSE§</svg:desc>
          <draw:polygon draw:style-name="gr2" draw:text-style-name="P6" draw:layer="layout" svg:width="0.91cm" svg:height="0.759cm" svg:x="1.4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.4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25cm" svg:y="6.1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\sqrt{3x^2 + 4} }\ dx§svg§600§FALSE§</svg:desc>
          <draw:polygon draw:style-name="gr2" draw:text-style-name="P6" draw:layer="layout" svg:width="5.229cm" svg:height="1.695cm" svg:x="3.219cm" svg:y="5.64cm" svg:viewBox="0 0 5230 1696" draw:points="2615,1696 0,1696 0,0 5230,0 5230,1696">
            <text:p/>
          </draw:polygon>
          <draw:path draw:style-name="gr3" draw:text-style-name="P7" draw:layer="layout" svg:width="0.687cm" svg:height="1.719cm" svg:x="3.224cm" svg:y="5.6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626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4.175cm" svg:y="6.444cm" svg:viewBox="0 0 3154 33" draw:points="1577,33 0,33 0,0 3154,0 3154,33">
            <text:p/>
          </draw:polygon>
          <draw:path draw:style-name="gr3" draw:text-style-name="P7" draw:layer="layout" svg:width="0.604cm" svg:height="0.774cm" svg:x="4.231cm" svg:y="6.5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819cm" svg:y="6.599cm" svg:viewBox="0 0 2508 33" draw:points="1255,33 0,33 0,0 2508,0 2508,33">
            <text:p/>
          </draw:polygon>
          <draw:path draw:style-name="gr3" draw:text-style-name="P7" draw:layer="layout" svg:width="0.321cm" svg:height="0.532cm" svg:x="4.852cm" svg:y="6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5.229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683cm" svg:y="6.6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209cm" svg:y="6.8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6.96cm" svg:y="6.7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7.708cm" svg:y="6.1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8.101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6" draw:id="id156">
          <svg:title>TexMaths</svg:title>
          <svg:desc>24§display§\text {(5)}§svg§600§FALSE§</svg:desc>
          <draw:polygon draw:style-name="gr2" draw:text-style-name="P6" draw:layer="layout" svg:width="0.91cm" svg:height="0.759cm" svg:x="10.016cm" svg:y="6.146cm" svg:viewBox="0 0 911 760" draw:points="455,760 0,760 0,0 911,0 911,760">
            <text:p/>
          </draw:polygon>
          <draw:path draw:style-name="gr3" draw:text-style-name="P7" draw:layer="layout" svg:width="0.197cm" svg:height="0.844cm" svg:x="10.056cm" svg:y="6.1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345cm" svg:y="6.1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773cm" svg:y="6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7" draw:id="id157">
          <svg:title>TexMaths</svg:title>
          <svg:desc>22§display§\int \frac{ 1 }{ \sqrt{4x^2 - 5} }\ dx§svg§600§FALSE§</svg:desc>
          <draw:polygon draw:style-name="gr2" draw:text-style-name="P6" draw:layer="layout" svg:width="5.229cm" svg:height="1.695cm" svg:x="11.518cm" svg:y="5.641cm" svg:viewBox="0 0 5230 1696" draw:points="2615,1696 0,1696 0,0 5230,0 5230,1696">
            <text:p/>
          </draw:polygon>
          <draw:path draw:style-name="gr3" draw:text-style-name="P7" draw:layer="layout" svg:width="0.687cm" svg:height="1.719cm" svg:x="11.523cm" svg:y="5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925cm" svg:y="5.6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474cm" svg:y="6.445cm" svg:viewBox="0 0 3154 33" draw:points="1577,33 0,33 0,0 3154,0 3154,33">
            <text:p/>
          </draw:polygon>
          <draw:path draw:style-name="gr3" draw:text-style-name="P7" draw:layer="layout" svg:width="0.604cm" svg:height="0.774cm" svg:x="12.53cm" svg:y="6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3.118cm" svg:y="6.6cm" svg:viewBox="0 0 2508 33" draw:points="1255,33 0,33 0,0 2508,0 2508,33">
            <text:p/>
          </draw:polygon>
          <draw:path draw:style-name="gr3" draw:text-style-name="P7" draw:layer="layout" svg:width="0.344cm" svg:height="0.524cm" svg:x="13.141cm" svg:y="6.75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528cm" svg:y="6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982cm" svg:y="6.69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29cm" svg:y="7.0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277cm" svg:y="6.76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6.007cm" svg:y="6.11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6.4cm" svg:y="6.3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9" draw:id="id159">
          <svg:title>TexMaths</svg:title>
          <svg:desc>22§display§\int \frac{ 1 }{ \sqrt{5 - 2x^2} }\ dx§svg§600§FALSE§</svg:desc>
          <draw:polygon draw:style-name="gr2" draw:text-style-name="P6" draw:layer="layout" svg:width="5.229cm" svg:height="1.695cm" svg:x="20.321cm" svg:y="5.642cm" svg:viewBox="0 0 5230 1696" draw:points="2615,1696 0,1696 0,0 5230,0 5230,1696">
            <text:p/>
          </draw:polygon>
          <draw:path draw:style-name="gr3" draw:text-style-name="P7" draw:layer="layout" svg:width="0.687cm" svg:height="1.719cm" svg:x="20.326cm" svg:y="5.60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28cm" svg:y="5.6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277cm" svg:y="6.446cm" svg:viewBox="0 0 3154 33" draw:points="1577,33 0,33 0,0 3154,0 3154,33">
            <text:p/>
          </draw:polygon>
          <draw:path draw:style-name="gr3" draw:text-style-name="P7" draw:layer="layout" svg:width="0.604cm" svg:height="0.774cm" svg:x="21.333cm" svg:y="6.6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1.921cm" svg:y="6.601cm" svg:viewBox="0 0 2508 33" draw:points="1255,33 0,33 0,0 2508,0 2508,33">
            <text:p/>
          </draw:polygon>
          <draw:path draw:style-name="gr3" draw:text-style-name="P7" draw:layer="layout" svg:width="0.309cm" svg:height="0.532cm" svg:x="21.959cm" svg:y="6.76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ath draw:style-name="gr3" draw:text-style-name="P7" draw:layer="layout" svg:width="0.472cm" svg:height="0.032cm" svg:x="22.544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292cm" svg:y="6.76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23.661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115cm" svg:y="6.6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1cm" svg:y="6.119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203cm" svg:y="6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8" draw:id="id158">
          <svg:title>TexMaths</svg:title>
          <svg:desc>24§display§\text {(6)}§svg§600§FALSE§</svg:desc>
          <draw:polygon draw:style-name="gr2" draw:text-style-name="P6" draw:layer="layout" svg:width="0.91cm" svg:height="0.759cm" svg:x="18.917cm" svg:y="6.148cm" svg:viewBox="0 0 911 760" draw:points="455,760 0,760 0,0 911,0 911,760">
            <text:p/>
          </draw:polygon>
          <draw:path draw:style-name="gr3" draw:text-style-name="P7" draw:layer="layout" svg:width="0.197cm" svg:height="0.844cm" svg:x="18.957cm" svg:y="6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238cm" svg:y="6.177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9.674cm" svg:y="6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0§display§\int \frac{ 1 }{ \sqrt{x^2 + 6x + 13} }\ dx§svg§600§FALSE§</svg:desc>
          <draw:polygon draw:style-name="gr2" draw:text-style-name="P6" draw:layer="layout" svg:width="6.368cm" svg:height="1.541cm" svg:x="2.819cm" svg:y="8.037cm" svg:viewBox="0 0 6369 1542" draw:points="3184,1542 0,1542 0,0 6369,0 6369,1542">
            <text:p/>
          </draw:polygon>
          <draw:path draw:style-name="gr3" draw:text-style-name="P7" draw:layer="layout" svg:width="0.625cm" svg:height="1.563cm" svg:x="2.824cm" svg:y="8.0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5cm" svg:y="8.0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88cm" svg:y="8.769cm" svg:viewBox="0 0 4479 30" draw:points="2240,30 0,30 0,0 4479,0 4479,30">
            <text:p/>
          </draw:polygon>
          <draw:path draw:style-name="gr3" draw:text-style-name="P7" draw:layer="layout" svg:width="0.549cm" svg:height="0.703cm" svg:x="3.739cm" svg:y="8.9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4cm" svg:y="8.91cm" svg:viewBox="0 0 3893 30" draw:points="1947,30 0,30 0,0 3893,0 3893,30">
            <text:p/>
          </draw:polygon>
          <draw:path draw:style-name="gr3" draw:text-style-name="P7" draw:layer="layout" svg:width="0.351cm" svg:height="0.319cm" svg:x="4.294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707cm" svg:y="8.9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5.187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8cm" svg:y="9.0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351cm" svg:height="0.319cm" svg:x="6.223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6.799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7.525cm" svg:y="9.055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7.844cm" svg:y="9.055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8.513cm" svg:y="8.4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1cm" svg:y="8.6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0" draw:id="id160">
          <svg:title>TexMaths</svg:title>
          <svg:desc>24§display§\text {(7)}§svg§600§FALSE§</svg:desc>
          <draw:polygon draw:style-name="gr2" draw:text-style-name="P6" draw:layer="layout" svg:width="0.91cm" svg:height="0.76cm" svg:x="1.418cm" svg:y="8.444cm" svg:viewBox="0 0 911 761" draw:points="455,761 0,761 0,0 911,0 911,761">
            <text:p/>
          </draw:polygon>
          <draw:path draw:style-name="gr3" draw:text-style-name="P7" draw:layer="layout" svg:width="0.197cm" svg:height="0.844cm" svg:x="1.458cm" svg:y="8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75cm" svg:y="8.465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175cm" svg:y="8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4§display§\text {(8)}§svg§600§FALSE§</svg:desc>
          <draw:polygon draw:style-name="gr2" draw:text-style-name="P6" draw:layer="layout" svg:width="0.91cm" svg:height="0.759cm" svg:x="10.017cm" svg:y="8.449cm" svg:viewBox="0 0 911 760" draw:points="455,760 0,760 0,0 911,0 911,760">
            <text:p/>
          </draw:polygon>
          <draw:path draw:style-name="gr3" draw:text-style-name="P7" draw:layer="layout" svg:width="0.197cm" svg:height="0.844cm" svg:x="10.057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338cm" svg:y="8.4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774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0§display§\int \frac{ 1 }{ \sqrt{9x^2 - 12x + 20} }\ dx§svg§600§FALSE§</svg:desc>
          <draw:polygon draw:style-name="gr2" draw:text-style-name="P6" draw:layer="layout" svg:width="7.07cm" svg:height="1.541cm" svg:x="11.12cm" svg:y="8.139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8.104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8.117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8.871cm" svg:viewBox="0 0 5183 30" draw:points="2591,30 0,30 0,0 5183,0 5183,30">
            <text:p/>
          </draw:polygon>
          <draw:path draw:style-name="gr3" draw:text-style-name="P7" draw:layer="layout" svg:width="0.549cm" svg:height="0.703cm" svg:x="12.04cm" svg:y="9.012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9.012cm" svg:viewBox="0 0 4595 30" draw:points="2298,30 0,30 0,0 4595,0 4595,30">
            <text:p/>
          </draw:polygon>
          <draw:path draw:style-name="gr3" draw:text-style-name="P7" draw:layer="layout" svg:width="0.292cm" svg:height="0.484cm" svg:x="12.605cm" svg:y="9.157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2.947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9.0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858cm" svg:y="9.43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4.565cm" svg:y="9.15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14.89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15.226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9.2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501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7cm" svg:height="0.484cm" svg:x="16.845cm" svg:y="9.157cm" svg:viewBox="0 0 298 485" svg:d="M298 245c0-58-4-114-29-167-32-67-90-78-120-78-42 0-95 18-123 83-23 50-26 104-26 162 0 53 3 115 32 170 30 56 82 70 117 70 38 0 91-14 123-82 22-48 26-104 26-158zM149 471c-27 0-71-18-82-87-8-41-8-107-8-149 0-45 0-91 5-129 14-84 67-90 85-90 22 0 70 13 83 82 6 40 6 92 6 137 0 53 0 101-8 146-9 67-49 90-81 90z">
            <text:p/>
          </draw:path>
          <draw:path draw:style-name="gr3" draw:text-style-name="P7" draw:layer="layout" svg:width="0.335cm" svg:height="0.497cm" svg:x="17.517cm" svg:y="8.573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8.751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65" draw:id="id165">
          <svg:title>TexMaths</svg:title>
          <svg:desc>20§display§\int \frac{ 1 }{ \sqrt{2x^2 - 6x + 5} }\ dx§svg§600§FALSE§</svg:desc>
          <draw:polygon draw:style-name="gr2" draw:text-style-name="P6" draw:layer="layout" svg:width="6.368cm" svg:height="1.541cm" svg:x="20.119cm" svg:y="8.138cm" svg:viewBox="0 0 6369 1542" draw:points="3184,1542 0,1542 0,0 6369,0 6369,1542">
            <text:p/>
          </draw:polygon>
          <draw:path draw:style-name="gr3" draw:text-style-name="P7" draw:layer="layout" svg:width="0.625cm" svg:height="1.563cm" svg:x="20.124cm" svg:y="8.1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115cm" svg:y="8.1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0.988cm" svg:y="8.87cm" svg:viewBox="0 0 4479 30" draw:points="2240,30 0,30 0,0 4479,0 4479,30">
            <text:p/>
          </draw:polygon>
          <draw:path draw:style-name="gr3" draw:text-style-name="P7" draw:layer="layout" svg:width="0.549cm" svg:height="0.703cm" svg:x="21.039cm" svg:y="9.0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574cm" svg:y="9.011cm" svg:viewBox="0 0 3893 30" draw:points="1947,30 0,30 0,0 3893,0 3893,30">
            <text:p/>
          </draw:polygon>
          <draw:path draw:style-name="gr3" draw:text-style-name="P7" draw:layer="layout" svg:width="0.281cm" svg:height="0.47cm" svg:x="21.609cm" svg:y="9.156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1.946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359cm" svg:y="9.0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7cm" svg:y="9.4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3.532cm" svg:y="9.156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23.875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4.451cm" svg:y="9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5.15cm" svg:y="9.156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25.813cm" svg:y="8.5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171cm" svg:y="8.7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4" draw:id="id164">
          <svg:title>TexMaths</svg:title>
          <svg:desc>24§display§\text {(9)}§svg§600§FALSE§</svg:desc>
          <draw:polygon draw:style-name="gr2" draw:text-style-name="P6" draw:layer="layout" svg:width="0.91cm" svg:height="0.759cm" svg:x="18.919cm" svg:y="8.449cm" svg:viewBox="0 0 911 760" draw:points="455,760 0,760 0,0 911,0 911,760">
            <text:p/>
          </draw:polygon>
          <draw:path draw:style-name="gr3" draw:text-style-name="P7" draw:layer="layout" svg:width="0.197cm" svg:height="0.844cm" svg:x="18.959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9.24cm" svg:y="8.478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9.676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0§display§\int \frac{ 1 }{ \sqrt{x^2 - 10x + 9 } }\ dx§svg§600§FALSE§</svg:desc>
          <draw:polygon draw:style-name="gr2" draw:text-style-name="P6" draw:layer="layout" svg:width="6.368cm" svg:height="1.541cm" svg:x="2.719cm" svg:y="10.338cm" svg:viewBox="0 0 6369 1542" draw:points="3184,1542 0,1542 0,0 6369,0 6369,1542">
            <text:p/>
          </draw:polygon>
          <draw:path draw:style-name="gr3" draw:text-style-name="P7" draw:layer="layout" svg:width="0.625cm" svg:height="1.563cm" svg:x="2.724cm" svg:y="10.3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715cm" svg:y="10.3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588cm" svg:y="11.07cm" svg:viewBox="0 0 4479 30" draw:points="2240,30 0,30 0,0 4479,0 4479,30">
            <text:p/>
          </draw:polygon>
          <draw:path draw:style-name="gr3" draw:text-style-name="P7" draw:layer="layout" svg:width="0.549cm" svg:height="0.703cm" svg:x="3.639cm" svg:y="11.2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174cm" svg:y="11.211cm" svg:viewBox="0 0 3893 30" draw:points="1947,30 0,30 0,0 3893,0 3893,30">
            <text:p/>
          </draw:polygon>
          <draw:path draw:style-name="gr3" draw:text-style-name="P7" draw:layer="layout" svg:width="0.351cm" svg:height="0.319cm" svg:x="4.194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607cm" svg:y="11.2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106cm" svg:y="11.63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5.814cm" svg:y="11.35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7cm" svg:height="0.484cm" svg:x="6.129cm" svg:y="11.356cm" svg:viewBox="0 0 298 485" svg:d="M298 245c0-58-4-114-29-167-32-67-90-78-120-78-42 0-95 18-123 83-23 50-26 104-26 162 0 53 3 115 32 170 30 56 82 70 117 70 38 0 91-14 123-82 22-48 26-104 26-158zM149 471c-27 0-71-18-83-87-7-41-7-107-7-149 0-45 0-91 5-129 14-84 67-90 85-90 22 0 69 13 83 82 6 40 6 92 6 137 0 53 0 101-8 146-9 67-49 90-81 90z">
            <text:p/>
          </draw:path>
          <draw:path draw:style-name="gr3" draw:text-style-name="P7" draw:layer="layout" svg:width="0.351cm" svg:height="0.319cm" svg:x="6.475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7.051cm" svg:y="11.4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744cm" svg:y="11.356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8.413cm" svg:y="10.7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1cm" svg:y="10.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6" draw:id="id166">
          <svg:title>TexMaths</svg:title>
          <svg:desc>24§display§\text {(10)}§svg§600§FALSE§</svg:desc>
          <draw:polygon draw:style-name="gr2" draw:text-style-name="P6" draw:layer="layout" svg:width="1.332cm" svg:height="0.759cm" svg:x="1.117cm" svg:y="10.744cm" svg:viewBox="0 0 1333 760" draw:points="666,760 0,760 0,0 1333,0 1333,760">
            <text:p/>
          </draw:polygon>
          <draw:path draw:style-name="gr3" draw:text-style-name="P7" draw:layer="layout" svg:width="0.197cm" svg:height="0.844cm" svg:x="1.157cm" svg:y="10.70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8cm" svg:y="10.7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858cm" svg:y="10.773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94cm" svg:y="10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9.618cm" svg:y="10.747cm" svg:viewBox="0 0 1333 761" draw:points="666,761 0,761 0,0 1333,0 1333,761">
            <text:p/>
          </draw:polygon>
          <draw:path draw:style-name="gr3" draw:text-style-name="P7" draw:layer="layout" svg:width="0.197cm" svg:height="0.844cm" svg:x="9.658cm" svg:y="10.7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9.979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0.402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0.795cm" svg:y="10.7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0§display§\int \frac{ 1 }{ \sqrt{4x^2 +28x + 13} }\ dx§svg§600§FALSE§</svg:desc>
          <draw:polygon draw:style-name="gr2" draw:text-style-name="P6" draw:layer="layout" svg:width="7.07cm" svg:height="1.541cm" svg:x="11.12cm" svg:y="10.336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10.3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10.31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11.068cm" svg:viewBox="0 0 5183 30" draw:points="2591,30 0,30 0,0 5183,0 5183,30">
            <text:p/>
          </draw:polygon>
          <draw:path draw:style-name="gr3" draw:text-style-name="P7" draw:layer="layout" svg:width="0.549cm" svg:height="0.703cm" svg:x="12.04cm" svg:y="11.2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11.209cm" svg:viewBox="0 0 4595 30" draw:points="2298,30 0,30 0,0 4595,0 4595,30">
            <text:p/>
          </draw:polygon>
          <draw:path draw:style-name="gr3" draw:text-style-name="P7" draw:layer="layout" svg:width="0.313cm" svg:height="0.476cm" svg:x="12.595cm" svg:y="11.3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2.947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11.2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3.839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4.538cm" svg:y="11.3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2cm" svg:height="0.484cm" svg:x="14.883cm" svg:y="11.354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15.226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53cm" svg:y="11.354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6.848cm" svg:y="11.354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17.517cm" svg:y="10.7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10.94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71" draw:id="id171">
          <svg:title>TexMaths</svg:title>
          <svg:desc>20§display§\int \frac{ 1 }{ \sqrt{2x^2 + 5x - 7} }\ dx§svg§600§FALSE§</svg:desc>
          <draw:polygon draw:style-name="gr2" draw:text-style-name="P6" draw:layer="layout" svg:width="6.368cm" svg:height="1.541cm" svg:x="20.219cm" svg:y="10.437cm" svg:viewBox="0 0 6369 1542" draw:points="3184,1542 0,1542 0,0 6369,0 6369,1542">
            <text:p/>
          </draw:polygon>
          <draw:path draw:style-name="gr3" draw:text-style-name="P7" draw:layer="layout" svg:width="0.625cm" svg:height="1.563cm" svg:x="20.224cm" svg:y="10.4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215cm" svg:y="10.4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088cm" svg:y="11.169cm" svg:viewBox="0 0 4479 30" draw:points="2240,30 0,30 0,0 4479,0 4479,30">
            <text:p/>
          </draw:polygon>
          <draw:path draw:style-name="gr3" draw:text-style-name="P7" draw:layer="layout" svg:width="0.549cm" svg:height="0.703cm" svg:x="21.139cm" svg:y="11.3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674cm" svg:y="11.31cm" svg:viewBox="0 0 3893 30" draw:points="1947,30 0,30 0,0 3893,0 3893,30">
            <text:p/>
          </draw:polygon>
          <draw:path draw:style-name="gr3" draw:text-style-name="P7" draw:layer="layout" svg:width="0.281cm" svg:height="0.47cm" svg:x="21.709cm" svg:y="11.45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2.046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459cm" svg:y="11.3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2.938cm" svg:y="11.5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3.637cm" svg:y="11.455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51cm" svg:height="0.319cm" svg:x="23.975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4.57cm" svg:y="11.734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5.253cm" svg:y="11.449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25.913cm" svg:y="10.8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271cm" svg:y="11.0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8.619cm" svg:y="10.749cm" svg:viewBox="0 0 1333 761" draw:points="666,761 0,761 0,0 1333,0 1333,761">
            <text:p/>
          </draw:polygon>
          <draw:path draw:style-name="gr3" draw:text-style-name="P7" draw:layer="layout" svg:width="0.197cm" svg:height="0.844cm" svg:x="18.659cm" svg:y="10.70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8.98cm" svg:y="10.77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9.368cm" svg:y="10.77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9.796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3" draw:id="id173">
          <svg:title>TexMaths</svg:title>
          <svg:desc>20§display§\int \frac{ 1 }{ \sqrt{16 + 6x -  x^2} }\ dx§svg§600§FALSE§</svg:desc>
          <draw:polygon draw:style-name="gr2" draw:text-style-name="P6" draw:layer="layout" svg:width="6.368cm" svg:height="1.541cm" svg:x="2.821cm" svg:y="12.636cm" svg:viewBox="0 0 6369 1542" draw:points="3184,1542 0,1542 0,0 6369,0 6369,1542">
            <text:p/>
          </draw:polygon>
          <draw:path draw:style-name="gr3" draw:text-style-name="P7" draw:layer="layout" svg:width="0.625cm" svg:height="1.563cm" svg:x="2.826cm" svg:y="12.6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7cm" svg:y="12.6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9cm" svg:y="13.368cm" svg:viewBox="0 0 4479 30" draw:points="2240,30 0,30 0,0 4479,0 4479,30">
            <text:p/>
          </draw:polygon>
          <draw:path draw:style-name="gr3" draw:text-style-name="P7" draw:layer="layout" svg:width="0.549cm" svg:height="0.703cm" svg:x="3.741cm" svg:y="13.5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6cm" svg:y="13.509cm" svg:viewBox="0 0 3893 30" draw:points="1947,30 0,30 0,0 3893,0 3893,30">
            <text:p/>
          </draw:polygon>
          <draw:path draw:style-name="gr3" draw:text-style-name="P7" draw:layer="layout" svg:width="0.233cm" svg:height="0.47cm" svg:x="4.338cm" svg:y="13.654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92cm" svg:height="0.484cm" svg:x="4.656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468cm" svg:height="0.47cm" svg:x="5.175cm" svg:y="13.7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68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6.21cm" svg:y="13.81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6.805cm" svg:y="13.933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7.471cm" svg:y="13.8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7.884cm" svg:y="13.5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8.515cm" svg:y="13.0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3cm" svg:y="13.2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2" draw:id="id172">
          <svg:title>TexMaths</svg:title>
          <svg:desc>24§display§\text {(13)}§svg§600§FALSE§</svg:desc>
          <draw:polygon draw:style-name="gr2" draw:text-style-name="P6" draw:layer="layout" svg:width="1.332cm" svg:height="0.76cm" svg:x="1.117cm" svg:y="13.044cm" svg:viewBox="0 0 1333 761" draw:points="666,761 0,761 0,0 1333,0 1333,761">
            <text:p/>
          </draw:polygon>
          <draw:path draw:style-name="gr3" draw:text-style-name="P7" draw:layer="layout" svg:width="0.197cm" svg:height="0.844cm" svg:x="1.157cm" svg:y="13.002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478cm" svg:y="13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86cm" svg:y="13.07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94cm" svg:y="13.0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4" draw:id="id174">
          <svg:title>TexMaths</svg:title>
          <svg:desc>24§display§\text {(14)}§svg§600§FALSE§</svg:desc>
          <draw:polygon draw:style-name="gr2" draw:text-style-name="P6" draw:layer="layout" svg:width="1.332cm" svg:height="0.76cm" svg:x="9.718cm" svg:y="13.048cm" svg:viewBox="0 0 1333 761" draw:points="666,761 0,761 0,0 1333,0 1333,761">
            <text:p/>
          </draw:polygon>
          <draw:path draw:style-name="gr3" draw:text-style-name="P7" draw:layer="layout" svg:width="0.197cm" svg:height="0.844cm" svg:x="9.758cm" svg:y="13.00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079cm" svg:y="13.0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0.45cm" svg:y="13.067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10.895cm" svg:y="13.0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0§display§\int \frac{ 1 }{ \sqrt{15 + 6x  - 9x^2} }\ dx§svg§600§FALSE§</svg:desc>
          <draw:polygon draw:style-name="gr2" draw:text-style-name="P6" draw:layer="layout" svg:width="6.718cm" svg:height="1.541cm" svg:x="11.12cm" svg:y="12.737cm" svg:viewBox="0 0 6719 1542" draw:points="3360,1542 0,1542 0,0 6719,0 6719,1542">
            <text:p/>
          </draw:polygon>
          <draw:path draw:style-name="gr3" draw:text-style-name="P7" draw:layer="layout" svg:width="0.625cm" svg:height="1.563cm" svg:x="11.125cm" svg:y="12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29cm" svg:y="12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83cm" svg:height="0.029cm" svg:x="11.989cm" svg:y="13.469cm" svg:viewBox="0 0 4831 30" draw:points="2415,30 0,30 0,0 4831,0 4831,30">
            <text:p/>
          </draw:polygon>
          <draw:path draw:style-name="gr3" draw:text-style-name="P7" draw:layer="layout" svg:width="0.549cm" svg:height="0.703cm" svg:x="12.04cm" svg:y="13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244cm" svg:height="0.029cm" svg:x="12.575cm" svg:y="13.61cm" svg:viewBox="0 0 4245 30" draw:points="2122,30 0,30 0,0 4245,0 4245,30">
            <text:p/>
          </draw:polygon>
          <draw:path draw:style-name="gr3" draw:text-style-name="P7" draw:layer="layout" svg:width="0.233cm" svg:height="0.47cm" svg:x="12.637cm" svg:y="13.755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81cm" svg:height="0.484cm" svg:x="12.962cm" svg:y="13.755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ath draw:style-name="gr3" draw:text-style-name="P7" draw:layer="layout" svg:width="0.468cm" svg:height="0.47cm" svg:x="13.474cm" svg:y="13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4.167cm" svg:y="13.755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14.509cm" svg:y="13.914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15.104cm" svg:y="14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5.78cm" svg:y="13.755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6.122cm" svg:y="13.9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6.533cm" svg:y="13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166cm" svg:y="13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7.524cm" svg:y="13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77" draw:id="id177">
          <svg:title>TexMaths</svg:title>
          <svg:desc>20§display§\int \frac{ 1 }{ \sqrt{2 + 3x - 2x^2} }\ dx§svg§600§FALSE§</svg:desc>
          <draw:polygon draw:style-name="gr2" draw:text-style-name="P6" draw:layer="layout" svg:width="6.368cm" svg:height="1.541cm" svg:x="20.319cm" svg:y="12.836cm" svg:viewBox="0 0 6369 1542" draw:points="3184,1542 0,1542 0,0 6369,0 6369,1542">
            <text:p/>
          </draw:polygon>
          <draw:path draw:style-name="gr3" draw:text-style-name="P7" draw:layer="layout" svg:width="0.625cm" svg:height="1.563cm" svg:x="20.324cm" svg:y="12.8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315cm" svg:y="12.8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188cm" svg:y="13.568cm" svg:viewBox="0 0 4479 30" draw:points="2240,30 0,30 0,0 4479,0 4479,30">
            <text:p/>
          </draw:polygon>
          <draw:path draw:style-name="gr3" draw:text-style-name="P7" draw:layer="layout" svg:width="0.549cm" svg:height="0.703cm" svg:x="21.239cm" svg:y="13.7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774cm" svg:y="13.709cm" svg:viewBox="0 0 3893 30" draw:points="1947,30 0,30 0,0 3893,0 3893,30">
            <text:p/>
          </draw:polygon>
          <draw:path draw:style-name="gr3" draw:text-style-name="P7" draw:layer="layout" svg:width="0.281cm" svg:height="0.47cm" svg:x="21.809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22.321cm" svg:y="13.9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3.014cm" svg:y="13.854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23.356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29cm" svg:height="0.029cm" svg:x="23.953cm" svg:y="14.13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24.633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4.969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25.382cm" svg:y="13.7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6.013cm" svg:y="13.2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371cm" svg:y="13.4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6" draw:id="id176">
          <svg:title>TexMaths</svg:title>
          <svg:desc>24§display§\text {(15)}§svg§600§FALSE§</svg:desc>
          <draw:polygon draw:style-name="gr2" draw:text-style-name="P6" draw:layer="layout" svg:width="1.332cm" svg:height="0.759cm" svg:x="18.621cm" svg:y="13.051cm" svg:viewBox="0 0 1333 760" draw:points="666,760 0,760 0,0 1333,0 1333,760">
            <text:p/>
          </draw:polygon>
          <draw:path draw:style-name="gr3" draw:text-style-name="P7" draw:layer="layout" svg:width="0.197cm" svg:height="0.844cm" svg:x="18.661cm" svg:y="13.00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8.982cm" svg:y="13.0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9.37cm" svg:y="13.0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9.798cm" svg:y="13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6" anim:sub-item="text" smil:attributeName="visibility" smil:to="visible"/>
                  <anim:animate smil:begin="0s" smil:dur="0.5s" smil:fill="hold" smil:decelerate="0.5" smil:targetElement="id146" anim:sub-item="text" smil:attributeName="rotate" smil:values="-90;0" smil:keyTimes="0;1"/>
                  <anim:animate smil:begin="0s" smil:dur="0.5s" smil:fill="hold" smil:decelerate="0.5" smil:targetElement="id146" anim:sub-item="text" smil:attributeName="width" smil:values="width;width*.05" smil:keyTimes="0;1"/>
                  <anim:animate smil:begin="0.5s" smil:dur="0.5s" smil:fill="hold" smil:accelerate="0.5" smil:targetElement="id146" anim:sub-item="text" smil:attributeName="width" smil:values="width*.05;width" smil:keyTimes="0;1"/>
                  <anim:animate smil:dur="1s" smil:fill="hold" smil:targetElement="id146" anim:sub-item="text" smil:attributeName="height" smil:values="height;height" smil:keyTimes="0;1"/>
                  <anim:animate smil:begin="0s" smil:dur="0.5s" smil:fill="hold" smil:decelerate="0.5" smil:targetElement="id146" anim:sub-item="text" smil:attributeName="x" smil:values="x+.4;x" smil:keyTimes="0;1"/>
                  <anim:animate smil:begin="0s" smil:dur="0.5s" smil:fill="hold" smil:decelerate="0.5" smil:targetElement="id146" anim:sub-item="text" smil:attributeName="y" smil:values="y-.2;y+.1" smil:keyTimes="0;1"/>
                  <anim:animate smil:begin="0.5s" smil:dur="0.5s" smil:fill="hold" smil:accelerate="0.5" smil:targetElement="id146" anim:sub-item="text" smil:attributeName="y" smil:values="y+.1;y" smil:keyTimes="0;1"/>
                  <anim:transitionFilter smil:begin="0s" smil:dur="1s" smil:decelerate="0.5" smil:targetElement="id1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79" draw:id="id179">
          <svg:title>TexMaths</svg:title>
          <svg:desc>26§display§(1)§svg§600§FALSE§</svg:desc>
          <draw:polygon draw:style-name="gr2" draw:text-style-name="P6" draw:layer="layout" svg:width="0.986cm" svg:height="0.823cm" svg:x="1.7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1.7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1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5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8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1.8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3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8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1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6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0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3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8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3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117cm" svg:y="0.764cm" svg:viewBox="0 0 108 426" svg:d="M108 52c0-27-25-52-54-52s-54 25-54 52c0 29 25 53 54 53s54-24 54-53zM108 374c0-29-25-51-54-51s-54 22-54 51 25 52 54 52 54-23 54-52z">
            <text:p/>
          </draw:path>
        </draw:g>
        <draw:g xml:id="id184" draw:id="id184">
          <svg:title>TexMaths</svg:title>
          <svg:desc>26§display§\therefore§svg§600§FALSE§</svg:desc>
          <draw:polygon draw:style-name="gr2" draw:text-style-name="P6" draw:layer="layout" svg:width="0.49cm" svg:height="0.402cm" svg:x="3.332cm" svg:y="4.343cm" svg:viewBox="0 0 491 403" draw:points="246,403 0,403 0,0 491,0 491,403">
            <text:p/>
          </draw:polygon>
          <draw:path draw:style-name="gr3" draw:text-style-name="P7" draw:layer="layout" svg:width="0.555cm" svg:height="0.493cm" svg:x="3.313cm" svg:y="4.2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3.2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5.0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0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0§display§= \int \frac{ 1 }{ \sqrt{4x^2 + 9} }\ dx§svg§600§FALSE§</svg:desc>
          <draw:polygon draw:style-name="gr2" draw:text-style-name="P6" draw:layer="layout" svg:width="5.496cm" svg:height="1.541cm" svg:x="5.729cm" svg:y="1.45cm" svg:viewBox="0 0 5497 1542" draw:points="2748,1542 0,1542 0,0 5497,0 5497,1542">
            <text:p/>
          </draw:polygon>
          <draw:path draw:style-name="gr3" draw:text-style-name="P7" draw:layer="layout" svg:width="0.468cm" svg:height="0.165cm" svg:x="5.734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4cm" svg:y="1.4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cm" svg:y="1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cm" svg:y="2.182cm" svg:viewBox="0 0 2867 30" draw:points="1433,30 0,30 0,0 2867,0 2867,30">
            <text:p/>
          </draw:polygon>
          <draw:path draw:style-name="gr3" draw:text-style-name="P7" draw:layer="layout" svg:width="0.549cm" svg:height="0.703cm" svg:x="7.391cm" svg:y="2.3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5cm" svg:y="2.323cm" svg:viewBox="0 0 2280 30" draw:points="1141,30 0,30 0,0 2280,0 2280,30">
            <text:p/>
          </draw:polygon>
          <draw:path draw:style-name="gr3" draw:text-style-name="P7" draw:layer="layout" svg:width="0.313cm" svg:height="0.476cm" svg:x="7.945cm" svg:y="2.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7cm" svg:y="2.6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09cm" svg:y="2.4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9.189cm" svg:y="2.5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9.882cm" svg:y="2.468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1cm" svg:y="1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09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83" draw:id="id183">
          <svg:title>TexMaths</svg:title>
          <svg:desc>20§display§= \int \frac{ 1 }{ \sqrt{(2x)^2 + 3^2} }\ dx§svg§600§FALSE§</svg:desc>
          <draw:polygon draw:style-name="gr2" draw:text-style-name="P6" draw:layer="layout" svg:width="6.476cm" svg:height="1.681cm" svg:x="11.931cm" svg:y="1.451cm" svg:viewBox="0 0 6477 1682" draw:points="3238,1682 0,1682 0,0 6477,0 6477,1682">
            <text:p/>
          </draw:polygon>
          <draw:path draw:style-name="gr3" draw:text-style-name="P7" draw:layer="layout" svg:width="0.468cm" svg:height="0.165cm" svg:x="11.936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677cm" svg:y="1.4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352cm" svg:y="1.4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542cm" svg:y="2.182cm" svg:viewBox="0 0 3846 30" draw:points="1923,30 0,30 0,0 3846,0 3846,30">
            <text:p/>
          </draw:polygon>
          <draw:path draw:style-name="gr3" draw:text-style-name="P7" draw:layer="layout" svg:width="0.641cm" svg:height="0.844cm" svg:x="13.619cm" svg:y="2.32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245cm" svg:y="2.323cm" svg:viewBox="0 0 3142 30" draw:points="1571,30 0,30 0,0 3142,0 3142,30">
            <text:p/>
          </draw:polygon>
          <draw:path draw:style-name="gr3" draw:text-style-name="P7" draw:layer="layout" svg:width="0.164cm" svg:height="0.703cm" svg:x="14.315cm" svg:y="2.42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553cm" svg:y="2.4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891cm" svg:y="2.64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312cm" svg:y="2.42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576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056cm" svg:y="2.5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749cm" svg:y="2.4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102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733cm" svg:y="1.8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091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86" draw:id="id186">
          <svg:title>TexMaths</svg:title>
          <svg:desc>20§display§= \log \left[ 2x + \sqrt{(2x)^2 + 3^2} \right] \left( \frac{1}{2} \right) \ + \ c§svg§600§FALSE§</svg:desc>
          <draw:polygon draw:style-name="gr2" draw:text-style-name="P6" draw:layer="layout" svg:width="11.118cm" svg:height="1.617cm" svg:x="5.73cm" svg:y="3.6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4.3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4.1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4.3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4.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3.8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3.9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3.9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4.1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4.1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92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2.613cm" svg:y="4.1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3.8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3.6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3.6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4.448cm" svg:viewBox="0 0 354 30" draw:points="176,30 0,30 0,0 354,0 354,30">
            <text:p/>
          </draw:polygon>
          <draw:path draw:style-name="gr3" draw:text-style-name="P7" draw:layer="layout" svg:width="0.281cm" svg:height="0.469cm" svg:x="14.336cm" svg:y="4.6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3.6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4.3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5.044cm" svg:y="4.2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4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0§display§=  \frac{1}{2} \log \left[ 2x + \sqrt{4x^2 + 9} \right]  \ + \ c§svg§600§FALSE§</svg:desc>
          <draw:polygon draw:style-name="gr2" draw:text-style-name="P6" draw:layer="layout" svg:width="9.224cm" svg:height="1.355cm" svg:x="17.331cm" svg:y="3.756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4.4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3.7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4.474cm" svg:viewBox="0 0 354 30" draw:points="176,30 0,30 0,0 354,0 354,30">
            <text:p/>
          </draw:polygon>
          <draw:path draw:style-name="gr3" draw:text-style-name="P7" draw:layer="layout" svg:width="0.281cm" svg:height="0.469cm" svg:x="18.157cm" svg:y="4.67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4.1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4.349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4.346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3.857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4.196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3.946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3.946cm" svg:viewBox="0 0 2280 30" draw:points="1141,30 0,30 0,0 2280,0 2280,30">
            <text:p/>
          </draw:polygon>
          <draw:path draw:style-name="gr3" draw:text-style-name="P7" draw:layer="layout" svg:width="0.313cm" svg:height="0.476cm" svg:x="22.368cm" svg:y="4.188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4.13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68cm" svg:height="0.469cm" svg:x="23.612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4.304cm" svg:y="4.196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3.8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4.3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8" draw:id="id188">
          <svg:title>TexMaths</svg:title>
          <svg:desc>26§display§(2)§svg§600§FALSE§</svg:desc>
          <draw:polygon draw:style-name="gr2" draw:text-style-name="P6" draw:layer="layout" svg:width="0.986cm" svg:height="0.823cm" svg:x="1.7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1.7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0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5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therefore§svg§600§FALSE§</svg:desc>
          <draw:polygon draw:style-name="gr2" draw:text-style-name="P6" draw:layer="layout" svg:width="0.49cm" svg:height="0.402cm" svg:x="3.6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6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9" draw:id="id189">
          <svg:title>TexMaths</svg:title>
          <svg:desc>24§display§\text {Let,}§svg§600§FALSE§</svg:desc>
          <draw:polygon draw:style-name="gr2" draw:text-style-name="P6" draw:layer="layout" svg:width="1.318cm" svg:height="0.655cm" svg:x="3.238cm" svg:y="6.648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6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6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6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7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0" draw:id="id190">
          <svg:title>TexMaths</svg:title>
          <svg:desc>24§display§\text {I}§svg§600§FALSE§</svg:desc>
          <draw:polygon draw:style-name="gr2" draw:text-style-name="P6" draw:layer="layout" svg:width="0.197cm" svg:height="0.493cm" svg:x="5.0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0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1" draw:id="id191">
          <svg:title>TexMaths</svg:title>
          <svg:desc>20§display§= \int \frac{ 1 }{ \sqrt{4x^2 - 9} }\ dx§svg§600§FALSE§</svg:desc>
          <draw:polygon draw:style-name="gr2" draw:text-style-name="P6" draw:layer="layout" svg:width="5.496cm" svg:height="1.541cm" svg:x="5.731cm" svg:y="6.253cm" svg:viewBox="0 0 5497 1542" draw:points="2748,1542 0,1542 0,0 5497,0 5497,1542">
            <text:p/>
          </draw:polygon>
          <draw:path draw:style-name="gr3" draw:text-style-name="P7" draw:layer="layout" svg:width="0.468cm" svg:height="0.165cm" svg:x="5.736cm" svg:y="6.9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6cm" svg:y="6.21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2cm" svg:y="6.231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2cm" svg:y="6.985cm" svg:viewBox="0 0 2867 30" draw:points="1433,30 0,30 0,0 2867,0 2867,30">
            <text:p/>
          </draw:polygon>
          <draw:path draw:style-name="gr3" draw:text-style-name="P7" draw:layer="layout" svg:width="0.549cm" svg:height="0.703cm" svg:x="7.393cm" svg:y="7.126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7cm" svg:y="7.126cm" svg:viewBox="0 0 2280 30" draw:points="1141,30 0,30 0,0 2280,0 2280,30">
            <text:p/>
          </draw:polygon>
          <draw:path draw:style-name="gr3" draw:text-style-name="P7" draw:layer="layout" svg:width="0.313cm" svg:height="0.476cm" svg:x="7.947cm" svg:y="7.263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9cm" svg:y="7.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11cm" svg:y="7.2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21cm" svg:y="7.5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884cm" svg:y="7.271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3cm" svg:y="6.68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11cm" svg:y="6.86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92" draw:id="id192">
          <svg:title>TexMaths</svg:title>
          <svg:desc>20§display§= \int \frac{ 1 }{ \sqrt{(2x)^2 - 3^2} }\ dx§svg§600§FALSE§</svg:desc>
          <draw:polygon draw:style-name="gr2" draw:text-style-name="P6" draw:layer="layout" svg:width="6.476cm" svg:height="1.681cm" svg:x="12.033cm" svg:y="6.355cm" svg:viewBox="0 0 6477 1682" draw:points="3238,1682 0,1682 0,0 6477,0 6477,1682">
            <text:p/>
          </draw:polygon>
          <draw:path draw:style-name="gr3" draw:text-style-name="P7" draw:layer="layout" svg:width="0.468cm" svg:height="0.165cm" svg:x="12.038cm" svg:y="7.0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779cm" svg:y="6.3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454cm" svg:y="6.3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644cm" svg:y="7.086cm" svg:viewBox="0 0 3846 30" draw:points="1923,30 0,30 0,0 3846,0 3846,30">
            <text:p/>
          </draw:polygon>
          <draw:path draw:style-name="gr3" draw:text-style-name="P7" draw:layer="layout" svg:width="0.641cm" svg:height="0.844cm" svg:x="13.721cm" svg:y="7.2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347cm" svg:y="7.227cm" svg:viewBox="0 0 3142 30" draw:points="1571,30 0,30 0,0 3142,0 3142,30">
            <text:p/>
          </draw:polygon>
          <draw:path draw:style-name="gr3" draw:text-style-name="P7" draw:layer="layout" svg:width="0.164cm" svg:height="0.703cm" svg:x="14.417cm" svg:y="7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55cm" svg:y="7.3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993cm" svg:y="7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414cm" svg:y="7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678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6.177cm" svg:y="7.66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6.851cm" svg:y="7.3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204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835cm" svg:y="6.7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193cm" svg:y="6.9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97" draw:id="id197">
          <svg:title>TexMaths</svg:title>
          <svg:desc>26§display§(3)§svg§600§FALSE§</svg:desc>
          <draw:polygon draw:style-name="gr2" draw:text-style-name="P6" draw:layer="layout" svg:width="0.986cm" svg:height="0.823cm" svg:x="1.7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1.7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0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5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2" draw:id="id202">
          <svg:title>TexMaths</svg:title>
          <svg:desc>26§display§\therefore§svg§600§FALSE§</svg:desc>
          <draw:polygon draw:style-name="gr2" draw:text-style-name="P6" draw:layer="layout" svg:width="0.49cm" svg:height="0.402cm" svg:x="3.934cm" svg:y="13.8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7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8" draw:id="id198">
          <svg:title>TexMaths</svg:title>
          <svg:desc>24§display§\text {Let,}§svg§600§FALSE§</svg:desc>
          <draw:polygon draw:style-name="gr2" draw:text-style-name="P6" draw:layer="layout" svg:width="1.318cm" svg:height="0.655cm" svg:x="3.2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2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5.0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0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1 }{ \sqrt{9 - 4x^2} }\ dx§svg§600§FALSE§</svg:desc>
          <draw:polygon draw:style-name="gr2" draw:text-style-name="P6" draw:layer="layout" svg:width="6.045cm" svg:height="1.695cm" svg:x="5.732cm" svg:y="10.857cm" svg:viewBox="0 0 6046 1696" draw:points="3023,1696 0,1696 0,0 6046,0 6046,1696">
            <text:p/>
          </draw:polygon>
          <draw:path draw:style-name="gr3" draw:text-style-name="P7" draw:layer="layout" svg:width="0.515cm" svg:height="0.182cm" svg:x="5.73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2cm" svg:y="10.8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56cm" svg:y="10.8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52cm" svg:height="0.032cm" svg:x="7.504cm" svg:y="11.661cm" svg:viewBox="0 0 3153 33" draw:points="1577,33 0,33 0,0 3153,0 3153,33">
            <text:p/>
          </draw:polygon>
          <draw:path draw:style-name="gr3" draw:text-style-name="P7" draw:layer="layout" svg:width="0.604cm" svg:height="0.774cm" svg:x="7.56cm" svg:y="11.8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507cm" svg:height="0.032cm" svg:x="8.148cm" svg:y="11.816cm" svg:viewBox="0 0 2508 33" draw:points="1255,33 0,33 0,0 2508,0 2508,33">
            <text:p/>
          </draw:polygon>
          <draw:path draw:style-name="gr3" draw:text-style-name="P7" draw:layer="layout" svg:width="0.321cm" svg:height="0.532cm" svg:x="8.181cm" svg:y="11.9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71cm" svg:y="12.2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501cm" svg:y="11.9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88cm" svg:y="12.151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  <draw:path draw:style-name="gr3" draw:text-style-name="P7" draw:layer="layout" svg:width="0.24cm" svg:height="0.36cm" svg:x="10.342cm" svg:y="11.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036cm" svg:y="11.3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1.43cm" svg:y="11.529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</draw:g>
        <draw:g xml:id="id201" draw:id="id201">
          <svg:title>TexMaths</svg:title>
          <svg:desc>20§display§= \int \frac{ 1 }{ \sqrt{3^2 - (2x)^2} }\ dx§svg§600§FALSE§</svg:desc>
          <draw:polygon draw:style-name="gr2" draw:text-style-name="P6" draw:layer="layout" svg:width="6.476cm" svg:height="1.681cm" svg:x="12.333cm" svg:y="10.855cm" svg:viewBox="0 0 6477 1682" draw:points="3238,1682 0,1682 0,0 6477,0 6477,1682">
            <text:p/>
          </draw:polygon>
          <draw:path draw:style-name="gr3" draw:text-style-name="P7" draw:layer="layout" svg:width="0.468cm" svg:height="0.165cm" svg:x="12.338cm" svg:y="11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3.079cm" svg:y="10.8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754cm" svg:y="10.8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944cm" svg:y="11.586cm" svg:viewBox="0 0 3846 30" draw:points="1923,30 0,30 0,0 3846,0 3846,30">
            <text:p/>
          </draw:polygon>
          <draw:path draw:style-name="gr3" draw:text-style-name="P7" draw:layer="layout" svg:width="0.641cm" svg:height="0.844cm" svg:x="14.021cm" svg:y="11.7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647cm" svg:y="11.727cm" svg:viewBox="0 0 3142 30" draw:points="1571,30 0,30 0,0 3142,0 3142,30">
            <text:p/>
          </draw:polygon>
          <draw:path draw:style-name="gr3" draw:text-style-name="P7" draw:layer="layout" svg:width="0.292cm" svg:height="0.484cm" svg:x="14.677cm" svg:y="11.8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5.029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28cm" svg:y="12.167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43cm" svg:y="11.8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6.482cm" svg:y="1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818cm" svg:y="12.0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7.24cm" svg:y="11.8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7.504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135cm" svg:y="11.2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93cm" svg:y="11.4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04" draw:id="id204">
          <svg:title>TexMaths</svg:title>
          <svg:desc>20§display§= \sin^{-1}\left( \frac{2x}{3} \right) \times \left( \frac{1}{2} \right) \ + \ c§svg§600§FALSE§</svg:desc>
          <draw:polygon draw:style-name="gr2" draw:text-style-name="P6" draw:layer="layout" svg:width="8.406cm" svg:height="1.617cm" svg:x="5.832cm" svg:y="13.155cm" svg:viewBox="0 0 8407 1618" draw:points="4204,1618 0,1618 0,0 8407,0 8407,1618">
            <text:p/>
          </draw:polygon>
          <draw:path draw:style-name="gr3" draw:text-style-name="P7" draw:layer="layout" svg:width="0.468cm" svg:height="0.165cm" svg:x="5.837cm" svg:y="13.8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6.562cm" svg:y="13.82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6.84cm" svg:y="13.66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7.033cm" svg:y="13.82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7.454cm" svg:y="13.7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7.894cm" svg:y="13.517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8.419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8.91cm" svg:y="13.1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9.248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8.875cm" svg:y="13.949cm" svg:viewBox="0 0 755 30" draw:points="378,30 0,30 0,0 755,0 755,30">
            <text:p/>
          </draw:polygon>
          <draw:path draw:style-name="gr3" draw:text-style-name="P7" draw:layer="layout" svg:width="0.292cm" svg:height="0.484cm" svg:x="9.105cm" svg:y="14.15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9.737cm" svg:y="13.12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cm" svg:height="0.34cm" svg:x="10.489cm" svg:y="13.794cm" svg:viewBox="0 0 341 341" svg:d="M171 150l-141-140c-9-8-11-10-16-10-8 0-14 6-14 14 0 5 2 7 10 15l140 141-140 142c-8 8-10 10-10 14 0 8 6 15 14 15 5 0 7-2 16-10l140-141 147 146c1 2 6 5 9 5 10 0 15-7 15-15 0-1 0-4-2-8-1-1-113-112-149-148l130-128c3-5 14-15 18-18 0-2 3-5 3-10 0-8-5-14-15-14-4 0-8 3-16 11z">
            <text:p/>
          </draw:path>
          <draw:path draw:style-name="gr3" draw:text-style-name="P7" draw:layer="layout" svg:width="0.346cm" svg:height="1.687cm" svg:x="11.235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1.753cm" svg:y="13.1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1.691cm" svg:y="13.949cm" svg:viewBox="0 0 354 30" draw:points="176,30 0,30 0,0 354,0 354,30">
            <text:p/>
          </draw:polygon>
          <draw:path draw:style-name="gr3" draw:text-style-name="P7" draw:layer="layout" svg:width="0.281cm" svg:height="0.469cm" svg:x="11.726cm" svg:y="14.1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2.151cm" svg:y="13.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13.073cm" svg:y="13.7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4.001cm" svg:y="13.8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3" draw:id="id203">
          <svg:title>TexMaths</svg:title>
          <svg:desc>24§display§\text {I}§svg§600§FALSE§</svg:desc>
          <draw:polygon draw:style-name="gr2" draw:text-style-name="P6" draw:layer="layout" svg:width="0.197cm" svg:height="0.493cm" svg:x="5.146cm" svg:y="13.749cm" svg:viewBox="0 0 198 494" draw:points="100,494 0,494 0,0 198,0 198,494">
            <text:p/>
          </draw:polygon>
          <draw:path draw:style-name="gr3" draw:text-style-name="P7" draw:layer="layout" svg:width="0.258cm" svg:height="0.577cm" svg:x="5.127cm" svg:y="13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5" draw:id="id195">
          <svg:title>TexMaths</svg:title>
          <svg:desc>20§display§= \log \left[ 2x + \sqrt{(2x)^2 - 3^2} \right] \left( \frac{1}{2} \right) \ + \ c§svg§600§FALSE§</svg:desc>
          <draw:polygon draw:style-name="gr2" draw:text-style-name="P6" draw:layer="layout" svg:width="11.118cm" svg:height="1.617cm" svg:x="5.73cm" svg:y="8.5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9.2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9.0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9.2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9.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8.7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8.8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8.8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9.0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9.0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939cm" svg:y="9.34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2.613cm" svg:y="9.0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8.7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8.5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8.5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9.348cm" svg:viewBox="0 0 354 30" draw:points="176,30 0,30 0,0 354,0 354,30">
            <text:p/>
          </draw:polygon>
          <draw:path draw:style-name="gr3" draw:text-style-name="P7" draw:layer="layout" svg:width="0.281cm" svg:height="0.469cm" svg:x="14.336cm" svg:y="9.5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8.5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9.2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4§display§\text {I}§svg§600§FALSE§</svg:desc>
          <draw:polygon draw:style-name="gr2" draw:text-style-name="P6" draw:layer="layout" svg:width="0.197cm" svg:height="0.493cm" svg:x="5.044cm" svg:y="9.1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9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0§display§=  \frac{1}{2} \log \left[ 2x + \sqrt{4x^2 - 9} \right]  \ + \ c§svg§600§FALSE§</svg:desc>
          <draw:polygon draw:style-name="gr2" draw:text-style-name="P6" draw:layer="layout" svg:width="9.224cm" svg:height="1.355cm" svg:x="17.331cm" svg:y="8.655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9.30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8.6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9.373cm" svg:viewBox="0 0 354 30" draw:points="176,30 0,30 0,0 354,0 354,30">
            <text:p/>
          </draw:polygon>
          <draw:path draw:style-name="gr3" draw:text-style-name="P7" draw:layer="layout" svg:width="0.281cm" svg:height="0.469cm" svg:x="18.157cm" svg:y="9.57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9.07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9.24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9.245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8.756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9.095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8.845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8.845cm" svg:viewBox="0 0 2280 30" draw:points="1141,30 0,30 0,0 2280,0 2280,30">
            <text:p/>
          </draw:polygon>
          <draw:path draw:style-name="gr3" draw:text-style-name="P7" draw:layer="layout" svg:width="0.313cm" svg:height="0.476cm" svg:x="22.368cm" svg:y="9.087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9.034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3.631cm" svg:y="9.37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4.304cm" svg:y="9.095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8.756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9.2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0§display§= \frac{1}{2} \sin^{-1}\left( \frac{2x}{3} \right) \ + \ c§svg§600§FALSE§</svg:desc>
          <draw:polygon draw:style-name="gr2" draw:text-style-name="P6" draw:layer="layout" svg:width="6.632cm" svg:height="1.617cm" svg:x="14.732cm" svg:y="13.158cm" svg:viewBox="0 0 6633 1618" draw:points="3316,1618 0,1618 0,0 6633,0 6633,1618">
            <text:p/>
          </draw:polygon>
          <draw:path draw:style-name="gr3" draw:text-style-name="P7" draw:layer="layout" svg:width="0.468cm" svg:height="0.165cm" svg:x="14.737cm" svg:y="13.8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5.587cm" svg:y="13.19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522cm" svg:y="13.952cm" svg:viewBox="0 0 354 30" draw:points="176,30 0,30 0,0 354,0 354,30">
            <text:p/>
          </draw:polygon>
          <draw:path draw:style-name="gr3" draw:text-style-name="P7" draw:layer="layout" svg:width="0.281cm" svg:height="0.469cm" svg:x="15.558cm" svg:y="14.15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1cm" svg:y="13.82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377cm" svg:y="13.67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571cm" svg:y="13.83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993cm" svg:y="13.71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433cm" svg:y="13.5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958cm" svg:y="13.123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8.448cm" svg:y="13.1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785cm" svg:y="13.3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0.754cm" svg:height="0.029cm" svg:x="18.412cm" svg:y="13.952cm" svg:viewBox="0 0 755 30" draw:points="378,30 0,30 0,0 755,0 755,30">
            <text:p/>
          </draw:polygon>
          <draw:path draw:style-name="gr3" draw:text-style-name="P7" draw:layer="layout" svg:width="0.292cm" svg:height="0.484cm" svg:x="18.643cm" svg:y="14.15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9.275cm" svg:y="13.12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20.198cm" svg:y="13.73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125cm" svg:y="13.83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206" draw:id="id206">
          <svg:title>TexMaths</svg:title>
          <svg:desc>26§display§(4)§svg§600§FALSE§</svg:desc>
          <draw:polygon draw:style-name="gr2" draw:text-style-name="P6" draw:layer="layout" svg:width="0.986cm" svg:height="0.823cm" svg:x="1.1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1.1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1.4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1.9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1.732cm" svg:y="4.143cm" svg:viewBox="0 0 491 403" draw:points="246,403 0,403 0,0 491,0 491,403">
            <text:p/>
          </draw:polygon>
          <draw:path draw:style-name="gr3" draw:text-style-name="P7" draw:layer="layout" svg:width="0.555cm" svg:height="0.493cm" svg:x="1.713cm" svg:y="4.0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7" draw:id="id207">
          <svg:title>TexMaths</svg:title>
          <svg:desc>24§display§\text {Let,}§svg§600§FALSE§</svg:desc>
          <draw:polygon draw:style-name="gr2" draw:text-style-name="P6" draw:layer="layout" svg:width="1.318cm" svg:height="0.655cm" svg:x="2.6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2.6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4.4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4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\int \frac{ 1 }{ \sqrt{3x^2 + 4} }\ dx§svg§600§FALSE§</svg:desc>
          <draw:polygon draw:style-name="gr2" draw:text-style-name="P6" draw:layer="layout" svg:width="5.496cm" svg:height="1.541cm" svg:x="5.129cm" svg:y="1.05cm" svg:viewBox="0 0 5497 1542" draw:points="2748,1542 0,1542 0,0 5497,0 5497,1542">
            <text:p/>
          </draw:polygon>
          <draw:path draw:style-name="gr3" draw:text-style-name="P7" draw:layer="layout" svg:width="0.468cm" svg:height="0.165cm" svg:x="5.134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4cm" svg:y="1.0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cm" svg:y="1.0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cm" svg:y="1.782cm" svg:viewBox="0 0 2867 30" draw:points="1433,30 0,30 0,0 2867,0 2867,30">
            <text:p/>
          </draw:polygon>
          <draw:path draw:style-name="gr3" draw:text-style-name="P7" draw:layer="layout" svg:width="0.549cm" svg:height="0.703cm" svg:x="6.791cm" svg:y="1.9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5cm" svg:y="1.923cm" svg:viewBox="0 0 2280 30" draw:points="1141,30 0,30 0,0 2280,0 2280,30">
            <text:p/>
          </draw:polygon>
          <draw:path draw:style-name="gr3" draw:text-style-name="P7" draw:layer="layout" svg:width="0.292cm" svg:height="0.484cm" svg:x="7.356cm" svg:y="2.068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7.697cm" svg:y="2.2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09cm" svg:y="2.0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8.589cm" svg:y="2.1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272cm" svg:y="2.0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9.951cm" svg:y="1.4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09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0" draw:id="id210">
          <svg:title>TexMaths</svg:title>
          <svg:desc>20§display§= \int \frac{ 1 }{  \sqrt{ ( \sqrt{3} x)^2 + (2)^2 } }\ dx§svg§600§FALSE§</svg:desc>
          <draw:polygon draw:style-name="gr2" draw:text-style-name="P6" draw:layer="layout" svg:width="7.608cm" svg:height="2.103cm" svg:x="11.132cm" svg:y="0.953cm" svg:viewBox="0 0 7609 2104" draw:points="3804,2104 0,2104 0,0 7609,0 7609,2104">
            <text:p/>
          </draw:polygon>
          <draw:path draw:style-name="gr3" draw:text-style-name="P7" draw:layer="layout" svg:width="0.468cm" svg:height="0.165cm" svg:x="11.137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878cm" svg:y="0.918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117cm" svg:y="0.93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2.743cm" svg:y="1.684cm" svg:viewBox="0 0 4977 30" draw:points="2489,30 0,30 0,0 4977,0 4977,30">
            <text:p/>
          </draw:polygon>
          <draw:path draw:style-name="gr3" draw:text-style-name="P7" draw:layer="layout" svg:width="0.641cm" svg:height="1.266cm" svg:x="12.82cm" svg:y="1.825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3.445cm" svg:y="1.825cm" svg:viewBox="0 0 4275 30" draw:points="2137,30 0,30 0,0 4275,0 4275,30">
            <text:p/>
          </draw:polygon>
          <draw:path draw:style-name="gr3" draw:text-style-name="P7" draw:layer="layout" svg:width="0.164cm" svg:height="0.703cm" svg:x="13.516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77cm" svg:y="2.11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304cm" svg:y="2.111cm" svg:viewBox="0 0 354 30" draw:points="176,30 0,30 0,0 354,0 354,30">
            <text:p/>
          </draw:polygon>
          <draw:path draw:style-name="gr3" draw:text-style-name="P7" draw:layer="layout" svg:width="0.292cm" svg:height="0.484cm" svg:x="14.335cm" svg:y="2.25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677cm" svg:y="2.4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098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362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842cm" svg:y="2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6.575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815cm" svg:y="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7.17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7.435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066cm" svg:y="1.3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24cm" svg:y="1.5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2.944cm" svg:y="4.047cm" svg:viewBox="0 0 198 494" draw:points="100,494 0,494 0,0 198,0 198,494">
            <text:p/>
          </draw:polygon>
          <draw:path draw:style-name="gr3" draw:text-style-name="P7" draw:layer="layout" svg:width="0.258cm" svg:height="0.577cm" svg:x="2.925cm" svg:y="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5" draw:id="id215">
          <svg:title>TexMaths</svg:title>
          <svg:desc>26§display§(5)§svg§600§FALSE§</svg:desc>
          <draw:polygon draw:style-name="gr2" draw:text-style-name="P6" draw:layer="layout" svg:width="0.986cm" svg:height="0.822cm" svg:x="1.1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1.1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1.4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1.9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16" draw:id="id216">
          <svg:title>TexMaths</svg:title>
          <svg:desc>24§display§\text {Let,}§svg§600§FALSE§</svg:desc>
          <draw:polygon draw:style-name="gr2" draw:text-style-name="P6" draw:layer="layout" svg:width="1.318cm" svg:height="0.655cm" svg:x="2.6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2.6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7" draw:id="id217">
          <svg:title>TexMaths</svg:title>
          <svg:desc>24§display§\text {I}§svg§600§FALSE§</svg:desc>
          <draw:polygon draw:style-name="gr2" draw:text-style-name="P6" draw:layer="layout" svg:width="0.197cm" svg:height="0.493cm" svg:x="4.4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4.4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0§display§= \int \frac{ 1 }{ \sqrt{4x^2 - 5} }\ dx§svg§600§FALSE§</svg:desc>
          <draw:polygon draw:style-name="gr2" draw:text-style-name="P6" draw:layer="layout" svg:width="5.496cm" svg:height="1.541cm" svg:x="5.132cm" svg:y="5.854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6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5.81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5.83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6.586cm" svg:viewBox="0 0 2867 30" draw:points="1433,30 0,30 0,0 2867,0 2867,30">
            <text:p/>
          </draw:polygon>
          <draw:path draw:style-name="gr3" draw:text-style-name="P7" draw:layer="layout" svg:width="0.549cm" svg:height="0.703cm" svg:x="6.794cm" svg:y="6.72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6.727cm" svg:viewBox="0 0 2280 30" draw:points="1141,30 0,30 0,0 2280,0 2280,30">
            <text:p/>
          </draw:polygon>
          <draw:path draw:style-name="gr3" draw:text-style-name="P7" draw:layer="layout" svg:width="0.313cm" svg:height="0.476cm" svg:x="7.348cm" svg:y="6.864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7.7cm" svg:y="7.0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12cm" svg:y="6.8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611cm" svg:y="7.1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9.291cm" svg:y="6.872cm" svg:viewBox="0 0 282 485" svg:d="M282 328c0-83-58-155-135-155-33 0-64 11-89 37v-138c14 5 38 10 60 10 87 0 136-64 136-74 0-5-1-8-6-8-2 0-3 0-6 2-15 6-48 20-96 20-29 0-61-4-95-19-5-3-6-3-8-3-6 0-6 6-6 18v208c0 13 0 19 9 19 5 0 7-2 10-6 6-12 34-50 90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9.954cm" svg:y="6.28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6.46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9" draw:id="id219">
          <svg:title>TexMaths</svg:title>
          <svg:desc>20§display§= \int \frac{ 1 }{ \sqrt{(2x)^2 - ( \sqrt{5} )^2} }\ dx§svg§600§FALSE§</svg:desc>
          <draw:polygon draw:style-name="gr2" draw:text-style-name="P6" draw:layer="layout" svg:width="7.608cm" svg:height="2.103cm" svg:x="11.832cm" svg:y="5.854cm" svg:viewBox="0 0 7609 2104" draw:points="3804,2104 0,2104 0,0 7609,0 7609,2104">
            <text:p/>
          </draw:polygon>
          <draw:path draw:style-name="gr3" draw:text-style-name="P7" draw:layer="layout" svg:width="0.468cm" svg:height="0.165cm" svg:x="11.837cm" svg:y="6.5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578cm" svg:y="5.819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817cm" svg:y="5.83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3.443cm" svg:y="6.585cm" svg:viewBox="0 0 4977 30" draw:points="2489,30 0,30 0,0 4977,0 4977,30">
            <text:p/>
          </draw:polygon>
          <draw:path draw:style-name="gr3" draw:text-style-name="P7" draw:layer="layout" svg:width="0.641cm" svg:height="1.266cm" svg:x="13.52cm" svg:y="6.7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4.145cm" svg:y="6.726cm" svg:viewBox="0 0 4275 30" draw:points="2137,30 0,30 0,0 4275,0 4275,30">
            <text:p/>
          </draw:polygon>
          <draw:path draw:style-name="gr3" draw:text-style-name="P7" draw:layer="layout" svg:width="0.164cm" svg:height="0.703cm" svg:x="14.216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4.454cm" svg:y="7.1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92cm" svg:y="7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212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476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976cm" svg:y="7.432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689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945cm" svg:y="7.01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479cm" svg:y="7.012cm" svg:viewBox="0 0 354 30" draw:points="176,30 0,30 0,0 354,0 354,30">
            <text:p/>
          </draw:polygon>
          <draw:path draw:style-name="gr3" draw:text-style-name="P7" draw:layer="layout" svg:width="0.281cm" svg:height="0.484cm" svg:x="17.515cm" svg:y="7.153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7.87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35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66cm" svg:y="6.28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24cm" svg:y="6.4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24" draw:id="id224">
          <svg:title>TexMaths</svg:title>
          <svg:desc>26§display§(6)§svg§600§FALSE§</svg:desc>
          <draw:polygon draw:style-name="gr2" draw:text-style-name="P6" draw:layer="layout" svg:width="0.986cm" svg:height="0.823cm" svg:x="1.114cm" svg:y="11.148cm" svg:viewBox="0 0 987 824" draw:points="494,824 0,824 0,0 987,0 987,824">
            <text:p/>
          </draw:polygon>
          <draw:path draw:style-name="gr3" draw:text-style-name="P7" draw:layer="layout" svg:width="0.213cm" svg:height="0.914cm" svg:x="1.158cm" svg:y="11.1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462cm" svg:y="11.1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1.935cm" svg:y="1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9" draw:id="id22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2.639cm" svg:y="11.249cm" svg:viewBox="0 0 1319 656" draw:points="659,656 0,656 0,0 1319,0 1319,656">
            <text:p/>
          </draw:polygon>
          <draw:path draw:style-name="gr3" draw:text-style-name="P7" draw:layer="layout" svg:width="0.464cm" svg:height="0.577cm" svg:x="2.624cm" svg:y="11.2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8cm" svg:y="11.4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5cm" svg:y="11.2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9cm" svg:y="11.6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4.445cm" svg:y="11.249cm" svg:viewBox="0 0 198 494" draw:points="100,494 0,494 0,0 198,0 198,494">
            <text:p/>
          </draw:polygon>
          <draw:path draw:style-name="gr3" draw:text-style-name="P7" draw:layer="layout" svg:width="0.258cm" svg:height="0.577cm" svg:x="4.426cm" svg:y="1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0§display§= \int \frac{ 1 }{ \sqrt{5 - 2x^2} }\ dx§svg§600§FALSE§</svg:desc>
          <draw:polygon draw:style-name="gr2" draw:text-style-name="P6" draw:layer="layout" svg:width="5.496cm" svg:height="1.541cm" svg:x="5.132cm" svg:y="10.752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11.4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10.717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10.73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11.484cm" svg:viewBox="0 0 2867 30" draw:points="1433,30 0,30 0,0 2867,0 2867,30">
            <text:p/>
          </draw:polygon>
          <draw:path draw:style-name="gr3" draw:text-style-name="P7" draw:layer="layout" svg:width="0.549cm" svg:height="0.703cm" svg:x="6.794cm" svg:y="11.625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11.625cm" svg:viewBox="0 0 2280 30" draw:points="1141,30 0,30 0,0 2280,0 2280,30">
            <text:p/>
          </draw:polygon>
          <draw:path draw:style-name="gr3" draw:text-style-name="P7" draw:layer="layout" svg:width="0.281cm" svg:height="0.484cm" svg:x="7.364cm" svg:y="11.77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429cm" svg:height="0.029cm" svg:x="7.895cm" svg:y="12.04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8.575cm" svg:y="11.7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8.911cm" svg:y="11.92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9.323cm" svg:y="11.70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954cm" svg:y="11.18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11.36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28" draw:id="id228">
          <svg:title>TexMaths</svg:title>
          <svg:desc>20§display§= \int \frac{ 1 }{ \sqrt{( \sqrt{5} )^2 - ( \sqrt{2}x )^2} }\ dx§svg§600§FALSE§</svg:desc>
          <draw:polygon draw:style-name="gr2" draw:text-style-name="P6" draw:layer="layout" svg:width="8.194cm" svg:height="2.103cm" svg:x="11.234cm" svg:y="10.755cm" svg:viewBox="0 0 8195 2104" draw:points="4097,2104 0,2104 0,0 8195,0 8195,2104">
            <text:p/>
          </draw:polygon>
          <draw:path draw:style-name="gr3" draw:text-style-name="P7" draw:layer="layout" svg:width="0.468cm" svg:height="0.165cm" svg:x="11.239cm" svg:y="11.4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98cm" svg:y="10.72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512cm" svg:y="10.7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5.562cm" svg:height="0.029cm" svg:x="12.845cm" svg:y="11.486cm" svg:viewBox="0 0 5563 30" draw:points="2782,30 0,30 0,0 5563,0 5563,30">
            <text:p/>
          </draw:polygon>
          <draw:path draw:style-name="gr3" draw:text-style-name="P7" draw:layer="layout" svg:width="0.641cm" svg:height="1.266cm" svg:x="12.922cm" svg:y="11.627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86cm" svg:height="0.029cm" svg:x="13.547cm" svg:y="11.627cm" svg:viewBox="0 0 4861 30" draw:points="2430,30 0,30 0,0 4861,0 4861,30">
            <text:p/>
          </draw:polygon>
          <draw:path draw:style-name="gr3" draw:text-style-name="P7" draw:layer="layout" svg:width="0.164cm" svg:height="0.703cm" svg:x="13.618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872cm" svg:y="11.9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407cm" svg:y="11.913cm" svg:viewBox="0 0 354 30" draw:points="176,30 0,30 0,0 354,0 354,30">
            <text:p/>
          </draw:polygon>
          <draw:path draw:style-name="gr3" draw:text-style-name="P7" draw:layer="layout" svg:width="0.281cm" svg:height="0.484cm" svg:x="14.442cm" svg:y="12.05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4.79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06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62cm" svg:y="12.33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75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531cm" svg:y="11.913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066cm" svg:y="11.913cm" svg:viewBox="0 0 354 30" draw:points="176,30 0,30 0,0 354,0 354,30">
            <text:p/>
          </draw:polygon>
          <draw:path draw:style-name="gr3" draw:text-style-name="P7" draw:layer="layout" svg:width="0.281cm" svg:height="0.469cm" svg:x="17.101cm" svg:y="12.0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7.437cm" svg:y="12.2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85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2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54cm" svg:y="11.18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12cm" svg:y="11.3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 xml:id="id231" draw:id="id231">
          <svg:title>TexMaths</svg:title>
          <svg:desc>20§display§= \sin^{-1}\left( \frac{ \sqrt{2} x }{ \sqrt{5} } \right) \left( \frac{1}{\sqrt{2}} \right) \ + \ c§svg§600§FALSE§</svg:desc>
          <draw:polygon draw:style-name="gr2" draw:text-style-name="P6" draw:layer="layout" svg:width="8.916cm" svg:height="2.037cm" svg:x="4.432cm" svg:y="13.055cm" svg:viewBox="0 0 8917 2038" draw:points="4458,2038 0,2038 0,0 8917,0 8917,2038">
            <text:p/>
          </draw:polygon>
          <draw:path draw:style-name="gr3" draw:text-style-name="P7" draw:layer="layout" svg:width="0.468cm" svg:height="0.165cm" svg:x="4.4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5.162cm" svg:y="13.93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44cm" svg:y="13.7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5.634cm" svg:y="13.9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6.054cm" svg:y="13.81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494cm" svg:y="13.6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7.04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7.566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101cm" svg:y="13.166cm" svg:viewBox="0 0 354 30" draw:points="176,30 0,30 0,0 354,0 354,30">
            <text:p/>
          </draw:polygon>
          <draw:path draw:style-name="gr3" draw:text-style-name="P7" draw:layer="layout" svg:width="0.281cm" svg:height="0.469cm" svg:x="8.136cm" svg:y="13.3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472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7.515cm" svg:y="14.06cm" svg:viewBox="0 0 1341 30" draw:points="670,30 0,30 0,0 1341,0 1341,30">
            <text:p/>
          </draw:polygon>
          <draw:path draw:style-name="gr3" draw:text-style-name="P7" draw:layer="layout" svg:width="0.549cm" svg:height="0.703cm" svg:x="7.766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01cm" svg:y="14.201cm" svg:viewBox="0 0 354 30" draw:points="176,30 0,30 0,0 354,0 354,30">
            <text:p/>
          </draw:polygon>
          <draw:path draw:style-name="gr3" draw:text-style-name="P7" draw:layer="layout" svg:width="0.281cm" svg:height="0.484cm" svg:x="8.336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8.962cm" svg:y="13.02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9.757cm" svg:y="13.23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0.568cm" svg:y="13.30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0.213cm" svg:y="14.06cm" svg:viewBox="0 0 939 30" draw:points="469,30 0,30 0,0 939,0 939,30">
            <text:p/>
          </draw:polygon>
          <draw:path draw:style-name="gr3" draw:text-style-name="P7" draw:layer="layout" svg:width="0.549cm" svg:height="0.703cm" svg:x="10.264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0.798cm" svg:y="14.201cm" svg:viewBox="0 0 354 30" draw:points="176,30 0,30 0,0 354,0 354,30">
            <text:p/>
          </draw:polygon>
          <draw:path draw:style-name="gr3" draw:text-style-name="P7" draw:layer="layout" svg:width="0.281cm" svg:height="0.469cm" svg:x="10.834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1.259cm" svg:y="13.23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2.182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109cm" svg:y="13.94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0" draw:id="id23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0§display§= \frac{1}{\sqrt{2}} \sin^{-1}\left( \frac{ \sqrt{2} x }{ \sqrt{5} } \right)  \ + \ c§svg§600§FALSE§</svg:desc>
          <draw:polygon draw:style-name="gr2" draw:text-style-name="P6" draw:layer="layout" svg:width="7.88cm" svg:height="2.037cm" svg:x="13.834cm" svg:y="13.059cm" svg:viewBox="0 0 7881 2038" draw:points="3940,2038 0,2038 0,0 7881,0 7881,2038">
            <text:p/>
          </draw:polygon>
          <draw:path draw:style-name="gr3" draw:text-style-name="P7" draw:layer="layout" svg:width="0.468cm" svg:height="0.165cm" svg:x="13.8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981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4.624cm" svg:y="14.064cm" svg:viewBox="0 0 939 30" draw:points="469,30 0,30 0,0 939,0 939,30">
            <text:p/>
          </draw:polygon>
          <draw:path draw:style-name="gr3" draw:text-style-name="P7" draw:layer="layout" svg:width="0.549cm" svg:height="0.703cm" svg:x="14.677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5.211cm" svg:y="14.205cm" svg:viewBox="0 0 354 30" draw:points="176,30 0,30 0,0 354,0 354,30">
            <text:p/>
          </draw:polygon>
          <draw:path draw:style-name="gr3" draw:text-style-name="P7" draw:layer="layout" svg:width="0.281cm" svg:height="0.469cm" svg:x="15.247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5.787cm" svg:y="13.9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064cm" svg:y="13.7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259cm" svg:y="13.9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68cm" svg:y="13.8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12cm" svg:y="13.6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17.664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18.19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725cm" svg:y="13.17cm" svg:viewBox="0 0 354 30" draw:points="176,30 0,30 0,0 354,0 354,30">
            <text:p/>
          </draw:polygon>
          <draw:path draw:style-name="gr3" draw:text-style-name="P7" draw:layer="layout" svg:width="0.281cm" svg:height="0.469cm" svg:x="18.76cm" svg:y="13.3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096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18.139cm" svg:y="14.064cm" svg:viewBox="0 0 1341 30" draw:points="670,30 0,30 0,0 1341,0 1341,30">
            <text:p/>
          </draw:polygon>
          <draw:path draw:style-name="gr3" draw:text-style-name="P7" draw:layer="layout" svg:width="0.549cm" svg:height="0.703cm" svg:x="18.392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926cm" svg:y="14.205cm" svg:viewBox="0 0 354 30" draw:points="176,30 0,30 0,0 354,0 354,30">
            <text:p/>
          </draw:polygon>
          <draw:path draw:style-name="gr3" draw:text-style-name="P7" draw:layer="layout" svg:width="0.281cm" svg:height="0.484cm" svg:x="18.961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19.585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0.549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75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3" draw:id="id213">
          <svg:title>TexMaths</svg:title>
          <svg:desc>20§display§= \log \left[ \sqrt{3}x + \sqrt{(\sqrt{3}x)^2 + 2^2} \right] \left( \frac{1}{\sqrt{3}} \right)  +  c§svg§600§FALSE§</svg:desc>
          <draw:polygon draw:style-name="gr2" draw:text-style-name="P6" draw:layer="layout" svg:width="12.488cm" svg:height="1.617cm" svg:x="3.63cm" svg:y="3.555cm" svg:viewBox="0 0 12489 1618" draw:points="6244,1618 0,1618 0,0 12489,0 12489,1618">
            <text:p/>
          </draw:polygon>
          <draw:path draw:style-name="gr3" draw:text-style-name="P7" draw:layer="layout" svg:width="0.468cm" svg:height="0.165cm" svg:x="3.635cm" svg:y="4.2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cm" svg:y="4.05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2cm" svg:y="4.22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4cm" svg:y="4.22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7cm" svg:y="3.52cm" svg:viewBox="0 0 187 1688" draw:points="0,1688 187,1688 187,1650 38,1650 38,38 187,38 187,0 0,0">
            <text:p/>
          </draw:polygon>
          <draw:path draw:style-name="gr3" draw:text-style-name="P7" draw:layer="layout" svg:width="0.549cm" svg:height="0.703cm" svg:x="5.784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18cm" svg:y="3.896cm" svg:viewBox="0 0 354 30" draw:points="176,30 0,30 0,0 354,0 354,30">
            <text:p/>
          </draw:polygon>
          <draw:path draw:style-name="gr3" draw:text-style-name="P7" draw:layer="layout" svg:width="0.292cm" svg:height="0.484cm" svg:x="6.349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6.691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7.267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8.008cm" svg:y="3.592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3.727cm" svg:height="0.029cm" svg:x="8.634cm" svg:y="3.592cm" svg:viewBox="0 0 3728 30" draw:points="1864,30 0,30 0,0 3728,0 3728,30">
            <text:p/>
          </draw:polygon>
          <draw:path draw:style-name="gr3" draw:text-style-name="P7" draw:layer="layout" svg:width="0.164cm" svg:height="0.703cm" svg:x="8.704cm" svg:y="4.01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8.958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93cm" svg:y="3.896cm" svg:viewBox="0 0 354 30" draw:points="176,30 0,30 0,0 354,0 354,30">
            <text:p/>
          </draw:polygon>
          <draw:path draw:style-name="gr3" draw:text-style-name="P7" draw:layer="layout" svg:width="0.292cm" svg:height="0.484cm" svg:x="9.523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866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0.286cm" svg:y="4.01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0.55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03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73cm" svg:y="4.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8cm" svg:height="0.327cm" svg:x="12.077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71cm" svg:y="3.52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95cm" svg:y="3.5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807cm" svg:y="3.5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451cm" svg:y="4.349cm" svg:viewBox="0 0 939 30" draw:points="469,30 0,30 0,0 939,0 939,30">
            <text:p/>
          </draw:polygon>
          <draw:path draw:style-name="gr3" draw:text-style-name="P7" draw:layer="layout" svg:width="0.549cm" svg:height="0.703cm" svg:x="13.503cm" svg:y="4.4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037cm" svg:y="4.49cm" svg:viewBox="0 0 354 30" draw:points="176,30 0,30 0,0 354,0 354,30">
            <text:p/>
          </draw:polygon>
          <draw:path draw:style-name="gr3" draw:text-style-name="P7" draw:layer="layout" svg:width="0.292cm" svg:height="0.484cm" svg:x="14.066cm" svg:y="4.63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498cm" svg:y="3.52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186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879cm" svg:y="4.2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4" draw:id="id214">
          <svg:title>TexMaths</svg:title>
          <svg:desc>20§display§=  \frac{1}{\sqrt{3}} \log \left[ \sqrt{3}x + \sqrt{3x^2 - 4} \right]  \ + \ c§svg§600§FALSE§</svg:desc>
          <draw:polygon draw:style-name="gr2" draw:text-style-name="P6" draw:layer="layout" svg:width="10.394cm" svg:height="1.527cm" svg:x="16.43cm" svg:y="3.656cm" svg:viewBox="0 0 10395 1528" draw:points="5197,1528 0,1528 0,0 10395,0 10395,1528">
            <text:p/>
          </draw:polygon>
          <draw:path draw:style-name="gr3" draw:text-style-name="P7" draw:layer="layout" svg:width="0.468cm" svg:height="0.165cm" svg:x="16.435cm" svg:y="4.3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577cm" svg:y="3.6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7.22cm" svg:y="4.374cm" svg:viewBox="0 0 939 30" draw:points="469,30 0,30 0,0 939,0 939,30">
            <text:p/>
          </draw:polygon>
          <draw:path draw:style-name="gr3" draw:text-style-name="P7" draw:layer="layout" svg:width="0.549cm" svg:height="0.703cm" svg:x="17.273cm" svg:y="4.515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808cm" svg:y="4.515cm" svg:viewBox="0 0 354 30" draw:points="176,30 0,30 0,0 354,0 354,30">
            <text:p/>
          </draw:polygon>
          <draw:path draw:style-name="gr3" draw:text-style-name="P7" draw:layer="layout" svg:width="0.292cm" svg:height="0.484cm" svg:x="17.836cm" svg:y="4.65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8cm" svg:x="18.384cm" svg:y="4.0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576cm" svg:y="4.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8.926cm" svg:y="4.2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543cm" svg:y="3.757cm" svg:viewBox="0 0 162 1265" draw:points="0,1265 162,1265 162,1233 34,1233 34,34 162,34 162,0 0,0">
            <text:p/>
          </draw:polygon>
          <draw:path draw:style-name="gr3" draw:text-style-name="P7" draw:layer="layout" svg:width="0.549cm" svg:height="0.703cm" svg:x="19.767cm" svg:y="3.9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0.302cm" svg:y="3.92cm" svg:viewBox="0 0 354 30" draw:points="176,30 0,30 0,0 354,0 354,30">
            <text:p/>
          </draw:polygon>
          <draw:path draw:style-name="gr3" draw:text-style-name="P7" draw:layer="layout" svg:width="0.292cm" svg:height="0.484cm" svg:x="20.332cm" svg:y="4.09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675cm" svg:y="4.2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1.251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21.991cm" svg:y="3.847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2.279cm" svg:height="0.029cm" svg:x="22.617cm" svg:y="3.847cm" svg:viewBox="0 0 2280 30" draw:points="1141,30 0,30 0,0 2280,0 2280,30">
            <text:p/>
          </draw:polygon>
          <draw:path draw:style-name="gr3" draw:text-style-name="P7" draw:layer="layout" svg:width="0.292cm" svg:height="0.484cm" svg:x="22.647cm" svg:y="4.0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99cm" svg:y="4.2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23.403cm" svg:y="4.0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9cm" svg:y="4.374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4.566cm" svg:y="4.088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61cm" svg:height="1.264cm" svg:x="24.91cm" svg:y="3.7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658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85cm" svg:y="4.2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0" draw:id="id220">
          <svg:title>TexMaths</svg:title>
          <svg:desc>26§display§\therefore§svg§600§FALSE§</svg:desc>
          <draw:polygon draw:style-name="gr2" draw:text-style-name="P6" draw:layer="layout" svg:width="0.49cm" svg:height="0.402cm" svg:x="1.733cm" svg:y="9.144cm" svg:viewBox="0 0 491 403" draw:points="246,403 0,403 0,0 491,0 491,403">
            <text:p/>
          </draw:polygon>
          <draw:path draw:style-name="gr3" draw:text-style-name="P7" draw:layer="layout" svg:width="0.555cm" svg:height="0.493cm" svg:x="1.714cm" svg:y="9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1" draw:id="id221">
          <svg:title>TexMaths</svg:title>
          <svg:desc>24§display§\text {I}§svg§600§FALSE§</svg:desc>
          <draw:polygon draw:style-name="gr2" draw:text-style-name="P6" draw:layer="layout" svg:width="0.197cm" svg:height="0.493cm" svg:x="2.9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2.9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2" draw:id="id222">
          <svg:title>TexMaths</svg:title>
          <svg:desc>20§display§= \log \left[ 2x + \sqrt{(2x)^2 - ( \sqrt{5} )^2} \right] \left( \frac{1}{2} \right)  +  c§svg§600§FALSE§</svg:desc>
          <draw:polygon draw:style-name="gr2" draw:text-style-name="P6" draw:layer="layout" svg:width="11.862cm" svg:height="1.617cm" svg:x="3.631cm" svg:y="8.456cm" svg:viewBox="0 0 11863 1618" draw:points="5931,1618 0,1618 0,0 11863,0 11863,1618">
            <text:p/>
          </draw:polygon>
          <draw:path draw:style-name="gr3" draw:text-style-name="P7" draw:layer="layout" svg:width="0.468cm" svg:height="0.165cm" svg:x="3.636cm" svg:y="9.1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1cm" svg:y="8.95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3cm" svg:y="9.1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5cm" svg:y="9.1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8cm" svg:y="8.421cm" svg:viewBox="0 0 187 1688" draw:points="0,1688 187,1688 187,1650 38,1650 38,38 187,38 187,0 0,0">
            <text:p/>
          </draw:polygon>
          <draw:path draw:style-name="gr3" draw:text-style-name="P7" draw:layer="layout" svg:width="0.281cm" svg:height="0.469cm" svg:x="5.769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6.106cm" svg:y="9.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6.682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7.423cm" svg:y="8.493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4.274cm" svg:height="0.029cm" svg:x="8.049cm" svg:y="8.493cm" svg:viewBox="0 0 4275 30" draw:points="2138,30 0,30 0,0 4275,0 4275,30">
            <text:p/>
          </draw:polygon>
          <draw:path draw:style-name="gr3" draw:text-style-name="P7" draw:layer="layout" svg:width="0.164cm" svg:height="0.703cm" svg:x="8.119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8.358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695cm" svg:y="9.1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9.116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9.38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879cm" svg:y="9.2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593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10.849cm" svg:y="8.79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383cm" svg:y="8.797cm" svg:viewBox="0 0 354 30" draw:points="176,30 0,30 0,0 354,0 354,30">
            <text:p/>
          </draw:polygon>
          <draw:path draw:style-name="gr3" draw:text-style-name="P7" draw:layer="layout" svg:width="0.281cm" svg:height="0.484cm" svg:x="11.418cm" svg:y="8.97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1.774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2.039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34cm" svg:y="8.421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58cm" svg:y="8.421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476cm" svg:y="8.49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3.414cm" svg:y="9.25cm" svg:viewBox="0 0 354 30" draw:points="176,30 0,30 0,0 354,0 354,30">
            <text:p/>
          </draw:polygon>
          <draw:path draw:style-name="gr3" draw:text-style-name="P7" draw:layer="layout" svg:width="0.281cm" svg:height="0.469cm" svg:x="13.449cm" svg:y="9.45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3.873cm" svg:y="8.421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4.563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254cm" svg:y="9.1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3" draw:id="id223">
          <svg:title>TexMaths</svg:title>
          <svg:desc>20§display§= \frac{1}{2} \log \left[ 2x + \sqrt{4x^2 - 5}} \right]   +  c§svg§600§FALSE§</svg:desc>
          <draw:polygon draw:style-name="gr2" draw:text-style-name="P6" draw:layer="layout" svg:width="8.754cm" svg:height="1.355cm" svg:x="16.232cm" svg:y="8.558cm" svg:viewBox="0 0 8755 1356" draw:points="4377,1356 0,1356 0,0 8755,0 8755,1356">
            <text:p/>
          </draw:polygon>
          <draw:path draw:style-name="gr3" draw:text-style-name="P7" draw:layer="layout" svg:width="0.468cm" svg:height="0.165cm" svg:x="16.237cm" svg:y="9.2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086cm" svg:y="8.52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022cm" svg:y="9.276cm" svg:viewBox="0 0 354 30" draw:points="176,30 0,30 0,0 354,0 354,30">
            <text:p/>
          </draw:polygon>
          <draw:path draw:style-name="gr3" draw:text-style-name="P7" draw:layer="layout" svg:width="0.281cm" svg:height="0.469cm" svg:x="17.058cm" svg:y="9.481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7.6cm" svg:y="8.97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79cm" svg:y="9.151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8.142cm" svg:y="9.148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8.76cm" svg:y="8.659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18.968cm" svg:y="8.99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19.305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9.881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0.622cm" svg:y="8.748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1.248cm" svg:y="8.748cm" svg:viewBox="0 0 2280 30" draw:points="1141,30 0,30 0,0 2280,0 2280,30">
            <text:p/>
          </draw:polygon>
          <draw:path draw:style-name="gr3" draw:text-style-name="P7" draw:layer="layout" svg:width="0.313cm" svg:height="0.476cm" svg:x="21.269cm" svg:y="8.9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1.621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2.032cm" svg:y="8.937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2.531cm" svg:y="9.2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3.211cm" svg:y="8.998cm" svg:viewBox="0 0 282 485" svg:d="M282 328c0-83-58-155-135-155-33 0-64 11-89 36v-137c14 5 38 10 60 10 87 0 136-64 136-74 0-5-1-8-6-8-2 0-3 0-6 2-15 6-48 20-96 20-29 0-61-4-95-19-5-3-6-3-8-3-6 0-6 6-6 18v207c0 13 0 20 9 20 5 0 7-2 8-7 8-11 36-49 92-49 36 0 56 32 60 44 12 28 13 55 13 90 0 24 0 67-17 96-16 27-44 46-76 46-51 0-91-36-104-78 2 0 5 0 13 0 23 0 35-18 35-34 0-17-12-35-35-35-11 0-35 5-35 39 0 60 50 128 128 128 82 0 154-68 154-157z">
            <text:p/>
          </draw:path>
          <draw:polygon draw:style-name="gr3" draw:text-style-name="P7" draw:layer="layout" svg:width="0.161cm" svg:height="1.264cm" svg:x="23.54cm" svg:y="8.659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4.054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4.747cm" svg:y="9.15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3" draw:id="id233">
          <svg:title>TexMaths</svg:title>
          <svg:desc>26§display§(7)§svg§600§FALSE§</svg:desc>
          <draw:polygon draw:style-name="gr2" draw:text-style-name="P6" draw:layer="layout" svg:width="0.986cm" svg:height="0.823cm" svg:x="1.6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1.6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1.9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4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4" draw:id="id234">
          <svg:title>TexMaths</svg:title>
          <svg:desc>24§display§\text {Let,}§svg§600§FALSE§</svg:desc>
          <draw:polygon draw:style-name="gr2" draw:text-style-name="P6" draw:layer="layout" svg:width="1.318cm" svg:height="0.655cm" svg:x="3.1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9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6" draw:id="id236">
          <svg:title>TexMaths</svg:title>
          <svg:desc>22§display§= \int \frac{ 1 }{ \sqrt{x^2 + 6x + 13} }\ dx§svg§600§FALSE§</svg:desc>
          <draw:polygon draw:style-name="gr2" draw:text-style-name="P6" draw:layer="layout" svg:width="7.82cm" svg:height="1.695cm" svg:x="5.6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5.6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4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7.4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48cm" svg:y="1.914cm" svg:viewBox="0 0 4283 33" draw:points="2142,33 0,33 0,0 4283,0 4283,33">
            <text:p/>
          </draw:polygon>
          <draw:path draw:style-name="gr3" draw:text-style-name="P7" draw:layer="layout" svg:width="0.386cm" svg:height="0.351cm" svg:x="8.071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25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51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15cm" svg:y="2.0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192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0.825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624cm" svg:y="2.07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975cm" svg:y="2.0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37" draw:id="id237">
          <svg:title>TexMaths</svg:title>
          <svg:desc>22§display§= \int \frac{ 1 }{ \sqrt{x^2 + 2(x)(3) + 9 + 4} }\ dx§svg§600§FALSE§</svg:desc>
          <draw:polygon draw:style-name="gr2" draw:text-style-name="P6" draw:layer="layout" svg:width="10.483cm" svg:height="1.849cm" svg:x="5.632cm" svg:y="3.056cm" svg:viewBox="0 0 10484 1850" draw:points="5241,1850 0,1850 0,0 10484,0 10484,1850">
            <text:p/>
          </draw:polygon>
          <draw:path draw:style-name="gr3" draw:text-style-name="P7" draw:layer="layout" svg:width="0.515cm" svg:height="0.182cm" svg:x="5.637cm" svg:y="3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2cm" svg:y="3.0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74cm" svg:y="3.0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7.588cm" svg:height="0.032cm" svg:x="7.404cm" svg:y="3.86cm" svg:viewBox="0 0 7589 33" draw:points="3795,33 0,33 0,0 7589,0 7589,33">
            <text:p/>
          </draw:polygon>
          <draw:path draw:style-name="gr3" draw:text-style-name="P7" draw:layer="layout" svg:width="0.705cm" svg:height="0.928cm" svg:x="7.489cm" svg:y="4.0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6.815cm" svg:height="0.032cm" svg:x="8.177cm" svg:y="4.015cm" svg:viewBox="0 0 6816 33" draw:points="3409,33 0,33 0,0 6816,0 6816,33">
            <text:p/>
          </draw:polygon>
          <draw:path draw:style-name="gr3" draw:text-style-name="P7" draw:layer="layout" svg:width="0.386cm" svg:height="0.351cm" svg:x="8.2cm" svg:y="4.3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654cm" svg:y="4.1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182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949cm" svg:y="4.1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375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22cm" svg:y="4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084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417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674cm" svg:y="4.1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2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543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307cm" svg:y="4.19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3.876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627cm" svg:y="4.1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374cm" svg:y="3.5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76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38" draw:id="id23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9" draw:id="id23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40" draw:id="id240">
          <svg:title>TexMaths</svg:title>
          <svg:desc>22§display§= \int \frac{ 1 }{ \sqrt{( x + 3 )^2 + (2)^2} }\ dx§svg§600§FALSE§</svg:desc>
          <draw:polygon draw:style-name="gr2" draw:text-style-name="P6" draw:layer="layout" svg:width="8.669cm" svg:height="1.849cm" svg:x="5.633cm" svg:y="5.256cm" svg:viewBox="0 0 8670 1850" draw:points="4335,1850 0,1850 0,0 8670,0 8670,1850">
            <text:p/>
          </draw:polygon>
          <draw:path draw:style-name="gr3" draw:text-style-name="P7" draw:layer="layout" svg:width="0.515cm" svg:height="0.182cm" svg:x="5.638cm" svg:y="5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3cm" svg:y="5.2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8cm" svg:y="5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05cm" svg:y="6.06cm" svg:viewBox="0 0 5776 33" draw:points="2888,33 0,33 0,0 5776,0 5776,33">
            <text:p/>
          </draw:polygon>
          <draw:path draw:style-name="gr3" draw:text-style-name="P7" draw:layer="layout" svg:width="0.705cm" svg:height="0.928cm" svg:x="7.49cm" svg:y="6.2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78cm" svg:y="6.215cm" svg:viewBox="0 0 5004 33" draw:points="2501,33 0,33 0,0 5004,0 5004,33">
            <text:p/>
          </draw:polygon>
          <draw:path draw:style-name="gr3" draw:text-style-name="P7" draw:layer="layout" svg:width="0.18cm" svg:height="0.773cm" svg:x="8.255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502cm" svg:y="6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13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899cm" svg:y="6.3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297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587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1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1.921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85cm" svg:y="6.3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576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66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62cm" svg:y="5.7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56cm" svg:y="5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3" draw:id="id243">
          <svg:title>TexMaths</svg:title>
          <svg:desc>24§display§\text {I}§svg§600§FALSE§</svg:desc>
          <draw:polygon draw:style-name="gr2" draw:text-style-name="P6" draw:layer="layout" svg:width="0.197cm" svg:height="0.493cm" svg:x="4.745cm" svg:y="9.747cm" svg:viewBox="0 0 198 494" draw:points="100,494 0,494 0,0 198,0 198,494">
            <text:p/>
          </draw:polygon>
          <draw:path draw:style-name="gr3" draw:text-style-name="P7" draw:layer="layout" svg:width="0.258cm" svg:height="0.577cm" svg:x="4.726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1" draw:id="id241">
          <svg:title>TexMaths</svg:title>
          <svg:desc>22§display§= \log \left[ (x + 3) + \sqrt{(x + 3)^2 + 2^2} \right] \ + \ c §svg§600§FALSE§</svg:desc>
          <draw:polygon draw:style-name="gr2" draw:text-style-name="P6" draw:layer="layout" svg:width="12.883cm" svg:height="1.315cm" svg:x="5.626cm" svg:y="7.646cm" svg:viewBox="0 0 12884 1316" draw:points="6441,1316 0,1316 0,0 12884,0 12884,1316">
            <text:p/>
          </draw:polygon>
          <draw:path draw:style-name="gr3" draw:text-style-name="P7" draw:layer="layout" svg:width="0.515cm" svg:height="0.182cm" svg:x="5.631cm" svg:y="8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29cm" svg:y="7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cm" svg:y="8.14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7cm" svg:y="8.14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6cm" svg:y="7.60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2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8cm" svg:y="8.15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4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6cm" svg:y="7.98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3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2cm" svg:y="7.767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11.99cm" svg:y="7.767cm" svg:viewBox="0 0 4402 33" draw:points="2202,33 0,33 0,0 4402,0 4402,33">
            <text:p/>
          </draw:polygon>
          <draw:path draw:style-name="gr3" draw:text-style-name="P7" draw:layer="layout" svg:width="0.18cm" svg:height="0.774cm" svg:x="12.066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312cm" svg:y="8.1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94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09cm" svg:y="7.982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107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397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92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694cm" svg:y="7.9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cm" svg:height="0.36cm" svg:x="16.076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404cm" svg:y="7.60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22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246cm" svg:y="8.15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42" draw:id="id242">
          <svg:title>TexMaths</svg:title>
          <svg:desc>26§display§\therefore§svg§600§FALSE§</svg:desc>
          <draw:polygon draw:style-name="gr2" draw:text-style-name="P6" draw:layer="layout" svg:width="0.49cm" svg:height="0.402cm" svg:x="3.233cm" svg:y="9.844cm" svg:viewBox="0 0 491 403" draw:points="246,403 0,403 0,0 491,0 491,403">
            <text:p/>
          </draw:polygon>
          <draw:path draw:style-name="gr3" draw:text-style-name="P7" draw:layer="layout" svg:width="0.555cm" svg:height="0.493cm" svg:x="3.214cm" svg:y="9.7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5" draw:id="id245">
          <svg:title>TexMaths</svg:title>
          <svg:desc>26§display§(8)§svg§600§FALSE§</svg:desc>
          <draw:polygon draw:style-name="gr2" draw:text-style-name="P6" draw:layer="layout" svg:width="0.986cm" svg:height="0.822cm" svg:x="1.614cm" svg:y="11.348cm" svg:viewBox="0 0 987 823" draw:points="494,823 0,823 0,0 987,0 987,823">
            <text:p/>
          </draw:polygon>
          <draw:path draw:style-name="gr3" draw:text-style-name="P7" draw:layer="layout" svg:width="0.213cm" svg:height="0.914cm" svg:x="1.658cm" svg:y="11.3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962cm" svg:y="11.3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435cm" svg:y="11.3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6" draw:id="id246">
          <svg:title>TexMaths</svg:title>
          <svg:desc>24§display§\text {Let,}§svg§600§FALSE§</svg:desc>
          <draw:polygon draw:style-name="gr2" draw:text-style-name="P6" draw:layer="layout" svg:width="1.318cm" svg:height="0.655cm" svg:x="3.138cm" svg:y="11.4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1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1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1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1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7" draw:id="id247">
          <svg:title>TexMaths</svg:title>
          <svg:desc>24§display§\text {I}§svg§600§FALSE§</svg:desc>
          <draw:polygon draw:style-name="gr2" draw:text-style-name="P6" draw:layer="layout" svg:width="0.197cm" svg:height="0.493cm" svg:x="4.944cm" svg:y="11.4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8" draw:id="id248">
          <svg:title>TexMaths</svg:title>
          <svg:desc>22§display§= \int \frac{ 1 }{ \sqrt{9x^2 - 12x + 20} }\ dx§svg§600§FALSE§</svg:desc>
          <draw:polygon draw:style-name="gr2" draw:text-style-name="P6" draw:layer="layout" svg:width="8.593cm" svg:height="1.695cm" svg:x="5.633cm" svg:y="10.855cm" svg:viewBox="0 0 8594 1696" draw:points="4296,1696 0,1696 0,0 8594,0 8594,1696">
            <text:p/>
          </draw:polygon>
          <draw:path draw:style-name="gr3" draw:text-style-name="P7" draw:layer="layout" svg:width="0.515cm" svg:height="0.182cm" svg:x="5.638cm" svg:y="1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3cm" svg:y="10.8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3cm" svg:y="10.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405cm" svg:y="11.659cm" svg:viewBox="0 0 5701 33" draw:points="2850,33 0,33 0,0 5701,0 5701,33">
            <text:p/>
          </draw:polygon>
          <draw:path draw:style-name="gr3" draw:text-style-name="P7" draw:layer="layout" svg:width="0.604cm" svg:height="0.774cm" svg:x="7.462cm" svg:y="11.8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8.05cm" svg:y="11.814cm" svg:viewBox="0 0 5055 33" draw:points="2527,33 0,33 0,0 5055,0 5055,33">
            <text:p/>
          </draw:polygon>
          <draw:path draw:style-name="gr3" draw:text-style-name="P7" draw:layer="layout" svg:width="0.321cm" svg:height="0.532cm" svg:x="8.083cm" svg:y="11.975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458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912cm" svg:y="11.9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61cm" svg:y="12.2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239cm" svg:y="11.9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596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66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601cm" svg:y="12.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69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26cm" svg:height="0.532cm" svg:x="12.747cm" svg:y="11.97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485cm" svg:y="11.3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879cm" svg:y="1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49" draw:id="id249">
          <svg:title>TexMaths</svg:title>
          <svg:desc>22§display§= \int \frac{ 1 }{ \sqrt{(3x)^2 - 2(3x)(2) + 4 + 16} }\ dx§svg§600§FALSE§</svg:desc>
          <draw:polygon draw:style-name="gr2" draw:text-style-name="P6" draw:layer="layout" svg:width="12.244cm" svg:height="1.849cm" svg:x="6.334cm" svg:y="12.957cm" svg:viewBox="0 0 12245 1850" draw:points="6123,1850 0,1850 0,0 12245,0 12245,1850">
            <text:p/>
          </draw:polygon>
          <draw:path draw:style-name="gr3" draw:text-style-name="P7" draw:layer="layout" svg:width="0.515cm" svg:height="0.182cm" svg:x="6.339cm" svg:y="13.6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12.9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656cm" svg:y="12.9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35cm" svg:height="0.032cm" svg:x="8.106cm" svg:y="13.761cm" svg:viewBox="0 0 9351 33" draw:points="4676,33 0,33 0,0 9351,0 9351,33">
            <text:p/>
          </draw:polygon>
          <draw:path draw:style-name="gr3" draw:text-style-name="P7" draw:layer="layout" svg:width="0.705cm" svg:height="0.928cm" svg:x="8.191cm" svg:y="13.9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577cm" svg:height="0.032cm" svg:x="8.879cm" svg:y="13.916cm" svg:viewBox="0 0 8578 33" draw:points="4289,33 0,33 0,0 8578,0 8578,33">
            <text:p/>
          </draw:polygon>
          <draw:path draw:style-name="gr3" draw:text-style-name="P7" draw:layer="layout" svg:width="0.18cm" svg:height="0.773cm" svg:x="8.956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3cm" svg:y="14.0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9.59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053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343cm" svg:y="14.0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92cm" svg:y="14.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64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2.065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322cm" svg:y="14.09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698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3.161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3.494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758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149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4.622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374cm" svg:y="14.08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5.953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752cm" svg:y="1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102cm" svg:y="14.09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7.838cm" svg:y="13.4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32cm" svg:y="13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3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3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3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5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4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3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3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5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5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5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4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5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5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3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1" draw:id="id251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358cm" svg:y="12.049cm" svg:viewBox="0 0 10019 715" draw:points="5010,715 0,715 0,0 10019,0 10019,715">
            <text:p/>
          </draw:polygon>
          <draw:path draw:style-name="gr3" draw:text-style-name="P7" draw:layer="layout" svg:width="0.199cm" svg:height="0.397cm" svg:x="17.338cm" svg:y="12.1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3cm" svg:y="12.1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1cm" svg:y="12.2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7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7cm" svg:y="12.2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4cm" svg:y="12.2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4cm" svg:y="12.2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8cm" svg:y="12.2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8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7cm" svg:y="12.2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4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443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2.055cm" svg:y="12.1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5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3cm" svg:y="12.1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1cm" svg:y="12.2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9cm" svg:y="12.1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8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4cm" svg:y="12.3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8cm" svg:y="12.0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9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891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5cm" svg:y="12.1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8cm" svg:y="12.0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6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7cm" svg:y="12.034cm" svg:viewBox="0 0 122 761" draw:points="122,761 122,0 0,0 0,26 98,26 98,735 0,735 0,761">
            <text:p/>
          </draw:polygon>
        </draw:g>
        <draw:g xml:id="id244" draw:id="id244">
          <svg:title>TexMaths</svg:title>
          <svg:desc>22§display§= \log \left[ (x + 3) + \sqrt{x^2 + 6x + 13} \right] \ + \ c §svg§600§FALSE§</svg:desc>
          <draw:polygon draw:style-name="gr2" draw:text-style-name="P6" draw:layer="layout" svg:width="12.764cm" svg:height="1.315cm" svg:x="5.627cm" svg:y="9.348cm" svg:viewBox="0 0 12765 1316" draw:points="6382,1316 0,1316 0,0 12765,0 12765,1316">
            <text:p/>
          </draw:polygon>
          <draw:path draw:style-name="gr3" draw:text-style-name="P7" draw:layer="layout" svg:width="0.515cm" svg:height="0.182cm" svg:x="5.632cm" svg:y="9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3cm" svg:y="9.6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1cm" svg:y="9.85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8cm" svg:y="9.84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7cm" svg:y="9.30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3cm" svg:y="9.61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9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5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7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5cm" svg:y="9.61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6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3cm" svg:y="9.4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991cm" svg:y="9.408cm" svg:viewBox="0 0 4282 33" draw:points="2142,33 0,33 0,0 4282,0 4282,33">
            <text:p/>
          </draw:polygon>
          <draw:path draw:style-name="gr3" draw:text-style-name="P7" draw:layer="layout" svg:width="0.386cm" svg:height="0.351cm" svg:x="12.012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466cm" svg:y="9.6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994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56cm" svg:y="9.684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386cm" svg:height="0.351cm" svg:x="14.133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4.768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566cm" svg:y="9.6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5.916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16.286cm" svg:y="9.30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109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128cm" svg:y="9.85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0" smil:attributeName="visibility" smil:to="visible"/>
                  <anim:animate smil:dur="5s" smil:fill="hold" smil:targetElement="id250" smil:attributeName="x" smil:values="1+width/2;x" smil:keyTimes="0;1"/>
                  <anim:animate smil:dur="5s" smil:fill="hold" smil:targetElement="id25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1" smil:attributeName="visibility" smil:to="visible"/>
                  <anim:animate smil:dur="5s" smil:fill="hold" smil:targetElement="id251" smil:attributeName="x" smil:values="1+width/2;x" smil:keyTimes="0;1"/>
                  <anim:animate smil:dur="5s" smil:fill="hold" smil:targetElement="id2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8" draw:id="id258">
          <svg:title>TexMaths</svg:title>
          <svg:desc>26§display§\text {(9)}§svg§600§FALSE§</svg:desc>
          <draw:polygon draw:style-name="gr2" draw:text-style-name="P6" draw:layer="layout" svg:width="0.986cm" svg:height="0.823cm" svg:x="1.419cm" svg:y="8.2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2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2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2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9" draw:id="id259">
          <svg:title>TexMaths</svg:title>
          <svg:desc>24§display§\text {Let,}§svg§600§FALSE§</svg:desc>
          <draw:polygon draw:style-name="gr2" draw:text-style-name="P6" draw:layer="layout" svg:width="1.318cm" svg:height="0.655cm" svg:x="2.736cm" svg:y="8.3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3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5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3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8.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542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frac{ 1 }{ \sqrt{2x^2 - 6x + 5} }\ dx§svg§600§FALSE§</svg:desc>
          <draw:polygon draw:style-name="gr2" draw:text-style-name="P6" draw:layer="layout" svg:width="7.82cm" svg:height="1.695cm" svg:x="5.126cm" svg:y="7.65cm" svg:viewBox="0 0 7821 1696" draw:points="3911,1696 0,1696 0,0 7821,0 7821,1696">
            <text:p/>
          </draw:polygon>
          <draw:path draw:style-name="gr3" draw:text-style-name="P7" draw:layer="layout" svg:width="0.515cm" svg:height="0.182cm" svg:x="5.131cm" svg:y="8.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46cm" svg:y="7.611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6cm" svg:y="7.62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6.899cm" svg:y="8.454cm" svg:viewBox="0 0 4927 33" draw:points="2464,33 0,33 0,0 4927,0 4927,33">
            <text:p/>
          </draw:polygon>
          <draw:path draw:style-name="gr3" draw:text-style-name="P7" draw:layer="layout" svg:width="0.605cm" svg:height="0.774cm" svg:x="6.955cm" svg:y="8.609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543cm" svg:y="8.609cm" svg:viewBox="0 0 4283 33" draw:points="2142,33 0,33 0,0 4283,0 4283,33">
            <text:p/>
          </draw:polygon>
          <draw:path draw:style-name="gr3" draw:text-style-name="P7" draw:layer="layout" svg:width="0.309cm" svg:height="0.517cm" svg:x="7.581cm" svg:y="8.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951cm" svg:y="8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405cm" svg:y="8.7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54cm" svg:y="9.0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95cm" svg:y="8.77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10.072cm" svg:y="8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708cm" svg:y="8.8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477cm" svg:y="8.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2.205cm" svg:y="8.127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6cm" svg:y="8.3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4§display§= \int \frac{ 1 }{ \sqrt{( 3x - 2 )^2 + (4)^2} }\ dx§svg§600§FALSE§</svg:desc>
          <draw:polygon draw:style-name="gr2" draw:text-style-name="P6" draw:layer="layout" svg:width="9.879cm" svg:height="2.017cm" svg:x="5.036cm" svg:y="0.756cm" svg:viewBox="0 0 9880 2018" draw:points="4940,2018 0,2018 0,0 9880,0 9880,2018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931cm" svg:y="0.714cm" svg:viewBox="0 0 751 1875" svg:d="M40 1837c27 0 43-19 43-40 0-29-22-42-41-42-21 0-42 13-42 42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195cm" svg:y="0.72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722cm" svg:height="0.035cm" svg:x="6.969cm" svg:y="1.634cm" svg:viewBox="0 0 6723 36" draw:points="3362,36 0,36 0,0 6723,0 6723,36">
            <text:p/>
          </draw:polygon>
          <draw:path draw:style-name="gr3" draw:text-style-name="P7" draw:layer="layout" svg:width="0.769cm" svg:height="1.013cm" svg:x="7.061cm" svg:y="1.802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88cm" svg:height="0.035cm" svg:x="7.812cm" svg:y="1.802cm" svg:viewBox="0 0 5881 36" draw:points="2939,36 0,36 0,0 5881,0 5881,36">
            <text:p/>
          </draw:polygon>
          <draw:path draw:style-name="gr3" draw:text-style-name="P7" draw:layer="layout" svg:width="0.197cm" svg:height="0.844cm" svg:x="7.897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177cm" svg:y="1.9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421cm" svg:height="0.383cm" svg:x="8.588cm" svg:y="2.184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7" draw:layer="layout" svg:width="0.515cm" svg:height="0.035cm" svg:x="9.302cm" svg:y="2.33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0.118cm" svg:y="1.99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0.546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863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62cm" svg:height="0.563cm" svg:x="11.439cm" svg:y="2.06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197cm" svg:height="0.844cm" svg:x="12.318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12.587cm" svg:y="1.98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7" draw:layer="layout" svg:width="0.197cm" svg:height="0.844cm" svg:x="13.032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3.349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402cm" svg:height="0.596cm" svg:x="14.107cm" svg:y="1.2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4.536cm" svg:y="1.49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345cm" svg:y="6.1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6§display§\therefore§svg§600§FALSE§</svg:desc>
          <draw:polygon draw:style-name="gr2" draw:text-style-name="P6" draw:layer="layout" svg:width="0.49cm" svg:height="0.402cm" svg:x="3.205cm" svg:y="6.2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4" draw:id="id254">
          <svg:title>TexMaths</svg:title>
          <svg:desc>24§display§= \log \left[ (3x - 2) + \sqrt{(3x - 2)^2 + 4^2} \right] \left( \frac{1}{3} \right) \ + \ c §svg§600§FALSE§</svg:desc>
          <draw:polygon draw:style-name="gr2" draw:text-style-name="P6" draw:layer="layout" svg:width="16.906cm" svg:height="1.941cm" svg:x="5.039cm" svg:y="3.158cm" svg:viewBox="0 0 16907 1942" draw:points="8454,1942 0,1942 0,0 16907,0 16907,1942">
            <text:p/>
          </draw:polygon>
          <draw:path draw:style-name="gr3" draw:text-style-name="P7" draw:layer="layout" svg:width="0.562cm" svg:height="0.199cm" svg:x="5.045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5.915cm" svg:y="3.7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145cm" svg:y="3.9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567cm" svg:y="3.95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93cm" svg:height="1.518cm" svg:x="7.309cm" svg:y="3.369cm" svg:viewBox="0 0 194 1519" draw:points="0,1519 194,1519 194,1481 40,1481 40,40 194,40 194,0 0,0">
            <text:p/>
          </draw:polygon>
          <draw:path draw:style-name="gr3" draw:text-style-name="P7" draw:layer="layout" svg:width="0.197cm" svg:height="0.844cm" svg:x="7.599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879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8.29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9.006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9.82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248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62cm" svg:height="0.564cm" svg:x="10.76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769cm" svg:height="1.013cm" svg:x="11.652cm" svg:y="3.542cm" svg:viewBox="0 0 770 1014" svg:d="M265 1014c27 0 27 0 36-17l463-964c6-12 6-14 6-16 0-9-8-17-17-17-12 0-16 8-20 17l-435 909-181-419-117 90 13 14 60-46z">
            <text:p/>
          </draw:path>
          <draw:polygon draw:style-name="gr3" draw:text-style-name="P7" draw:layer="layout" svg:width="5.224cm" svg:height="0.035cm" svg:x="12.403cm" svg:y="3.542cm" svg:viewBox="0 0 5225 36" draw:points="2611,36 0,36 0,0 5225,0 5225,36">
            <text:p/>
          </draw:polygon>
          <draw:path draw:style-name="gr3" draw:text-style-name="P7" draw:layer="layout" svg:width="0.197cm" svg:height="0.844cm" svg:x="12.487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2.768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3.177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3.893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14.709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5.135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262cm" svg:height="0.393cm" svg:x="15.45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6.0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6.85cm" svg:y="3.769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262cm" svg:height="0.393cm" svg:x="17.28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193cm" svg:height="1.518cm" svg:x="17.641cm" svg:y="3.369cm" svg:viewBox="0 0 194 1519" draw:points="154,1481 0,1481 0,1519 194,1519 194,0 0,0 0,40 154,40">
            <text:p/>
          </draw:polygon>
          <draw:path draw:style-name="gr3" draw:text-style-name="P7" draw:layer="layout" svg:width="0.416cm" svg:height="2.025cm" svg:x="18.34cm" svg:y="3.116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8.962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8.887cm" svg:y="4.111cm" svg:viewBox="0 0 424 36" draw:points="211,36 0,36 0,0 424,0 424,36">
            <text:p/>
          </draw:polygon>
          <draw:path draw:style-name="gr3" draw:text-style-name="P7" draw:layer="layout" svg:width="0.35cm" svg:height="0.581cm" svg:x="18.922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9.44cm" svg:y="3.116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546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658cm" svg:y="3.967cm" svg:viewBox="0 0 330 384" svg:d="M301 52c-13 0-25 0-38 13-13 12-13 27-13 33 0 19 13 29 30 29 25 0 48-19 48-54 0-42-40-73-101-73-114 0-227 121-227 240 0 77 50 144 138 144 121 0 192-90 192-100 0-6-5-11-9-11-6 0-6 2-12 9-67 83-159 83-171 83-52 0-75-40-75-92 0-35 18-117 46-169 25-48 73-85 119-85 29 0 62 10 73 33z">
            <text:p/>
          </draw:path>
        </draw:g>
        <draw:g xml:id="id257" draw:id="id257">
          <svg:title>TexMaths</svg:title>
          <svg:desc>24§display§= \frac{1}{3} \log \left[ (3x - 2) + \sqrt{ 9x^2 - 12x + 20} \right]  \ + \ c §svg§600§FALSE§</svg:desc>
          <draw:polygon draw:style-name="gr2" draw:text-style-name="P6" draw:layer="layout" svg:width="15.955cm" svg:height="1.647cm" svg:x="5.038cm" svg:y="5.461cm" svg:viewBox="0 0 15956 1648" draw:points="7978,1648 0,1648 0,0 15956,0 15956,1648">
            <text:p/>
          </draw:polygon>
          <draw:path draw:style-name="gr3" draw:text-style-name="P7" draw:layer="layout" svg:width="0.562cm" svg:height="0.199cm" svg:x="5.044cm" svg:y="6.2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6.063cm" svg:y="5.41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5.987cm" svg:y="6.324cm" svg:viewBox="0 0 424 37" draw:points="211,37 0,37 0,0 424,0 424,37">
            <text:p/>
          </draw:polygon>
          <draw:path draw:style-name="gr3" draw:text-style-name="P7" draw:layer="layout" svg:width="0.35cm" svg:height="0.581cm" svg:x="6.023cm" svg:y="6.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6.68cm" svg:y="5.96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6.908cm" svg:y="6.17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7.331cm" svg:y="6.1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olygon draw:style-name="gr3" draw:text-style-name="P7" draw:layer="layout" svg:width="0.193cm" svg:height="1.519cm" svg:x="8.072cm" svg:y="5.582cm" svg:viewBox="0 0 194 1520" draw:points="0,1520 194,1520 194,1481 40,1481 40,40 194,40 194,0 0,0">
            <text:p/>
          </draw:polygon>
          <draw:path draw:style-name="gr3" draw:text-style-name="P7" draw:layer="layout" svg:width="0.197cm" svg:height="0.844cm" svg:x="8.364cm" svg:y="5.91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8.642cm" svg:y="5.9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9.05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769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585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197cm" svg:height="0.844cm" svg:x="11.011cm" svg:y="5.91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1.526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769cm" svg:height="1.013cm" svg:x="12.417cm" svg:y="5.69cm" svg:viewBox="0 0 770 1014" svg:d="M265 1014c27 0 27 0 36-17l463-964c6-12 6-14 6-16 0-9-8-17-17-17-12 0-16 8-20 17l-435 909-181-419-117 91 13 13 60-46z">
            <text:p/>
          </draw:path>
          <draw:polygon draw:style-name="gr3" draw:text-style-name="P7" draw:layer="layout" svg:width="5.513cm" svg:height="0.036cm" svg:x="13.168cm" svg:y="5.69cm" svg:viewBox="0 0 5514 37" draw:points="2757,37 0,37 0,0 5514,0 5514,37">
            <text:p/>
          </draw:polygon>
          <draw:path draw:style-name="gr3" draw:text-style-name="P7" draw:layer="layout" svg:width="0.35cm" svg:height="0.581cm" svg:x="13.202cm" svg:y="5.99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21cm" svg:height="0.383cm" svg:x="13.61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4.108cm" svg:y="5.9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4.706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5.554cm" svg:y="5.99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5.944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21cm" svg:height="0.383cm" svg:x="16.347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0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7.879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18.29cm" svg:y="5.99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olygon draw:style-name="gr3" draw:text-style-name="P7" draw:layer="layout" svg:width="0.193cm" svg:height="1.519cm" svg:x="18.695cm" svg:y="5.582cm" svg:viewBox="0 0 194 1520" draw:points="154,1481 0,1481 0,1520 194,1520 194,0 0,0 0,40 154,40">
            <text:p/>
          </draw:polygon>
          <draw:path draw:style-name="gr3" draw:text-style-name="P7" draw:layer="layout" svg:width="0.562cm" svg:height="0.564cm" svg:x="19.59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0.706cm" svg:y="6.1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62" draw:id="id262">
          <svg:title>TexMaths</svg:title>
          <svg:desc>22§display§= \int \frac{ 1 }{ \sqrt{2 \left(  x^2 - 3x + \frac{5}{2} \right) } }\ dx§svg§600§FALSE§</svg:desc>
          <draw:polygon draw:style-name="gr2" draw:text-style-name="P6" draw:layer="layout" svg:width="8.894cm" svg:height="2.313cm" svg:x="13.428cm" svg:y="7.651cm" svg:viewBox="0 0 8895 2314" draw:points="4448,2314 0,2314 0,0 8895,0 8895,2314">
            <text:p/>
          </draw:polygon>
          <draw:path draw:style-name="gr3" draw:text-style-name="P7" draw:layer="layout" svg:width="0.515cm" svg:height="0.182cm" svg:x="13.433cm" svg:y="8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248cm" svg:y="7.6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75cm" svg:y="7.62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999cm" svg:height="0.032cm" svg:x="15.2cm" svg:y="8.455cm" svg:viewBox="0 0 6000 33" draw:points="3001,33 0,33 0,0 6000,0 6000,33">
            <text:p/>
          </draw:polygon>
          <draw:path draw:style-name="gr3" draw:text-style-name="P7" draw:layer="layout" svg:width="0.705cm" svg:height="1.392cm" svg:x="15.285cm" svg:y="8.61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26cm" svg:height="0.032cm" svg:x="15.973cm" svg:y="8.61cm" svg:viewBox="0 0 5227 33" draw:points="2614,33 0,33 0,0 5227,0 5227,33">
            <text:p/>
          </draw:polygon>
          <draw:path draw:style-name="gr3" draw:text-style-name="P7" draw:layer="layout" svg:width="0.309cm" svg:height="0.516cm" svg:x="16.012cm" svg:y="9.0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16.607cm" svg:y="8.877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6.865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319cm" svg:y="8.95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69cm" svg:y="9.3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61cm" svg:y="9.0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986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622cm" svg:y="9.0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20.477cm" svg:y="8.8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20.444cm" svg:y="9.326cm" svg:viewBox="0 0 310 33" draw:points="155,33 0,33 0,0 310,0 310,33">
            <text:p/>
          </draw:polygon>
          <draw:path draw:style-name="gr3" draw:text-style-name="P7" draw:layer="layout" svg:width="0.24cm" svg:height="0.36cm" svg:x="20.477cm" svg:y="9.4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878cm" svg:y="8.8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581cm" svg:y="8.1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1.975cm" svg:y="8.3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63" draw:id="id263">
          <svg:title>TexMaths</svg:title>
          <svg:desc>22§display§= \int \frac{ 1 }{ \sqrt{2} \sqrt{   x^2 - 2(x) \frac{3}{2} + \frac{9}{4} + \frac{5}{2} - \frac{9}{4}  } }\ dx§svg§600§FALSE§</svg:desc>
          <draw:polygon draw:style-name="gr2" draw:text-style-name="P6" draw:layer="layout" svg:width="12.672cm" svg:height="2.313cm" svg:x="5.126cm" svg:y="10.055cm" svg:viewBox="0 0 12673 2314" draw:points="6336,2314 0,2314 0,0 12673,0 12673,2314">
            <text:p/>
          </draw:polygon>
          <draw:path draw:style-name="gr3" draw:text-style-name="P7" draw:layer="layout" svg:width="0.515cm" svg:height="0.182cm" svg:x="5.131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946cm" svg:y="10.01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662cm" svg:y="10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779cm" svg:height="0.032cm" svg:x="6.898cm" svg:y="10.859cm" svg:viewBox="0 0 9780 33" draw:points="4889,33 0,33 0,0 9780,0 9780,33">
            <text:p/>
          </draw:polygon>
          <draw:path draw:style-name="gr3" draw:text-style-name="P7" draw:layer="layout" svg:width="0.604cm" svg:height="0.773cm" svg:x="6.955cm" svg:y="11.26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542cm" svg:y="11.267cm" svg:viewBox="0 0 389 33" draw:points="194,33 0,33 0,0 389,0 389,33">
            <text:p/>
          </draw:polygon>
          <draw:path draw:style-name="gr3" draw:text-style-name="P7" draw:layer="layout" svg:width="0.309cm" svg:height="0.516cm" svg:x="7.581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8.014cm" svg:y="11.014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7.975cm" svg:height="0.032cm" svg:x="8.702cm" svg:y="11.014cm" svg:viewBox="0 0 7976 33" draw:points="3988,33 0,33 0,0 7976,0 7976,33">
            <text:p/>
          </draw:polygon>
          <draw:path draw:style-name="gr3" draw:text-style-name="P7" draw:layer="layout" svg:width="0.386cm" svg:height="0.351cm" svg:x="8.725cm" svg:y="11.5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179cm" svg:y="11.3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26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474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899cm" svg:y="11.3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145cm" svg:y="11.5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1cm" svg:y="11.3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1.988cm" svg:y="11.27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1.958cm" svg:y="11.73cm" svg:viewBox="0 0 310 33" draw:points="155,33 0,33 0,0 310,0 310,33">
            <text:p/>
          </draw:polygon>
          <draw:path draw:style-name="gr3" draw:text-style-name="P7" draw:layer="layout" svg:width="0.24cm" svg:height="0.36cm" svg:x="11.993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57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3.426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3.398cm" svg:y="11.73cm" svg:viewBox="0 0 310 33" draw:points="155,33 0,33 0,0 310,0 310,33">
            <text:p/>
          </draw:polygon>
          <draw:path draw:style-name="gr3" draw:text-style-name="P7" draw:layer="layout" svg:width="0.267cm" svg:height="0.365cm" svg:x="13.419cm" svg:y="11.83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01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4.871cm" svg:y="11.274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4.836cm" svg:y="11.73cm" svg:viewBox="0 0 310 33" draw:points="155,33 0,33 0,0 310,0 310,33">
            <text:p/>
          </draw:polygon>
          <draw:path draw:style-name="gr3" draw:text-style-name="P7" draw:layer="layout" svg:width="0.24cm" svg:height="0.36cm" svg:x="14.871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73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303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6.275cm" svg:y="11.73cm" svg:viewBox="0 0 310 33" draw:points="155,33 0,33 0,0 310,0 310,33">
            <text:p/>
          </draw:polygon>
          <draw:path draw:style-name="gr3" draw:text-style-name="P7" draw:layer="layout" svg:width="0.267cm" svg:height="0.365cm" svg:x="16.296cm" svg:y="11.83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7.057cm" svg:y="10.5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51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64" draw:id="id26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7.1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7.1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3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7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8.0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2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7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9.0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4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9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2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5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8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4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5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9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2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5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8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2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4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9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4.1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5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8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1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4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6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9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6.1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7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9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65" draw:id="id265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2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2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4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8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3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5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8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0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8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1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5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8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3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9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2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6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0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6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9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3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0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2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7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4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6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9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188cm" svg:y="12.634cm" svg:viewBox="0 0 122 761" draw:points="122,761 122,0 0,0 0,26 98,26 98,735 0,735 0,761">
            <text:p/>
          </draw:polygon>
        </draw:g>
        <draw:g xml:id="id266" draw:id="id266">
          <svg:title>TexMaths</svg:title>
          <svg:desc>22§display§= \frac{1}{\sqrt{2}} \int \frac{ 1 }{  \sqrt{   \left( x - \frac{3}{2} \right)^2 - \frac{10 - 9}{4}  } }\ dx§svg§600§FALSE§</svg:desc>
          <draw:polygon draw:style-name="gr2" draw:text-style-name="P6" draw:layer="layout" svg:width="10.489cm" svg:height="2.313cm" svg:x="5.128cm" svg:y="12.653cm" svg:viewBox="0 0 10490 2314" draw:points="5245,2314 0,2314 0,0 10490,0 10490,2314">
            <text:p/>
          </draw:polygon>
          <draw:path draw:style-name="gr3" draw:text-style-name="P7" draw:layer="layout" svg:width="0.515cm" svg:height="0.182cm" svg:x="5.133cm" svg:y="13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5.997cm" svg:y="13.457cm" svg:viewBox="0 0 1033 33" draw:points="516,33 0,33 0,0 1033,0 1033,33">
            <text:p/>
          </draw:polygon>
          <draw:path draw:style-name="gr3" draw:text-style-name="P7" draw:layer="layout" svg:width="0.604cm" svg:height="0.773cm" svg:x="6.056cm" svg:y="13.6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643cm" svg:y="13.612cm" svg:viewBox="0 0 389 33" draw:points="194,33 0,33 0,0 389,0 389,33">
            <text:p/>
          </draw:polygon>
          <draw:path draw:style-name="gr3" draw:text-style-name="P7" draw:layer="layout" svg:width="0.309cm" svg:height="0.516cm" svg:x="6.682cm" svg:y="13.7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295cm" svg:y="12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246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249cm" svg:height="0.032cm" svg:x="8.245cm" svg:y="13.457cm" svg:viewBox="0 0 6250 33" draw:points="3126,33 0,33 0,0 6250,0 6250,33">
            <text:p/>
          </draw:polygon>
          <draw:path draw:style-name="gr3" draw:text-style-name="P7" draw:layer="layout" svg:width="0.705cm" svg:height="1.392cm" svg:x="8.331cm" svg:y="13.61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76cm" svg:height="0.032cm" svg:x="9.02cm" svg:y="13.612cm" svg:viewBox="0 0 5477 33" draw:points="2739,33 0,33 0,0 5477,0 5477,33">
            <text:p/>
          </draw:polygon>
          <draw:path draw:style-name="gr3" draw:text-style-name="P7" draw:layer="layout" svg:width="0.203cm" svg:height="0.928cm" svg:x="9.138cm" svg:y="13.958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9.396cm" svg:y="14.2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0.882cm" svg:y="13.95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0.854cm" svg:y="14.405cm" svg:viewBox="0 0 310 33" draw:points="155,33 0,33 0,0 310,0 310,33">
            <text:p/>
          </draw:polygon>
          <draw:path draw:style-name="gr3" draw:text-style-name="P7" draw:layer="layout" svg:width="0.24cm" svg:height="0.36cm" svg:x="10.887cm" svg:y="14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288cm" svg:y="13.958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642cm" svg:y="13.78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9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052cm" svg:y="13.95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3.33cm" svg:y="13.95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367cm" svg:height="0.027cm" svg:x="13.668cm" svg:y="14.16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4.122cm" svg:y="13.951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1.409cm" svg:height="0.032cm" svg:x="12.994cm" svg:y="14.405cm" svg:viewBox="0 0 1410 33" draw:points="704,33 0,33 0,0 1410,0 1410,33">
            <text:p/>
          </draw:polygon>
          <draw:path draw:style-name="gr3" draw:text-style-name="P7" draw:layer="layout" svg:width="0.267cm" svg:height="0.365cm" svg:x="13.564cm" svg:y="14.51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4.876cm" svg:y="13.129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27cm" svg:y="13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4" smil:attributeName="visibility" smil:to="visible"/>
                  <anim:animate smil:dur="5s" smil:fill="hold" smil:targetElement="id264" smil:attributeName="x" smil:values="1+width/2;x" smil:keyTimes="0;1"/>
                  <anim:animate smil:dur="5s" smil:fill="hold" smil:targetElement="id26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65" smil:attributeName="visibility" smil:to="visible"/>
                  <anim:animate smil:dur="5s" smil:fill="hold" smil:targetElement="id265" smil:attributeName="x" smil:values="1+width/2;x" smil:keyTimes="0;1"/>
                  <anim:animate smil:dur="5s" smil:fill="hold" smil:targetElement="id2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3" draw:id="id273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4" draw:id="id274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75" draw:id="id275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6" draw:id="id276">
          <svg:title>TexMaths</svg:title>
          <svg:desc>22§display§= \int \frac{ 1 }{ \sqrt{x^2 - 10x + 9 } }\ dx§svg§600§FALSE§</svg:desc>
          <draw:polygon draw:style-name="gr2" draw:text-style-name="P6" draw:layer="layout" svg:width="7.82cm" svg:height="1.695cm" svg:x="5.328cm" svg:y="9.056cm" svg:viewBox="0 0 7821 1696" draw:points="3911,1696 0,1696 0,0 7821,0 7821,1696">
            <text:p/>
          </draw:polygon>
          <draw:path draw:style-name="gr3" draw:text-style-name="P7" draw:layer="layout" svg:width="0.515cm" svg:height="0.182cm" svg:x="5.333cm" svg:y="9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9.01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38cm" svg:y="9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101cm" svg:y="9.86cm" svg:viewBox="0 0 4927 33" draw:points="2464,33 0,33 0,0 4927,0 4927,33">
            <text:p/>
          </draw:polygon>
          <draw:path draw:style-name="gr3" draw:text-style-name="P7" draw:layer="layout" svg:width="0.605cm" svg:height="0.774cm" svg:x="7.157cm" svg:y="10.015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745cm" svg:y="10.015cm" svg:viewBox="0 0 4283 33" draw:points="2142,33 0,33 0,0 4283,0 4283,33">
            <text:p/>
          </draw:polygon>
          <draw:path draw:style-name="gr3" draw:text-style-name="P7" draw:layer="layout" svg:width="0.386cm" svg:height="0.351cm" svg:x="7.768cm" svg:y="10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222cm" svg:y="10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69cm" svg:y="10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47cm" svg:y="10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96cm" svg:y="10.176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86cm" svg:height="0.351cm" svg:x="10.274cm" svg:y="10.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91cm" svg:y="10.2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672cm" svg:y="10.17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2.407cm" svg:y="9.5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802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7" draw:id="id267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8" draw:id="id268">
          <svg:title>TexMaths</svg:title>
          <svg:desc>24§display§= \frac{1}{\sqrt{2}} \int \frac{ 1 }{  \sqrt{   \left( x - \frac{3}{2} \right)^2 -  \left( \frac{1}{2} \right)^2  } }\ dx§svg§600§FALSE§</svg:desc>
          <draw:polygon draw:style-name="gr2" draw:text-style-name="P6" draw:layer="layout" svg:width="11.395cm" svg:height="2.524cm" svg:x="5.131cm" svg:y="0.659cm" svg:viewBox="0 0 11396 2525" draw:points="5697,2525 0,2525 0,0 11396,0 11396,2525">
            <text:p/>
          </draw:polygon>
          <draw:path draw:style-name="gr3" draw:text-style-name="P7" draw:layer="layout" svg:width="0.562cm" svg:height="0.199cm" svg:x="5.137cm" svg:y="1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508cm" svg:y="0.632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6.08cm" svg:y="1.537cm" svg:viewBox="0 0 1127 36" draw:points="563,36 0,36 0,0 1127,0 1127,36">
            <text:p/>
          </draw:polygon>
          <draw:path draw:style-name="gr3" draw:text-style-name="P7" draw:layer="layout" svg:width="0.66cm" svg:height="0.844cm" svg:x="6.143cm" svg:y="1.706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7" draw:layer="layout" svg:width="0.423cm" svg:height="0.035cm" svg:x="6.784cm" svg:y="1.706cm" svg:viewBox="0 0 424 36" draw:points="211,36 0,36 0,0 424,0 424,36">
            <text:p/>
          </draw:polygon>
          <draw:path draw:style-name="gr3" draw:text-style-name="P7" draw:layer="layout" svg:width="0.337cm" svg:height="0.563cm" svg:x="6.826cm" svg:y="1.87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7.495cm" svg:y="0.617cm" svg:viewBox="0 0 751 1876" svg:d="M40 1837c27 0 43-19 43-40 0-29-22-42-41-42-21 0-42 13-42 42 0 44 42 79 94 79 129 0 177-198 236-442 66-267 121-537 167-808 31-179 62-348 91-457 9-42 38-150 73-150 24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1.78cm" svg:y="0.6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769cm" svg:height="0.035cm" svg:x="8.531cm" svg:y="1.537cm" svg:viewBox="0 0 6770 36" draw:points="3385,36 0,36 0,0 6770,0 6770,36">
            <text:p/>
          </draw:polygon>
          <draw:path draw:style-name="gr3" draw:text-style-name="P7" draw:layer="layout" svg:width="0.769cm" svg:height="1.519cm" svg:x="8.626cm" svg:y="1.7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926cm" svg:height="0.035cm" svg:x="9.376cm" svg:y="1.706cm" svg:viewBox="0 0 5927 36" draw:points="2963,36 0,36 0,0 5927,0 5927,36">
            <text:p/>
          </draw:polygon>
          <draw:path draw:style-name="gr3" draw:text-style-name="P7" draw:layer="layout" svg:width="0.222cm" svg:height="1.013cm" svg:x="9.505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421cm" svg:height="0.383cm" svg:x="9.787cm" svg:y="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0.502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72cm" svg:height="0.404cm" svg:x="11.408cm" svg:y="2.07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377cm" svg:y="2.571cm" svg:viewBox="0 0 338 36" draw:points="169,36 0,36 0,0 338,0 338,36">
            <text:p/>
          </draw:polygon>
          <draw:path draw:style-name="gr3" draw:text-style-name="P7" draw:layer="layout" svg:width="0.262cm" svg:height="0.393cm" svg:x="11.414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851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237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2.836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22cm" svg:height="1.013cm" svg:x="13.739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16cm" svg:height="0.393cm" svg:x="14.163cm" svg:y="2.076cm" svg:viewBox="0 0 217 394" svg:d="M134 17c0-17 0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0.337cm" svg:height="0.035cm" svg:x="14.098cm" svg:y="2.571cm" svg:viewBox="0 0 338 36" draw:points="169,36 0,36 0,0 338,0 338,36">
            <text:p/>
          </draw:polygon>
          <draw:path draw:style-name="gr3" draw:text-style-name="P7" draw:layer="layout" svg:width="0.262cm" svg:height="0.393cm" svg:x="14.136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4.572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4.96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5.716cm" svg:y="1.1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6.147cm" svg:y="1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71" draw:id="id271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0" draw:id="id270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9" draw:id="id269">
          <svg:title>TexMaths</svg:title>
          <svg:desc>20§display§= \frac{1}{\sqrt{2}} \log \left[ \left( x - \frac{3}{2} \right) + \sqrt{ \left( x - \frac{3}{2} \right)^2 + \left( \frac{1}{2} \right)^2 } \right] \ + \ c §svg§600§FALSE§</svg:desc>
          <draw:polygon draw:style-name="gr2" draw:text-style-name="P6" draw:layer="layout" svg:width="15.726cm" svg:height="2.46cm" svg:x="5.132cm" svg:y="3.653cm" svg:viewBox="0 0 15727 2461" draw:points="7864,2461 0,2461 0,0 15727,0 15727,2461">
            <text:p/>
          </draw:polygon>
          <draw:path draw:style-name="gr3" draw:text-style-name="P7" draw:layer="layout" svg:width="0.468cm" svg:height="0.165cm" svg:x="5.137cm" svg:y="4.8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79cm" svg:y="4.11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2cm" svg:y="4.869cm" svg:viewBox="0 0 939 30" draw:points="469,30 0,30 0,0 939,0 939,30">
            <text:p/>
          </draw:polygon>
          <draw:path draw:style-name="gr3" draw:text-style-name="P7" draw:layer="layout" svg:width="0.549cm" svg:height="0.703cm" svg:x="5.975cm" svg:y="5.00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cm" svg:y="5.009cm" svg:viewBox="0 0 354 30" draw:points="176,30 0,30 0,0 354,0 354,30">
            <text:p/>
          </draw:polygon>
          <draw:path draw:style-name="gr3" draw:text-style-name="P7" draw:layer="layout" svg:width="0.281cm" svg:height="0.469cm" svg:x="6.545cm" svg:y="5.1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86cm" svg:y="4.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78cm" svg:y="4.7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28cm" svg:y="4.7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5cm" svg:x="8.316cm" svg:y="3.618cm" svg:viewBox="0 0 235 1266" draw:points="0,1266 50,1266 50,48 235,48 235,0 0,0">
            <text:p/>
          </draw:polygon>
          <draw:polygon draw:style-name="gr3" draw:text-style-name="P7" draw:layer="layout" svg:width="0.234cm" svg:height="1.265cm" svg:x="8.316cm" svg:y="4.882cm" svg:viewBox="0 0 235 1266" draw:points="0,1266 235,1266 235,1218 50,1218 50,0 0,0">
            <text:p/>
          </draw:polygon>
          <draw:path draw:style-name="gr3" draw:text-style-name="P7" draw:layer="layout" svg:width="0.346cm" svg:height="1.687cm" svg:x="8.702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9.094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689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44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0.419cm" svg:y="4.869cm" svg:viewBox="0 0 354 30" draw:points="176,30 0,30 0,0 354,0 354,30">
            <text:p/>
          </draw:polygon>
          <draw:path draw:style-name="gr3" draw:text-style-name="P7" draw:layer="layout" svg:width="0.281cm" svg:height="0.469cm" svg:x="10.454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879cm" svg:y="4.039cm" svg:viewBox="0 0 347 1688" svg:d="M347 845c0-277-64-555-243-767-14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468cm" svg:height="0.469cm" svg:x="11.568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1cm" svg:x="12.308cm" svg:y="3.69cm" svg:viewBox="0 0 640 2111" svg:d="M98 1055l-93 184c-5 6-5 8-5 9 0 2 10 10 10 11l48-92 163 944c22 0 25 0 29-18l390-2079c0-8-5-14-13-14-11 0-14 10-16 21l-361 1917z">
            <text:p/>
          </draw:path>
          <draw:polygon draw:style-name="gr3" draw:text-style-name="P7" draw:layer="layout" svg:width="5.862cm" svg:height="0.029cm" svg:x="12.934cm" svg:y="3.69cm" svg:viewBox="0 0 5863 30" draw:points="2931,30 0,30 0,0 5863,0 5863,30">
            <text:p/>
          </draw:polygon>
          <draw:path draw:style-name="gr3" draw:text-style-name="P7" draw:layer="layout" svg:width="0.346cm" svg:height="1.687cm" svg:x="13.08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13.472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4.068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4.82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4.796cm" svg:y="4.869cm" svg:viewBox="0 0 354 30" draw:points="176,30 0,30 0,0 354,0 354,30">
            <text:p/>
          </draw:polygon>
          <draw:path draw:style-name="gr3" draw:text-style-name="P7" draw:layer="layout" svg:width="0.281cm" svg:height="0.469cm" svg:x="14.832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5.257cm" svg:y="4.039cm" svg:viewBox="0 0 347 1688" svg:d="M347 845c0-277-64-555-243-767-13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218cm" svg:height="0.327cm" svg:x="15.78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261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46cm" svg:height="1.687cm" svg:x="17.07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233cm" svg:height="0.469cm" svg:x="17.589cm" svg:y="4.11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526cm" svg:y="4.869cm" svg:viewBox="0 0 354 30" draw:points="176,30 0,30 0,0 354,0 354,30">
            <text:p/>
          </draw:polygon>
          <draw:path draw:style-name="gr3" draw:text-style-name="P7" draw:layer="layout" svg:width="0.281cm" svg:height="0.469cm" svg:x="17.561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7.987cm" svg:y="4.039cm" svg:viewBox="0 0 347 1688" svg:d="M347 845c0-277-64-555-243-767-14-16-40-44-69-70-9-8-11-8-21-8-8 0-14 0-14 6 0 4 3 7 5 8 24 26 72 72 118 149 114 181 165 410 165 680 0 191-24 434-141 644-56 100-115 158-144 188-1 2-3 4-3 7 0 6 6 6 14 6 10 0 12 0 23-11 237-214 310-536 310-832z">
            <text:p/>
          </draw:path>
          <draw:path draw:style-name="gr3" draw:text-style-name="P7" draw:layer="layout" svg:width="0.218cm" svg:height="0.327cm" svg:x="18.5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5cm" svg:x="18.8cm" svg:y="3.618cm" svg:viewBox="0 0 235 1266" draw:points="187,1266 235,1266 235,0 0,0 0,48 187,48">
            <text:p/>
          </draw:polygon>
          <draw:polygon draw:style-name="gr3" draw:text-style-name="P7" draw:layer="layout" svg:width="0.234cm" svg:height="1.265cm" svg:x="18.8cm" svg:y="4.882cm" svg:viewBox="0 0 235 1266" draw:points="187,1218 0,1218 0,1266 235,1266 235,0 187,0">
            <text:p/>
          </draw:polygon>
          <draw:path draw:style-name="gr3" draw:text-style-name="P7" draw:layer="layout" svg:width="0.468cm" svg:height="0.469cm" svg:x="19.693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621cm" svg:y="4.7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2" draw:id="id272">
          <svg:title>TexMaths</svg:title>
          <svg:desc>20§display§= \frac{1}{\sqrt{2}} \log \left[ \frac{2x - 3}{2} + \sqrt{  x^2 - 3x + \frac{5}{2} } \right] \ + \ c §svg§600§FALSE§</svg:desc>
          <draw:polygon draw:style-name="gr2" draw:text-style-name="P6" draw:layer="layout" svg:width="12.774cm" svg:height="2.037cm" svg:x="5.136cm" svg:y="6.553cm" svg:viewBox="0 0 12775 2038" draw:points="6387,2038 0,2038 0,0 12775,0 12775,2038">
            <text:p/>
          </draw:polygon>
          <draw:path draw:style-name="gr3" draw:text-style-name="P7" draw:layer="layout" svg:width="0.468cm" svg:height="0.165cm" svg:x="5.141cm" svg:y="7.49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83cm" svg:y="6.80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6cm" svg:y="7.558cm" svg:viewBox="0 0 939 30" draw:points="469,30 0,30 0,0 939,0 939,30">
            <text:p/>
          </draw:polygon>
          <draw:path draw:style-name="gr3" draw:text-style-name="P7" draw:layer="layout" svg:width="0.549cm" svg:height="0.703cm" svg:x="5.979cm" svg:y="7.69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4cm" svg:y="7.699cm" svg:viewBox="0 0 354 30" draw:points="176,30 0,30 0,0 354,0 354,30">
            <text:p/>
          </draw:polygon>
          <draw:path draw:style-name="gr3" draw:text-style-name="P7" draw:layer="layout" svg:width="0.281cm" svg:height="0.469cm" svg:x="6.549cm" svg:y="7.8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9cm" svg:y="7.2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82cm" svg:y="7.43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32cm" svg:y="7.4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09cm" svg:height="2.109cm" svg:x="8.285cm" svg:y="6.518cm" svg:viewBox="0 0 210 2110" draw:points="0,2110 210,2110 210,2065 43,2065 43,43 210,43 210,0 0,0">
            <text:p/>
          </draw:polygon>
          <draw:path draw:style-name="gr3" draw:text-style-name="P7" draw:layer="layout" svg:width="0.281cm" svg:height="0.469cm" svg:x="8.621cm" svg:y="6.8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957cm" svg:y="6.96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554cm" svg:y="7.08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227cm" svg:y="6.80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1.964cm" svg:height="0.029cm" svg:x="8.586cm" svg:y="7.558cm" svg:viewBox="0 0 1965 30" draw:points="982,30 0,30 0,0 1965,0 1965,30">
            <text:p/>
          </draw:polygon>
          <draw:path draw:style-name="gr3" draw:text-style-name="P7" draw:layer="layout" svg:width="0.281cm" svg:height="0.469cm" svg:x="9.427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829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1.687cm" svg:x="11.571cm" svg:y="6.616cm" svg:viewBox="0 0 640 1688" svg:d="M250 1549l-152-704-93 144c-5 6-5 8-5 9 0 2 10 10 10 11l48-75 163 754c22 0 25 0 29-18l388-1641c0-5 2-11 2-15 0-8-5-14-13-14-11 0-14 10-16 19z">
            <text:p/>
          </draw:path>
          <draw:polygon draw:style-name="gr3" draw:text-style-name="P7" draw:layer="layout" svg:width="3.71cm" svg:height="0.029cm" svg:x="12.195cm" svg:y="6.616cm" svg:viewBox="0 0 3711 30" draw:points="1854,30 0,30 0,0 3711,0 3711,30">
            <text:p/>
          </draw:polygon>
          <draw:path draw:style-name="gr3" draw:text-style-name="P7" draw:layer="layout" svg:width="0.351cm" svg:height="0.319cm" svg:x="12.216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2.629cm" svg:y="7.2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127cm" svg:y="7.55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802cm" svg:y="7.27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144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72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5.504cm" svg:y="6.8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353cm" svg:height="0.029cm" svg:x="15.469cm" svg:y="7.558cm" svg:viewBox="0 0 354 30" draw:points="176,30 0,30 0,0 354,0 354,30">
            <text:p/>
          </draw:polygon>
          <draw:path draw:style-name="gr3" draw:text-style-name="P7" draw:layer="layout" svg:width="0.281cm" svg:height="0.469cm" svg:x="15.504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15.912cm" svg:y="6.51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16.744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671cm" svg:y="7.43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7" draw:id="id277">
          <svg:title>TexMaths</svg:title>
          <svg:desc>22§display§= \int \frac{ 1 }{ \sqrt{x^2 - 2(x)(5) + 25 + 9 - 25 } }\ dx§svg§600§FALSE§</svg:desc>
          <draw:polygon draw:style-name="gr2" draw:text-style-name="P6" draw:layer="layout" svg:width="12.588cm" svg:height="1.849cm" svg:x="5.328cm" svg:y="11.257cm" svg:viewBox="0 0 12589 1850" draw:points="6294,1850 0,1850 0,0 12589,0 12589,1850">
            <text:p/>
          </draw:polygon>
          <draw:path draw:style-name="gr3" draw:text-style-name="P7" draw:layer="layout" svg:width="0.515cm" svg:height="0.182cm" svg:x="5.333cm" svg:y="11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8cm" svg:y="11.2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22cm" svg:y="11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693cm" svg:height="0.032cm" svg:x="7.1cm" svg:y="12.061cm" svg:viewBox="0 0 9694 33" draw:points="4847,33 0,33 0,0 9694,0 9694,33">
            <text:p/>
          </draw:polygon>
          <draw:path draw:style-name="gr3" draw:text-style-name="P7" draw:layer="layout" svg:width="0.705cm" svg:height="0.928cm" svg:x="7.185cm" svg:y="12.2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92cm" svg:height="0.032cm" svg:x="7.873cm" svg:y="12.216cm" svg:viewBox="0 0 8921 33" draw:points="4462,33 0,33 0,0 8921,0 8921,33">
            <text:p/>
          </draw:polygon>
          <draw:path draw:style-name="gr3" draw:text-style-name="P7" draw:layer="layout" svg:width="0.386cm" svg:height="0.351cm" svg:x="7.896cm" svg:y="12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35cm" svg:y="12.3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99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645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071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18cm" svg:y="12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7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13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1.377cm" svg:y="12.3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1.76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4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00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3.39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515cm" svg:height="0.516cm" svg:x="13.959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4.721cm" svg:y="12.394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5.311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05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6.44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369cm" svg:height="0.546cm" svg:x="17.175cm" svg:y="11.7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569cm" svg:y="11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78" draw:id="id27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9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10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10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10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10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10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10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10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10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9" draw:id="id279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8cm" svg:y="10.649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10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10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10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10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10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10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10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10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3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5cm" svg:y="10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10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10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10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10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10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1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cm" svg:y="10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10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10.634cm" svg:viewBox="0 0 122 761" draw:points="122,761 122,0 0,0 0,26 98,26 98,735 0,735 0,761">
            <text:p/>
          </draw:polygon>
        </draw:g>
        <draw:g xml:id="id280" draw:id="id280">
          <svg:title>TexMaths</svg:title>
          <svg:desc>22§display§= \int \frac{ 1 }{ \sqrt{ ( x - 5 )^2 - 16 } }\ dx§svg§600§FALSE§</svg:desc>
          <draw:polygon draw:style-name="gr2" draw:text-style-name="P6" draw:layer="layout" svg:width="8.108cm" svg:height="1.849cm" svg:x="5.33cm" svg:y="13.458cm" svg:viewBox="0 0 8109 1850" draw:points="4055,1850 0,1850 0,0 8109,0 8109,1850">
            <text:p/>
          </draw:polygon>
          <draw:path draw:style-name="gr3" draw:text-style-name="P7" draw:layer="layout" svg:width="0.515cm" svg:height="0.182cm" svg:x="5.335cm" svg:y="14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13.4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84cm" svg:y="13.4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102cm" svg:y="14.262cm" svg:viewBox="0 0 5215 33" draw:points="2608,33 0,33 0,0 5215,0 5215,33">
            <text:p/>
          </draw:polygon>
          <draw:path draw:style-name="gr3" draw:text-style-name="P7" draw:layer="layout" svg:width="0.705cm" svg:height="0.928cm" svg:x="7.187cm" svg:y="14.4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7.875cm" svg:y="14.417cm" svg:viewBox="0 0 4442 33" draw:points="2221,33 0,33 0,0 4442,0 4442,33">
            <text:p/>
          </draw:polygon>
          <draw:path draw:style-name="gr3" draw:text-style-name="P7" draw:layer="layout" svg:width="0.18cm" svg:height="0.773cm" svg:x="7.952cm" svg:y="14.5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99cm" svg:y="14.7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85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02cm" svg:y="14.5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94cm" svg:y="14.5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285cm" svg:y="14.5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3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2cm" svg:y="14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962cm" svg:y="14.595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2.698cm" svg:y="13.9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092cm" svg:y="14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8" smil:attributeName="visibility" smil:to="visible"/>
                  <anim:animate smil:dur="5s" smil:fill="hold" smil:targetElement="id278" smil:attributeName="x" smil:values="1+width/2;x" smil:keyTimes="0;1"/>
                  <anim:animate smil:dur="5s" smil:fill="hold" smil:targetElement="id27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9" smil:attributeName="visibility" smil:to="visible"/>
                  <anim:animate smil:dur="5s" smil:fill="hold" smil:targetElement="id279" smil:attributeName="x" smil:values="1+width/2;x" smil:keyTimes="0;1"/>
                  <anim:animate smil:dur="5s" smil:fill="hold" smil:targetElement="id2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1" draw:id="id281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2" draw:id="id282">
          <svg:title>TexMaths</svg:title>
          <svg:desc>22§display§= \int \frac{ 1 }{ \sqrt{ ( x - 5 )^2 - 4^2 } }\ dx§svg§600§FALSE§</svg:desc>
          <draw:polygon draw:style-name="gr2" draw:text-style-name="P6" draw:layer="layout" svg:width="8.069cm" svg:height="1.849cm" svg:x="5.238cm" svg:y="0.756cm" svg:viewBox="0 0 8070 1850" draw:points="4034,1850 0,1850 0,0 8070,0 8070,1850">
            <text:p/>
          </draw:polygon>
          <draw:path draw:style-name="gr3" draw:text-style-name="P7" draw:layer="layout" svg:width="0.515cm" svg:height="0.182cm" svg:x="5.243cm" svg:y="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058cm" svg:y="0.7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473cm" svg:y="0.7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176cm" svg:height="0.032cm" svg:x="7.01cm" svg:y="1.56cm" svg:viewBox="0 0 5177 33" draw:points="2587,33 0,33 0,0 5177,0 5177,33">
            <text:p/>
          </draw:polygon>
          <draw:path draw:style-name="gr3" draw:text-style-name="P7" draw:layer="layout" svg:width="0.705cm" svg:height="0.928cm" svg:x="7.095cm" svg:y="1.7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401cm" svg:height="0.032cm" svg:x="7.783cm" svg:y="1.715cm" svg:viewBox="0 0 4402 33" draw:points="2202,33 0,33 0,0 4402,0 4402,33">
            <text:p/>
          </draw:polygon>
          <draw:path draw:style-name="gr3" draw:text-style-name="P7" draw:layer="layout" svg:width="0.18cm" svg:height="0.773cm" svg:x="7.861cm" svg:y="1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07cm" svg:y="2.0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76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51cm" svg:y="1.8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02cm" svg:y="1.8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193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74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472cm" svg:y="1.8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4cm" svg:height="0.36cm" svg:x="11.872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65cm" svg:y="1.2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96cm" svg:y="1.4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85" draw:id="id285">
          <svg:title>TexMaths</svg:title>
          <svg:desc>24§display§\text {I}§svg§600§FALSE§</svg:desc>
          <draw:polygon draw:style-name="gr2" draw:text-style-name="P6" draw:layer="layout" svg:width="0.197cm" svg:height="0.493cm" svg:x="4.645cm" svg:y="3.5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4" draw:id="id284">
          <svg:title>TexMaths</svg:title>
          <svg:desc>26§display§\therefore§svg§600§FALSE§</svg:desc>
          <draw:polygon draw:style-name="gr2" draw:text-style-name="P6" draw:layer="layout" svg:width="0.49cm" svg:height="0.402cm" svg:x="3.507cm" svg:y="3.6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86" draw:id="id286">
          <svg:title>TexMaths</svg:title>
          <svg:desc>22§display§= \log \left[ (x - 5) + \sqrt{x^2 - 10x + 9} \right] \ + \ c §svg§600§FALSE§</svg:desc>
          <draw:polygon draw:style-name="gr2" draw:text-style-name="P6" draw:layer="layout" svg:width="12.764cm" svg:height="1.315cm" svg:x="5.237cm" svg:y="3.158cm" svg:viewBox="0 0 12765 1316" draw:points="6382,1316 0,1316 0,0 12765,0 12765,1316">
            <text:p/>
          </draw:polygon>
          <draw:path draw:style-name="gr3" draw:text-style-name="P7" draw:layer="layout" svg:width="0.515cm" svg:height="0.182cm" svg:x="5.242cm" svg:y="3.7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04cm" svg:y="3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251cm" svg:y="3.66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6.638cm" svg:y="3.65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317cm" svg:y="3.11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583cm" svg:y="3.42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7.829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8.486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9.234cm" svg:y="3.494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9.625cm" svg:y="3.42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096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0.913cm" svg:y="3.2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601cm" svg:y="3.218cm" svg:viewBox="0 0 4282 33" draw:points="2142,33 0,33 0,0 4282,0 4282,33">
            <text:p/>
          </draw:polygon>
          <draw:path draw:style-name="gr3" draw:text-style-name="P7" draw:layer="layout" svg:width="0.386cm" svg:height="0.351cm" svg:x="11.622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076cm" svg:y="3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25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403cm" svg:y="3.4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75cm" svg:y="3.494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86cm" svg:height="0.351cm" svg:x="14.13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4.764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526cm" svg:y="3.494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77cm" svg:height="1.392cm" svg:x="15.896cm" svg:y="3.11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6.719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738cm" svg:y="3.66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3" draw:id="id283">
          <svg:title>TexMaths</svg:title>
          <svg:desc>22§display§= \log \left[ (x - 5) + \sqrt{(x - 5)^2 - 4^2} \right] \ + \ c §svg§600§FALSE§</svg:desc>
          <draw:polygon draw:style-name="gr2" draw:text-style-name="P6" draw:layer="layout" svg:width="12.883cm" svg:height="1.315cm" svg:x="13.94cm" svg:y="1.059cm" svg:viewBox="0 0 12884 1316" draw:points="6441,1316 0,1316 0,0 12884,0 12884,1316">
            <text:p/>
          </draw:polygon>
          <draw:path draw:style-name="gr3" draw:text-style-name="P7" draw:layer="layout" svg:width="0.515cm" svg:height="0.182cm" svg:x="13.945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4.743cm" svg:y="1.3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954cm" svg:y="1.56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5.341cm" svg:y="1.5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6.02cm" svg:y="1.0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6.286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6.532cm" svg:y="1.5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189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17.937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8.327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799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616cm" svg:y="1.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20.304cm" svg:y="1.18cm" svg:viewBox="0 0 4402 33" draw:points="2202,33 0,33 0,0 4402,0 4402,33">
            <text:p/>
          </draw:polygon>
          <draw:path draw:style-name="gr3" draw:text-style-name="P7" draw:layer="layout" svg:width="0.18cm" svg:height="0.774cm" svg:x="20.38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20.626cm" svg:y="1.5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21.282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22.029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18cm" svg:height="0.774cm" svg:x="22.421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2.711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6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991cm" svg:y="1.38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24.39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718cm" svg:y="1.0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5.541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56cm" svg:y="1.5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7" draw:id="id287">
          <svg:title>TexMaths</svg:title>
          <svg:desc>26§display§\text {(11)}§svg§600§FALSE§</svg:desc>
          <draw:polygon draw:style-name="gr2" draw:text-style-name="P6" draw:layer="layout" svg:width="1.443cm" svg:height="0.823cm" svg:x="1.22cm" svg:y="5.5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5.5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5.5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8" draw:id="id288">
          <svg:title>TexMaths</svg:title>
          <svg:desc>24§display§\text {Let,}§svg§600§FALSE§</svg:desc>
          <draw:polygon draw:style-name="gr2" draw:text-style-name="P6" draw:layer="layout" svg:width="1.318cm" svg:height="0.655cm" svg:x="2.937cm" svg:y="5.6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5.6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5.8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5.6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0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743cm" svg:y="5.6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5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int \frac{ 1 }{ \sqrt{4x^2 +28x + 13} }\ dx§svg§600§FALSE§</svg:desc>
          <draw:polygon draw:style-name="gr2" draw:text-style-name="P6" draw:layer="layout" svg:width="8.593cm" svg:height="1.695cm" svg:x="5.329cm" svg:y="5.057cm" svg:viewBox="0 0 8594 1696" draw:points="4296,1696 0,1696 0,0 8594,0 8594,1696">
            <text:p/>
          </draw:polygon>
          <draw:path draw:style-name="gr3" draw:text-style-name="P7" draw:layer="layout" svg:width="0.515cm" svg:height="0.182cm" svg:x="5.334cm" svg:y="5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5.0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826cm" svg:y="5.0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101cm" svg:y="5.861cm" svg:viewBox="0 0 5701 33" draw:points="2850,33 0,33 0,0 5701,0 5701,33">
            <text:p/>
          </draw:polygon>
          <draw:path draw:style-name="gr3" draw:text-style-name="P7" draw:layer="layout" svg:width="0.604cm" svg:height="0.774cm" svg:x="7.158cm" svg:y="6.0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7.746cm" svg:y="6.016cm" svg:viewBox="0 0 5055 33" draw:points="2527,33 0,33 0,0 5055,0 5055,33">
            <text:p/>
          </draw:polygon>
          <draw:path draw:style-name="gr3" draw:text-style-name="P7" draw:layer="layout" svg:width="0.344cm" svg:height="0.524cm" svg:x="7.767cm" svg:y="6.1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154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608cm" svg:y="6.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6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05cm" svg:y="6.1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1cm" svg:height="0.532cm" svg:x="10.285cm" svg:y="6.17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  <draw:path draw:style-name="gr3" draw:text-style-name="P7" draw:layer="layout" svg:width="0.386cm" svg:height="0.351cm" svg:x="10.662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297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95cm" svg:y="6.1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445cm" svg:y="6.1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181cm" svg:y="5.5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575cm" svg:y="5.7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92" draw:id="id292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5.7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5.7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5.7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5.9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5.8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5.7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5.7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5.9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5.9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5.9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5.8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5.9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5.9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5.7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93" draw:id="id293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6.4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6.5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6.5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6.6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6.6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6.6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6.6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6.6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6.6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6.5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6.5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6.5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6.7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6.4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6.5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6.4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6.435cm" svg:viewBox="0 0 122 761" draw:points="122,761 122,0 0,0 0,26 98,26 98,735 0,735 0,761">
            <text:p/>
          </draw:polygon>
        </draw:g>
        <draw:g xml:id="id291" draw:id="id291">
          <svg:title>TexMaths</svg:title>
          <svg:desc>22§display§= \int \frac{ 1 }{ \sqrt{(2x)^2 +2(2x)(7) + 49 + 13 - 49} }\ dx§svg§600§FALSE§</svg:desc>
          <draw:polygon draw:style-name="gr2" draw:text-style-name="P6" draw:layer="layout" svg:width="14.349cm" svg:height="1.849cm" svg:x="5.33cm" svg:y="7.159cm" svg:viewBox="0 0 14350 1850" draw:points="7176,1850 0,1850 0,0 14350,0 14350,1850">
            <text:p/>
          </draw:polygon>
          <draw:path draw:style-name="gr3" draw:text-style-name="P7" draw:layer="layout" svg:width="0.515cm" svg:height="0.182cm" svg:x="5.335cm" svg:y="7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7.1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05cm" svg:y="7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455cm" svg:height="0.032cm" svg:x="7.102cm" svg:y="7.963cm" svg:viewBox="0 0 11456 33" draw:points="5729,33 0,33 0,0 11456,0 11456,33">
            <text:p/>
          </draw:polygon>
          <draw:path draw:style-name="gr3" draw:text-style-name="P7" draw:layer="layout" svg:width="0.705cm" svg:height="0.928cm" svg:x="7.187cm" svg:y="8.1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682cm" svg:height="0.032cm" svg:x="7.875cm" svg:y="8.118cm" svg:viewBox="0 0 10683 33" draw:points="5342,33 0,33 0,0 10683,0 10683,33">
            <text:p/>
          </draw:polygon>
          <draw:path draw:style-name="gr3" draw:text-style-name="P7" draw:layer="layout" svg:width="0.18cm" svg:height="0.773cm" svg:x="7.952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5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8.586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049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39cm" svg:y="8.2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67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36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1.061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323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1.694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2.157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9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32cm" svg:height="0.541cm" svg:x="12.757cm" svg:y="8.28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145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3.618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37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4.766cm" svg:y="8.29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5.336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135cm" svg:y="8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485cm" svg:y="8.296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075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7.805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8.203cm" svg:y="8.296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8.939cm" svg:y="7.6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9.333cm" svg:y="7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94" draw:id="id294">
          <svg:title>TexMaths</svg:title>
          <svg:desc>22§display§= \int \frac{ 1 }{ \sqrt{( 2x + 7 )^2 - (6)^2 } }\ dx§svg§600§FALSE§</svg:desc>
          <draw:polygon draw:style-name="gr2" draw:text-style-name="P6" draw:layer="layout" svg:width="9.055cm" svg:height="1.849cm" svg:x="5.333cm" svg:y="9.461cm" svg:viewBox="0 0 9056 1850" draw:points="4528,1850 0,1850 0,0 9056,0 9056,1850">
            <text:p/>
          </draw:polygon>
          <draw:path draw:style-name="gr3" draw:text-style-name="P7" draw:layer="layout" svg:width="0.515cm" svg:height="0.182cm" svg:x="5.338cm" svg:y="10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9.4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62cm" svg:y="9.4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7.105cm" svg:y="10.265cm" svg:viewBox="0 0 6163 33" draw:points="3082,33 0,33 0,0 6163,0 6163,33">
            <text:p/>
          </draw:polygon>
          <draw:path draw:style-name="gr3" draw:text-style-name="P7" draw:layer="layout" svg:width="0.705cm" svg:height="0.928cm" svg:x="7.19cm" svg:y="1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7.878cm" svg:y="10.42cm" svg:viewBox="0 0 5390 33" draw:points="2694,33 0,33 0,0 5390,0 5390,33">
            <text:p/>
          </draw:polygon>
          <draw:path draw:style-name="gr3" draw:text-style-name="P7" draw:layer="layout" svg:width="0.18cm" svg:height="0.773cm" svg:x="7.955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7cm" svg:y="10.5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8.589cm" svg:y="10.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222cm" svg:y="10.6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995cm" svg:y="10.589cm" svg:viewBox="0 0 333 542" svg:d="M326 53c7-11 7-13 7-28h-189c-95 0-96-11-98-25h-20l-26 160h19c2-12 9-61 20-70 5-6 67-6 75-6h162c-8 13-70 97-88 124-68 103-95 211-95 290 0 9 0 44 35 44 37 0 37-35 37-44v-39c0-42 2-86 7-126 4-18 15-85 50-134z">
            <text:p/>
          </draw:path>
          <draw:path draw:style-name="gr3" draw:text-style-name="P7" draw:layer="layout" svg:width="0.18cm" svg:height="0.773cm" svg:x="10.384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674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23cm" svg:y="10.9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008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265cm" svg:y="10.5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2.663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953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648cm" svg:y="9.9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041cm" svg:y="10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97" draw:id="id297">
          <svg:title>TexMaths</svg:title>
          <svg:desc>24§display§\text {I}§svg§600§FALSE§</svg:desc>
          <draw:polygon draw:style-name="gr2" draw:text-style-name="P6" draw:layer="layout" svg:width="0.197cm" svg:height="0.493cm" svg:x="4.646cm" svg:y="14.0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4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6" draw:id="id296">
          <svg:title>TexMaths</svg:title>
          <svg:desc>26§display§\therefore§svg§600§FALSE§</svg:desc>
          <draw:polygon draw:style-name="gr2" draw:text-style-name="P6" draw:layer="layout" svg:width="0.49cm" svg:height="0.402cm" svg:x="3.508cm" svg:y="14.1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4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5" draw:id="id295">
          <svg:title>TexMaths</svg:title>
          <svg:desc>22§display§= \log \left[ (2x + 7) + \sqrt{(2x + 7)^2 - 6^2} \right] \left( \frac{1}{2} \right) \ + \ c §svg§600§FALSE§</svg:desc>
          <draw:polygon draw:style-name="gr2" draw:text-style-name="P6" draw:layer="layout" svg:width="15.496cm" svg:height="1.779cm" svg:x="5.334cm" svg:y="11.566cm" svg:viewBox="0 0 15497 1780" draw:points="7750,1780 0,1780 0,0 15497,0 15497,1780">
            <text:p/>
          </draw:polygon>
          <draw:path draw:style-name="gr3" draw:text-style-name="P7" draw:layer="layout" svg:width="0.515cm" svg:height="0.182cm" svg:x="5.339cm" svg:y="1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137cm" svg:y="12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348cm" svg:y="1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735cm" svg:y="12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77cm" svg:height="1.391cm" svg:x="7.414cm" svg:y="11.759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7.68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944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314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949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722cm" svg:y="12.12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10.109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581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1.396cm" svg:y="11.918cm" svg:viewBox="0 0 706 929" svg:d="M243 929c25 0 25 0 33-15l425-884c5-11 5-12 5-14 0-9-7-16-16-16-11 0-14 7-18 16l-399 832-166-383-107 82 12 13 55-43z">
            <text:p/>
          </draw:path>
          <draw:polygon draw:style-name="gr3" draw:text-style-name="P7" draw:layer="layout" svg:width="4.788cm" svg:height="0.032cm" svg:x="12.084cm" svg:y="11.918cm" svg:viewBox="0 0 4789 33" draw:points="2394,33 0,33 0,0 4789,0 4789,33">
            <text:p/>
          </draw:polygon>
          <draw:path draw:style-name="gr3" draw:text-style-name="P7" draw:layer="layout" svg:width="0.18cm" svg:height="0.773cm" svg:x="12.161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423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793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2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4.201cm" svg:y="12.125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8cm" svg:height="0.773cm" svg:x="14.588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881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28cm" svg:y="12.4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171cm" svg:y="12.13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cm" svg:height="0.36cm" svg:x="16.558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16.885cm" svg:y="11.759cm" svg:viewBox="0 0 178 1392" draw:points="141,1357 0,1357 0,1392 178,1392 178,0 0,0 0,37 141,37">
            <text:p/>
          </draw:polygon>
          <draw:path draw:style-name="gr3" draw:text-style-name="P7" draw:layer="layout" svg:width="0.381cm" svg:height="1.856cm" svg:x="17.526cm" svg:y="11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096cm" svg:y="11.6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028cm" svg:y="12.439cm" svg:viewBox="0 0 389 33" draw:points="194,33 0,33 0,0 389,0 389,33">
            <text:p/>
          </draw:polygon>
          <draw:path draw:style-name="gr3" draw:text-style-name="P7" draw:layer="layout" svg:width="0.309cm" svg:height="0.516cm" svg:x="18.066cm" svg:y="12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8.534cm" svg:y="11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54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567cm" svg:y="12.307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98" draw:id="id298">
          <svg:title>TexMaths</svg:title>
          <svg:desc>22§display§= \frac{1}{2} \log \left[ (2x + 7) + \sqrt{4x^2 +28x + 13} \right]  \ + \ c §svg§600§FALSE§</svg:desc>
          <draw:polygon draw:style-name="gr2" draw:text-style-name="P6" draw:layer="layout" svg:width="14.625cm" svg:height="1.491cm" svg:x="5.335cm" svg:y="13.468cm" svg:viewBox="0 0 14626 1492" draw:points="7313,1492 0,1492 0,0 14626,0 14626,1492">
            <text:p/>
          </draw:polygon>
          <draw:path draw:style-name="gr3" draw:text-style-name="P7" draw:layer="layout" svg:width="0.515cm" svg:height="0.182cm" svg:x="5.34cm" svg:y="14.1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75cm" svg:y="13.4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04cm" svg:y="14.258cm" svg:viewBox="0 0 389 33" draw:points="194,33 0,33 0,0 389,0 389,33">
            <text:p/>
          </draw:polygon>
          <draw:path draw:style-name="gr3" draw:text-style-name="P7" draw:layer="layout" svg:width="0.309cm" svg:height="0.516cm" svg:x="6.243cm" svg:y="14.4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6.84cm" svg:y="13.9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049cm" svg:y="14.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437cm" svg:y="14.11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8.116cm" svg:y="13.57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8.383cm" svg:y="13.8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646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015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651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0.423cm" svg:y="13.944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18cm" svg:height="0.773cm" svg:x="10.811cm" svg:y="13.8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282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2.099cm" svg:y="13.677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054cm" svg:height="0.032cm" svg:x="12.787cm" svg:y="13.677cm" svg:viewBox="0 0 5055 33" draw:points="2527,33 0,33 0,0 5055,0 5055,33">
            <text:p/>
          </draw:polygon>
          <draw:path draw:style-name="gr3" draw:text-style-name="P7" draw:layer="layout" svg:width="0.344cm" svg:height="0.523cm" svg:x="12.808cm" svg:y="13.94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3.196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5cm" svg:y="13.88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1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945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325cm" svg:y="13.95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386cm" svg:height="0.351cm" svg:x="15.702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37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136cm" svg:y="13.9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487cm" svg:y="13.95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854cm" svg:y="13.579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6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697cm" svg:y="14.12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92" smil:attributeName="visibility" smil:to="visible"/>
                  <anim:animate smil:dur="5s" smil:fill="hold" smil:targetElement="id292" smil:attributeName="x" smil:values="1+width/2;x" smil:keyTimes="0;1"/>
                  <anim:animate smil:dur="5s" smil:fill="hold" smil:targetElement="id29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93" smil:attributeName="visibility" smil:to="visible"/>
                  <anim:animate smil:dur="5s" smil:fill="hold" smil:targetElement="id293" smil:attributeName="x" smil:values="1+width/2;x" smil:keyTimes="0;1"/>
                  <anim:animate smil:dur="5s" smil:fill="hold" smil:targetElement="id2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9" draw:id="id299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0" draw:id="id300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01" draw:id="id301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2" draw:id="id302">
          <svg:title>TexMaths</svg:title>
          <svg:desc>22§display§= \int \frac{ 1 }{ \sqrt{2x^2 + 5x - 7} }\ dx§svg§600§FALSE§</svg:desc>
          <draw:polygon draw:style-name="gr2" draw:text-style-name="P6" draw:layer="layout" svg:width="7.82cm" svg:height="1.695cm" svg:x="6.3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6.3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8.1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48cm" svg:y="1.914cm" svg:viewBox="0 0 4283 33" draw:points="2142,33 0,33 0,0 4283,0 4283,33">
            <text:p/>
          </draw:polygon>
          <draw:path draw:style-name="gr3" draw:text-style-name="P7" draw:layer="layout" svg:width="0.309cm" svg:height="0.517cm" svg:x="8.786cm" svg:y="2.0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156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9.61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38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907cm" svg:y="2.07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86cm" svg:height="0.351cm" svg:x="11.277cm" svg:y="2.2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1.934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685cm" svg:y="2.067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3.4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03" draw:id="id303">
          <svg:title>TexMaths</svg:title>
          <svg:desc>22§display§= \int \frac{ 1 }{ \sqrt{2 \left( x^2 + \frac{5x}{2} - \frac{7}{2} \right)} }\ dx§svg§600§FALSE§</svg:desc>
          <draw:polygon draw:style-name="gr2" draw:text-style-name="P6" draw:layer="layout" svg:width="8.91cm" svg:height="2.313cm" svg:x="6.333cm" svg:y="3.256cm" svg:viewBox="0 0 8911 2314" draw:points="4455,2314 0,2314 0,0 8911,0 8911,2314">
            <text:p/>
          </draw:polygon>
          <draw:path draw:style-name="gr3" draw:text-style-name="P7" draw:layer="layout" svg:width="0.515cm" svg:height="0.182cm" svg:x="6.338cm" svg:y="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3.2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988cm" svg:y="3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015cm" svg:height="0.032cm" svg:x="8.105cm" svg:y="4.06cm" svg:viewBox="0 0 6016 33" draw:points="3008,33 0,33 0,0 6016,0 6016,33">
            <text:p/>
          </draw:polygon>
          <draw:path draw:style-name="gr3" draw:text-style-name="P7" draw:layer="layout" svg:width="0.705cm" svg:height="1.392cm" svg:x="8.19cm" svg:y="4.2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42cm" svg:height="0.032cm" svg:x="8.878cm" svg:y="4.215cm" svg:viewBox="0 0 5243 33" draw:points="2623,33 0,33 0,0 5243,0 5243,33">
            <text:p/>
          </draw:polygon>
          <draw:path draw:style-name="gr3" draw:text-style-name="P7" draw:layer="layout" svg:width="0.309cm" svg:height="0.516cm" svg:x="8.917cm" svg:y="4.6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512cm" svg:y="4.482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9.77cm" svg:y="4.7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225cm" svg:y="4.5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753cm" svg:y="4.6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1.61cm" svg:y="4.475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91cm" svg:height="0.245cm" svg:x="11.909cm" svg:y="4.596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1.575cm" svg:y="4.931cm" svg:viewBox="0 0 660 33" draw:points="331,33 0,33 0,0 660,0 660,33">
            <text:p/>
          </draw:polygon>
          <draw:path draw:style-name="gr3" draw:text-style-name="P7" draw:layer="layout" svg:width="0.24cm" svg:height="0.36cm" svg:x="11.78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564cm" svg:y="4.931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3.403cm" svg:y="4.468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3.365cm" svg:y="4.931cm" svg:viewBox="0 0 310 33" draw:points="155,33 0,33 0,0 310,0 310,33">
            <text:p/>
          </draw:polygon>
          <draw:path draw:style-name="gr3" draw:text-style-name="P7" draw:layer="layout" svg:width="0.24cm" svg:height="0.36cm" svg:x="13.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3.799cm" svg:y="4.48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4.502cm" svg:y="3.7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4.896cm" svg:y="3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05" draw:id="id305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306" draw:id="id306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304" draw:id="id304">
          <svg:title>TexMaths</svg:title>
          <svg:desc>22§display§=  \int \frac{ 1 }{ \sqrt{2} \sqrt{ x^2 + 2(x)\left( \frac{5}{4} \right) + \frac{25}{16} - \frac{7}{2} - \frac{25}{16} } }\ dx§svg§600§FALSE§</svg:desc>
          <draw:polygon draw:style-name="gr2" draw:text-style-name="P6" draw:layer="layout" svg:width="14.126cm" svg:height="2.313cm" svg:x="6.332cm" svg:y="6.157cm" svg:viewBox="0 0 14127 2314" draw:points="7065,2314 0,2314 0,0 14127,0 14127,2314">
            <text:p/>
          </draw:polygon>
          <draw:path draw:style-name="gr3" draw:text-style-name="P7" draw:layer="layout" svg:width="0.515cm" svg:height="0.182cm" svg:x="6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6.1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3.595cm" svg:y="6.1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33cm" svg:height="0.032cm" svg:x="8.104cm" svg:y="6.961cm" svg:viewBox="0 0 11234 33" draw:points="5616,33 0,33 0,0 11234,0 11234,33">
            <text:p/>
          </draw:polygon>
          <draw:path draw:style-name="gr3" draw:text-style-name="P7" draw:layer="layout" svg:width="0.604cm" svg:height="0.773cm" svg:x="8.161cm" svg:y="7.36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8cm" svg:y="7.369cm" svg:viewBox="0 0 389 33" draw:points="194,33 0,33 0,0 389,0 389,33">
            <text:p/>
          </draw:polygon>
          <draw:path draw:style-name="gr3" draw:text-style-name="P7" draw:layer="layout" svg:width="0.309cm" svg:height="0.516cm" svg:x="8.787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2cm" svg:y="7.1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429cm" svg:height="0.032cm" svg:x="9.908cm" svg:y="7.116cm" svg:viewBox="0 0 9430 33" draw:points="4715,33 0,33 0,0 9430,0 9430,33">
            <text:p/>
          </draw:polygon>
          <draw:path draw:style-name="gr3" draw:text-style-name="P7" draw:layer="layout" svg:width="0.386cm" svg:height="0.351cm" svg:x="9.931cm" svg:y="7.6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85cm" svg:y="7.4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11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1.681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2.105cm" svg:y="7.4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351cm" svg:y="7.6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816cm" svg:y="7.4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319cm" svg:y="7.3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3.682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648cm" svg:y="7.832cm" svg:viewBox="0 0 310 33" draw:points="155,33 0,33 0,0 310,0 310,33">
            <text:p/>
          </draw:polygon>
          <draw:path draw:style-name="gr3" draw:text-style-name="P7" draw:layer="layout" svg:width="0.267cm" svg:height="0.365cm" svg:x="13.669cm" svg:y="7.941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083cm" svg:y="7.3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618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6cm" svg:x="15.475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783cm" svg:y="7.376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5.442cm" svg:y="7.832cm" svg:viewBox="0 0 618 33" draw:points="310,33 0,33 0,0 618,0 618,33">
            <text:p/>
          </draw:polygon>
          <draw:path draw:style-name="gr3" draw:text-style-name="P7" draw:layer="layout" svg:width="0.198cm" svg:height="0.36cm" svg:x="15.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78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6.387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7.226cm" svg:y="7.369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7.187cm" svg:y="7.832cm" svg:viewBox="0 0 310 33" draw:points="155,33 0,33 0,0 310,0 310,33">
            <text:p/>
          </draw:polygon>
          <draw:path draw:style-name="gr3" draw:text-style-name="P7" draw:layer="layout" svg:width="0.24cm" svg:height="0.36cm" svg:x="17.223cm" svg:y="7.9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25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8.661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969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617cm" svg:height="0.032cm" svg:x="18.627cm" svg:y="7.832cm" svg:viewBox="0 0 618 33" draw:points="310,33 0,33 0,0 618,0 618,33">
            <text:p/>
          </draw:polygon>
          <draw:path draw:style-name="gr3" draw:text-style-name="P7" draw:layer="layout" svg:width="0.198cm" svg:height="0.36cm" svg:x="18.68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965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9.718cm" svg:y="6.6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20.111cm" svg:y="6.8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\frac{1}{\sqrt{2}} \int \frac{ 1 }{ \sqrt{  x^2 + 2(x)\left( \frac{5}{4} \right) + \left( \frac{5}{4} \right)^2 - \frac{56 + 25}{16}  } }\ dx§svg§600§FALSE§</svg:desc>
          <draw:polygon draw:style-name="gr2" draw:text-style-name="P6" draw:layer="layout" svg:width="14.841cm" svg:height="2.313cm" svg:x="6.336cm" svg:y="9.06cm" svg:viewBox="0 0 14842 2314" draw:points="7420,2314 0,2314 0,0 14842,0 14842,2314">
            <text:p/>
          </draw:polygon>
          <draw:path draw:style-name="gr3" draw:text-style-name="P7" draw:layer="layout" svg:width="0.515cm" svg:height="0.182cm" svg:x="6.341cm" svg:y="9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8cm" svg:y="9.0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5cm" svg:y="9.864cm" svg:viewBox="0 0 1033 33" draw:points="516,33 0,33 0,0 1033,0 1033,33">
            <text:p/>
          </draw:polygon>
          <draw:path draw:style-name="gr3" draw:text-style-name="P7" draw:layer="layout" svg:width="0.604cm" svg:height="0.773cm" svg:x="7.264cm" svg:y="10.01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1cm" svg:y="10.019cm" svg:viewBox="0 0 389 33" draw:points="194,33 0,33 0,0 389,0 389,33">
            <text:p/>
          </draw:polygon>
          <draw:path draw:style-name="gr3" draw:text-style-name="P7" draw:layer="layout" svg:width="0.309cm" svg:height="0.516cm" svg:x="7.89cm" svg:y="10.1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3cm" svg:y="9.0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629cm" svg:y="9.0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601cm" svg:height="0.032cm" svg:x="9.453cm" svg:y="9.864cm" svg:viewBox="0 0 10602 33" draw:points="5301,33 0,33 0,0 10602,0 10602,33">
            <text:p/>
          </draw:polygon>
          <draw:path draw:style-name="gr3" draw:text-style-name="P7" draw:layer="layout" svg:width="0.705cm" svg:height="1.392cm" svg:x="9.539cm" svg:y="10.019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829cm" svg:height="0.032cm" svg:x="10.227cm" svg:y="10.019cm" svg:viewBox="0 0 9830 33" draw:points="4914,33 0,33 0,0 9830,0 9830,33">
            <text:p/>
          </draw:polygon>
          <draw:path draw:style-name="gr3" draw:text-style-name="P7" draw:layer="layout" svg:width="0.386cm" svg:height="0.351cm" svg:x="10.25cm" svg:y="10.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703cm" svg:y="10.43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cm" svg:y="10.50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2.424cm" svg:y="10.4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67cm" svg:y="10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135cm" svg:y="10.4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637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4.001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967cm" svg:y="10.812cm" svg:viewBox="0 0 310 33" draw:points="155,33 0,33 0,0 310,0 310,33">
            <text:p/>
          </draw:polygon>
          <draw:path draw:style-name="gr3" draw:text-style-name="P7" draw:layer="layout" svg:width="0.267cm" svg:height="0.365cm" svg:x="13.989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402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937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15.786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6.14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6.115cm" svg:y="10.812cm" svg:viewBox="0 0 310 33" draw:points="155,33 0,33 0,0 310,0 310,33">
            <text:p/>
          </draw:polygon>
          <draw:path draw:style-name="gr3" draw:text-style-name="P7" draw:layer="layout" svg:width="0.267cm" svg:height="0.365cm" svg:x="16.136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6.549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903cm" svg:y="10.19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52cm" svg:y="10.81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8.2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49cm" svg:height="0.37cm" svg:x="18.593cm" svg:y="10.35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99cm" svg:height="0.4cm" svg:x="18.91cm" svg:y="10.383cm" svg:viewBox="0 0 400 401" svg:d="M213 213h167c7 0 20 0 20-12 0-15-13-15-20-15h-167v-167c0-7 0-19-12-19-14 0-14 12-14 19v167h-168c-7 0-19 0-19 15 0 12 12 12 19 12h168v167c0 7 0 21 14 21 12 0 12-12 12-21z">
            <text:p/>
          </draw:path>
          <draw:path draw:style-name="gr3" draw:text-style-name="P7" draw:layer="layout" svg:width="0.24cm" svg:height="0.36cm" svg:x="19.38cm" svg:y="10.3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9.6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1.708cm" svg:height="0.032cm" svg:x="18.255cm" svg:y="10.812cm" svg:viewBox="0 0 1709 33" draw:points="855,33 0,33 0,0 1709,0 1709,33">
            <text:p/>
          </draw:polygon>
          <draw:path draw:style-name="gr3" draw:text-style-name="P7" draw:layer="layout" svg:width="0.198cm" svg:height="0.36cm" svg:x="18.859cm" svg:y="10.92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137cm" svg:y="10.9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20.436cm" svg:y="9.5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83cm" svg:y="9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08" draw:id="id308">
          <svg:title>TexMaths</svg:title>
          <svg:desc>22§display§= \frac{1}{\sqrt{2}} \int \frac{ 1 }{ \sqrt{ \left( x + \frac{5}{4} \right)^2 -  \left( \frac{9}{4} \right)^2  } }\ dx§svg§600§FALSE§</svg:desc>
          <draw:polygon draw:style-name="gr2" draw:text-style-name="P6" draw:layer="layout" svg:width="10.445cm" svg:height="2.313cm" svg:x="6.337cm" svg:y="12.061cm" svg:viewBox="0 0 10446 2314" draw:points="5222,2314 0,2314 0,0 10446,0 10446,2314">
            <text:p/>
          </draw:polygon>
          <draw:path draw:style-name="gr3" draw:text-style-name="P7" draw:layer="layout" svg:width="0.515cm" svg:height="0.182cm" svg:x="6.342cm" svg:y="12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9cm" svg:y="12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6cm" svg:y="12.865cm" svg:viewBox="0 0 1033 33" draw:points="516,33 0,33 0,0 1033,0 1033,33">
            <text:p/>
          </draw:polygon>
          <draw:path draw:style-name="gr3" draw:text-style-name="P7" draw:layer="layout" svg:width="0.604cm" svg:height="0.773cm" svg:x="7.265cm" svg:y="13.0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2cm" svg:y="13.02cm" svg:viewBox="0 0 389 33" draw:points="194,33 0,33 0,0 389,0 389,33">
            <text:p/>
          </draw:polygon>
          <draw:path draw:style-name="gr3" draw:text-style-name="P7" draw:layer="layout" svg:width="0.309cm" svg:height="0.516cm" svg:x="7.891cm" svg:y="13.17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4cm" svg:y="12.02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32cm" svg:y="12.0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54cm" svg:y="12.865cm" svg:viewBox="0 0 6206 33" draw:points="3103,33 0,33 0,0 6206,0 6206,33">
            <text:p/>
          </draw:polygon>
          <draw:path draw:style-name="gr3" draw:text-style-name="P7" draw:layer="layout" svg:width="0.705cm" svg:height="1.392cm" svg:x="9.54cm" svg:y="13.0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9cm" svg:y="13.02cm" svg:viewBox="0 0 5433 33" draw:points="2716,33 0,33 0,0 5433,0 5433,33">
            <text:p/>
          </draw:polygon>
          <draw:path draw:style-name="gr3" draw:text-style-name="P7" draw:layer="layout" svg:width="0.203cm" svg:height="0.928cm" svg:x="10.347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0.605cm" svg:y="13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39cm" svg:y="13.5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2.096cm" svg:y="13.3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2.063cm" svg:y="13.813cm" svg:viewBox="0 0 310 33" draw:points="155,33 0,33 0,0 310,0 310,33">
            <text:p/>
          </draw:polygon>
          <draw:path draw:style-name="gr3" draw:text-style-name="P7" draw:layer="layout" svg:width="0.267cm" svg:height="0.365cm" svg:x="12.084cm" svg:y="13.92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497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2.851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cm" svg:y="13.81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228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9cm" svg:height="0.37cm" svg:x="14.587cm" svg:y="13.359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4.557cm" svg:y="13.813cm" svg:viewBox="0 0 310 33" draw:points="155,33 0,33 0,0 310,0 310,33">
            <text:p/>
          </draw:polygon>
          <draw:path draw:style-name="gr3" draw:text-style-name="P7" draw:layer="layout" svg:width="0.267cm" svg:height="0.365cm" svg:x="14.578cm" svg:y="13.92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91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7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41cm" svg:y="12.53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35cm" svg:y="12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05" smil:attributeName="visibility" smil:to="visible"/>
                  <anim:animate smil:dur="5s" smil:fill="hold" smil:targetElement="id305" smil:attributeName="x" smil:values="1+width/2;x" smil:keyTimes="0;1"/>
                  <anim:animate smil:dur="5s" smil:fill="hold" smil:targetElement="id30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06" smil:attributeName="visibility" smil:to="visible"/>
                  <anim:animate smil:dur="5s" smil:fill="hold" smil:targetElement="id306" smil:attributeName="x" smil:values="1+width/2;x" smil:keyTimes="0;1"/>
                  <anim:animate smil:dur="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4" draw:id="id314">
          <svg:title>TexMaths</svg:title>
          <svg:desc>26§display§\text {(13)}§svg§600§FALSE§</svg:desc>
          <draw:polygon draw:style-name="gr2" draw:text-style-name="P6" draw:layer="layout" svg:width="1.443cm" svg:height="0.823cm" svg:x="1.419cm" svg:y="7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7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7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7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7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5" draw:id="id315">
          <svg:title>TexMaths</svg:title>
          <svg:desc>24§display§\text {Let,}§svg§600§FALSE§</svg:desc>
          <draw:polygon draw:style-name="gr2" draw:text-style-name="P6" draw:layer="layout" svg:width="1.318cm" svg:height="0.655cm" svg:x="3.236cm" svg:y="7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7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8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7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8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6" draw:id="id316">
          <svg:title>TexMaths</svg:title>
          <svg:desc>24§display§\text {I}§svg§600§FALSE§</svg:desc>
          <draw:polygon draw:style-name="gr2" draw:text-style-name="P6" draw:layer="layout" svg:width="0.197cm" svg:height="0.493cm" svg:x="4.942cm" svg:y="7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7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9" draw:id="id309">
          <svg:title>TexMaths</svg:title>
          <svg:desc>24§display§\text {I}§svg§600§FALSE§</svg:desc>
          <draw:polygon draw:style-name="gr2" draw:text-style-name="P6" draw:layer="layout" svg:width="0.197cm" svg:height="0.493cm" svg:x="4.844cm" svg:y="2.0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0" draw:id="id310">
          <svg:title>TexMaths</svg:title>
          <svg:desc>22§display§= \frac{1}{\sqrt{2}} \times \log \left[ x + \frac{5}{4} + \sqrt{ \left( \ x + \frac{5}{4} \right)^2 - \left( \frac{9}{4} \right)^2 } \right]§svg§600§FALSE§</svg:desc>
          <draw:polygon draw:style-name="gr2" draw:text-style-name="P6" draw:layer="layout" svg:width="15.19cm" svg:height="2.706cm" svg:x="5.54cm" svg:y="0.957cm" svg:viewBox="0 0 15191 2707" draw:points="7595,2707 0,2707 0,0 15191,0 15191,2707">
            <text:p/>
          </draw:polygon>
          <draw:path draw:style-name="gr3" draw:text-style-name="P7" draw:layer="layout" svg:width="0.515cm" svg:height="0.182cm" svg:x="5.545cm" svg:y="2.2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802cm" svg:y="1.46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032cm" svg:height="0.032cm" svg:x="6.409cm" svg:y="2.295cm" svg:viewBox="0 0 1033 33" draw:points="516,33 0,33 0,0 1033,0 1033,33">
            <text:p/>
          </draw:polygon>
          <draw:path draw:style-name="gr3" draw:text-style-name="P7" draw:layer="layout" svg:width="0.604cm" svg:height="0.774cm" svg:x="6.468cm" svg:y="2.448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388cm" svg:height="0.032cm" svg:x="7.055cm" svg:y="2.448cm" svg:viewBox="0 0 389 33" draw:points="194,33 0,33 0,0 389,0 389,33">
            <text:p/>
          </draw:polygon>
          <draw:path draw:style-name="gr3" draw:text-style-name="P7" draw:layer="layout" svg:width="0.309cm" svg:height="0.517cm" svg:x="7.094cm" svg:y="2.6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819cm" svg:y="2.12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173cm" svg:height="0.538cm" svg:x="8.504cm" svg:y="1.96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15cm" svg:y="2.1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2cm" svg:y="2.15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9.859cm" svg:y="0.918cm" svg:viewBox="0 0 259 1392" draw:points="0,1392 55,1392 55,53 259,53 259,0 0,0">
            <text:p/>
          </draw:polygon>
          <draw:polygon draw:style-name="gr3" draw:text-style-name="P7" draw:layer="layout" svg:width="0.258cm" svg:height="1.391cm" svg:x="9.859cm" svg:y="2.309cm" svg:viewBox="0 0 259 1392" draw:points="0,1392 259,1392 259,1340 55,1340 55,0 0,0">
            <text:p/>
          </draw:polygon>
          <draw:path draw:style-name="gr3" draw:text-style-name="P7" draw:layer="layout" svg:width="0.386cm" svg:height="0.351cm" svg:x="10.144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78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6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11.602cm" svg:y="2.295cm" svg:viewBox="0 0 389 33" draw:points="194,33 0,33 0,0 389,0 389,33">
            <text:p/>
          </draw:polygon>
          <draw:path draw:style-name="gr3" draw:text-style-name="P7" draw:layer="layout" svg:width="0.344cm" svg:height="0.524cm" svg:x="11.625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7cm" svg:x="12.297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3.112cm" svg:y="0.997cm" svg:viewBox="0 0 704 2322" svg:d="M107 1160l-102 202c-5 7-5 9-5 11s11 11 11 12l52-102 180 1039c23 0 28 0 32-20l429-2286c0-9-5-16-14-16-12 0-16 11-18 23l-397 2109z">
            <text:p/>
          </draw:path>
          <draw:polygon draw:style-name="gr3" draw:text-style-name="P7" draw:layer="layout" svg:width="6.705cm" svg:height="0.032cm" svg:x="13.8cm" svg:y="0.997cm" svg:viewBox="0 0 6706 33" draw:points="3353,33 0,33 0,0 6706,0 6706,33">
            <text:p/>
          </draw:polygon>
          <draw:path draw:style-name="gr3" draw:text-style-name="P7" draw:layer="layout" svg:width="0.381cm" svg:height="1.856cm" svg:x="13.96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648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284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6.14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16.106cm" svg:y="2.295cm" svg:viewBox="0 0 389 33" draw:points="194,33 0,33 0,0 389,0 389,33">
            <text:p/>
          </draw:polygon>
          <draw:path draw:style-name="gr3" draw:text-style-name="P7" draw:layer="layout" svg:width="0.344cm" svg:height="0.524cm" svg:x="16.128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6.613cm" svg:y="1.381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17.19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37cm" svg:y="2.29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18.608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142cm" svg:y="1.46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9.108cm" svg:y="2.295cm" svg:viewBox="0 0 389 33" draw:points="194,33 0,33 0,0 389,0 389,33">
            <text:p/>
          </draw:polygon>
          <draw:path draw:style-name="gr3" draw:text-style-name="P7" draw:layer="layout" svg:width="0.344cm" svg:height="0.524cm" svg:x="19.131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9.615cm" svg:y="1.381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0.192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0.509cm" svg:y="0.918cm" svg:viewBox="0 0 259 1392" draw:points="206,1392 259,1392 259,0 0,0 0,53 206,53">
            <text:p/>
          </draw:polygon>
          <draw:polygon draw:style-name="gr3" draw:text-style-name="P7" draw:layer="layout" svg:width="0.258cm" svg:height="1.391cm" svg:x="20.509cm" svg:y="2.309cm" svg:viewBox="0 0 259 1392" draw:points="206,1340 0,1340 0,1392 259,1392 259,0 206,0">
            <text:p/>
          </draw:polygon>
        </draw:g>
        <draw:g xml:id="id317" draw:id="id317">
          <svg:title>TexMaths</svg:title>
          <svg:desc>24§display§= \int \frac{ 1 }{ \sqrt{16 + 6x -  x^2} }\ dx§svg§600§FALSE§</svg:desc>
          <draw:polygon draw:style-name="gr2" draw:text-style-name="P6" draw:layer="layout" svg:width="8.53cm" svg:height="1.848cm" svg:x="5.638cm" svg:y="7.158cm" svg:viewBox="0 0 8531 1849" draw:points="4266,1849 0,1849 0,0 8531,0 8531,1849">
            <text:p/>
          </draw:polygon>
          <draw:path draw:style-name="gr3" draw:text-style-name="P7" draw:layer="layout" svg:width="0.562cm" svg:height="0.199cm" svg:x="5.644cm" svg:y="7.9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7.1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1cm" svg:y="7.1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2cm" svg:y="8.036cm" svg:viewBox="0 0 5374 36" draw:points="2688,36 0,36 0,0 5374,0 5374,36">
            <text:p/>
          </draw:polygon>
          <draw:path draw:style-name="gr3" draw:text-style-name="P7" draw:layer="layout" svg:width="0.66cm" svg:height="0.844cm" svg:x="7.633cm" svg:y="8.2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4cm" svg:y="8.205cm" svg:viewBox="0 0 4672 36" draw:points="2337,36 0,36 0,0 4672,0 4672,36">
            <text:p/>
          </draw:polygon>
          <draw:path draw:style-name="gr3" draw:text-style-name="P7" draw:layer="layout" svg:width="0.279cm" svg:height="0.564cm" svg:x="8.349cm" svg:y="8.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731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2 0-79-52-83-63-15-41-15-108-15-123 0-66 27-152 103-152 14 0 52 0 79 54 15 30 15 75 15 115s0 82-15 113c-25 52-65 56-84 56z">
            <text:p/>
          </draw:path>
          <draw:path draw:style-name="gr3" draw:text-style-name="P7" draw:layer="layout" svg:width="0.562cm" svg:height="0.564cm" svg:x="9.353cm" svg:y="8.4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5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6cm" svg:y="8.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cm" svg:y="8.714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2.109cm" svg:y="8.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4cm" svg:y="8.3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cm" svg:y="7.6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1cm" svg:y="7.8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12" draw:id="id312">
          <svg:title>TexMaths</svg:title>
          <svg:desc>24§display§\text {I}§svg§600§FALSE§</svg:desc>
          <draw:polygon draw:style-name="gr2" draw:text-style-name="P6" draw:layer="layout" svg:width="0.197cm" svg:height="0.493cm" svg:x="4.846cm" svg:y="5.147cm" svg:viewBox="0 0 198 494" draw:points="100,494 0,494 0,0 198,0 198,494">
            <text:p/>
          </draw:polygon>
          <draw:path draw:style-name="gr3" draw:text-style-name="P7" draw:layer="layout" svg:width="0.258cm" svg:height="0.577cm" svg:x="4.827cm" svg:y="5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1" draw:id="id311">
          <svg:title>TexMaths</svg:title>
          <svg:desc>26§display§\therefore§svg§600§FALSE§</svg:desc>
          <draw:polygon draw:style-name="gr2" draw:text-style-name="P6" draw:layer="layout" svg:width="0.49cm" svg:height="0.402cm" svg:x="3.608cm" svg:y="5.221cm" svg:viewBox="0 0 491 403" draw:points="246,403 0,403 0,0 491,0 491,403">
            <text:p/>
          </draw:polygon>
          <draw:path draw:style-name="gr3" draw:text-style-name="P7" draw:layer="layout" svg:width="0.555cm" svg:height="0.493cm" svg:x="3.589cm" svg:y="5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8" draw:id="id318">
          <svg:title>TexMaths</svg:title>
          <svg:desc>24§display§=  \int \frac{ 1 }{ \sqrt{16 - ( x^2 - 6x ) } }\ dx§svg§600§FALSE§</svg:desc>
          <draw:polygon draw:style-name="gr2" draw:text-style-name="P6" draw:layer="layout" svg:width="9.327cm" svg:height="2.017cm" svg:x="5.639cm" svg:y="9.659cm" svg:viewBox="0 0 9328 2018" draw:points="4664,2018 0,2018 0,0 9328,0 9328,2018">
            <text:p/>
          </draw:polygon>
          <draw:path draw:style-name="gr3" draw:text-style-name="P7" draw:layer="layout" svg:width="0.562cm" svg:height="0.199cm" svg:x="5.645cm" svg:y="10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4cm" svg:y="9.6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522cm" svg:y="9.6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17cm" svg:height="0.035cm" svg:x="7.573cm" svg:y="10.537cm" svg:viewBox="0 0 6171 36" draw:points="3086,36 0,36 0,0 6171,0 6171,36">
            <text:p/>
          </draw:polygon>
          <draw:path draw:style-name="gr3" draw:text-style-name="P7" draw:layer="layout" svg:width="0.769cm" svg:height="1.013cm" svg:x="7.665cm" svg:y="10.7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327cm" svg:height="0.035cm" svg:x="8.415cm" svg:y="10.705cm" svg:viewBox="0 0 5328 36" draw:points="2663,36 0,36 0,0 5328,0 5328,36">
            <text:p/>
          </draw:polygon>
          <draw:path draw:style-name="gr3" draw:text-style-name="P7" draw:layer="layout" svg:width="0.279cm" svg:height="0.563cm" svg:x="8.49cm" svg:y="10.8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2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18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4cm" svg:y="10.8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3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38cm" svg:y="10.8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7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2.546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421cm" svg:height="0.383cm" svg:x="12.956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197cm" svg:height="0.844cm" svg:x="13.461cm" svg:y="10.8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158cm" svg:y="10.179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4.589cm" svg:y="10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313" draw:id="id313">
          <svg:title>TexMaths</svg:title>
          <svg:desc>22§display§= \frac{1}{\sqrt{2}} \log \left[\  \frac{4x + 5}{4} + \sqrt{ x^2 + \frac{5x}{2} - \frac{7}{2} }\ \right]§svg§600§FALSE§</svg:desc>
          <draw:polygon draw:style-name="gr2" draw:text-style-name="P6" draw:layer="layout" svg:width="12.744cm" svg:height="2.241cm" svg:x="5.54cm" svg:y="4.26cm" svg:viewBox="0 0 12745 2242" draw:points="6373,2242 0,2242 0,0 12745,0 12745,2242">
            <text:p/>
          </draw:polygon>
          <draw:path draw:style-name="gr3" draw:text-style-name="P7" draw:layer="layout" svg:width="0.515cm" svg:height="0.182cm" svg:x="5.545cm" svg:y="5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02cm" svg:y="4.5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409cm" svg:y="5.365cm" svg:viewBox="0 0 1033 33" draw:points="516,33 0,33 0,0 1033,0 1033,33">
            <text:p/>
          </draw:polygon>
          <draw:path draw:style-name="gr3" draw:text-style-name="P7" draw:layer="layout" svg:width="0.604cm" svg:height="0.773cm" svg:x="6.467cm" svg:y="5.5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055cm" svg:y="5.52cm" svg:viewBox="0 0 389 33" draw:points="194,33 0,33 0,0 389,0 389,33">
            <text:p/>
          </draw:polygon>
          <draw:path draw:style-name="gr3" draw:text-style-name="P7" draw:layer="layout" svg:width="0.309cm" svg:height="0.516cm" svg:x="7.094cm" svg:y="5.6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73cm" svg:height="0.537cm" svg:x="7.689cm" svg:y="5.03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9cm" svg:y="5.22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85cm" svg:y="5.2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004cm" svg:y="4.221cm" svg:viewBox="0 0 231 2321" draw:points="0,2321 231,2321 231,2272 48,2272 48,48 231,48 231,0 0,0">
            <text:p/>
          </draw:polygon>
          <draw:path draw:style-name="gr3" draw:text-style-name="P7" draw:layer="layout" svg:width="0.344cm" svg:height="0.523cm" svg:x="9.614cm" svg:y="4.52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001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635cm" svg:y="4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404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2.16cm" svg:height="0.032cm" svg:x="9.591cm" svg:y="5.365cm" svg:viewBox="0 0 2161 33" draw:points="1081,33 0,33 0,0 2161,0 2161,33">
            <text:p/>
          </draw:polygon>
          <draw:path draw:style-name="gr3" draw:text-style-name="P7" draw:layer="layout" svg:width="0.344cm" svg:height="0.523cm" svg:x="10.499cm" svg:y="5.58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2.06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3cm" svg:height="1.855cm" svg:x="12.875cm" svg:y="4.328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7" draw:layer="layout" svg:width="4.265cm" svg:height="0.032cm" svg:x="13.563cm" svg:y="4.328cm" svg:viewBox="0 0 4266 33" draw:points="2133,33 0,33 0,0 4266,0 4266,33">
            <text:p/>
          </draw:polygon>
          <draw:path draw:style-name="gr3" draw:text-style-name="P7" draw:layer="layout" svg:width="0.386cm" svg:height="0.351cm" svg:x="13.585cm" svg:y="5.2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039cm" svg:y="4.9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567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427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7 55 141 141 141 90 0 169-74 169-172z">
            <text:p/>
          </draw:path>
          <draw:path draw:style-name="gr3" draw:text-style-name="P7" draw:layer="layout" svg:width="0.386cm" svg:height="0.351cm" svg:x="15.799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83cm" svg:height="0.032cm" svg:x="15.388cm" svg:y="5.365cm" svg:viewBox="0 0 831 33" draw:points="415,33 0,33 0,0 831,0 831,33">
            <text:p/>
          </draw:polygon>
          <draw:path draw:style-name="gr3" draw:text-style-name="P7" draw:layer="layout" svg:width="0.309cm" svg:height="0.516cm" svg:x="15.649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72cm" svg:height="0.032cm" svg:x="16.546cm" svg:y="5.36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7.391cm" svg:y="4.529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7.349cm" svg:y="5.365cm" svg:viewBox="0 0 389 33" draw:points="194,33 0,33 0,0 389,0 389,33">
            <text:p/>
          </draw:polygon>
          <draw:path draw:style-name="gr3" draw:text-style-name="P7" draw:layer="layout" svg:width="0.309cm" svg:height="0.516cm" svg:x="17.388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0.23cm" svg:height="2.32cm" svg:x="18.093cm" svg:y="4.221cm" svg:viewBox="0 0 231 2321" draw:points="183,2272 0,2272 0,2321 231,2321 231,0 0,0 0,48 183,48">
            <text:p/>
          </draw:polygon>
        </draw:g>
        <draw:g xml:id="id319" draw:id="id319">
          <svg:title>TexMaths</svg:title>
          <svg:desc>24§display§=  \int \frac{ 1 }{ \sqrt{16 - ( x^2 - 2(x)(3) + 9 - 9 ) } }\ dx§svg§600§FALSE§</svg:desc>
          <draw:polygon draw:style-name="gr2" draw:text-style-name="P6" draw:layer="layout" svg:width="13.968cm" svg:height="2.017cm" svg:x="5.641cm" svg:y="12.159cm" svg:viewBox="0 0 13969 2018" draw:points="6983,2018 0,2018 0,0 13969,0 13969,2018">
            <text:p/>
          </draw:polygon>
          <draw:path draw:style-name="gr3" draw:text-style-name="P7" draw:layer="layout" svg:width="0.562cm" svg:height="0.199cm" svg:x="5.647cm" svg:y="12.9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1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2.843cm" svg:y="12.1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10.809cm" svg:height="0.035cm" svg:x="7.575cm" svg:y="13.037cm" svg:viewBox="0 0 10810 36" draw:points="5405,36 0,36 0,0 10810,0 10810,36">
            <text:p/>
          </draw:polygon>
          <draw:path draw:style-name="gr3" draw:text-style-name="P7" draw:layer="layout" svg:width="0.769cm" svg:height="1.013cm" svg:x="7.667cm" svg:y="13.2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9.966cm" svg:height="0.035cm" svg:x="8.417cm" svg:y="13.205cm" svg:viewBox="0 0 9967 36" draw:points="4985,36 0,36 0,0 9967,0 9967,36">
            <text:p/>
          </draw:polygon>
          <draw:path draw:style-name="gr3" draw:text-style-name="P7" draw:layer="layout" svg:width="0.279cm" svg:height="0.563cm" svg:x="8.492cm" svg:y="13.3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4cm" svg:y="13.3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2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6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5cm" svg:y="13.58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4cm" svg:y="13.3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9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3cm" svg:x="12.555cm" svg:y="13.39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3.018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287cm" svg:y="13.58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792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197cm" svg:height="0.844cm" svg:x="14.155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4.435cm" svg:y="13.3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197cm" svg:height="0.844cm" svg:x="14.871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562cm" svg:height="0.563cm" svg:x="15.386cm" svg:y="13.46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6.217cm" svg:y="13.399cm" svg:viewBox="0 0 351 582" svg:d="M276 294v27c0 199-88 238-138 238-13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516cm" svg:height="0.035cm" svg:x="16.86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7.669cm" svg:y="13.399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8.104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8.799cm" svg:y="12.67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9.23cm" svg:y="12.89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5" smil:attributeName="visibility" smil:to="visible"/>
                  <anim:animate smil:dur="0.5s" smil:fill="hold" smil:targetElement="id315" smil:attributeName="width" smil:values="width*0.05;width" smil:keyTimes="0;1"/>
                  <anim:animate smil:dur="0.5s" smil:fill="hold" smil:targetElement="id315" smil:attributeName="height" smil:values="height;height" smil:keyTimes="0;1"/>
                  <anim:animate smil:dur="0.5s" smil:fill="hold" smil:targetElement="id315" smil:attributeName="x" smil:values="x-.2;x" smil:keyTimes="0;1"/>
                  <anim:animate smil:dur="0.5s" smil:fill="hold" smil:targetElement="id315" smil:attributeName="y" smil:values="y;y" smil:keyTimes="0;1"/>
                  <anim:transitionFilter smil:dur="0.5s" smil:targetElement="id3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0" draw:id="id320">
          <svg:title>TexMaths</svg:title>
          <svg:desc>24§display§\text {I}§svg§600§FALSE§</svg:desc>
          <draw:polygon draw:style-name="gr2" draw:text-style-name="P6" draw:layer="layout" svg:width="0.197cm" svg:height="0.493cm" svg:x="4.9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2§display§=  \int \frac{ 1 }{ \sqrt{ 7 -  ( x - 3 )^2 + 9 } }\ dx §svg§600§FALSE§</svg:desc>
          <draw:polygon draw:style-name="gr2" draw:text-style-name="P6" draw:layer="layout" svg:width="9.054cm" svg:height="1.849cm" svg:x="5.643cm" svg:y="0.766cm" svg:viewBox="0 0 9055 1850" draw:points="4527,1850 0,1850 0,0 9055,0 9055,1850">
            <text:p/>
          </draw:polygon>
          <draw:path draw:style-name="gr3" draw:text-style-name="P7" draw:layer="layout" svg:width="0.515cm" svg:height="0.182cm" svg:x="5.648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72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71cm" svg:y="0.7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cm" svg:height="0.032cm" svg:x="7.416cm" svg:y="1.57cm" svg:viewBox="0 0 6161 33" draw:points="3080,33 0,33 0,0 6161,0 6161,33">
            <text:p/>
          </draw:polygon>
          <draw:path draw:style-name="gr3" draw:text-style-name="P7" draw:layer="layout" svg:width="0.705cm" svg:height="0.928cm" svg:x="7.5cm" svg:y="1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387cm" svg:height="0.032cm" svg:x="8.188cm" svg:y="1.725cm" svg:viewBox="0 0 5388 33" draw:points="2693,33 0,33 0,0 5388,0 5388,33">
            <text:p/>
          </draw:polygon>
          <draw:path draw:style-name="gr3" draw:text-style-name="P7" draw:layer="layout" svg:width="0.332cm" svg:height="0.541cm" svg:x="8.232cm" svg:y="1.894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8.811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596cm" svg:y="1.8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845cm" svg:y="2.0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9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4cm" svg:y="1.90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64cm" svg:y="1.83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24cm" svg:height="0.36cm" svg:x="11.93cm" svg:y="1.8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59cm" svg:y="1.96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221cm" svg:y="1.903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3.956cm" svg:y="1.24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4.351cm" svg:y="1.43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2" draw:id="id322">
          <svg:title>TexMaths</svg:title>
          <svg:desc>22§display§=  \int \frac{ 1 }{ \sqrt{ 16 - ( x - 3 )^2 } }\ dx §svg§600§FALSE§</svg:desc>
          <draw:polygon draw:style-name="gr2" draw:text-style-name="P6" draw:layer="layout" svg:width="8.108cm" svg:height="1.849cm" svg:x="5.644cm" svg:y="2.868cm" svg:viewBox="0 0 8109 1850" draw:points="4055,1850 0,1850 0,0 8109,0 8109,1850">
            <text:p/>
          </draw:polygon>
          <draw:path draw:style-name="gr3" draw:text-style-name="P7" draw:layer="layout" svg:width="0.515cm" svg:height="0.182cm" svg:x="5.649cm" svg:y="3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2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898cm" svg:y="2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416cm" svg:y="3.672cm" svg:viewBox="0 0 5215 33" draw:points="2608,33 0,33 0,0 5215,0 5215,33">
            <text:p/>
          </draw:polygon>
          <draw:path draw:style-name="gr3" draw:text-style-name="P7" draw:layer="layout" svg:width="0.705cm" svg:height="0.928cm" svg:x="7.501cm" svg:y="3.82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8.189cm" svg:y="3.827cm" svg:viewBox="0 0 4442 33" draw:points="2221,33 0,33 0,0 4442,0 4442,33">
            <text:p/>
          </draw:polygon>
          <draw:path draw:style-name="gr3" draw:text-style-name="P7" draw:layer="layout" svg:width="0.256cm" svg:height="0.516cm" svg:x="8.258cm" svg:y="4.0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8.608cm" svg:y="4.00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9.199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984cm" svg:y="3.9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231cm" svg:y="4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87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28cm" svg:y="4.00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26cm" svg:y="3.9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316cm" svg:y="3.9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012cm" svg:y="3.3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406cm" svg:y="3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23" draw:id="id323">
          <svg:title>TexMaths</svg:title>
          <svg:desc>22§display§=  \int \frac{ 1 }{ \sqrt{ (4)^2 -  ( x - 3 )^2 } }\ dx §svg§600§FALSE§</svg:desc>
          <draw:polygon draw:style-name="gr2" draw:text-style-name="P6" draw:layer="layout" svg:width="8.669cm" svg:height="1.849cm" svg:x="5.644cm" svg:y="5.27cm" svg:viewBox="0 0 8670 1850" draw:points="4335,1850 0,1850 0,0 8670,0 8670,1850">
            <text:p/>
          </draw:polygon>
          <draw:path draw:style-name="gr3" draw:text-style-name="P7" draw:layer="layout" svg:width="0.515cm" svg:height="0.182cm" svg:x="5.649cm" svg:y="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5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5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6.074cm" svg:viewBox="0 0 5776 33" draw:points="2888,33 0,33 0,0 5776,0 5776,33">
            <text:p/>
          </draw:polygon>
          <draw:path draw:style-name="gr3" draw:text-style-name="P7" draw:layer="layout" svg:width="0.705cm" svg:height="0.928cm" svg:x="7.501cm" svg:y="6.2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89cm" svg:y="6.229cm" svg:viewBox="0 0 5004 33" draw:points="2501,33 0,33 0,0 5004,0 5004,33">
            <text:p/>
          </draw:polygon>
          <draw:path draw:style-name="gr3" draw:text-style-name="P7" draw:layer="layout" svg:width="0.18cm" svg:height="0.773cm" svg:x="8.266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8.511cm" svg:y="6.3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8.921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211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61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545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792cm" svg:y="6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448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89cm" svg:y="6.40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587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77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73cm" svg:y="5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67cm" svg:y="5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6" draw:id="id326">
          <svg:title>TexMaths</svg:title>
          <svg:desc>24§display§= \sin^{-1}\left( \frac{x - 3}{4} \right) \ + \ c§svg§600§FALSE§</svg:desc>
          <draw:polygon draw:style-name="gr2" draw:text-style-name="P6" draw:layer="layout" svg:width="8.225cm" svg:height="1.941cm" svg:x="5.649cm" svg:y="7.675cm" svg:viewBox="0 0 8226 1942" draw:points="4113,1942 0,1942 0,0 8226,0 8226,1942">
            <text:p/>
          </draw:polygon>
          <draw:path draw:style-name="gr3" draw:text-style-name="P7" draw:layer="layout" svg:width="0.562cm" svg:height="0.199cm" svg:x="5.655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6.525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6.859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091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596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124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754cm" svg:y="7.633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9.326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16cm" svg:height="0.035cm" svg:x="10.0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0.851cm" svg:y="7.7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1.936cm" svg:height="0.035cm" svg:x="9.301cm" svg:y="8.628cm" svg:viewBox="0 0 1937 36" draw:points="968,36 0,36 0,0 1937,0 1937,36">
            <text:p/>
          </draw:polygon>
          <draw:path draw:style-name="gr3" draw:text-style-name="P7" draw:layer="layout" svg:width="0.375cm" svg:height="0.571cm" svg:x="10.081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1.36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475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587cm" svg:y="8.48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24" draw:id="id324">
          <svg:title>TexMaths</svg:title>
          <svg:desc>26§display§\therefore§svg§600§FALSE§</svg:desc>
          <draw:polygon draw:style-name="gr2" draw:text-style-name="P6" draw:layer="layout" svg:width="0.49cm" svg:height="0.402cm" svg:x="3.408cm" svg:y="8.421cm" svg:viewBox="0 0 491 403" draw:points="246,403 0,403 0,0 491,0 491,403">
            <text:p/>
          </draw:polygon>
          <draw:path draw:style-name="gr3" draw:text-style-name="P7" draw:layer="layout" svg:width="0.555cm" svg:height="0.493cm" svg:x="3.389cm" svg:y="8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6§display§\text {(14)}§svg§600§FALSE§</svg:desc>
          <draw:polygon draw:style-name="gr2" draw:text-style-name="P6" draw:layer="layout" svg:width="1.443cm" svg:height="0.823cm" svg:x="1.42cm" svg:y="10.654cm" svg:viewBox="0 0 1444 824" draw:points="722,824 0,824 0,0 1444,0 1444,824">
            <text:p/>
          </draw:polygon>
          <draw:path draw:style-name="gr3" draw:text-style-name="P7" draw:layer="layout" svg:width="0.213cm" svg:height="0.914cm" svg:x="1.464cm" svg:y="10.6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1cm" svg:y="10.6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213cm" svg:y="10.675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2.696cm" svg:y="10.6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37cm" svg:y="10.7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0.7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10.9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0.7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11.1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4.943cm" svg:y="10.747cm" svg:viewBox="0 0 198 494" draw:points="100,494 0,494 0,0 198,0 198,494">
            <text:p/>
          </draw:polygon>
          <draw:path draw:style-name="gr3" draw:text-style-name="P7" draw:layer="layout" svg:width="0.258cm" svg:height="0.577cm" svg:x="4.924cm" svg:y="10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4§display§= \int \frac{ 1 }{ \sqrt{15 + 6x  - 9x^2} }\ dx§svg§600§FALSE§</svg:desc>
          <draw:polygon draw:style-name="gr2" draw:text-style-name="P6" draw:layer="layout" svg:width="8.952cm" svg:height="1.848cm" svg:x="5.64cm" svg:y="10.058cm" svg:viewBox="0 0 8953 1849" draw:points="4477,1849 0,1849 0,0 8953,0 8953,1849">
            <text:p/>
          </draw:polygon>
          <draw:path draw:style-name="gr3" draw:text-style-name="P7" draw:layer="layout" svg:width="0.562cm" svg:height="0.199cm" svg:x="5.646cm" svg:y="10.8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5cm" svg:y="10.016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334cm" svg:y="10.0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795cm" svg:height="0.035cm" svg:x="7.573cm" svg:y="10.936cm" svg:viewBox="0 0 5796 36" draw:points="2897,36 0,36 0,0 5796,0 5796,36">
            <text:p/>
          </draw:polygon>
          <draw:path draw:style-name="gr3" draw:text-style-name="P7" draw:layer="layout" svg:width="0.659cm" svg:height="0.844cm" svg:x="7.635cm" svg:y="11.105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7" draw:layer="layout" svg:width="5.093cm" svg:height="0.035cm" svg:x="8.276cm" svg:y="11.105cm" svg:viewBox="0 0 5094 36" draw:points="2546,36 0,36 0,0 5094,0 5094,36">
            <text:p/>
          </draw:polygon>
          <draw:path draw:style-name="gr3" draw:text-style-name="P7" draw:layer="layout" svg:width="0.279cm" svg:height="0.564cm" svg:x="8.351cm" svg:y="11.2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8.741cm" svg:y="11.2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3 58 154 154 154 98 0 184-81 184-188z">
            <text:p/>
          </draw:path>
          <draw:path draw:style-name="gr3" draw:text-style-name="P7" draw:layer="layout" svg:width="0.562cm" svg:height="0.564cm" svg:x="9.355cm" svg:y="11.3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6cm" svg:y="11.2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7cm" svg:y="11.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2cm" svg:y="11.61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122cm" svg:y="11.28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2.531cm" svg:y="11.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3.026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784cm" svg:y="10.5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4.213cm" svg:y="10.7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31" draw:id="id331">
          <svg:title>TexMaths</svg:title>
          <svg:desc>24§display§= \int \frac{ 1 }{ \sqrt{15 - ( 9x^2 - 6x ) } }\ dx§svg§600§FALSE§</svg:desc>
          <draw:polygon draw:style-name="gr2" draw:text-style-name="P6" draw:layer="layout" svg:width="9.749cm" svg:height="2.017cm" svg:x="5.641cm" svg:y="12.458cm" svg:viewBox="0 0 9750 2018" draw:points="4875,2018 0,2018 0,0 9750,0 9750,2018">
            <text:p/>
          </draw:polygon>
          <draw:path draw:style-name="gr3" draw:text-style-name="P7" draw:layer="layout" svg:width="0.562cm" svg:height="0.199cm" svg:x="5.647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416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735cm" svg:y="12.431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7" draw:layer="layout" svg:width="6.592cm" svg:height="0.035cm" svg:x="7.574cm" svg:y="13.336cm" svg:viewBox="0 0 6593 36" draw:points="3297,36 0,36 0,0 6593,0 6593,36">
            <text:p/>
          </draw:polygon>
          <draw:path draw:style-name="gr3" draw:text-style-name="P7" draw:layer="layout" svg:width="0.769cm" svg:height="1.013cm" svg:x="7.667cm" svg:y="13.504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749cm" svg:height="0.035cm" svg:x="8.417cm" svg:y="13.504cm" svg:viewBox="0 0 5750 36" draw:points="2874,36 0,36 0,0 5750,0 5750,36">
            <text:p/>
          </draw:polygon>
          <draw:path draw:style-name="gr3" draw:text-style-name="P7" draw:layer="layout" svg:width="0.279cm" svg:height="0.563cm" svg:x="8.492cm" svg:y="13.698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37cm" svg:height="0.581cm" svg:x="8.882cm" svg:y="13.698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7" draw:layer="layout" svg:width="0.515cm" svg:height="0.035cm" svg:x="9.51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0.376cm" svg:y="13.6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0.656cm" svg:y="13.698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1.067cm" svg:y="13.8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262cm" svg:height="0.393cm" svg:x="11.562cm" svg:y="13.62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5cm" svg:height="0.035cm" svg:x="12.15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97cm" svg:y="13.69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" draw:text-style-name="P7" draw:layer="layout" svg:width="0.421cm" svg:height="0.383cm" svg:x="13.381cm" svg:y="13.88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885cm" svg:y="13.62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582cm" svg:y="12.9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5.011cm" svg:y="13.19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8" draw:id="id338">
          <svg:title>TexMaths</svg:title>
          <svg:desc>26§display§\therefore§svg§600§FALSE§</svg:desc>
          <draw:polygon draw:style-name="gr2" draw:text-style-name="P6" draw:layer="layout" svg:width="0.49cm" svg:height="0.402cm" svg:x="4.208cm" svg:y="10.7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0.6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9" draw:id="id339">
          <svg:title>TexMaths</svg:title>
          <svg:desc>24§display§\text {I}§svg§600§FALSE§</svg:desc>
          <draw:polygon draw:style-name="gr2" draw:text-style-name="P6" draw:layer="layout" svg:width="0.197cm" svg:height="0.493cm" svg:x="5.547cm" svg:y="10.6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2" draw:id="id332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3" draw:id="id333">
          <svg:title>TexMaths</svg:title>
          <svg:desc>22§display§= \int \frac{ 1 }{ \sqrt{15 - [\  (3x)^2 - 2(3x)(1) + 1 - 1 \  ]  } }\ dx§svg§600§FALSE§</svg:desc>
          <draw:polygon draw:style-name="gr2" draw:text-style-name="P6" draw:layer="layout" svg:width="14.52cm" svg:height="1.849cm" svg:x="6.332cm" svg:y="0.657cm" svg:viewBox="0 0 14521 1850" draw:points="7260,1850 0,1850 0,0 14521,0 14521,1850">
            <text:p/>
          </draw:polygon>
          <draw:path draw:style-name="gr3" draw:text-style-name="P7" draw:layer="layout" svg:width="0.515cm" svg:height="0.182cm" svg:x="6.337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6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3.792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627cm" svg:height="0.032cm" svg:x="8.104cm" svg:y="1.461cm" svg:viewBox="0 0 11628 33" draw:points="5813,33 0,33 0,0 11628,0 11628,33">
            <text:p/>
          </draw:polygon>
          <draw:path draw:style-name="gr3" draw:text-style-name="P7" draw:layer="layout" svg:width="0.705cm" svg:height="0.928cm" svg:x="8.189cm" svg:y="1.6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853cm" svg:height="0.032cm" svg:x="8.877cm" svg:y="1.616cm" svg:viewBox="0 0 10854 33" draw:points="5428,33 0,33 0,0 10854,0 10854,33">
            <text:p/>
          </draw:polygon>
          <draw:path draw:style-name="gr3" draw:text-style-name="P7" draw:layer="layout" svg:width="0.256cm" svg:height="0.516cm" svg:x="8.94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3cm" svg:y="1.7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7cm" svg:y="2.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0.686cm" svg:y="1.72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145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0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777cm" svg:y="1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242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532cm" svg:y="1.7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081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829cm" svg:y="1.7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25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5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85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5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68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5.97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337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6.809cm" svg:y="1.8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7.608cm" svg:y="1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8.162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94cm" svg:y="1.79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106cm" svg:height="0.773cm" svg:x="19.532cm" svg:y="1.728cm" svg:viewBox="0 0 107 774" draw:points="107,0 0,0 0,32 76,32 76,744 0,744 0,774 107,774">
            <text:p/>
          </draw:polygon>
          <draw:path draw:style-name="gr3" draw:text-style-name="P7" draw:layer="layout" svg:width="0.369cm" svg:height="0.546cm" svg:x="20.111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50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34" draw:id="id334">
          <svg:title>TexMaths</svg:title>
          <svg:desc>22§display§= \int \frac{ 1 }{ \sqrt{15 - ( 3x - 1 )^2+ 1  } }\ dx§svg§600§FALSE§</svg:desc>
          <draw:polygon draw:style-name="gr2" draw:text-style-name="P6" draw:layer="layout" svg:width="9.827cm" svg:height="1.849cm" svg:x="6.334cm" svg:y="2.956cm" svg:viewBox="0 0 9828 1850" draw:points="4914,1850 0,1850 0,0 9828,0 9828,1850">
            <text:p/>
          </draw:polygon>
          <draw:path draw:style-name="gr3" draw:text-style-name="P7" draw:layer="layout" svg:width="0.515cm" svg:height="0.182cm" svg:x="6.339cm" svg:y="3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2.9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447cm" svg:y="2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932cm" svg:height="0.032cm" svg:x="8.106cm" svg:y="3.76cm" svg:viewBox="0 0 6933 33" draw:points="3467,33 0,33 0,0 6933,0 6933,33">
            <text:p/>
          </draw:polygon>
          <draw:path draw:style-name="gr3" draw:text-style-name="P7" draw:layer="layout" svg:width="0.705cm" svg:height="0.928cm" svg:x="8.191cm" svg:y="3.9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159cm" svg:height="0.032cm" svg:x="8.879cm" svg:y="3.915cm" svg:viewBox="0 0 6160 33" draw:points="3080,33 0,33 0,0 6160,0 6160,33">
            <text:p/>
          </draw:polygon>
          <draw:path draw:style-name="gr3" draw:text-style-name="P7" draw:layer="layout" svg:width="0.256cm" svg:height="0.516cm" svg:x="8.948cm" svg:y="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5cm" svg:y="4.0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9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674cm" svg:y="4.0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0.931cm" svg:y="4.09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308cm" svg:y="4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963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4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103cm" svg:y="4.0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394cm" svg:y="4.0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922cm" svg:y="4.1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2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15.42cm" svg:y="3.4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814cm" svg:y="3.6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6" draw:id="id336">
          <svg:title>TexMaths</svg:title>
          <svg:desc>22§display§= \int \frac{ 1 }{ \sqrt{ (4)^2 - (3x - 1)^2 } }\ dx§svg§600§FALSE§</svg:desc>
          <draw:polygon draw:style-name="gr2" draw:text-style-name="P6" draw:layer="layout" svg:width="9.055cm" svg:height="1.849cm" svg:x="6.337cm" svg:y="5.356cm" svg:viewBox="0 0 9056 1850" draw:points="4528,1850 0,1850 0,0 9056,0 9056,1850">
            <text:p/>
          </draw:polygon>
          <draw:path draw:style-name="gr3" draw:text-style-name="P7" draw:layer="layout" svg:width="0.515cm" svg:height="0.182cm" svg:x="6.342cm" svg:y="6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5.3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66cm" svg:y="5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8.109cm" svg:y="6.16cm" svg:viewBox="0 0 6163 33" draw:points="3082,33 0,33 0,0 6163,0 6163,33">
            <text:p/>
          </draw:polygon>
          <draw:path draw:style-name="gr3" draw:text-style-name="P7" draw:layer="layout" svg:width="0.705cm" svg:height="0.928cm" svg:x="8.194cm" svg:y="6.315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8.882cm" svg:y="6.315cm" svg:viewBox="0 0 5390 33" draw:points="2694,33 0,33 0,0 5390,0 5390,33">
            <text:p/>
          </draw:polygon>
          <draw:path draw:style-name="gr3" draw:text-style-name="P7" draw:layer="layout" svg:width="0.18cm" svg:height="0.773cm" svg:x="8.959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04cm" svg:y="6.484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4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04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53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8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5cm" svg:y="6.4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872cm" svg:y="6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2.526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304cm" svg:y="6.4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67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957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652cm" svg:y="5.8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045cm" svg:y="6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40" draw:id="id340">
          <svg:title>TexMaths</svg:title>
          <svg:desc>22§display§= \frac{1}{3} \sin^{-1}\left( \frac{3x - 1}{4} \right) \ + \ c§svg§600§FALSE§</svg:desc>
          <draw:polygon draw:style-name="gr2" draw:text-style-name="P6" draw:layer="layout" svg:width="8.626cm" svg:height="1.779cm" svg:x="6.137cm" svg:y="10.059cm" svg:viewBox="0 0 8627 1780" draw:points="4314,1780 0,1780 0,0 8627,0 8627,1780">
            <text:p/>
          </draw:polygon>
          <draw:path draw:style-name="gr3" draw:text-style-name="P7" draw:layer="layout" svg:width="0.515cm" svg:height="0.182cm" svg:x="6.142cm" svg:y="10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0.1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0.932cm" svg:viewBox="0 0 389 33" draw:points="194,33 0,33 0,0 389,0 389,33">
            <text:p/>
          </draw:polygon>
          <draw:path draw:style-name="gr3" draw:text-style-name="P7" draw:layer="layout" svg:width="0.321cm" svg:height="0.532cm" svg:x="7.04cm" svg:y="11.1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642cm" svg:y="10.79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946cm" svg:y="10.62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159cm" svg:y="10.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10.6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8cm" svg:y="10.4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685cm" svg:y="10.0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218cm" svg:y="10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595cm" svg:y="10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10.4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10.1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0.185cm" svg:y="10.932cm" svg:viewBox="0 0 2161 33" draw:points="1081,33 0,33 0,0 2161,0 2161,33">
            <text:p/>
          </draw:polygon>
          <draw:path draw:style-name="gr3" draw:text-style-name="P7" draw:layer="layout" svg:width="0.344cm" svg:height="0.524cm" svg:x="11.095cm" svg:y="11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466cm" svg:y="10.0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481cm" svg:y="10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cm" svg:y="10.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35" draw:id="id335">
          <svg:title>TexMaths</svg:title>
          <svg:desc>22§display§= \int \frac{ 1 }{ \sqrt{16 - ( 3x - 1 )^2 } }\ dx§svg§600§FALSE§</svg:desc>
          <draw:polygon draw:style-name="gr2" draw:text-style-name="P6" draw:layer="layout" svg:width="8.494cm" svg:height="1.849cm" svg:x="16.635cm" svg:y="2.958cm" svg:viewBox="0 0 8495 1850" draw:points="4249,1850 0,1850 0,0 8495,0 8495,1850">
            <text:p/>
          </draw:polygon>
          <draw:path draw:style-name="gr3" draw:text-style-name="P7" draw:layer="layout" svg:width="0.515cm" svg:height="0.182cm" svg:x="16.6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455cm" svg:y="2.9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1.082cm" svg:y="2.9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601cm" svg:height="0.032cm" svg:x="18.407cm" svg:y="3.762cm" svg:viewBox="0 0 5602 33" draw:points="2800,33 0,33 0,0 5602,0 5602,33">
            <text:p/>
          </draw:polygon>
          <draw:path draw:style-name="gr3" draw:text-style-name="P7" draw:layer="layout" svg:width="0.705cm" svg:height="0.928cm" svg:x="18.492cm" svg:y="3.9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27cm" svg:height="0.032cm" svg:x="19.18cm" svg:y="3.917cm" svg:viewBox="0 0 4828 33" draw:points="2415,33 0,33 0,0 4828,0 4828,33">
            <text:p/>
          </draw:polygon>
          <draw:path draw:style-name="gr3" draw:text-style-name="P7" draw:layer="layout" svg:width="0.256cm" svg:height="0.516cm" svg:x="19.249cm" svg:y="4.0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599cm" svg:y="4.09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20.19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975cm" svg:y="4.0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232cm" svg:y="4.0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1.609cm" svg:y="4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2.263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041cm" svg:y="4.0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404cm" svg:y="4.0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3.694cm" svg:y="4.0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88cm" svg:y="3.4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782cm" svg:y="3.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7" draw:id="id337">
          <svg:title>TexMaths</svg:title>
          <svg:desc>24§display§= \sin^{-1}\left( \frac{3x - 1}{4} \right) \left( \frac{1}{3} \right) \ + \ c§svg§600§FALSE§</svg:desc>
          <draw:polygon draw:style-name="gr2" draw:text-style-name="P6" draw:layer="layout" svg:width="10.652cm" svg:height="1.941cm" svg:x="6.25cm" svg:y="7.675cm" svg:viewBox="0 0 10653 1942" draw:points="5326,1942 0,1942 0,0 10653,0 10653,1942">
            <text:p/>
          </draw:polygon>
          <draw:path draw:style-name="gr3" draw:text-style-name="P7" draw:layer="layout" svg:width="0.562cm" svg:height="0.199cm" svg:x="6.256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126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46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692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197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725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355cm" svg:y="7.63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5cm" svg:height="0.581cm" svg:x="9.939cm" svg:y="7.72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349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1.06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11.912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902cm" svg:y="8.628cm" svg:viewBox="0 0 2358 36" draw:points="1179,36 0,36 0,0 2358,0 2358,36">
            <text:p/>
          </draw:polygon>
          <draw:path draw:style-name="gr3" draw:text-style-name="P7" draw:layer="layout" svg:width="0.375cm" svg:height="0.571cm" svg:x="10.893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2.391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297cm" svg:y="7.633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3.919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844cm" svg:y="8.628cm" svg:viewBox="0 0 424 36" draw:points="211,36 0,36 0,0 424,0 424,36">
            <text:p/>
          </draw:polygon>
          <draw:path draw:style-name="gr3" draw:text-style-name="P7" draw:layer="layout" svg:width="0.35cm" svg:height="0.581cm" svg:x="13.879cm" svg:y="8.8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39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503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617cm" svg:y="8.484cm" svg:viewBox="0 0 330 384" svg:d="M301 52c-13 0-25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</draw:g>
        <draw:g xml:id="id341" draw:id="id341">
          <svg:title>TexMaths</svg:title>
          <svg:desc>26§display§\text {(15)}§svg§600§FALSE§</svg:desc>
          <draw:polygon draw:style-name="gr2" draw:text-style-name="P6" draw:layer="layout" svg:width="1.443cm" svg:height="0.823cm" svg:x="1.421cm" svg:y="13.055cm" svg:viewBox="0 0 1444 824" draw:points="722,824 0,824 0,0 1444,0 1444,824">
            <text:p/>
          </draw:polygon>
          <draw:path draw:style-name="gr3" draw:text-style-name="P7" draw:layer="layout" svg:width="0.213cm" svg:height="0.914cm" svg:x="1.465cm" svg:y="13.009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2cm" svg:y="13.086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233cm" svg:y="13.086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2.697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2" draw:id="id342">
          <svg:title>TexMaths</svg:title>
          <svg:desc>24§display§\text {Let,}§svg§600§FALSE§</svg:desc>
          <draw:polygon draw:style-name="gr2" draw:text-style-name="P6" draw:layer="layout" svg:width="1.318cm" svg:height="0.655cm" svg:x="3.238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3" draw:id="id343">
          <svg:title>TexMaths</svg:title>
          <svg:desc>24§display§\text {I}§svg§600§FALSE§</svg:desc>
          <draw:polygon draw:style-name="gr2" draw:text-style-name="P6" draw:layer="layout" svg:width="0.197cm" svg:height="0.493cm" svg:x="4.944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4" draw:id="id344">
          <svg:title>TexMaths</svg:title>
          <svg:desc>24§display§= \int \frac{ 1 }{ \sqrt{2 + 3x - 2x^2} }\ dx§svg§600§FALSE§</svg:desc>
          <draw:polygon draw:style-name="gr2" draw:text-style-name="P6" draw:layer="layout" svg:width="8.53cm" svg:height="1.848cm" svg:x="5.642cm" svg:y="12.458cm" svg:viewBox="0 0 8531 1849" draw:points="4266,1849 0,1849 0,0 8531,0 8531,1849">
            <text:p/>
          </draw:polygon>
          <draw:path draw:style-name="gr3" draw:text-style-name="P7" draw:layer="layout" svg:width="0.562cm" svg:height="0.199cm" svg:x="5.648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7cm" svg:y="12.4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5cm" svg:y="12.4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6cm" svg:y="13.336cm" svg:viewBox="0 0 5374 36" draw:points="2688,36 0,36 0,0 5374,0 5374,36">
            <text:p/>
          </draw:polygon>
          <draw:path draw:style-name="gr3" draw:text-style-name="P7" draw:layer="layout" svg:width="0.66cm" svg:height="0.844cm" svg:x="7.637cm" svg:y="13.5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8cm" svg:y="13.505cm" svg:viewBox="0 0 4672 36" draw:points="2337,36 0,36 0,0 4672,0 4672,36">
            <text:p/>
          </draw:polygon>
          <draw:path draw:style-name="gr3" draw:text-style-name="P7" draw:layer="layout" svg:width="0.337cm" svg:height="0.564cm" svg:x="8.32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562cm" svg:height="0.564cm" svg:x="8.935cm" svg:y="13.7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9.766cm" svg:y="13.6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177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10.893cm" svg:y="14.01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707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2.113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8cm" svg:y="13.6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4cm" svg:y="12.9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5cm" svg:y="13.1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45" draw:id="id345">
          <svg:title>TexMaths</svg:title>
          <svg:desc>24§display§= \int \frac{ 1 }{ \sqrt{ 2 \left( 1 + \frac{3x}{2} - x^2  \right) } }\ dx§svg§600§FALSE§</svg:desc>
          <draw:polygon draw:style-name="gr2" draw:text-style-name="P6" draw:layer="layout" svg:width="9.603cm" svg:height="2.524cm" svg:x="14.743cm" svg:y="12.559cm" svg:viewBox="0 0 9604 2525" draw:points="4802,2525 0,2525 0,0 9604,0 9604,2525">
            <text:p/>
          </draw:polygon>
          <draw:path draw:style-name="gr3" draw:text-style-name="P7" draw:layer="layout" svg:width="0.562cm" svg:height="0.199cm" svg:x="14.749cm" svg:y="13.3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5.638cm" svg:y="12.517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9.762cm" svg:y="12.5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444cm" svg:height="0.035cm" svg:x="16.676cm" svg:y="13.437cm" svg:viewBox="0 0 6445 36" draw:points="3224,36 0,36 0,0 6445,0 6445,36">
            <text:p/>
          </draw:polygon>
          <draw:path draw:style-name="gr3" draw:text-style-name="P7" draw:layer="layout" svg:width="0.769cm" svg:height="1.519cm" svg:x="16.769cm" svg:y="13.6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602cm" svg:height="0.035cm" svg:x="17.519cm" svg:y="13.606cm" svg:viewBox="0 0 5603 36" draw:points="2801,36 0,36 0,0 5603,0 5603,36">
            <text:p/>
          </draw:polygon>
          <draw:path draw:style-name="gr3" draw:text-style-name="P7" draw:layer="layout" svg:width="0.337cm" svg:height="0.563cm" svg:x="17.562cm" svg:y="14.05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222cm" svg:height="1.013cm" svg:x="18.21cm" svg:y="13.897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9cm" svg:height="0.563cm" svg:x="18.545cm" svg:y="14.05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562cm" svg:height="0.563cm" svg:x="19.124cm" svg:y="14.1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20.056cm" svg:y="13.89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7" draw:layer="layout" svg:width="0.318cm" svg:height="0.268cm" svg:x="20.388cm" svg:y="14.022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20.023cm" svg:y="14.387cm" svg:viewBox="0 0 720 36" draw:points="361,36 0,36 0,0 720,0 720,36">
            <text:p/>
          </draw:polygon>
          <draw:path draw:style-name="gr3" draw:text-style-name="P7" draw:layer="layout" svg:width="0.262cm" svg:height="0.393cm" svg:x="20.251cm" svg:y="14.51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21.1cm" svg:y="14.38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21.899cm" svg:y="14.2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22.392cm" svg:y="13.97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22.77cm" svg:y="13.897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402cm" svg:height="0.596cm" svg:x="23.537cm" svg:y="13.079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3.967cm" svg:y="13.2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6" draw:id="id34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7" draw:id="id347">
          <svg:title>TexMaths</svg:title>
          <svg:desc>22§display§= \int \frac{ 1 }{ \sqrt{2} \sqrt{ 1 + \frac{3x}{2} - x^2 } }\ dx§svg§600§FALSE§</svg:desc>
          <draw:polygon draw:style-name="gr2" draw:text-style-name="P6" draw:layer="layout" svg:width="8.608cm" svg:height="2.313cm" svg:x="6.331cm" svg:y="0.656cm" svg:viewBox="0 0 8609 2314" draw:points="4305,2314 0,2314 0,0 8609,0 8609,2314">
            <text:p/>
          </draw:polygon>
          <draw:path draw:style-name="gr3" draw:text-style-name="P7" draw:layer="layout" svg:width="0.515cm" svg:height="0.182cm" svg:x="6.336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836cm" svg:y="0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15cm" svg:height="0.032cm" svg:x="8.103cm" svg:y="1.46cm" svg:viewBox="0 0 5716 33" draw:points="2858,33 0,33 0,0 5716,0 5716,33">
            <text:p/>
          </draw:polygon>
          <draw:path draw:style-name="gr3" draw:text-style-name="P7" draw:layer="layout" svg:width="0.604cm" svg:height="0.773cm" svg:x="8.16cm" svg:y="1.86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7cm" svg:y="1.868cm" svg:viewBox="0 0 389 33" draw:points="194,33 0,33 0,0 389,0 389,33">
            <text:p/>
          </draw:polygon>
          <draw:path draw:style-name="gr3" draw:text-style-name="P7" draw:layer="layout" svg:width="0.309cm" svg:height="0.516cm" svg:x="8.786cm" svg:y="2.0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19cm" svg:y="1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3.911cm" svg:height="0.032cm" svg:x="9.907cm" svg:y="1.615cm" svg:viewBox="0 0 3912 33" draw:points="1955,33 0,33 0,0 3912,0 3912,33">
            <text:p/>
          </draw:polygon>
          <draw:path draw:style-name="gr3" draw:text-style-name="P7" draw:layer="layout" svg:width="0.256cm" svg:height="0.516cm" svg:x="9.976cm" svg:y="2.0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09cm" svg:y="2.0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1.361cm" svg:y="1.87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91cm" svg:height="0.245cm" svg:x="11.665cm" svg:y="1.99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659cm" svg:height="0.032cm" svg:x="11.331cm" svg:y="2.331cm" svg:viewBox="0 0 660 33" draw:points="331,33 0,33 0,0 660,0 660,33">
            <text:p/>
          </draw:polygon>
          <draw:path draw:style-name="gr3" draw:text-style-name="P7" draw:layer="layout" svg:width="0.24cm" svg:height="0.36cm" svg:x="11.54cm" svg:y="2.4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32cm" svg:y="2.33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05cm" svg:y="2.1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3.504cm" svg:y="1.9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98cm" svg:y="1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4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48" draw:id="id348">
          <svg:title>TexMaths</svg:title>
          <svg:desc>22§display§= \frac{1}{\sqrt{2}} \int \frac{ 1 }{ \sqrt{ 1 - \left( x^2 -  \frac{3x}{2}  \right) } }\ dx§svg§600§FALSE§</svg:desc>
          <draw:polygon draw:style-name="gr2" draw:text-style-name="P6" draw:layer="layout" svg:width="9.632cm" svg:height="2.313cm" svg:x="6.333cm" svg:y="3.357cm" svg:viewBox="0 0 9633 2314" draw:points="4817,2314 0,2314 0,0 9633,0 9633,2314">
            <text:p/>
          </draw:polygon>
          <draw:path draw:style-name="gr3" draw:text-style-name="P7" draw:layer="layout" svg:width="0.515cm" svg:height="0.182cm" svg:x="6.338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61cm" svg:y="4.3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4.316cm" svg:viewBox="0 0 389 33" draw:points="194,33 0,33 0,0 389,0 389,33">
            <text:p/>
          </draw:polygon>
          <draw:path draw:style-name="gr3" draw:text-style-name="P7" draw:layer="layout" svg:width="0.309cm" svg:height="0.516cm" svg:x="7.887cm" svg:y="4.4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cm" svg:y="3.3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21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393cm" svg:height="0.032cm" svg:x="9.45cm" svg:y="4.161cm" svg:viewBox="0 0 5394 33" draw:points="2696,33 0,33 0,0 5394,0 5394,33">
            <text:p/>
          </draw:polygon>
          <draw:path draw:style-name="gr3" draw:text-style-name="P7" draw:layer="layout" svg:width="0.705cm" svg:height="1.392cm" svg:x="9.536cm" svg:y="4.3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19cm" svg:height="0.032cm" svg:x="10.224cm" svg:y="4.316cm" svg:viewBox="0 0 4620 33" draw:points="2311,33 0,33 0,0 4620,0 4620,33">
            <text:p/>
          </draw:polygon>
          <draw:path draw:style-name="gr3" draw:text-style-name="P7" draw:layer="layout" svg:width="0.256cm" svg:height="0.516cm" svg:x="10.293cm" svg:y="4.7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4.5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1.932cm" svg:y="4.8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386cm" svg:y="4.6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35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766cm" svg:y="4.57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4.07cm" svg:y="4.697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3.737cm" svg:y="5.032cm" svg:viewBox="0 0 660 33" draw:points="331,33 0,33 0,0 660,0 660,33">
            <text:p/>
          </draw:polygon>
          <draw:path draw:style-name="gr3" draw:text-style-name="P7" draw:layer="layout" svg:width="0.24cm" svg:height="0.36cm" svg:x="13.947cm" svg:y="5.1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4.522cm" svg:y="4.5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5.225cm" svg:y="3.8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5.619cm" svg:y="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49" draw:id="id349">
          <svg:title>TexMaths</svg:title>
          <svg:desc>22§display§= \frac{1}{\sqrt{2}} \int \frac{ 1 }{ \sqrt{ 1 - \left[\ x^2 - 2(x) \left( \frac{3}{4} \right) + \frac{9}{16} - \frac{9}{16}  \ \right] } }\ dx§svg§600§FALSE§</svg:desc>
          <draw:polygon draw:style-name="gr2" draw:text-style-name="P6" draw:layer="layout" svg:width="15.494cm" svg:height="2.313cm" svg:x="6.334cm" svg:y="6.259cm" svg:viewBox="0 0 15495 2314" draw:points="7748,2314 0,2314 0,0 15495,0 15495,2314">
            <text:p/>
          </draw:polygon>
          <draw:path draw:style-name="gr3" draw:text-style-name="P7" draw:layer="layout" svg:width="0.515cm" svg:height="0.182cm" svg:x="6.339cm" svg:y="6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6cm" svg:y="6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3cm" svg:y="7.063cm" svg:viewBox="0 0 1033 33" draw:points="516,33 0,33 0,0 1033,0 1033,33">
            <text:p/>
          </draw:polygon>
          <draw:path draw:style-name="gr3" draw:text-style-name="P7" draw:layer="layout" svg:width="0.604cm" svg:height="0.773cm" svg:x="7.262cm" svg:y="7.2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9cm" svg:y="7.218cm" svg:viewBox="0 0 389 33" draw:points="194,33 0,33 0,0 389,0 389,33">
            <text:p/>
          </draw:polygon>
          <draw:path draw:style-name="gr3" draw:text-style-name="P7" draw:layer="layout" svg:width="0.309cm" svg:height="0.516cm" svg:x="7.888cm" svg:y="7.37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1cm" svg:y="6.2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955cm" svg:y="6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54cm" svg:height="0.032cm" svg:x="9.451cm" svg:y="7.063cm" svg:viewBox="0 0 11255 33" draw:points="5629,33 0,33 0,0 11255,0 11255,33">
            <text:p/>
          </draw:polygon>
          <draw:path draw:style-name="gr3" draw:text-style-name="P7" draw:layer="layout" svg:width="0.705cm" svg:height="1.392cm" svg:x="9.537cm" svg:y="7.2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10.482cm" svg:height="0.032cm" svg:x="10.225cm" svg:y="7.218cm" svg:viewBox="0 0 10483 33" draw:points="5241,33 0,33 0,0 10483,0 10483,33">
            <text:p/>
          </draw:polygon>
          <draw:path draw:style-name="gr3" draw:text-style-name="P7" draw:layer="layout" svg:width="0.256cm" svg:height="0.516cm" svg:x="10.294cm" svg:y="7.6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8cm" svg:y="7.934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1.713cm" svg:y="7.485cm" svg:viewBox="0 0 150 929" draw:points="0,929 150,929 150,897 32,897 32,32 150,32 150,0 0,0">
            <text:p/>
          </draw:polygon>
          <draw:path draw:style-name="gr3" draw:text-style-name="P7" draw:layer="layout" svg:width="0.386cm" svg:height="0.351cm" svg:x="12.16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612cm" svg:y="7.5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161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909cm" svg:y="7.6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333cm" svg:y="7.5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58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044cm" svg:y="7.5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5.546cm" svg:y="7.485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9cm" svg:height="0.37cm" svg:x="15.905cm" svg:y="7.4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877cm" svg:y="7.934cm" svg:viewBox="0 0 310 33" draw:points="155,33 0,33 0,0 310,0 310,33">
            <text:p/>
          </draw:polygon>
          <draw:path draw:style-name="gr3" draw:text-style-name="P7" draw:layer="layout" svg:width="0.267cm" svg:height="0.365cm" svg:x="15.898cm" svg:y="8.0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312cm" svg:y="7.4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6.847cm" svg:y="7.6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7.853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67cm" svg:y="7.934cm" svg:viewBox="0 0 618 33" draw:points="310,33 0,33 0,0 618,0 618,33">
            <text:p/>
          </draw:polygon>
          <draw:path draw:style-name="gr3" draw:text-style-name="P7" draw:layer="layout" svg:width="0.198cm" svg:height="0.36cm" svg:x="17.728cm" svg:y="8.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07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8.615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9.599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416cm" svg:y="7.934cm" svg:viewBox="0 0 618 33" draw:points="310,33 0,33 0,0 618,0 618,33">
            <text:p/>
          </draw:polygon>
          <draw:path draw:style-name="gr3" draw:text-style-name="P7" draw:layer="layout" svg:width="0.198cm" svg:height="0.36cm" svg:x="19.476cm" svg:y="8.0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754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0.149cm" svg:height="0.928cm" svg:x="20.4cm" svg:y="7.485cm" svg:viewBox="0 0 150 929" draw:points="150,929 150,0 0,0 0,32 120,32 120,897 0,897 0,929">
            <text:p/>
          </draw:polygon>
          <draw:path draw:style-name="gr3" draw:text-style-name="P7" draw:layer="layout" svg:width="0.369cm" svg:height="0.546cm" svg:x="21.087cm" svg:y="6.7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1.481cm" svg:y="6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50" draw:id="id350">
          <svg:title>TexMaths</svg:title>
          <svg:desc>22§display§= \frac{1}{\sqrt{2}} \int \frac{ 1 }{ \sqrt{ 1 -  \left( x - \frac{3}{4} \right)^2 + \frac{9}{16} } }\ dx§svg§600§FALSE§</svg:desc>
          <draw:polygon draw:style-name="gr2" draw:text-style-name="P6" draw:layer="layout" svg:width="11.028cm" svg:height="2.313cm" svg:x="6.333cm" svg:y="9.257cm" svg:viewBox="0 0 11029 2314" draw:points="5514,2314 0,2314 0,0 11029,0 11029,2314">
            <text:p/>
          </draw:polygon>
          <draw:path draw:style-name="gr3" draw:text-style-name="P7" draw:layer="layout" svg:width="0.515cm" svg:height="0.182cm" svg:x="6.338cm" svg:y="9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10.061cm" svg:viewBox="0 0 1033 33" draw:points="516,33 0,33 0,0 1033,0 1033,33">
            <text:p/>
          </draw:polygon>
          <draw:path draw:style-name="gr3" draw:text-style-name="P7" draw:layer="layout" svg:width="0.604cm" svg:height="0.773cm" svg:x="7.26cm" svg:y="10.2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10.216cm" svg:viewBox="0 0 389 33" draw:points="194,33 0,33 0,0 389,0 389,33">
            <text:p/>
          </draw:polygon>
          <draw:path draw:style-name="gr3" draw:text-style-name="P7" draw:layer="layout" svg:width="0.309cm" svg:height="0.516cm" svg:x="7.887cm" svg:y="10.3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9cm" svg:y="9.2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72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789cm" svg:height="0.032cm" svg:x="9.45cm" svg:y="10.061cm" svg:viewBox="0 0 6790 33" draw:points="3395,33 0,33 0,0 6790,0 6790,33">
            <text:p/>
          </draw:polygon>
          <draw:path draw:style-name="gr3" draw:text-style-name="P7" draw:layer="layout" svg:width="0.705cm" svg:height="1.392cm" svg:x="9.536cm" svg:y="10.2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6.016cm" svg:height="0.032cm" svg:x="10.224cm" svg:y="10.216cm" svg:viewBox="0 0 6017 33" draw:points="3008,33 0,33 0,0 6017,0 6017,33">
            <text:p/>
          </draw:polygon>
          <draw:path draw:style-name="gr3" draw:text-style-name="P7" draw:layer="layout" svg:width="0.256cm" svg:height="0.516cm" svg:x="10.293cm" svg:y="10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10.5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1.931cm" svg:y="10.8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588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418cm" svg:y="10.5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388cm" svg:y="11.009cm" svg:viewBox="0 0 310 33" draw:points="155,33 0,33 0,0 310,0 310,33">
            <text:p/>
          </draw:polygon>
          <draw:path draw:style-name="gr3" draw:text-style-name="P7" draw:layer="layout" svg:width="0.267cm" svg:height="0.365cm" svg:x="13.41cm" svg:y="11.1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3.825cm" svg:y="10.5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179cm" svg:y="10.3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707cm" svg:y="10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5.713cm" svg:y="10.555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8cm" svg:y="11.009cm" svg:viewBox="0 0 618 33" draw:points="310,33 0,33 0,0 618,0 618,33">
            <text:p/>
          </draw:polygon>
          <draw:path draw:style-name="gr3" draw:text-style-name="P7" draw:layer="layout" svg:width="0.198cm" svg:height="0.36cm" svg:x="15.588cm" svg:y="11.1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866cm" svg:y="11.1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6.62cm" svg:y="9.7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014cm" svg:y="9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51" draw:id="id351">
          <svg:title>TexMaths</svg:title>
          <svg:desc>22§display§= \frac{1}{\sqrt{2}} \int \frac{ 1 }{ \sqrt{ \frac{25}{16} -  \left( x - \frac{3}{4} \right)^2 } }\ dx§svg§600§FALSE§</svg:desc>
          <draw:polygon draw:style-name="gr2" draw:text-style-name="P6" draw:layer="layout" svg:width="9.697cm" svg:height="2.313cm" svg:x="6.339cm" svg:y="12.156cm" svg:viewBox="0 0 9698 2314" draw:points="4849,2314 0,2314 0,0 9698,0 9698,2314">
            <text:p/>
          </draw:polygon>
          <draw:path draw:style-name="gr3" draw:text-style-name="P7" draw:layer="layout" svg:width="0.515cm" svg:height="0.182cm" svg:x="6.344cm" svg:y="12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1cm" svg:y="12.1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9cm" svg:y="12.96cm" svg:viewBox="0 0 1033 33" draw:points="516,33 0,33 0,0 1033,0 1033,33">
            <text:p/>
          </draw:polygon>
          <draw:path draw:style-name="gr3" draw:text-style-name="P7" draw:layer="layout" svg:width="0.604cm" svg:height="0.773cm" svg:x="7.267cm" svg:y="13.11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4cm" svg:y="13.115cm" svg:viewBox="0 0 389 33" draw:points="194,33 0,33 0,0 389,0 389,33">
            <text:p/>
          </draw:polygon>
          <draw:path draw:style-name="gr3" draw:text-style-name="P7" draw:layer="layout" svg:width="0.309cm" svg:height="0.516cm" svg:x="7.893cm" svg:y="13.2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6cm" svg:y="12.1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61cm" svg:y="12.1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57cm" svg:height="0.032cm" svg:x="9.456cm" svg:y="12.96cm" svg:viewBox="0 0 5458 33" draw:points="2730,33 0,33 0,0 5458,0 5458,33">
            <text:p/>
          </draw:polygon>
          <draw:path draw:style-name="gr3" draw:text-style-name="P7" draw:layer="layout" svg:width="0.705cm" svg:height="1.392cm" svg:x="9.542cm" svg:y="13.1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0.231cm" svg:y="13.115cm" svg:viewBox="0 0 4685 33" draw:points="2343,33 0,33 0,0 4685,0 4685,33">
            <text:p/>
          </draw:polygon>
          <draw:path draw:style-name="gr3" draw:text-style-name="P7" draw:layer="layout" svg:width="0.24cm" svg:height="0.36cm" svg:x="10.357cm" svg:y="13.4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0.665cm" svg:y="13.454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0.322cm" svg:y="13.908cm" svg:viewBox="0 0 618 33" draw:points="310,33 0,33 0,0 618,0 618,33">
            <text:p/>
          </draw:polygon>
          <draw:path draw:style-name="gr3" draw:text-style-name="P7" draw:layer="layout" svg:width="0.198cm" svg:height="0.36cm" svg:x="10.382cm" svg:y="14.0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cm" svg:y="14.02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1.269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095cm" svg:y="13.461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2.353cm" svg:y="13.7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01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841cm" svg:y="13.4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811cm" svg:y="13.908cm" svg:viewBox="0 0 310 33" draw:points="155,33 0,33 0,0 310,0 310,33">
            <text:p/>
          </draw:polygon>
          <draw:path draw:style-name="gr3" draw:text-style-name="P7" draw:layer="layout" svg:width="0.267cm" svg:height="0.365cm" svg:x="13.832cm" svg:y="14.0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247cm" svg:y="13.461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601cm" svg:y="13.29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96cm" svg:y="12.632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689cm" svg:y="12.8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xml:id="id358" text:id="id358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(II) <text:s/>Method of Substitution 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2" draw:id="id35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3" draw:id="id353">
          <svg:title>TexMaths</svg:title>
          <svg:desc>22§display§= \frac{1}{\sqrt{2}} \int \frac{ 1 }{ \sqrt{ \left( \frac{5}{4} \right)^2 -  \left( x - \frac{3}{4} \right)^2 } }\ dx§svg§600§FALSE§</svg:desc>
          <draw:polygon draw:style-name="gr2" draw:text-style-name="P6" draw:layer="layout" svg:width="10.445cm" svg:height="2.313cm" svg:x="6.331cm" svg:y="0.657cm" svg:viewBox="0 0 10446 2314" draw:points="5222,2314 0,2314 0,0 10446,0 10446,2314">
            <text:p/>
          </draw:polygon>
          <draw:path draw:style-name="gr3" draw:text-style-name="P7" draw:layer="layout" svg:width="0.515cm" svg:height="0.182cm" svg:x="6.336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1.461cm" svg:viewBox="0 0 1033 33" draw:points="516,33 0,33 0,0 1033,0 1033,33">
            <text:p/>
          </draw:polygon>
          <draw:path draw:style-name="gr3" draw:text-style-name="P7" draw:layer="layout" svg:width="0.604cm" svg:height="0.773cm" svg:x="7.259cm" svg:y="1.6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1.616cm" svg:viewBox="0 0 389 33" draw:points="194,33 0,33 0,0 389,0 389,33">
            <text:p/>
          </draw:polygon>
          <draw:path draw:style-name="gr3" draw:text-style-name="P7" draw:layer="layout" svg:width="0.309cm" svg:height="0.516cm" svg:x="7.885cm" svg:y="1.7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8cm" svg:y="0.61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2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48cm" svg:y="1.461cm" svg:viewBox="0 0 6206 33" draw:points="3103,33 0,33 0,0 6206,0 6206,33">
            <text:p/>
          </draw:polygon>
          <draw:path draw:style-name="gr3" draw:text-style-name="P7" draw:layer="layout" svg:width="0.705cm" svg:height="1.392cm" svg:x="9.534cm" svg:y="1.6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3cm" svg:y="1.616cm" svg:viewBox="0 0 5433 33" draw:points="2716,33 0,33 0,0 5433,0 5433,33">
            <text:p/>
          </draw:polygon>
          <draw:path draw:style-name="gr3" draw:text-style-name="P7" draw:layer="layout" svg:width="0.203cm" svg:height="0.928cm" svg:x="10.341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0.703cm" svg:y="1.9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0.67cm" svg:y="2.409cm" svg:viewBox="0 0 310 33" draw:points="155,33 0,33 0,0 310,0 310,33">
            <text:p/>
          </draw:polygon>
          <draw:path draw:style-name="gr3" draw:text-style-name="P7" draw:layer="layout" svg:width="0.267cm" svg:height="0.365cm" svg:x="10.691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1.104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458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007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835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3.093cm" svg:y="2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75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581cm" svg:y="1.9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4.551cm" svg:y="2.409cm" svg:viewBox="0 0 310 33" draw:points="155,33 0,33 0,0 310,0 310,33">
            <text:p/>
          </draw:polygon>
          <draw:path draw:style-name="gr3" draw:text-style-name="P7" draw:layer="layout" svg:width="0.267cm" svg:height="0.365cm" svg:x="14.572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85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1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35cm" svg:y="1.13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29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54" draw:id="id354">
          <svg:title>TexMaths</svg:title>
          <svg:desc>22§display§= \frac{1}{\sqrt{2}} \times \sin^{-1} \left( \frac{ x - \frac{3}{4}}{ \frac{5}{4} } \right)§svg§600§FALSE§</svg:desc>
          <draw:polygon draw:style-name="gr2" draw:text-style-name="P6" draw:layer="layout" svg:width="7.851cm" svg:height="1.99cm" svg:x="6.338cm" svg:y="3.163cm" svg:viewBox="0 0 7852 1991" draw:points="3926,1991 0,1991 0,0 7852,0 7852,1991">
            <text:p/>
          </draw:polygon>
          <draw:path draw:style-name="gr3" draw:text-style-name="P7" draw:layer="layout" svg:width="0.515cm" svg:height="0.182cm" svg:x="6.343cm" svg:y="4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cm" svg:y="3.3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7cm" svg:y="4.147cm" svg:viewBox="0 0 1033 33" draw:points="516,33 0,33 0,0 1033,0 1033,33">
            <text:p/>
          </draw:polygon>
          <draw:path draw:style-name="gr3" draw:text-style-name="P7" draw:layer="layout" svg:width="0.604cm" svg:height="0.773cm" svg:x="7.265cm" svg:y="4.301cm" svg:viewBox="0 0 605 774" svg:d="M245 693l-136-301c-5-12-10-12-12-12 0 0-5 0-13 5l-73 57c-11 7-11 10-11 12 0 4 2 9 7 9s19-11 26-18c6-3 18-12 25-17l153 334c5 12 11 12 18 12 10 0 12-3 19-14l352-728c5-13 5-14 5-16 0-9-7-16-15-16s-13 4-18 16z">
            <text:p/>
          </draw:path>
          <draw:polygon draw:style-name="gr3" draw:text-style-name="P7" draw:layer="layout" svg:width="0.388cm" svg:height="0.032cm" svg:x="7.853cm" svg:y="4.301cm" svg:viewBox="0 0 389 33" draw:points="194,33 0,33 0,0 389,0 389,33">
            <text:p/>
          </draw:polygon>
          <draw:path draw:style-name="gr3" draw:text-style-name="P7" draw:layer="layout" svg:width="0.309cm" svg:height="0.516cm" svg:x="7.892cm" svg:y="4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8.617cm" svg:y="3.97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4cm" svg:height="0.356cm" svg:x="9.302cm" svg:y="4.0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08cm" svg:y="3.8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821cm" svg:y="4.01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0.285cm" svg:y="3.88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767cm" svg:y="3.6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1.346cm" svg:y="3.235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1.869cm" svg:y="3.4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2.524cm" svg:y="3.5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356cm" svg:y="3.12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olygon draw:style-name="gr3" draw:text-style-name="P7" draw:layer="layout" svg:width="0.309cm" svg:height="0.032cm" svg:x="13.326cm" svg:y="3.58cm" svg:viewBox="0 0 310 33" draw:points="155,33 0,33 0,0 310,0 310,33">
            <text:p/>
          </draw:polygon>
          <draw:path draw:style-name="gr3" draw:text-style-name="P7" draw:layer="layout" svg:width="0.266cm" svg:height="0.365cm" svg:x="13.347cm" svg:y="3.689cm" svg:viewBox="0 0 267 366" svg:d="M267 278v-21h-61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1.882cm" svg:height="0.032cm" svg:x="11.846cm" svg:y="4.147cm" svg:viewBox="0 0 1883 33" draw:points="941,33 0,33 0,0 1883,0 1883,33">
            <text:p/>
          </draw:polygon>
          <draw:path draw:style-name="gr3" draw:text-style-name="P7" draw:layer="layout" svg:width="0.24cm" svg:height="0.37cm" svg:x="12.666cm" svg:y="4.261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633cm" svg:y="4.715cm" svg:viewBox="0 0 310 33" draw:points="155,33 0,33 0,0 310,0 310,33">
            <text:p/>
          </draw:polygon>
          <draw:path draw:style-name="gr3" draw:text-style-name="P7" draw:layer="layout" svg:width="0.266cm" svg:height="0.365cm" svg:x="12.654cm" svg:y="4.826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3.847cm" svg:y="3.235cm" svg:viewBox="0 0 382 1857" svg:d="M382 929c0-304-71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</draw:g>
        <draw:g xml:id="id357" draw:id="id357">
          <svg:title>TexMaths</svg:title>
          <svg:desc>22§display§= \frac{1}{\sqrt{2}}  \sin^{-1} \left( \frac{ 4x - 3}{ 5 } \right)§svg§600§FALSE§</svg:desc>
          <draw:polygon draw:style-name="gr2" draw:text-style-name="P6" draw:layer="layout" svg:width="7.315cm" svg:height="1.779cm" svg:x="6.342cm" svg:y="5.566cm" svg:viewBox="0 0 7316 1780" draw:points="3659,1780 0,1780 0,0 7316,0 7316,1780">
            <text:p/>
          </draw:polygon>
          <draw:path draw:style-name="gr3" draw:text-style-name="P7" draw:layer="layout" svg:width="0.515cm" svg:height="0.182cm" svg:x="6.347cm" svg:y="6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4cm" svg:y="5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11cm" svg:y="6.439cm" svg:viewBox="0 0 1033 33" draw:points="516,33 0,33 0,0 1033,0 1033,33">
            <text:p/>
          </draw:polygon>
          <draw:path draw:style-name="gr3" draw:text-style-name="P7" draw:layer="layout" svg:width="0.604cm" svg:height="0.773cm" svg:x="7.27cm" svg:y="6.5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7cm" svg:y="6.594cm" svg:viewBox="0 0 389 33" draw:points="194,33 0,33 0,0 389,0 389,33">
            <text:p/>
          </draw:polygon>
          <draw:path draw:style-name="gr3" draw:text-style-name="P7" draw:layer="layout" svg:width="0.309cm" svg:height="0.516cm" svg:x="7.896cm" svg:y="6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8.491cm" svg:y="6.30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95cm" svg:y="6.1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01cm" svg:y="6.3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473cm" svg:y="6.1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957cm" svg:y="5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534cm" svg:y="5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11.057cm" svg:y="5.6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44cm" svg:y="5.7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9cm" svg:y="5.9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42cm" svg:y="5.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1.036cm" svg:y="6.439cm" svg:viewBox="0 0 2161 33" draw:points="1081,33 0,33 0,0 2161,0 2161,33">
            <text:p/>
          </draw:polygon>
          <draw:path draw:style-name="gr3" draw:text-style-name="P7" draw:layer="layout" svg:width="0.309cm" svg:height="0.532cm" svg:x="11.96cm" svg:y="6.6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3.315cm" svg:y="5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59" draw:id="id359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5cm" svg:y="9.445cm" svg:viewBox="0 0 9009 743" draw:points="4503,743 0,743 0,0 9009,0 9009,743">
            <text:p/>
          </draw:polygon>
          <draw:path draw:style-name="gr3" draw:text-style-name="P7" draw:layer="layout" svg:width="0.567cm" svg:height="0.624cm" svg:x="2.018cm" svg:y="9.4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7cm" svg:y="9.6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1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2cm" svg:y="9.6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3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5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9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2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8cm" svg:y="9.4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3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9cm" svg:y="9.3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3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7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6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8cm" svg:y="9.6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2cm" svg:y="9.4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6cm" svg:y="9.6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8cm" svg:y="9.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9cm" svg:y="9.947cm" svg:viewBox="0 0 100 100" svg:d="M100 50c0-27-23-50-50-50s-50 23-50 50 23 50 50 50 50-23 50-50z">
            <text:p/>
          </draw:path>
        </draw:g>
        <draw:g xml:id="id360" draw:id="id360">
          <svg:title>TexMaths</svg:title>
          <svg:desc>24§display§\text {(1)}§svg§600§FALSE§</svg:desc>
          <draw:polygon draw:style-name="gr2" draw:text-style-name="P6" draw:layer="layout" svg:width="0.91cm" svg:height="0.76cm" svg:x="1.815cm" svg:y="11.143cm" svg:viewBox="0 0 911 761" draw:points="455,761 0,761 0,0 911,0 911,761">
            <text:p/>
          </draw:polygon>
          <draw:path draw:style-name="gr3" draw:text-style-name="P7" draw:layer="layout" svg:width="0.197cm" svg:height="0.844cm" svg:x="1.855cm" svg:y="11.1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176cm" svg:y="11.1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572cm" svg:y="11.1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1" draw:id="id361">
          <svg:title>TexMaths</svg:title>
          <svg:desc>22§display§\int \frac{ e^{ \frac{x}{2} } }{ \sqrt{ 9e^{-x} - 4e^x } }\ dx§svg§600§FALSE§</svg:desc>
          <draw:polygon draw:style-name="gr2" draw:text-style-name="P6" draw:layer="layout" svg:width="6.424cm" svg:height="1.825cm" svg:x="2.82cm" svg:y="10.545cm" svg:viewBox="0 0 6425 1826" draw:points="3213,1826 0,1826 0,0 6425,0 6425,1826">
            <text:p/>
          </draw:polygon>
          <draw:path draw:style-name="gr3" draw:text-style-name="P7" draw:layer="layout" svg:width="0.687cm" svg:height="1.719cm" svg:x="2.825cm" svg:y="10.63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5.54cm" svg:y="10.82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5.992cm" svg:y="10.506cm" svg:viewBox="0 0 229 178" svg:d="M206 19c-18 6-18 23-18 23 0 7 4 16 18 16 11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7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5.957cm" svg:y="10.737cm" svg:viewBox="0 0 308 28" draw:points="153,28 0,28 0,0 308,0 308,28">
            <text:p/>
          </draw:polygon>
          <draw:path draw:style-name="gr3" draw:text-style-name="P7" draw:layer="layout" svg:width="0.193cm" svg:height="0.258cm" svg:x="6.013cm" svg:y="10.814cm" svg:viewBox="0 0 194 259" svg:d="M194 185h-16c-2 7-5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3.776cm" svg:y="11.48cm" svg:viewBox="0 0 4346 33" draw:points="2174,33 0,33 0,0 4346,0 4346,33">
            <text:p/>
          </draw:polygon>
          <draw:path draw:style-name="gr3" draw:text-style-name="P7" draw:layer="layout" svg:width="0.605cm" svg:height="0.774cm" svg:x="3.832cm" svg:y="11.634cm" svg:viewBox="0 0 606 775" svg:d="M245 694l-136-301c-5-13-10-13-12-13 0 0-5 0-13 6l-73 56c-11 7-11 10-11 12 0 4 2 9 7 9s19-11 26-18c6-3 18-12 25-17l153 334c6 13 11 13 18 13 10 0 12-4 19-15l352-728c6-13 6-14 6-16 0-9-7-16-16-16-7 0-13 4-18 16z">
            <text:p/>
          </draw:path>
          <draw:polygon draw:style-name="gr3" draw:text-style-name="P7" draw:layer="layout" svg:width="3.701cm" svg:height="0.032cm" svg:x="4.42cm" svg:y="11.634cm" svg:viewBox="0 0 3702 33" draw:points="1852,33 0,33 0,0 3702,0 3702,33">
            <text:p/>
          </draw:polygon>
          <draw:path draw:style-name="gr3" draw:text-style-name="P7" draw:layer="layout" svg:width="0.321cm" svg:height="0.532cm" svg:x="4.454cm" svg:y="11.788cm" svg:viewBox="0 0 322 533" svg:d="M253 269v25c0 183-80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4.843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5.226cm" svg:y="11.93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5.677cm" svg:y="11.84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7" draw:layer="layout" svg:width="0.473cm" svg:height="0.032cm" svg:x="6.276cm" svg:y="12.0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7.008cm" svg:y="11.779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7.407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58cm" svg:y="11.84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0 56z">
            <text:p/>
          </draw:path>
          <draw:path draw:style-name="gr3" draw:text-style-name="P7" draw:layer="layout" svg:width="0.369cm" svg:height="0.546cm" svg:x="8.502cm" svg:y="11.15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897cm" svg:y="11.3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2" draw:id="id362">
          <svg:title>TexMaths</svg:title>
          <svg:desc>24§display§\text {(2)}§svg§600§FALSE§</svg:desc>
          <draw:polygon draw:style-name="gr2" draw:text-style-name="P6" draw:layer="layout" svg:width="0.91cm" svg:height="0.76cm" svg:x="9.615cm" svg:y="11.144cm" svg:viewBox="0 0 911 761" draw:points="455,761 0,761 0,0 911,0 911,761">
            <text:p/>
          </draw:polygon>
          <draw:path draw:style-name="gr3" draw:text-style-name="P7" draw:layer="layout" svg:width="0.197cm" svg:height="0.844cm" svg:x="9.655cm" svg:y="11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9.944cm" svg:y="11.1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372cm" svg:y="11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3" draw:id="id363">
          <svg:title>TexMaths</svg:title>
          <svg:desc>22§display§\int \frac{ \sec x \tan x }{ \sqrt{7 - 9 \tan^2 x} }\ dx§svg§600§FALSE§</svg:desc>
          <draw:polygon draw:style-name="gr2" draw:text-style-name="P6" draw:layer="layout" svg:width="6.604cm" svg:height="1.695cm" svg:x="10.718cm" svg:y="10.641cm" svg:viewBox="0 0 6605 1696" draw:points="3304,1696 0,1696 0,0 6605,0 6605,1696">
            <text:p/>
          </draw:polygon>
          <draw:path draw:style-name="gr3" draw:text-style-name="P7" draw:layer="layout" svg:width="0.687cm" svg:height="1.719cm" svg:x="10.723cm" svg:y="10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2.272cm" svg:y="10.7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2.575cm" svg:y="10.7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922cm" svg:y="10.78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3.391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2cm" svg:height="0.485cm" svg:x="13.955cm" svg:y="10.65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273cm" svg:y="10.785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4.652cm" svg:y="10.7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208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4.527cm" svg:height="0.032cm" svg:x="11.674cm" svg:y="11.445cm" svg:viewBox="0 0 4528 33" draw:points="2263,33 0,33 0,0 4528,0 4528,33">
            <text:p/>
          </draw:polygon>
          <draw:path draw:style-name="gr3" draw:text-style-name="P7" draw:layer="layout" svg:width="0.604cm" svg:height="0.774cm" svg:x="11.73cm" svg:y="11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12.318cm" svg:y="11.6cm" svg:viewBox="0 0 3883 33" draw:points="1941,33 0,33 0,0 3883,0 3883,33">
            <text:p/>
          </draw:polygon>
          <draw:path draw:style-name="gr3" draw:text-style-name="P7" draw:layer="layout" svg:width="0.332cm" svg:height="0.541cm" svg:x="12.362cm" svg:y="11.783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12.941cm" svg:y="1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82cm" svg:y="11.79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4.18cm" svg:y="11.8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498cm" svg:y="11.959cm" svg:viewBox="0 0 350 357" svg:d="M227 289c2 31 23 63 60 63 16 0 63-10 63-74v-42h-19v42c0 46-19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4.877cm" svg:y="11.9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317cm" svg:y="11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cm" svg:y="1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369cm" svg:height="0.547cm" svg:x="16.582cm" svg:y="11.118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75cm" svg:y="11.3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64" draw:id="id364">
          <svg:title>TexMaths</svg:title>
          <svg:desc>24§display§\text {(3)}§svg§600§FALSE§</svg:desc>
          <draw:polygon draw:style-name="gr2" draw:text-style-name="P6" draw:layer="layout" svg:width="0.91cm" svg:height="0.76cm" svg:x="18.116cm" svg:y="11.145cm" svg:viewBox="0 0 911 761" draw:points="455,761 0,761 0,0 911,0 911,761">
            <text:p/>
          </draw:polygon>
          <draw:path draw:style-name="gr3" draw:text-style-name="P7" draw:layer="layout" svg:width="0.197cm" svg:height="0.844cm" svg:x="18.156cm" svg:y="11.1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437cm" svg:y="11.1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3cm" svg:y="11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5" draw:id="id365">
          <svg:title>TexMaths</svg:title>
          <svg:desc>22§display§\int \frac{ \text {cosec}^2 x }{ \sqrt{4\cot^2 x - 3} }\ dx§svg§600§FALSE§</svg:desc>
          <draw:polygon draw:style-name="gr2" draw:text-style-name="P6" draw:layer="layout" svg:width="6.519cm" svg:height="1.805cm" svg:x="19.22cm" svg:y="10.641cm" svg:viewBox="0 0 6520 1806" draw:points="3260,1806 0,1806 0,0 6520,0 6520,1806">
            <text:p/>
          </draw:polygon>
          <draw:path draw:style-name="gr3" draw:text-style-name="P7" draw:layer="layout" svg:width="0.687cm" svg:height="1.718cm" svg:x="19.225cm" svg:y="10.713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21.167cm" svg:y="10.89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506cm" svg:y="10.8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97cm" svg:y="10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198cm" svg:y="10.8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2.547cm" svg:y="10.89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22.897cm" svg:y="10.6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233cm" svg:y="10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2cm" svg:height="0.032cm" svg:x="20.176cm" svg:y="11.556cm" svg:viewBox="0 0 4443 33" draw:points="2221,33 0,33 0,0 4443,0 4443,33">
            <text:p/>
          </draw:polygon>
          <draw:path draw:style-name="gr3" draw:text-style-name="P7" draw:layer="layout" svg:width="0.604cm" svg:height="0.773cm" svg:x="20.232cm" svg:y="11.71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20.82cm" svg:y="11.711cm" svg:viewBox="0 0 3798 33" draw:points="1899,33 0,33 0,0 3798,0 3798,33">
            <text:p/>
          </draw:polygon>
          <draw:path draw:style-name="gr3" draw:text-style-name="P7" draw:layer="layout" svg:width="0.344cm" svg:height="0.523cm" svg:x="20.843cm" svg:y="11.89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21.362cm" svg:y="12.0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702cm" svg:y="12.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22.082cm" svg:y="11.94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22.401cm" svg:y="11.77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865cm" svg:y="12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3.522cm" svg:y="12.2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263cm" svg:y="11.9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4.999cm" svg:y="11.228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393cm" svg:y="11.4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55" draw:id="id355">
          <svg:title>TexMaths</svg:title>
          <svg:desc>26§display§\therefore§svg§600§FALSE§</svg:desc>
          <draw:polygon draw:style-name="gr2" draw:text-style-name="P6" draw:layer="layout" svg:width="0.49cm" svg:height="0.402cm" svg:x="4.208cm" svg:y="6.3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6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6" draw:id="id356">
          <svg:title>TexMaths</svg:title>
          <svg:desc>24§display§\text {I}§svg§600§FALSE§</svg:desc>
          <draw:polygon draw:style-name="gr2" draw:text-style-name="P6" draw:layer="layout" svg:width="0.197cm" svg:height="0.493cm" svg:x="5.645cm" svg:y="6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ext {(4)}§svg§600§FALSE§</svg:desc>
          <draw:polygon draw:style-name="gr2" draw:text-style-name="P6" draw:layer="layout" svg:width="0.91cm" svg:height="0.76cm" svg:x="1.817cm" svg:y="13.845cm" svg:viewBox="0 0 911 761" draw:points="455,761 0,761 0,0 911,0 911,761">
            <text:p/>
          </draw:polygon>
          <draw:path draw:style-name="gr3" draw:text-style-name="P7" draw:layer="layout" svg:width="0.197cm" svg:height="0.844cm" svg:x="1.857cm" svg:y="13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26cm" svg:y="13.8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74cm" svg:y="13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7" draw:id="id367">
          <svg:title>TexMaths</svg:title>
          <svg:desc>22§display§\int \frac{ x^2 }{ \sqrt{2x^6 + 5} }\ dx§svg§600§FALSE§</svg:desc>
          <draw:polygon draw:style-name="gr2" draw:text-style-name="P6" draw:layer="layout" svg:width="5.229cm" svg:height="1.805cm" svg:x="3.022cm" svg:y="13.246cm" svg:viewBox="0 0 5230 1806" draw:points="2615,1806 0,1806 0,0 5230,0 5230,1806">
            <text:p/>
          </draw:polygon>
          <draw:path draw:style-name="gr3" draw:text-style-name="P7" draw:layer="layout" svg:width="0.687cm" svg:height="1.718cm" svg:x="3.027cm" svg:y="13.3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5.181cm" svg:y="13.5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5.635cm" svg:y="13.2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3cm" svg:height="0.032cm" svg:x="3.978cm" svg:y="14.161cm" svg:viewBox="0 0 3154 33" draw:points="1577,33 0,33 0,0 3154,0 3154,33">
            <text:p/>
          </draw:polygon>
          <draw:path draw:style-name="gr3" draw:text-style-name="P7" draw:layer="layout" svg:width="0.604cm" svg:height="0.773cm" svg:x="4.034cm" svg:y="1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4.622cm" svg:y="14.316cm" svg:viewBox="0 0 2508 33" draw:points="1255,33 0,33 0,0 2508,0 2508,33">
            <text:p/>
          </draw:polygon>
          <draw:path draw:style-name="gr3" draw:text-style-name="P7" draw:layer="layout" svg:width="0.309cm" svg:height="0.516cm" svg:x="4.66cm" svg:y="14.4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5.032cm" svg:y="14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5.481cm" svg:y="14.4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6.012cm" svg:y="14.54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781cm" svg:y="14.47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7.511cm" svg:y="13.83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7.904cm" svg:y="1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68" draw:id="id368">
          <svg:title>TexMaths</svg:title>
          <svg:desc>24§display§\text {(5)}§svg§600§FALSE§</svg:desc>
          <draw:polygon draw:style-name="gr2" draw:text-style-name="P6" draw:layer="layout" svg:width="0.91cm" svg:height="0.76cm" svg:x="9.617cm" svg:y="13.846cm" svg:viewBox="0 0 911 761" draw:points="455,761 0,761 0,0 911,0 911,761">
            <text:p/>
          </draw:polygon>
          <draw:path draw:style-name="gr3" draw:text-style-name="P7" draw:layer="layout" svg:width="0.197cm" svg:height="0.844cm" svg:x="9.657cm" svg:y="13.8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946cm" svg:y="13.8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374cm" svg:y="13.8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9" draw:id="id369">
          <svg:title>TexMaths</svg:title>
          <svg:desc>22§display§\int \frac{ \cos x}{ \sqrt{ ( \sin x - 3 )( \sin x + 7 ) } }\ dx§svg§600§FALSE§</svg:desc>
          <draw:polygon draw:style-name="gr2" draw:text-style-name="P6" draw:layer="layout" svg:width="9.759cm" svg:height="1.849cm" svg:x="10.72cm" svg:y="13.345cm" svg:viewBox="0 0 9760 1850" draw:points="4879,1850 0,1850 0,0 9760,0 9760,1850">
            <text:p/>
          </draw:polygon>
          <draw:path draw:style-name="gr3" draw:text-style-name="P7" draw:layer="layout" svg:width="0.687cm" svg:height="1.718cm" svg:x="10.725cm" svg:y="13.306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4.74cm" svg:y="13.489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5.078cm" svg:y="13.489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469cm" svg:y="13.4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9cm" svg:y="13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11.676cm" svg:y="14.149cm" svg:viewBox="0 0 7681 33" draw:points="3841,33 0,33 0,0 7681,0 7681,33">
            <text:p/>
          </draw:polygon>
          <draw:path draw:style-name="gr3" draw:text-style-name="P7" draw:layer="layout" svg:width="0.705cm" svg:height="0.928cm" svg:x="11.762cm" svg:y="14.304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8cm" svg:height="0.032cm" svg:x="12.45cm" svg:y="14.304cm" svg:viewBox="0 0 6909 33" draw:points="3455,33 0,33 0,0 6909,0 6909,33">
            <text:p/>
          </draw:polygon>
          <draw:path draw:style-name="gr3" draw:text-style-name="P7" draw:layer="layout" svg:width="0.18cm" svg:height="0.773cm" svg:x="12.526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776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8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95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851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506cm" svg:y="14.78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49cm" svg:y="14.4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647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979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6.229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534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749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305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39cm" svg:y="14.54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8.713cm" svg:y="14.473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9.1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9.737cm" svg:y="13.82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132cm" svg:y="14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anim:sub-item="text" smil:attributeName="visibility" smil:to="visible"/>
                  <anim:animate smil:dur="0.5s" smil:fill="hold" smil:targetElement="id358" anim:sub-item="text" smil:attributeName="width" smil:values="width*0.05;width" smil:keyTimes="0;1"/>
                  <anim:animate smil:dur="0.5s" smil:fill="hold" smil:targetElement="id358" anim:sub-item="text" smil:attributeName="height" smil:values="height;height" smil:keyTimes="0;1"/>
                  <anim:animate smil:dur="0.5s" smil:fill="hold" smil:targetElement="id358" anim:sub-item="text" smil:attributeName="x" smil:values="x-.2;x" smil:keyTimes="0;1"/>
                  <anim:animate smil:dur="0.5s" smil:fill="hold" smil:targetElement="id358" anim:sub-item="text" smil:attributeName="y" smil:values="y;y" smil:keyTimes="0;1"/>
                  <anim:transitionFilter smil:dur="0.5s" smil:targetElement="id3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9" smil:attributeName="visibility" smil:to="visible"/>
                  <anim:animate smil:dur="0.5s" smil:fill="hold" smil:targetElement="id359" smil:attributeName="width" smil:values="width*0.05;width" smil:keyTimes="0;1"/>
                  <anim:animate smil:dur="0.5s" smil:fill="hold" smil:targetElement="id359" smil:attributeName="height" smil:values="height;height" smil:keyTimes="0;1"/>
                  <anim:animate smil:dur="0.5s" smil:fill="hold" smil:targetElement="id359" smil:attributeName="x" smil:values="x-.2;x" smil:keyTimes="0;1"/>
                  <anim:animate smil:dur="0.5s" smil:fill="hold" smil:targetElement="id359" smil:attributeName="y" smil:values="y;y" smil:keyTimes="0;1"/>
                  <anim:transitionFilter smil:dur="0.5s" smil:targetElement="id3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60" smil:attributeName="visibility" smil:to="visible"/>
                  <anim:animate smil:dur="0.25s" smil:fill="hold" smil:targetElement="id360" smil:attributeName="width" smil:values="width*0.05;width" smil:keyTimes="0;1"/>
                  <anim:animate smil:dur="0.25s" smil:fill="hold" smil:targetElement="id360" smil:attributeName="height" smil:values="height;height" smil:keyTimes="0;1"/>
                  <anim:animate smil:dur="0.25s" smil:fill="hold" smil:targetElement="id360" smil:attributeName="x" smil:values="x-.2;x" smil:keyTimes="0;1"/>
                  <anim:animate smil:dur="0.25s" smil:fill="hold" smil:targetElement="id360" smil:attributeName="y" smil:values="y;y" smil:keyTimes="0;1"/>
                  <anim:transitionFilter smil:dur="0.25s" smil:targetElement="id360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  <anim:par smil:begin="1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2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3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  <anim:par smil:begin="3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4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70" draw:id="id370">
          <svg:title>TexMaths</svg:title>
          <svg:desc>24§display§\text {(6)}§svg§600§FALSE§</svg:desc>
          <draw:polygon draw:style-name="gr2" draw:text-style-name="P6" draw:layer="layout" svg:width="0.91cm" svg:height="0.76cm" svg:x="1.417cm" svg:y="1.147cm" svg:viewBox="0 0 911 761" draw:points="455,761 0,761 0,0 911,0 911,761">
            <text:p/>
          </draw:polygon>
          <draw:path draw:style-name="gr3" draw:text-style-name="P7" draw:layer="layout" svg:width="0.197cm" svg:height="0.844cm" svg:x="1.457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38cm" svg:y="1.176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174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2" draw:id="id372">
          <svg:title>TexMaths</svg:title>
          <svg:desc>24§display§\text {(7)}§svg§600§FALSE§</svg:desc>
          <draw:polygon draw:style-name="gr2" draw:text-style-name="P6" draw:layer="layout" svg:width="0.91cm" svg:height="0.76cm" svg:x="11.717cm" svg:y="1.148cm" svg:viewBox="0 0 911 761" draw:points="455,761 0,761 0,0 911,0 911,761">
            <text:p/>
          </draw:polygon>
          <draw:path draw:style-name="gr3" draw:text-style-name="P7" draw:layer="layout" svg:width="0.197cm" svg:height="0.844cm" svg:x="11.757cm" svg:y="1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2.049cm" svg:y="1.169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2.474cm" svg:y="1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1" draw:id="id371">
          <svg:title>TexMaths</svg:title>
          <svg:desc>20§display§\int \frac{ e^x }{ \sqrt{e^{2x} - 6e^x + 34} }\ dx§svg§600§FALSE§</svg:desc>
          <draw:polygon draw:style-name="gr2" draw:text-style-name="P6" draw:layer="layout" svg:width="6.89cm" svg:height="1.541cm" svg:x="2.418cm" svg:y="0.737cm" svg:viewBox="0 0 6891 1542" draw:points="3446,1542 0,1542 0,0 6891,0 6891,1542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5.479cm" svg:y="0.873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5.799cm" svg:y="0.71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5.002cm" svg:height="0.029cm" svg:x="3.287cm" svg:y="1.469cm" svg:viewBox="0 0 5003 30" draw:points="2501,30 0,30 0,0 5003,0 5003,30">
            <text:p/>
          </draw:polygon>
          <draw:path draw:style-name="gr3" draw:text-style-name="P7" draw:layer="layout" svg:width="0.549cm" svg:height="0.703cm" svg:x="3.338cm" svg:y="1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416cm" svg:height="0.029cm" svg:x="3.872cm" svg:y="1.61cm" svg:viewBox="0 0 4417 30" draw:points="2208,30 0,30 0,0 4417,0 4417,30">
            <text:p/>
          </draw:polygon>
          <draw:path draw:style-name="gr3" draw:text-style-name="P7" draw:layer="layout" svg:width="0.271cm" svg:height="0.319cm" svg:x="3.906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18cm" svg:height="0.327cm" svg:x="4.231cm" svg:y="1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65cm" svg:height="0.223cm" svg:x="4.504cm" svg:y="1.803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29cm" svg:height="0.029cm" svg:x="5.048cm" svg:y="2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723cm" svg:y="1.7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5 47-71 47z">
            <text:p/>
          </draw:path>
          <draw:path draw:style-name="gr3" draw:text-style-name="P7" draw:layer="layout" svg:width="0.271cm" svg:height="0.319cm" svg:x="6.077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2 21 52 45 0 72-113 72-142 72z">
            <text:p/>
          </draw:path>
          <draw:path draw:style-name="gr3" draw:text-style-name="P7" draw:layer="layout" svg:width="0.265cm" svg:height="0.223cm" svg:x="6.395cm" svg:y="1.803cm" svg:viewBox="0 0 266 224" svg:d="M99 166c-5 16-21 44-46 44-2 0-16 0-27-7 20-6 22-24 22-27 0-11-8-19-19-19-15 0-29 13-29 30 0 26 27 37 51 37s43-14 56-35c13 26 40 35 59 35 58 0 87-62 87-77 0-6-7-6-8-6-7 0-7 3-8 9-11 34-42 60-69 60-19 0-30-13-30-32 0-13 12-58 25-114 11-38 32-50 50-50 0 0 16 0 25 7-14 5-20 17-20 27 0 11 8 19 19 19s29-9 29-30c0-29-32-37-53-37-24 0-45 16-55 35-9-21-32-35-59-35-56 0-88 61-88 75 0 7 7 7 8 7 7 0 8-2 10-8 13-39 43-60 69-60 16 0 28 8 28 32 0 10-6 36-9 52z">
            <text:p/>
          </draw:path>
          <draw:path draw:style-name="gr3" draw:text-style-name="P7" draw:layer="layout" svg:width="0.468cm" svg:height="0.47cm" svg:x="6.922cm" svg:y="1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614cm" svg:y="1.755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3cm" svg:height="0.476cm" svg:x="7.957cm" svg:y="1.74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8.63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8.992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73" draw:id="id373">
          <svg:title>TexMaths</svg:title>
          <svg:desc>20§display§\int \frac{ 1 }{ \sqrt{ 5x^2 + 3\log x^{x^2} - 2( \log x^x )^2  } }\ dx§svg§600§FALSE§</svg:desc>
          <draw:polygon draw:style-name="gr2" draw:text-style-name="P6" draw:layer="layout" svg:width="10.896cm" svg:height="1.681cm" svg:x="13.12cm" svg:y="0.737cm" svg:viewBox="0 0 10897 1682" draw:points="5449,1682 0,1682 0,0 10897,0 10897,1682">
            <text:p/>
          </draw:polygon>
          <draw:path draw:style-name="gr3" draw:text-style-name="P7" draw:layer="layout" svg:width="0.625cm" svg:height="1.562cm" svg:x="13.125cm" svg:y="0.70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8.379cm" svg:y="0.715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9.008cm" svg:height="0.029cm" svg:x="13.989cm" svg:y="1.468cm" svg:viewBox="0 0 9009 30" draw:points="4504,30 0,30 0,0 9009,0 9009,30">
            <text:p/>
          </draw:polygon>
          <draw:path draw:style-name="gr3" draw:text-style-name="P7" draw:layer="layout" svg:width="0.641cm" svg:height="0.844cm" svg:x="14.067cm" svg:y="1.60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8.304cm" svg:height="0.029cm" svg:x="14.693cm" svg:y="1.609cm" svg:viewBox="0 0 8305 30" draw:points="4153,30 0,30 0,0 8305,0 8305,30">
            <text:p/>
          </draw:polygon>
          <draw:path draw:style-name="gr3" draw:text-style-name="P7" draw:layer="layout" svg:width="0.281cm" svg:height="0.484cm" svg:x="14.728cm" svg:y="1.79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51cm" svg:height="0.319cm" svg:x="15.06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477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957cm" svg:y="1.8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649cm" svg:y="1.79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9cm" svg:x="17.112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7.304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7.654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8.13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65cm" svg:height="0.223cm" svg:x="18.539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75cm" svg:height="0.234cm" svg:x="18.865cm" svg:y="1.683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7" draw:layer="layout" svg:width="0.429cm" svg:height="0.029cm" svg:x="19.358cm" svg:y="2.0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0.038cm" svg:y="1.7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0.424cm" svg:y="1.73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157cm" svg:height="0.489cm" svg:x="20.651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841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1.193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1.673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65cm" svg:height="0.223cm" svg:x="22.078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64cm" svg:height="0.703cm" svg:x="22.448cm" svg:y="1.73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2.712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3.344cm" svg:y="1.171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3.702cm" svg:y="1.3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374" draw:id="id374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2.9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2.8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3.1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2.9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3.1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2.9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2.9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3.1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3.1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3.1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3.165cm" svg:viewBox="0 0 108 426" svg:d="M108 52c0-27-25-52-54-52s-54 25-54 52c0 29 25 53 54 53s54-24 54-53zM108 374c0-29-25-51-54-51s-54 22-54 51 25 52 54 52 54-23 54-52z">
            <text:p/>
          </draw:path>
        </draw:g>
        <draw:g xml:id="id375" draw:id="id375">
          <svg:title>TexMaths</svg:title>
          <svg:desc>26§display§\text {(1)}§svg§600§FALSE§</svg:desc>
          <draw:polygon draw:style-name="gr2" draw:text-style-name="P6" draw:layer="layout" svg:width="0.986cm" svg:height="0.822cm" svg:x="1.321cm" svg:y="4.4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4.4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4.4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4.4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037cm" svg:y="4.5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4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4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4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4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4.843cm" svg:y="4.5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4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\int \frac{ e^{ \frac{x}{2} } }{ \sqrt{ 9e^{-x} - 4e^x } }\ dx§svg§600§FALSE§</svg:desc>
          <draw:polygon draw:style-name="gr2" draw:text-style-name="P6" draw:layer="layout" svg:width="7.24cm" svg:height="1.825cm" svg:x="5.43cm" svg:y="3.857cm" svg:viewBox="0 0 7241 1826" draw:points="3621,1826 0,1826 0,0 7241,0 7241,1826">
            <text:p/>
          </draw:polygon>
          <draw:path draw:style-name="gr3" draw:text-style-name="P7" draw:layer="layout" svg:width="0.515cm" svg:height="0.182cm" svg:x="5.435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cm" svg:y="3.94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8.964cm" svg:y="4.13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9.419cm" svg:y="3.818cm" svg:viewBox="0 0 229 178" svg:d="M206 19c-18 6-18 23-18 23 0 7 4 16 18 16 10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383cm" svg:y="4.049cm" svg:viewBox="0 0 308 28" draw:points="153,28 0,28 0,0 308,0 308,28">
            <text:p/>
          </draw:polygon>
          <draw:path draw:style-name="gr3" draw:text-style-name="P7" draw:layer="layout" svg:width="0.193cm" svg:height="0.258cm" svg:x="9.44cm" svg:y="4.12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7.202cm" svg:y="4.792cm" svg:viewBox="0 0 4346 33" draw:points="2174,33 0,33 0,0 4346,0 4346,33">
            <text:p/>
          </draw:polygon>
          <draw:path draw:style-name="gr3" draw:text-style-name="P7" draw:layer="layout" svg:width="0.604cm" svg:height="0.774cm" svg:x="7.259cm" svg:y="4.94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3.701cm" svg:height="0.032cm" svg:x="7.847cm" svg:y="4.946cm" svg:viewBox="0 0 3702 33" draw:points="1852,33 0,33 0,0 3702,0 3702,33">
            <text:p/>
          </draw:polygon>
          <draw:path draw:style-name="gr3" draw:text-style-name="P7" draw:layer="layout" svg:width="0.321cm" svg:height="0.532cm" svg:x="7.88cm" svg:y="5.1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8.269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8.653cm" svg:y="5.242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9.103cm" svg:y="5.152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702cm" svg:y="5.40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432cm" svg:y="5.09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0.834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84cm" svg:y="5.152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1.928cm" svg:y="4.464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323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79" draw:id="id379">
          <svg:title>TexMaths</svg:title>
          <svg:desc>22§display§= \int \frac{ e^{ \frac{x}{2} } }{ \sqrt{ \frac{ e^x ( 9e^{-x} - 4e^x  ) }{e^x} } }\ dx§svg§600§FALSE§</svg:desc>
          <draw:polygon draw:style-name="gr2" draw:text-style-name="P6" draw:layer="layout" svg:width="7.77cm" svg:height="2.443cm" svg:x="13.732cm" svg:y="3.858cm" svg:viewBox="0 0 7771 2444" draw:points="3887,2444 0,2444 0,0 7771,0 7771,2444">
            <text:p/>
          </draw:polygon>
          <draw:path draw:style-name="gr3" draw:text-style-name="P7" draw:layer="layout" svg:width="0.515cm" svg:height="0.182cm" svg:x="13.737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552cm" svg:y="3.94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17.532cm" svg:y="4.136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986cm" svg:y="3.81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949cm" svg:y="4.049cm" svg:viewBox="0 0 308 28" draw:points="153,28 0,28 0,0 308,0 308,28">
            <text:p/>
          </draw:polygon>
          <draw:path draw:style-name="gr3" draw:text-style-name="P7" draw:layer="layout" svg:width="0.193cm" svg:height="0.258cm" svg:x="18.006cm" svg:y="4.127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4.877cm" svg:height="0.032cm" svg:x="15.505cm" svg:y="4.792cm" svg:viewBox="0 0 4878 33" draw:points="2438,33 0,33 0,0 4878,0 4878,33">
            <text:p/>
          </draw:polygon>
          <draw:path draw:style-name="gr3" draw:text-style-name="P7" draw:layer="layout" svg:width="0.705cm" svg:height="1.392cm" svg:x="15.589cm" svg:y="4.94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102cm" svg:height="0.032cm" svg:x="16.277cm" svg:y="4.947cm" svg:viewBox="0 0 4103 33" draw:points="2052,33 0,33 0,0 4103,0 4103,33">
            <text:p/>
          </draw:polygon>
          <draw:path draw:style-name="gr3" draw:text-style-name="P7" draw:layer="layout" svg:width="0.233cm" svg:height="0.245cm" svg:x="16.408cm" svg:y="5.323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6.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17.071cm" svg:y="5.156cm" svg:viewBox="0 0 143 542" svg:d="M132 0c-104 72-132 188-132 271 0 76 23 195 132 271 4 0 11 0 11-5 0-4-2-6-6-9-74-65-100-159-100-257 0-146 56-218 102-259 2-1 4-3 4-5 0-7-7-7-11-7z">
            <text:p/>
          </draw:path>
          <draw:path draw:style-name="gr3" draw:text-style-name="P7" draw:layer="layout" svg:width="0.249cm" svg:height="0.37cm" svg:x="17.279cm" svg:y="5.204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233cm" svg:height="0.245cm" svg:x="17.596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96cm" svg:height="0.022cm" svg:x="17.914cm" svg:y="5.3cm" svg:viewBox="0 0 297 23" svg:d="M280 23c7 0 17 0 17-11 0-12-10-12-17-12h-262c-7 0-18 0-18 12 0 11 11 11 18 11z">
            <text:p/>
          </draw:path>
          <draw:path draw:style-name="gr3" draw:text-style-name="P7" draw:layer="layout" svg:width="0.228cm" svg:height="0.177cm" svg:x="18.30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7cm" svg:height="0.027cm" svg:x="18.675cm" svg:y="5.413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9.12cm" svg:y="5.198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33cm" svg:height="0.245cm" svg:x="19.444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28cm" svg:height="0.177cm" svg:x="19.736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1 0 38-14 49-28 16 24 41 28 53 28 49 0 76-48 76-62 0-5-7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20.085cm" svg:y="5.156cm" svg:viewBox="0 0 143 542" svg:d="M11 0c-4 0-11 0-11 7 0 2 2 4 5 7 48 44 99 116 99 257 0 113-35 199-93 251-11 11-11 11-11 15 0 1 2 5 7 5 7 0 58-35 95-104 25-44 41-104 41-167 0-76-23-195-132-271z">
            <text:p/>
          </draw:path>
          <draw:polygon draw:style-name="gr3" draw:text-style-name="P7" draw:layer="layout" svg:width="3.917cm" svg:height="0.032cm" svg:x="16.371cm" svg:y="5.73cm" svg:viewBox="0 0 3918 33" draw:points="1959,33 0,33 0,0 3918,0 3918,33">
            <text:p/>
          </draw:polygon>
          <draw:path draw:style-name="gr3" draw:text-style-name="P7" draw:layer="layout" svg:width="0.233cm" svg:height="0.245cm" svg:x="18.046cm" svg:y="5.965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8.338cm" svg:y="5.87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9cm" svg:height="0.546cm" svg:x="20.762cm" svg:y="4.465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155cm" svg:y="4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83" draw:id="id383">
          <svg:title>TexMaths</svg:title>
          <svg:desc>24§display§\text {Put,} e^x = t, \ \text {Diff } w.\ r.\ t.\ x.\ \ e^xdx = dt §svg§600§FALSE§</svg:desc>
          <draw:polygon draw:style-name="gr2" draw:text-style-name="P6" draw:layer="layout" svg:width="13.77cm" svg:height="0.689cm" svg:x="3.037cm" svg:y="11.349cm" svg:viewBox="0 0 13771 690" draw:points="6886,690 0,690 0,0 13771,0 13771,690">
            <text:p/>
          </draw:polygon>
          <draw:path draw:style-name="gr3" draw:text-style-name="P7" draw:layer="layout" svg:width="0.498cm" svg:height="0.578cm" svg:x="3.024cm" svg:y="11.34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7" draw:layer="layout" svg:width="0.425cm" svg:height="0.384cm" svg:x="3.596cm" svg:y="11.5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11.3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11.8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4.639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5.021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5.69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563cm" svg:y="11.3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6.92cm" svg:y="11.8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7.533cm" svg:y="11.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7" draw:layer="layout" svg:width="0.181cm" svg:height="0.566cm" svg:x="8.176cm" svg:y="11.3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404cm" svg:y="11.3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18cm" svg:y="11.544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9-60 21 54 80 60 105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9.854cm" svg:y="11.8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323cm" svg:y="11.544cm" svg:viewBox="0 0 346 385" svg:d="M50 325c-2 13-8 33-8 37 0 15 12 23 25 23 10 0 25-8 31-23 2-4 31-120 34-135 6-29 22-89 27-112 4-9 27-50 48-69 6-6 31-27 68-27 23 0 34 10 36 10-27 4-44 25-44 46 0 13 10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28cm" svg:y="11.8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19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1.548cm" svg:y="11.8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014cm" svg:y="11.544cm" svg:viewBox="0 0 422 385" svg:d="M259 119c4-23 23-100 83-100 4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2.544cm" svg:y="11.8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308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69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4.121cm" svg:y="11.33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421cm" svg:height="0.384cm" svg:x="14.551cm" svg:y="11.544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6 111-113 111-33 0-46-27-46-55 0-20 6-37 15-75z">
            <text:p/>
          </draw:path>
          <draw:path draw:style-name="gr3" draw:text-style-name="P7" draw:layer="layout" svg:width="0.562cm" svg:height="0.199cm" svg:x="15.2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166cm" svg:y="11.3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26cm" svg:height="0.539cm" svg:x="16.592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385" draw:id="id385">
          <svg:title>TexMaths</svg:title>
          <svg:desc>24§display§\text {I}§svg§600§FALSE§</svg:desc>
          <draw:polygon draw:style-name="gr2" draw:text-style-name="P6" draw:layer="layout" svg:width="0.197cm" svg:height="0.493cm" svg:x="4.844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6" draw:id="id386">
          <svg:title>TexMaths</svg:title>
          <svg:desc>22§display§= \int \frac{ 1 }{ \sqrt{ 9 - 4t^2} }dt§svg§600§FALSE§</svg:desc>
          <draw:polygon draw:style-name="gr2" draw:text-style-name="P6" draw:layer="layout" svg:width="5.472cm" svg:height="1.695cm" svg:x="5.433cm" svg:y="12.657cm" svg:viewBox="0 0 5473 1696" draw:points="2736,1696 0,1696 0,0 5473,0 5473,1696">
            <text:p/>
          </draw:polygon>
          <draw:path draw:style-name="gr3" draw:text-style-name="P7" draw:layer="layout" svg:width="0.515cm" svg:height="0.182cm" svg:x="5.438cm" svg:y="13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3cm" svg:y="12.6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574cm" svg:y="12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9cm" svg:height="0.032cm" svg:x="7.205cm" svg:y="13.461cm" svg:viewBox="0 0 2990 33" draw:points="1496,33 0,33 0,0 2990,0 2990,33">
            <text:p/>
          </draw:polygon>
          <draw:path draw:style-name="gr3" draw:text-style-name="P7" draw:layer="layout" svg:width="0.604cm" svg:height="0.774cm" svg:x="7.261cm" svg:y="13.6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345cm" svg:height="0.032cm" svg:x="7.849cm" svg:y="13.616cm" svg:viewBox="0 0 2346 33" draw:points="1174,33 0,33 0,0 2346,0 2346,33">
            <text:p/>
          </draw:polygon>
          <draw:path draw:style-name="gr3" draw:text-style-name="P7" draw:layer="layout" svg:width="0.321cm" svg:height="0.532cm" svg:x="7.882cm" svg:y="13.7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4.0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3.7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586cm" svg:y="13.8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24cm" svg:height="0.36cm" svg:x="9.88cm" svg:y="13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16cm" svg:y="13.134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0.707cm" svg:y="13.18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2-25 3-37z">
            <text:p/>
          </draw:path>
        </draw:g>
        <draw:g xml:id="id384" draw:id="id384">
          <svg:title>TexMaths</svg:title>
          <svg:desc>24§display§\therefore§svg§600§FALSE§</svg:desc>
          <draw:polygon draw:style-name="gr2" draw:text-style-name="P6" draw:layer="layout" svg:width="0.453cm" svg:height="0.371cm" svg:x="3.44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0" draw:id="id380">
          <svg:title>TexMaths</svg:title>
          <svg:desc>22§display§= \int \frac{ e^{ \frac{x}{2} } }{  \frac{ \sqrt{ 9 - 4e^{2x} }}{e^{ \frac{x}{2} }  }\ dx§svg§600§FALSE§</svg:desc>
          <draw:polygon draw:style-name="gr2" draw:text-style-name="P6" draw:layer="layout" svg:width="5.53cm" svg:height="2.265cm" svg:x="5.432cm" svg:y="6.462cm" svg:viewBox="0 0 5531 2266" draw:points="2767,2266 0,2266 0,0 5531,0 5531,2266">
            <text:p/>
          </draw:polygon>
          <draw:path draw:style-name="gr3" draw:text-style-name="P7" draw:layer="layout" svg:width="0.515cm" svg:height="0.182cm" svg:x="5.437cm" svg:y="7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2cm" svg:y="6.553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8.693cm" svg:y="6.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28cm" svg:height="0.177cm" svg:x="9.145cm" svg:y="6.423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11cm" svg:y="6.653cm" svg:viewBox="0 0 308 28" draw:points="153,28 0,28 0,0 308,0 308,28">
            <text:p/>
          </draw:polygon>
          <draw:path draw:style-name="gr3" draw:text-style-name="P7" draw:layer="layout" svg:width="0.193cm" svg:height="0.258cm" svg:x="9.166cm" svg:y="6.731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3.797cm" svg:height="0.032cm" svg:x="7.204cm" svg:y="7.396cm" svg:viewBox="0 0 3798 33" draw:points="1899,33 0,33 0,0 3798,0 3798,33">
            <text:p/>
          </draw:polygon>
          <draw:path draw:style-name="gr3" draw:text-style-name="P7" draw:layer="layout" svg:width="0.471cm" svg:height="0.543cm" svg:x="7.349cm" svg:y="7.545cm" svg:viewBox="0 0 472 544" svg:d="M190 484l-107-211c-2-6-4-9-9-9-2 0-4 0-9 3l-58 39c-7 5-7 9-7 11 0 1 4 7 7 7 4 0 4 0 11-6 7-3 22-15 28-19l119 234c4 9 6 11 13 11 5 0 10 0 16-11l272-508c6-7 6-9 6-11 0-9-7-14-13-14-8 0-12 5-14 11z">
            <text:p/>
          </draw:path>
          <draw:polygon draw:style-name="gr3" draw:text-style-name="P7" draw:layer="layout" svg:width="2.002cm" svg:height="0.027cm" svg:x="7.804cm" svg:y="7.545cm" svg:viewBox="0 0 2003 28" draw:points="1001,28 0,28 0,0 2003,0 2003,28">
            <text:p/>
          </draw:polygon>
          <draw:path draw:style-name="gr3" draw:text-style-name="P7" draw:layer="layout" svg:width="0.249cm" svg:height="0.37cm" svg:x="7.834cm" svg:y="7.656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367cm" svg:height="0.027cm" svg:x="8.172cm" svg:y="7.867cm" svg:viewBox="0 0 368 28" svg:d="M347 28c7 0 21 0 21-14s-13-14-21-14h-326c-9 0-21 0-21 14s12 14 21 14z">
            <text:p/>
          </draw:path>
          <draw:path draw:style-name="gr3" draw:text-style-name="P7" draw:layer="layout" svg:width="0.267cm" svg:height="0.365cm" svg:x="8.617cm" svg:y="7.651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33cm" svg:height="0.245cm" svg:x="8.941cm" svg:y="7.778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193cm" svg:height="0.258cm" svg:x="9.233cm" svg:y="7.603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28cm" svg:height="0.177cm" svg:x="9.497cm" svg:y="7.69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2.509cm" svg:height="0.032cm" svg:x="7.297cm" svg:y="8.117cm" svg:viewBox="0 0 2510 33" draw:points="1255,33 0,33 0,0 2510,0 2510,33">
            <text:p/>
          </draw:polygon>
          <draw:path draw:style-name="gr3" draw:text-style-name="P7" draw:layer="layout" svg:width="0.233cm" svg:height="0.245cm" svg:x="8.176cm" svg:y="8.522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8.561cm" svg:y="8.175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cm" svg:x="8.526cm" svg:y="8.39cm" svg:viewBox="0 0 308 21" draw:points="153,21 0,21 0,0 308,0 308,21">
            <text:p/>
          </draw:polygon>
          <draw:path draw:style-name="gr3" draw:text-style-name="P7" draw:layer="layout" svg:width="0.193cm" svg:height="0.258cm" svg:x="8.582cm" svg:y="8.444cm" svg:viewBox="0 0 194 259" svg:d="M194 185h-16c-2 7-6 31-11 35-3 2-37 2-42 2h-77c26-20 56-41 79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369cm" svg:height="0.546cm" svg:x="10.187cm" svg:y="7.7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0.581cm" svg:y="7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81" draw:id="id381">
          <svg:title>TexMaths</svg:title>
          <svg:desc>22§display§= \int \frac{ e^{ \frac{x}{2} }. e^{ \frac{x}{2} } }{  \sqrt{ 9 - 4e^{2x} } } \ dx§svg§600§FALSE§</svg:desc>
          <draw:polygon draw:style-name="gr2" draw:text-style-name="P6" draw:layer="layout" svg:width="6.315cm" svg:height="1.825cm" svg:x="13.73cm" svg:y="6.464cm" svg:viewBox="0 0 6316 1826" draw:points="3158,1826 0,1826 0,0 6316,0 6316,1826">
            <text:p/>
          </draw:polygon>
          <draw:path draw:style-name="gr3" draw:text-style-name="P7" draw:layer="layout" svg:width="0.515cm" svg:height="0.182cm" svg:x="13.735cm" svg:y="7.3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cm" svg:y="6.55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6.251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6.703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6.668cm" svg:y="6.656cm" svg:viewBox="0 0 308 28" draw:points="153,28 0,28 0,0 308,0 308,28">
            <text:p/>
          </draw:polygon>
          <draw:path draw:style-name="gr3" draw:text-style-name="P7" draw:layer="layout" svg:width="0.193cm" svg:height="0.258cm" svg:x="16.724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083cm" svg:height="0.083cm" svg:x="17.171cm" svg:y="7.002cm" svg:viewBox="0 0 84 84" svg:d="M84 42c0-23-19-42-42-42s-42 19-42 42 19 42 42 42 42-19 42-42z">
            <text:p/>
          </draw:path>
          <draw:path draw:style-name="gr3" draw:text-style-name="P7" draw:layer="layout" svg:width="0.298cm" svg:height="0.351cm" svg:x="17.356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808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773cm" svg:y="6.656cm" svg:viewBox="0 0 308 28" draw:points="153,28 0,28 0,0 308,0 308,28">
            <text:p/>
          </draw:polygon>
          <draw:path draw:style-name="gr3" draw:text-style-name="P7" draw:layer="layout" svg:width="0.193cm" svg:height="0.258cm" svg:x="17.829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421cm" svg:height="0.032cm" svg:x="15.502cm" svg:y="7.399cm" svg:viewBox="0 0 3422 33" draw:points="1711,33 0,33 0,0 3422,0 3422,33">
            <text:p/>
          </draw:polygon>
          <draw:path draw:style-name="gr3" draw:text-style-name="P7" draw:layer="layout" svg:width="0.605cm" svg:height="0.774cm" svg:x="15.559cm" svg:y="7.553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7" draw:layer="layout" svg:width="2.777cm" svg:height="0.032cm" svg:x="16.147cm" svg:y="7.553cm" svg:viewBox="0 0 2778 33" draw:points="1389,33 0,33 0,0 2778,0 2778,33">
            <text:p/>
          </draw:polygon>
          <draw:path draw:style-name="gr3" draw:text-style-name="P7" draw:layer="layout" svg:width="0.321cm" svg:height="0.532cm" svg:x="16.18cm" svg:y="7.71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6.77cm" svg:y="8.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5cm" svg:y="7.70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7.902cm" svg:y="7.88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8.259cm" svg:y="7.6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8.56cm" svg:y="7.76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6cm" svg:x="19.304cm" svg:y="7.071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699cm" svg:y="7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2§display§= \int \frac{ e^x }{ \sqrt{ 9 - 4e^{2x} }}\ dx§svg§600§FALSE§</svg:desc>
          <draw:polygon draw:style-name="gr2" draw:text-style-name="P6" draw:layer="layout" svg:width="6.315cm" svg:height="1.695cm" svg:x="5.432cm" svg:y="9.063cm" svg:viewBox="0 0 6316 1696" draw:points="3158,1696 0,1696 0,0 6316,0 6316,1696">
            <text:p/>
          </draw:polygon>
          <draw:path draw:style-name="gr3" draw:text-style-name="P7" draw:layer="layout" svg:width="0.515cm" svg:height="0.182cm" svg:x="5.437cm" svg:y="9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9.024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576cm" svg:y="9.212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91cm" svg:height="0.245cm" svg:x="8.926cm" svg:y="9.0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421cm" svg:height="0.032cm" svg:x="7.204cm" svg:y="9.867cm" svg:viewBox="0 0 3422 33" draw:points="1711,33 0,33 0,0 3422,0 3422,33">
            <text:p/>
          </draw:polygon>
          <draw:path draw:style-name="gr3" draw:text-style-name="P7" draw:layer="layout" svg:width="0.605cm" svg:height="0.774cm" svg:x="7.261cm" svg:y="10.022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2.777cm" svg:height="0.032cm" svg:x="7.849cm" svg:y="10.022cm" svg:viewBox="0 0 2778 33" draw:points="1389,33 0,33 0,0 2778,0 2778,33">
            <text:p/>
          </draw:polygon>
          <draw:path draw:style-name="gr3" draw:text-style-name="P7" draw:layer="layout" svg:width="0.321cm" svg:height="0.532cm" svg:x="7.882cm" svg:y="10.18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0.48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0.17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9.604cm" svg:y="10.357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4cm" svg:height="0.36cm" svg:x="9.96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262cm" svg:y="10.2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1.006cm" svg:y="9.5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1.401cm" svg:y="9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87" draw:id="id387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11.434cm" svg:y="12.658cm" svg:viewBox="0 0 7153 1850" draw:points="3577,1850 0,1850 0,0 7153,0 7153,1850">
            <text:p/>
          </draw:polygon>
          <draw:path draw:style-name="gr3" draw:text-style-name="P7" draw:layer="layout" svg:width="0.515cm" svg:height="0.182cm" svg:x="11.439cm" svg:y="13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254cm" svg:y="12.619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415cm" svg:y="12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13.206cm" svg:y="13.462cm" svg:viewBox="0 0 4670 33" draw:points="2334,33 0,33 0,0 4670,0 4670,33">
            <text:p/>
          </draw:polygon>
          <draw:path draw:style-name="gr3" draw:text-style-name="P7" draw:layer="layout" svg:width="0.705cm" svg:height="0.928cm" svg:x="13.291cm" svg:y="13.61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13.979cm" svg:y="13.617cm" svg:viewBox="0 0 3895 33" draw:points="1948,33 0,33 0,0 3895,0 3895,33">
            <text:p/>
          </draw:polygon>
          <draw:path draw:style-name="gr3" draw:text-style-name="P7" draw:layer="layout" svg:width="0.18cm" svg:height="0.773cm" svg:x="14.057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314cm" svg:y="13.79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71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002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51cm" svg:y="14.1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6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6.6cm" svg:y="13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6.964cm" svg:y="13.8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7.27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61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98cm" svg:y="13.1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8.387cm" svg:y="13.1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4" smil:attributeName="visibility" smil:to="visible"/>
                  <anim:animate smil:dur="0.5s" smil:fill="hold" smil:targetElement="id374" smil:attributeName="width" smil:values="width*0.05;width" smil:keyTimes="0;1"/>
                  <anim:animate smil:dur="0.5s" smil:fill="hold" smil:targetElement="id374" smil:attributeName="height" smil:values="height;height" smil:keyTimes="0;1"/>
                  <anim:animate smil:dur="0.5s" smil:fill="hold" smil:targetElement="id374" smil:attributeName="x" smil:values="x-.2;x" smil:keyTimes="0;1"/>
                  <anim:animate smil:dur="0.5s" smil:fill="hold" smil:targetElement="id374" smil:attributeName="y" smil:values="y;y" smil:keyTimes="0;1"/>
                  <anim:transitionFilter smil:dur="0.5s" smil:targetElement="id3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4" draw:id="id394">
          <svg:title>TexMaths</svg:title>
          <svg:desc>26§display§(2)§svg§600§FALSE§</svg:desc>
          <draw:polygon draw:style-name="gr2" draw:text-style-name="P6" draw:layer="layout" svg:width="0.986cm" svg:height="0.823cm" svg:x="2.115cm" svg:y="6.0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6.0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6.0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6.0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5" draw:id="id395">
          <svg:title>TexMaths</svg:title>
          <svg:desc>24§display§\text {Let,}§svg§600§FALSE§</svg:desc>
          <draw:polygon draw:style-name="gr2" draw:text-style-name="P6" draw:layer="layout" svg:width="1.318cm" svg:height="0.655cm" svg:x="3.738cm" svg:y="6.1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6.1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6.3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6.1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6.5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6" draw:id="id396">
          <svg:title>TexMaths</svg:title>
          <svg:desc>24§display§\text {I}§svg§600§FALSE§</svg:desc>
          <draw:polygon draw:style-name="gr2" draw:text-style-name="P6" draw:layer="layout" svg:width="0.197cm" svg:height="0.493cm" svg:x="5.6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7" draw:id="id397">
          <svg:title>TexMaths</svg:title>
          <svg:desc>22§display§= \int \frac{ \sec x \tan x }{ \sqrt{7 - 9 \tan^2 x} }\ dx§svg§600§FALSE§</svg:desc>
          <draw:polygon draw:style-name="gr2" draw:text-style-name="P6" draw:layer="layout" svg:width="7.42cm" svg:height="1.695cm" svg:x="6.332cm" svg:y="5.556cm" svg:viewBox="0 0 7421 1696" draw:points="3710,1696 0,1696 0,0 7421,0 7421,1696">
            <text:p/>
          </draw:polygon>
          <draw:path draw:style-name="gr3" draw:text-style-name="P7" draw:layer="layout" svg:width="0.515cm" svg:height="0.182cm" svg:x="6.337cm" svg:y="6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5.5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3cm" svg:y="5.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3cm" svg:y="5.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2cm" svg:y="5.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2cm" svg:height="0.485cm" svg:x="10.383cm" svg:y="5.5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702cm" svg:y="5.7cm" svg:viewBox="0 0 350 357" svg:d="M227 289c2 31 23 63 60 63 16 0 63-10 63-74v-42h-19v42c0 46-20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1.082cm" svg:y="5.7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3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olygon draw:style-name="gr3" draw:text-style-name="P7" draw:layer="layout" svg:width="4.527cm" svg:height="0.032cm" svg:x="8.104cm" svg:y="6.36cm" svg:viewBox="0 0 4528 33" draw:points="2263,33 0,33 0,0 4528,0 4528,33">
            <text:p/>
          </draw:polygon>
          <draw:path draw:style-name="gr3" draw:text-style-name="P7" draw:layer="layout" svg:width="0.604cm" svg:height="0.774cm" svg:x="8.16cm" svg:y="6.5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1cm" svg:height="0.032cm" svg:x="8.748cm" svg:y="6.515cm" svg:viewBox="0 0 3882 33" draw:points="1941,33 0,33 0,0 3882,0 3882,33">
            <text:p/>
          </draw:polygon>
          <draw:path draw:style-name="gr3" draw:text-style-name="P7" draw:layer="layout" svg:width="0.332cm" svg:height="0.541cm" svg:x="8.792cm" svg:y="6.69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1cm" svg:y="7.0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2cm" svg:y="6.70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61cm" svg:y="6.7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929cm" svg:y="6.874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307cm" svg:y="6.8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747cm" svg:y="6.5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cm" svg:y="6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011cm" svg:y="6.0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405cm" svg:y="6.2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398" draw:id="id398">
          <svg:title>TexMaths</svg:title>
          <svg:desc>22§display§=  \int \frac{ \sec x \tan x }{ \sqrt{7 - 9 (\sec^2 x - 1) } }\ dx§svg§600§FALSE§</svg:desc>
          <draw:polygon draw:style-name="gr2" draw:text-style-name="P6" draw:layer="layout" svg:width="9.23cm" svg:height="1.849cm" svg:x="14.334cm" svg:y="5.557cm" svg:viewBox="0 0 9231 1850" draw:points="4615,1850 0,1850 0,0 9231,0 9231,1850">
            <text:p/>
          </draw:polygon>
          <draw:path draw:style-name="gr3" draw:text-style-name="P7" draw:layer="layout" svg:width="0.515cm" svg:height="0.182cm" svg:x="14.339cm" svg:y="6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154cm" svg:y="5.518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4cm" svg:height="0.356cm" svg:x="17.61cm" svg:y="5.70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911cm" svg:y="5.7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259cm" svg:y="5.70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86cm" svg:height="0.351cm" svg:x="18.727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9.291cm" svg:y="5.573cm" svg:viewBox="0 0 243 486" svg:d="M120 167h111v-24h-111v-143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9.609cm" svg:y="5.701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9.988cm" svg:y="5.70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544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6.336cm" svg:height="0.032cm" svg:x="16.107cm" svg:y="6.361cm" svg:viewBox="0 0 6337 33" draw:points="3168,33 0,33 0,0 6337,0 6337,33">
            <text:p/>
          </draw:polygon>
          <draw:path draw:style-name="gr3" draw:text-style-name="P7" draw:layer="layout" svg:width="0.705cm" svg:height="0.928cm" svg:x="16.191cm" svg:y="6.51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563cm" svg:height="0.032cm" svg:x="16.879cm" svg:y="6.516cm" svg:viewBox="0 0 5564 33" draw:points="2781,33 0,33 0,0 5564,0 5564,33">
            <text:p/>
          </draw:polygon>
          <draw:path draw:style-name="gr3" draw:text-style-name="P7" draw:layer="layout" svg:width="0.332cm" svg:height="0.541cm" svg:x="16.923cm" svg:y="6.685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17.502cm" svg:y="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243cm" svg:y="6.694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8cm" svg:height="0.773cm" svg:x="18.675cm" svg:y="6.62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4cm" svg:height="0.356cm" svg:x="18.925cm" svg:y="6.86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9.226cm" svg:y="6.8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9.574cm" svg:y="6.863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9.926cm" svg:y="6.6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389cm" svg:y="6.86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1.046cm" svg:y="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824cm" svg:y="6.6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185cm" svg:y="6.628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369cm" svg:height="0.546cm" svg:x="22.823cm" svg:y="6.03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3.218cm" svg:y="6.2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99" draw:id="id399">
          <svg:title>TexMaths</svg:title>
          <svg:desc>22§display§=  \int \frac{ \sec x \tan x }{ \sqrt{7 - 9 \sec^2 x + 9 } }\ dx§svg§600§FALSE§</svg:desc>
          <draw:polygon draw:style-name="gr2" draw:text-style-name="P6" draw:layer="layout" svg:width="8.628cm" svg:height="1.695cm" svg:x="6.334cm" svg:y="7.657cm" svg:viewBox="0 0 8629 1696" draw:points="4314,1696 0,1696 0,0 8629,0 8629,1696">
            <text:p/>
          </draw:polygon>
          <draw:path draw:style-name="gr3" draw:text-style-name="P7" draw:layer="layout" svg:width="0.515cm" svg:height="0.182cm" svg:x="6.339cm" svg:y="8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7.6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08cm" svg:y="7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09cm" svg:y="7.8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58cm" svg:y="7.80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26cm" svg:y="7.8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4cm" svg:height="0.485cm" svg:x="10.989cm" svg:y="7.67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08cm" svg:y="7.80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686cm" svg:y="7.8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42cm" svg:y="7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olygon draw:style-name="gr3" draw:text-style-name="P7" draw:layer="layout" svg:width="5.733cm" svg:height="0.032cm" svg:x="8.106cm" svg:y="8.461cm" svg:viewBox="0 0 5734 33" draw:points="2867,33 0,33 0,0 5734,0 5734,33">
            <text:p/>
          </draw:polygon>
          <draw:path draw:style-name="gr3" draw:text-style-name="P7" draw:layer="layout" svg:width="0.604cm" svg:height="0.774cm" svg:x="8.163cm" svg:y="8.6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89cm" svg:height="0.032cm" svg:x="8.75cm" svg:y="8.616cm" svg:viewBox="0 0 5090 33" draw:points="2545,33 0,33 0,0 5090,0 5090,33">
            <text:p/>
          </draw:polygon>
          <draw:path draw:style-name="gr3" draw:text-style-name="P7" draw:layer="layout" svg:width="0.332cm" svg:height="0.541cm" svg:x="8.794cm" svg:y="8.769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4cm" svg:y="9.0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4cm" svg:y="8.77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0.623cm" svg:y="8.94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924cm" svg:y="8.94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273cm" svg:y="8.94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625cm" svg:y="8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087cm" svg:y="8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723cm" svg:y="8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485cm" svg:y="8.777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4.221cm" svg:y="8.1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4.615cm" svg:y="8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400" draw:id="id400">
          <svg:title>TexMaths</svg:title>
          <svg:desc>22§display§=  \int \frac{ \sec x \tan x }{ \sqrt{ 16 - 9 \sec^2 x } }\ dx§svg§600§FALSE§</svg:desc>
          <draw:polygon draw:style-name="gr2" draw:text-style-name="P6" draw:layer="layout" svg:width="7.682cm" svg:height="1.695cm" svg:x="6.334cm" svg:y="9.856cm" svg:viewBox="0 0 7683 1696" draw:points="3842,1696 0,1696 0,0 7683,0 7683,1696">
            <text:p/>
          </draw:polygon>
          <draw:path draw:style-name="gr3" draw:text-style-name="P7" draw:layer="layout" svg:width="0.515cm" svg:height="0.182cm" svg:x="6.339cm" svg:y="10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817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836cm" svg:y="10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137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486cm" svg:y="10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954cm" svg:y="10.0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2cm" svg:height="0.485cm" svg:x="10.517cm" svg:y="9.87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836cm" svg:y="10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214cm" svg:y="10.0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7cm" svg:y="10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787cm" svg:height="0.032cm" svg:x="8.106cm" svg:y="10.66cm" svg:viewBox="0 0 4788 33" draw:points="2395,33 0,33 0,0 4788,0 4788,33">
            <text:p/>
          </draw:polygon>
          <draw:path draw:style-name="gr3" draw:text-style-name="P7" draw:layer="layout" svg:width="0.604cm" svg:height="0.774cm" svg:x="8.162cm" svg:y="10.81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4.143cm" svg:height="0.032cm" svg:x="8.75cm" svg:y="10.815cm" svg:viewBox="0 0 4144 33" draw:points="2073,33 0,33 0,0 4144,0 4144,33">
            <text:p/>
          </draw:polygon>
          <draw:path draw:style-name="gr3" draw:text-style-name="P7" draw:layer="layout" svg:width="0.256cm" svg:height="0.517cm" svg:x="8.819cm" svg:y="10.9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0.9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60 51-77 51z">
            <text:p/>
          </draw:path>
          <draw:path draw:style-name="gr3" draw:text-style-name="P7" draw:layer="layout" svg:width="0.472cm" svg:height="0.032cm" svg:x="9.76cm" svg:y="11.2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1cm" svg:y="10.97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1.01cm" svg:y="11.14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311cm" svg:y="11.1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59cm" svg:y="11.14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2.009cm" svg:y="10.9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74cm" svg:y="11.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275cm" svg:y="10.3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669cm" svg:y="10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</draw:g>
        <draw:g xml:id="id401" draw:id="id401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12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12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12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12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12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12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12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12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12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12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12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12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12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12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12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12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12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12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12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12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645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3" draw:id="id403">
          <svg:title>TexMaths</svg:title>
          <svg:desc>22§display§=  \int \frac{ 1 }{ \sqrt{16 - 9 t^2} }\ dt§svg§600§FALSE§</svg:desc>
          <draw:polygon draw:style-name="gr2" draw:text-style-name="P6" draw:layer="layout" svg:width="6.117cm" svg:height="1.695cm" svg:x="6.334cm" svg:y="13.255cm" svg:viewBox="0 0 6118 1696" draw:points="3059,1696 0,1696 0,0 6118,0 6118,1696">
            <text:p/>
          </draw:polygon>
          <draw:path draw:style-name="gr3" draw:text-style-name="P7" draw:layer="layout" svg:width="0.515cm" svg:height="0.182cm" svg:x="6.339cm" svg:y="13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13.2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669cm" svg:y="13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376cm" svg:height="0.032cm" svg:x="8.106cm" svg:y="14.059cm" svg:viewBox="0 0 3377 33" draw:points="1688,33 0,33 0,0 3377,0 3377,33">
            <text:p/>
          </draw:polygon>
          <draw:path draw:style-name="gr3" draw:text-style-name="P7" draw:layer="layout" svg:width="0.604cm" svg:height="0.774cm" svg:x="8.163cm" svg:y="14.2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732cm" svg:height="0.032cm" svg:x="8.75cm" svg:y="14.214cm" svg:viewBox="0 0 2733 33" draw:points="1366,33 0,33 0,0 2733,0 2733,33">
            <text:p/>
          </draw:polygon>
          <draw:path draw:style-name="gr3" draw:text-style-name="P7" draw:layer="layout" svg:width="0.256cm" svg:height="0.517cm" svg:x="8.819cm" svg:y="14.3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4.3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9.761cm" svg:y="14.6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2cm" svg:y="14.375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10.873cm" svg:y="14.40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169cm" svg:y="14.3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864cm" svg:y="13.7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2.253cm" svg:y="13.785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391" draw:id="id391">
          <svg:title>TexMaths</svg:title>
          <svg:desc>24§display§\therefore§svg§600§FALSE§</svg:desc>
          <draw:polygon draw:style-name="gr2" draw:text-style-name="P6" draw:layer="layout" svg:width="0.453cm" svg:height="0.371cm" svg:x="4.042cm" svg:y="3.5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9" draw:id="id389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6.332cm" svg:y="0.556cm" svg:viewBox="0 0 7153 1850" draw:points="3577,1850 0,1850 0,0 7153,0 7153,1850">
            <text:p/>
          </draw:polygon>
          <draw:path draw:style-name="gr3" draw:text-style-name="P7" draw:layer="layout" svg:width="0.515cm" svg:height="0.182cm" svg:x="6.337cm" svg:y="1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5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3cm" svg:y="0.5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8.104cm" svg:y="1.36cm" svg:viewBox="0 0 4670 33" draw:points="2334,33 0,33 0,0 4670,0 4670,33">
            <text:p/>
          </draw:polygon>
          <draw:path draw:style-name="gr3" draw:text-style-name="P7" draw:layer="layout" svg:width="0.705cm" svg:height="0.928cm" svg:x="8.189cm" svg:y="1.5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8.877cm" svg:y="1.515cm" svg:viewBox="0 0 3895 33" draw:points="1948,33 0,33 0,0 3895,0 3895,33">
            <text:p/>
          </draw:polygon>
          <draw:path draw:style-name="gr3" draw:text-style-name="P7" draw:layer="layout" svg:width="0.18cm" svg:height="0.773cm" svg:x="8.955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2cm" svg:y="1.6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9.60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498cm" svg:y="1.6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1.862cm" svg:y="1.7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96cm" svg:y="1.0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285cm" svg:y="1.0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93" draw:id="id393">
          <svg:title>TexMaths</svg:title>
          <svg:desc>22§display§= \frac{1}{2} \sin^{-1}\left( \frac{2e^x}{3} \right)  \ + \ c§svg§600§FALSE§</svg:desc>
          <draw:polygon draw:style-name="gr2" draw:text-style-name="P6" draw:layer="layout" svg:width="7.603cm" svg:height="1.779cm" svg:x="6.342cm" svg:y="2.967cm" svg:viewBox="0 0 7604 1780" draw:points="3802,1780 0,1780 0,0 7604,0 7604,1780">
            <text:p/>
          </draw:polygon>
          <draw:path draw:style-name="gr3" draw:text-style-name="P7" draw:layer="layout" svg:width="0.515cm" svg:height="0.182cm" svg:x="6.347cm" svg:y="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3.0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3.84cm" svg:viewBox="0 0 389 33" draw:points="194,33 0,33 0,0 389,0 389,33">
            <text:p/>
          </draw:polygon>
          <draw:path draw:style-name="gr3" draw:text-style-name="P7" draw:layer="layout" svg:width="0.309cm" svg:height="0.516cm" svg:x="7.25cm" svg:y="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54cm" svg:height="0.356cm" svg:x="7.847cm" svg:y="3.7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52cm" svg:y="3.5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5cm" svg:y="3.7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9cm" svg:y="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3cm" svg:y="3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91cm" svg:y="2.9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429cm" svg:y="3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98cm" svg:height="0.351cm" svg:x="10.813cm" svg:y="3.18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63cm" svg:y="3.007cm" svg:viewBox="0 0 292 246" svg:d="M109 183c-5 18-23 48-51 48-2 0-18 0-30-7 23-7 25-27 25-30 0-13-9-22-21-22-16 0-32 15-32 34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1.136cm" svg:height="0.032cm" svg:x="10.391cm" svg:y="3.84cm" svg:viewBox="0 0 1137 33" draw:points="569,33 0,33 0,0 1137,0 1137,33">
            <text:p/>
          </draw:polygon>
          <draw:path draw:style-name="gr3" draw:text-style-name="P7" draw:layer="layout" svg:width="0.321cm" svg:height="0.532cm" svg:x="10.799cm" svg:y="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47cm" svg:y="2.9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63cm" svg:y="3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82cm" svg:y="3.7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0" draw:id="id390">
          <svg:title>TexMaths</svg:title>
          <svg:desc>22§display§= \sin^{-1}\left( \frac{2t}{3} \right) \left( \frac{1}{2} \right) \ + \ c§svg§600§FALSE§</svg:desc>
          <draw:polygon draw:style-name="gr2" draw:text-style-name="P6" draw:layer="layout" svg:width="8.271cm" svg:height="1.779cm" svg:x="14.343cm" svg:y="0.567cm" svg:viewBox="0 0 8272 1780" draw:points="4137,1780 0,1780 0,0 8272,0 8272,1780">
            <text:p/>
          </draw:polygon>
          <draw:path draw:style-name="gr3" draw:text-style-name="P7" draw:layer="layout" svg:width="0.515cm" svg:height="0.182cm" svg:x="14.348cm" svg:y="1.3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6cm" svg:y="1.3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52cm" svg:y="1.1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5cm" svg:y="1.3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8cm" svg:y="1.1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12cm" svg:y="0.9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9cm" svg:y="0.5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7.73cm" svg:y="0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8.096cm" svg:y="0.642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91cm" svg:y="1.44cm" svg:viewBox="0 0 667 33" draw:points="334,33 0,33 0,0 667,0 667,33">
            <text:p/>
          </draw:polygon>
          <draw:path draw:style-name="gr3" draw:text-style-name="P7" draw:layer="layout" svg:width="0.321cm" svg:height="0.532cm" svg:x="17.864cm" svg:y="1.6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8.478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9cm" svg:y="0.5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9cm" svg:y="0.6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1cm" svg:y="1.44cm" svg:viewBox="0 0 389 33" draw:points="194,33 0,33 0,0 389,0 389,33">
            <text:p/>
          </draw:polygon>
          <draw:path draw:style-name="gr3" draw:text-style-name="P7" draw:layer="layout" svg:width="0.309cm" svg:height="0.516cm" svg:x="19.849cm" svg:y="1.6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20.317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31cm" svg:y="1.1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52cm" svg:y="1.3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6cm" svg:y="3.5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3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10" draw:id="id410">
          <svg:title>TexMaths</svg:title>
          <svg:desc>26§display§(3)§svg§600§FALSE§</svg:desc>
          <draw:polygon draw:style-name="gr2" draw:text-style-name="P6" draw:layer="layout" svg:width="0.986cm" svg:height="0.823cm" svg:x="2.116cm" svg:y="5.45cm" svg:viewBox="0 0 987 824" draw:points="494,824 0,824 0,0 987,0 987,824">
            <text:p/>
          </draw:polygon>
          <draw:path draw:style-name="gr3" draw:text-style-name="P7" draw:layer="layout" svg:width="0.213cm" svg:height="0.914cm" svg:x="2.16cm" svg:y="5.4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5.4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5.4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11" draw:id="id411">
          <svg:title>TexMaths</svg:title>
          <svg:desc>24§display§\text {Let,}§svg§600§FALSE§</svg:desc>
          <draw:polygon draw:style-name="gr2" draw:text-style-name="P6" draw:layer="layout" svg:width="1.318cm" svg:height="0.655cm" svg:x="3.738cm" svg:y="5.5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5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5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5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5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2" draw:id="id412">
          <svg:title>TexMaths</svg:title>
          <svg:desc>24§display§\text {I}§svg§600§FALSE§</svg:desc>
          <draw:polygon draw:style-name="gr2" draw:text-style-name="P6" draw:layer="layout" svg:width="0.197cm" svg:height="0.493cm" svg:x="5.644cm" svg:y="5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5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3" draw:id="id413">
          <svg:title>TexMaths</svg:title>
          <svg:desc>22§display§= \int \frac{ \text {cosec}^2 x }{ \sqrt{4\cot^2 x - 3} }\ dx§svg§600§FALSE§</svg:desc>
          <draw:polygon draw:style-name="gr2" draw:text-style-name="P6" draw:layer="layout" svg:width="7.334cm" svg:height="1.805cm" svg:x="6.331cm" svg:y="4.956cm" svg:viewBox="0 0 7335 1806" draw:points="3668,1806 0,1806 0,0 7335,0 7335,1806">
            <text:p/>
          </draw:polygon>
          <draw:path draw:style-name="gr3" draw:text-style-name="P7" draw:layer="layout" svg:width="0.515cm" svg:height="0.182cm" svg:x="6.336cm" svg:y="5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5.02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9.094cm" svg:y="5.21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432cm" svg:y="5.21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23cm" svg:y="5.21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124cm" svg:y="5.2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72cm" svg:y="5.21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824cm" svg:y="4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158cm" svg:y="5.2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1cm" svg:height="0.032cm" svg:x="8.103cm" svg:y="5.871cm" svg:viewBox="0 0 4442 33" draw:points="2221,33 0,33 0,0 4442,0 4442,33">
            <text:p/>
          </draw:polygon>
          <draw:path draw:style-name="gr3" draw:text-style-name="P7" draw:layer="layout" svg:width="0.604cm" svg:height="0.773cm" svg:x="8.16cm" svg:y="6.0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8.747cm" svg:y="6.026cm" svg:viewBox="0 0 3798 33" draw:points="1899,33 0,33 0,0 3798,0 3798,33">
            <text:p/>
          </draw:polygon>
          <draw:path draw:style-name="gr3" draw:text-style-name="P7" draw:layer="layout" svg:width="0.344cm" svg:height="0.523cm" svg:x="8.768cm" svg:y="6.20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289cm" svg:y="6.38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629cm" svg:y="6.3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07cm" svg:y="6.25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0.328cm" svg:y="6.0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92cm" svg:y="6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47cm" svg:y="6.5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9cm" svg:y="6.2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924cm" svg:y="5.5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318cm" svg:y="5.7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14" draw:id="id41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637cm" svg:y="7.348cm" svg:viewBox="0 0 17795 820" draw:points="8898,820 0,820 0,0 17795,0 17795,820">
            <text:p/>
          </draw:polygon>
          <draw:path draw:style-name="gr3" draw:text-style-name="P7" draw:layer="layout" svg:width="0.498cm" svg:height="0.577cm" svg:x="3.624cm" svg:y="7.4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96cm" svg:y="7.6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53cm" svg:y="7.5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039cm" svg:y="7.9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5.369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74cm" svg:y="7.6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6.153cm" svg:y="7.5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63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7.37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232cm" svg:y="7.5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8.589cm" svg:y="7.9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204cm" svg:y="7.4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845cm" svg:y="7.4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075cm" svg:y="7.4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849cm" svg:y="7.6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1.525cm" svg:y="7.9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992cm" svg:y="7.6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397cm" svg:y="7.9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86cm" svg:y="7.5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3.217cm" svg:y="7.9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685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215cm" svg:y="7.9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916cm" svg:y="7.8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719cm" svg:y="7.6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087cm" svg:y="7.6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6.514cm" svg:y="7.6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842cm" svg:y="7.6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7.222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606cm" svg:y="7.3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97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745cm" svg:y="7.4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9.173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912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79cm" svg:y="7.4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1.214cm" svg:y="7.5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17" draw:id="id417">
          <svg:title>TexMaths</svg:title>
          <svg:desc>24§display§\text {I}§svg§600§FALSE§</svg:desc>
          <draw:polygon draw:style-name="gr2" draw:text-style-name="P6" draw:layer="layout" svg:width="0.197cm" svg:height="0.493cm" svg:x="5.446cm" svg:y="10.3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0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6" draw:id="id416">
          <svg:title>TexMaths</svg:title>
          <svg:desc>24§display§\therefore§svg§600§FALSE§</svg:desc>
          <draw:polygon draw:style-name="gr2" draw:text-style-name="P6" draw:layer="layout" svg:width="0.453cm" svg:height="0.371cm" svg:x="4.042cm" svg:y="10.4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0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5" draw:id="id41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642cm" svg:y="8.448cm" svg:viewBox="0 0 7716 720" draw:points="3857,720 0,720 0,0 7716,0 7716,720">
            <text:p/>
          </draw:polygon>
          <draw:path draw:style-name="gr3" draw:text-style-name="P7" draw:layer="layout" svg:width="0.512cm" svg:height="0.456cm" svg:x="3.625cm" svg:y="8.7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988cm" svg:y="8.7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5.357cm" svg:y="8.7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783cm" svg:y="8.7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6.111cm" svg:y="8.7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6.492cm" svg:y="8.7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876cm" svg:y="8.4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7.2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8.014cm" svg:y="8.5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8.44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9.183cm" svg:y="8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0.095cm" svg:y="8.9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716cm" svg:y="8.5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1.14cm" svg:y="8.6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18" draw:id="id418">
          <svg:title>TexMaths</svg:title>
          <svg:desc>22§display§= \int \frac{ 1 }{ \sqrt{4 t^2 - 3} }\ ( - dt )§svg§600§FALSE§</svg:desc>
          <draw:polygon draw:style-name="gr2" draw:text-style-name="P6" draw:layer="layout" svg:width="6.881cm" svg:height="1.695cm" svg:x="6.334cm" svg:y="9.656cm" svg:viewBox="0 0 6882 1696" draw:points="3441,1696 0,1696 0,0 6882,0 6882,1696">
            <text:p/>
          </draw:polygon>
          <draw:path draw:style-name="gr3" draw:text-style-name="P7" draw:layer="layout" svg:width="0.515cm" svg:height="0.182cm" svg:x="6.3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617cm" svg:viewBox="0 0 688 1720" svg:d="M37 1685c25 0 39-18 39-37 0-26-20-39-37-39-20 0-39 13-39 39 0 40 39 72 86 72 118 0 162-181 217-405 60-245 111-493 153-741 28-164 56-319 83-419 8-39 35-137 66-137 23 0 43 14 46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76cm" svg:y="9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9cm" svg:height="0.032cm" svg:x="8.106cm" svg:y="10.46cm" svg:viewBox="0 0 2991 33" draw:points="1496,33 0,33 0,0 2991,0 2991,33">
            <text:p/>
          </draw:polygon>
          <draw:path draw:style-name="gr3" draw:text-style-name="P7" draw:layer="layout" svg:width="0.604cm" svg:height="0.774cm" svg:x="8.163cm" svg:y="10.615cm" svg:viewBox="0 0 605 775" svg:d="M245 694l-136-301c-5-13-10-13-12-13 0 0-5 0-13 6l-73 56c-11 7-11 10-11 12 0 4 2 9 7 9s19-11 26-18c6-3 18-12 25-17l153 334c6 13 11 13 18 13 10 0 12-4 19-14l352-729c5-13 5-14 5-16 0-9-7-16-15-16-7 0-13 4-18 16z">
            <text:p/>
          </draw:path>
          <draw:polygon draw:style-name="gr3" draw:text-style-name="P7" draw:layer="layout" svg:width="2.345cm" svg:height="0.032cm" svg:x="8.751cm" svg:y="10.615cm" svg:viewBox="0 0 2346 33" draw:points="1174,33 0,33 0,0 2346,0 2346,33">
            <text:p/>
          </draw:polygon>
          <draw:path draw:style-name="gr3" draw:text-style-name="P7" draw:layer="layout" svg:width="0.344cm" svg:height="0.524cm" svg:x="8.772cm" svg:y="10.7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156cm" svg:y="10.807cm" svg:viewBox="0 0 239 495" svg:d="M143 176h74c14 0 22 0 22-16 0-9-8-9-22-9h-67c26-111 31-125 31-130 0-14-10-21-23-21-3 0-24 0-31 28l-30 123h-74c-16 0-23 0-23 15 0 10 7 10 21 10h69c-57 220-58 232-58 247 0 42 30 72 70 72 81 0 125-115 125-120 0-7-7-7-10-7-6 0-8 2-11 11-34 81-76 98-102 98-16 0-23-10-23-35 0-19 0-25 3-37z">
            <text:p/>
          </draw:path>
          <draw:path draw:style-name="gr3" draw:text-style-name="P7" draw:layer="layout" svg:width="0.24cm" svg:height="0.36cm" svg:x="9.451cm" svg:y="10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cm" svg:y="11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41cm" svg:y="10.77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1.523cm" svg:y="10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72cm" svg:height="0.032cm" svg:x="11.812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2.378cm" svg:y="10.1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2.769cm" svg:y="10.186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2-25 3-37z">
            <text:p/>
          </draw:path>
          <draw:path draw:style-name="gr3" draw:text-style-name="P7" draw:layer="layout" svg:width="0.18cm" svg:height="0.774cm" svg:x="13.074cm" svg:y="10.08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419" draw:id="id419">
          <svg:title>TexMaths</svg:title>
          <svg:desc>22§display§= - \int \frac{ 1 }{ \sqrt{(2t)^2 - ( \sqrt{3} )^2} }\  dt§svg§600§FALSE§</svg:desc>
          <draw:polygon draw:style-name="gr2" draw:text-style-name="P6" draw:layer="layout" svg:width="8.784cm" svg:height="2.313cm" svg:x="14.134cm" svg:y="9.656cm" svg:viewBox="0 0 8785 2314" draw:points="4393,2314 0,2314 0,0 8785,0 8785,2314">
            <text:p/>
          </draw:polygon>
          <draw:path draw:style-name="gr3" draw:text-style-name="P7" draw:layer="layout" svg:width="0.515cm" svg:height="0.182cm" svg:x="14.1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4.975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15.684cm" svg:y="9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167cm" svg:y="9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12cm" svg:height="0.032cm" svg:x="16.637cm" svg:y="10.46cm" svg:viewBox="0 0 5313 33" draw:points="2656,33 0,33 0,0 5313,0 5313,33">
            <text:p/>
          </draw:polygon>
          <draw:path draw:style-name="gr3" draw:text-style-name="P7" draw:layer="layout" svg:width="0.705cm" svg:height="1.392cm" svg:x="16.721cm" svg:y="10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539cm" svg:height="0.032cm" svg:x="17.409cm" svg:y="10.615cm" svg:viewBox="0 0 4540 33" draw:points="2270,33 0,33 0,0 4540,0 4540,33">
            <text:p/>
          </draw:polygon>
          <draw:path draw:style-name="gr3" draw:text-style-name="P7" draw:layer="layout" svg:width="0.18cm" svg:height="0.773cm" svg:x="17.487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749cm" svg:y="11.0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8.115cm" svg:y="11.116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18.419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8.711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259cm" svg:y="11.3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045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20.325cm" svg:y="10.92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0.913cm" svg:y="10.929cm" svg:viewBox="0 0 389 33" draw:points="194,33 0,33 0,0 389,0 389,33">
            <text:p/>
          </draw:polygon>
          <draw:path draw:style-name="gr3" draw:text-style-name="P7" draw:layer="layout" svg:width="0.321cm" svg:height="0.532cm" svg:x="20.946cm" svg:y="11.08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1.344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635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33cm" svg:y="10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719cm" svg:y="10.18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20" draw:id="id420">
          <svg:title>TexMaths</svg:title>
          <svg:desc>22§display§= - \log \left[ 2t + \sqrt{(2t)^2 - ( \sqrt{3} )^2} \right] \left( \frac{1}{2} \right) \ + \ c§svg§600§FALSE§</svg:desc>
          <draw:polygon draw:style-name="gr2" draw:text-style-name="P6" draw:layer="layout" svg:width="13.967cm" svg:height="1.779cm" svg:x="6.339cm" svg:y="12.66cm" svg:viewBox="0 0 13968 1780" draw:points="6985,1780 0,1780 0,0 13968,0 13968,1780">
            <text:p/>
          </draw:polygon>
          <draw:path draw:style-name="gr3" draw:text-style-name="P7" draw:layer="layout" svg:width="0.515cm" svg:height="0.182cm" svg:x="6.344cm" svg:y="13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8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7.872cm" svg:y="13.2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83cm" svg:y="13.3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8.47cm" svg:y="13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67cm" svg:y="12.621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421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787cm" svg:y="13.25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26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078cm" svg:y="12.7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767cm" svg:y="12.7cm" svg:viewBox="0 0 4541 33" draw:points="2270,33 0,33 0,0 4541,0 4541,33">
            <text:p/>
          </draw:polygon>
          <draw:path draw:style-name="gr3" draw:text-style-name="P7" draw:layer="layout" svg:width="0.18cm" svg:height="0.773cm" svg:x="11.842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06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47cm" svg:y="13.25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18cm" svg:height="0.773cm" svg:x="12.77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067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616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401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683cm" svg:y="13.03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27cm" svg:y="13.035cm" svg:viewBox="0 0 389 33" draw:points="194,33 0,33 0,0 389,0 389,33">
            <text:p/>
          </draw:polygon>
          <draw:path draw:style-name="gr3" draw:text-style-name="P7" draw:layer="layout" svg:width="0.321cm" svg:height="0.532cm" svg:x="15.302cm" svg:y="13.22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992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316cm" svg:y="12.621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002cm" svg:y="12.621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17.572cm" svg:y="12.7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04cm" svg:y="13.533cm" svg:viewBox="0 0 389 33" draw:points="194,33 0,33 0,0 389,0 389,33">
            <text:p/>
          </draw:polygon>
          <draw:path draw:style-name="gr3" draw:text-style-name="P7" draw:layer="layout" svg:width="0.309cm" svg:height="0.516cm" svg:x="17.542cm" svg:y="13.7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8.009cm" svg:y="12.6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02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043cm" svg:y="13.4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4" draw:id="id404">
          <svg:title>TexMaths</svg:title>
          <svg:desc>24§display§\text {I}§svg§600§FALSE§</svg:desc>
          <draw:polygon draw:style-name="gr2" draw:text-style-name="P6" draw:layer="layout" svg:width="0.197cm" svg:height="0.493cm" svg:x="5.644cm" svg:y="1.0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5" draw:id="id405">
          <svg:title>TexMaths</svg:title>
          <svg:desc>22§display§=  \int \frac{ 1 }{ \sqrt{ (4)^2 - (3t)^2} }\ dt§svg§600§FALSE§</svg:desc>
          <draw:polygon draw:style-name="gr2" draw:text-style-name="P6" draw:layer="layout" svg:width="7.409cm" svg:height="1.849cm" svg:x="6.333cm" svg:y="0.457cm" svg:viewBox="0 0 7410 1850" draw:points="3704,1850 0,1850 0,0 7410,0 7410,1850">
            <text:p/>
          </draw:polygon>
          <draw:path draw:style-name="gr3" draw:text-style-name="P7" draw:layer="layout" svg:width="0.515cm" svg:height="0.182cm" svg:x="6.338cm" svg:y="1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41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4cm" svg:y="0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8cm" svg:height="0.032cm" svg:x="8.105cm" svg:y="1.261cm" svg:viewBox="0 0 4669 33" draw:points="2333,33 0,33 0,0 4669,0 4669,33">
            <text:p/>
          </draw:polygon>
          <draw:path draw:style-name="gr3" draw:text-style-name="P7" draw:layer="layout" svg:width="0.705cm" svg:height="0.928cm" svg:x="8.19cm" svg:y="1.41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8.878cm" svg:y="1.416cm" svg:viewBox="0 0 3894 33" draw:points="1948,33 0,33 0,0 3894,0 3894,33">
            <text:p/>
          </draw:polygon>
          <draw:path draw:style-name="gr3" draw:text-style-name="P7" draw:layer="layout" svg:width="0.18cm" svg:height="0.773cm" svg:x="8.955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cm" svg:y="1.585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1cm" svg:y="1.5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4cm" svg:x="11.862cm" svg:y="1.62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8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154cm" svg:y="0.9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543cm" svg:y="0.986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09" draw:id="id409">
          <svg:title>TexMaths</svg:title>
          <svg:desc>22§display§= \frac{ 1 }{ 3 }\sin^{-1}\left( \frac{3 \sec x }{4} \right) \ + \ c§svg§600§FALSE§</svg:desc>
          <draw:polygon draw:style-name="gr2" draw:text-style-name="P6" draw:layer="layout" svg:width="8.544cm" svg:height="1.779cm" svg:x="6.339cm" svg:y="2.862cm" svg:viewBox="0 0 8545 1780" draw:points="4274,1780 0,1780 0,0 8545,0 8545,1780">
            <text:p/>
          </draw:polygon>
          <draw:path draw:style-name="gr3" draw:text-style-name="P7" draw:layer="layout" svg:width="0.515cm" svg:height="0.182cm" svg:x="6.344cm" svg:y="3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2.9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3.735cm" svg:viewBox="0 0 389 33" draw:points="194,33 0,33 0,0 389,0 389,33">
            <text:p/>
          </draw:polygon>
          <draw:path draw:style-name="gr3" draw:text-style-name="P7" draw:layer="layout" svg:width="0.321cm" svg:height="0.532cm" svg:x="7.242cm" svg:y="3.9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844cm" svg:y="3.5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48cm" svg:y="3.4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1cm" svg:y="3.6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6cm" svg:y="3.4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cm" svg:y="3.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87cm" svg:y="2.8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421cm" svg:y="2.9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10.929cm" svg:y="3.0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23cm" svg:y="3.0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579cm" svg:y="3.0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047cm" svg:y="3.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079cm" svg:height="0.032cm" svg:x="10.387cm" svg:y="3.735cm" svg:viewBox="0 0 2080 33" draw:points="1040,33 0,33 0,0 2080,0 2080,33">
            <text:p/>
          </draw:polygon>
          <draw:path draw:style-name="gr3" draw:text-style-name="P7" draw:layer="layout" svg:width="0.344cm" svg:height="0.524cm" svg:x="11.255cm" svg:y="3.9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587cm" svg:y="2.8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601cm" svg:y="3.4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62cm" svg:y="3.6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2§display§= \sin^{-1}\left( \frac{3t}{4} \right) \left( \frac{ 1 }{ 3 } \right) \ + \ c§svg§600§FALSE§</svg:desc>
          <draw:polygon draw:style-name="gr2" draw:text-style-name="P6" draw:layer="layout" svg:width="8.271cm" svg:height="1.779cm" svg:x="14.338cm" svg:y="0.463cm" svg:viewBox="0 0 8272 1780" draw:points="4137,1780 0,1780 0,0 8272,0 8272,1780">
            <text:p/>
          </draw:polygon>
          <draw:path draw:style-name="gr3" draw:text-style-name="P7" draw:layer="layout" svg:width="0.515cm" svg:height="0.182cm" svg:x="14.343cm" svg:y="1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1cm" svg:y="1.198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47cm" svg:y="1.02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cm" svg:y="1.20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3cm" svg:y="1.0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07cm" svg:y="0.8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4cm" svg:y="0.42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7.719cm" svg:y="0.50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8.091cm" svg:y="0.538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86cm" svg:y="1.336cm" svg:viewBox="0 0 667 33" draw:points="334,33 0,33 0,0 667,0 667,33">
            <text:p/>
          </draw:polygon>
          <draw:path draw:style-name="gr3" draw:text-style-name="P7" draw:layer="layout" svg:width="0.344cm" svg:height="0.524cm" svg:x="17.848cm" svg:y="1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8.473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4cm" svg:y="0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4cm" svg:y="0.5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05cm" svg:y="1.336cm" svg:viewBox="0 0 389 33" draw:points="194,33 0,33 0,0 389,0 389,33">
            <text:p/>
          </draw:polygon>
          <draw:path draw:style-name="gr3" draw:text-style-name="P7" draw:layer="layout" svg:width="0.321cm" svg:height="0.532cm" svg:x="19.837cm" svg:y="1.5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0.312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26cm" svg:y="1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47cm" svg:y="1.2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4§display§\text {I}§svg§600§FALSE§</svg:desc>
          <draw:polygon draw:style-name="gr2" draw:text-style-name="P6" draw:layer="layout" svg:width="0.197cm" svg:height="0.493cm" svg:x="5.447cm" svg:y="3.5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3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4§display§\therefore§svg§600§FALSE§</svg:desc>
          <draw:polygon draw:style-name="gr2" draw:text-style-name="P6" draw:layer="layout" svg:width="0.453cm" svg:height="0.371cm" svg:x="4.043cm" svg:y="3.6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6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2" smil:attributeName="visibility" smil:to="visible"/>
                  <anim:animate smil:dur="0.5s" smil:fill="hold" smil:targetElement="id412" smil:attributeName="width" smil:values="width*0.05;width" smil:keyTimes="0;1"/>
                  <anim:animate smil:dur="0.5s" smil:fill="hold" smil:targetElement="id412" smil:attributeName="height" smil:values="height;height" smil:keyTimes="0;1"/>
                  <anim:animate smil:dur="0.5s" smil:fill="hold" smil:targetElement="id412" smil:attributeName="x" smil:values="x-.2;x" smil:keyTimes="0;1"/>
                  <anim:animate smil:dur="0.5s" smil:fill="hold" smil:targetElement="id412" smil:attributeName="y" smil:values="y;y" smil:keyTimes="0;1"/>
                  <anim:transitionFilter smil:dur="0.5s" smil:targetElement="id41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4" smil:attributeName="visibility" smil:to="visible"/>
                  <anim:animate smil:dur="0.5s" smil:fill="hold" smil:targetElement="id414" smil:attributeName="width" smil:values="width*0.05;width" smil:keyTimes="0;1"/>
                  <anim:animate smil:dur="0.5s" smil:fill="hold" smil:targetElement="id414" smil:attributeName="height" smil:values="height;height" smil:keyTimes="0;1"/>
                  <anim:animate smil:dur="0.5s" smil:fill="hold" smil:targetElement="id414" smil:attributeName="x" smil:values="x-.2;x" smil:keyTimes="0;1"/>
                  <anim:animate smil:dur="0.5s" smil:fill="hold" smil:targetElement="id414" smil:attributeName="y" smil:values="y;y" smil:keyTimes="0;1"/>
                  <anim:transitionFilter smil:dur="0.5s" smil:targetElement="id4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5" smil:attributeName="visibility" smil:to="visible"/>
                  <anim:animate smil:dur="0.5s" smil:fill="hold" smil:targetElement="id415" smil:attributeName="width" smil:values="width*0.05;width" smil:keyTimes="0;1"/>
                  <anim:animate smil:dur="0.5s" smil:fill="hold" smil:targetElement="id415" smil:attributeName="height" smil:values="height;height" smil:keyTimes="0;1"/>
                  <anim:animate smil:dur="0.5s" smil:fill="hold" smil:targetElement="id415" smil:attributeName="x" smil:values="x-.2;x" smil:keyTimes="0;1"/>
                  <anim:animate smil:dur="0.5s" smil:fill="hold" smil:targetElement="id415" smil:attributeName="y" smil:values="y;y" smil:keyTimes="0;1"/>
                  <anim:transitionFilter smil:dur="0.5s" smil:targetElement="id4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- \frac{1}{2} \log \left[ 2 \cot x + \sqrt{ 4 \cot^2 x - 3 } \right]  \ + \ c§svg§600§FALSE§</svg:desc>
          <draw:polygon draw:style-name="gr2" draw:text-style-name="P6" draw:layer="layout" svg:width="13.323cm" svg:height="1.491cm" svg:x="6.334cm" svg:y="0.857cm" svg:viewBox="0 0 13324 1492" draw:points="6661,1492 0,1492 0,0 13324,0 13324,1492">
            <text:p/>
          </draw:polygon>
          <draw:path draw:style-name="gr3" draw:text-style-name="P7" draw:layer="layout" svg:width="0.515cm" svg:height="0.182cm" svg:x="6.339cm" svg:y="1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5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4cm" svg:y="0.8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5cm" svg:y="1.647cm" svg:viewBox="0 0 389 33" draw:points="194,33 0,33 0,0 389,0 389,33">
            <text:p/>
          </draw:polygon>
          <draw:path draw:style-name="gr3" draw:text-style-name="P7" draw:layer="layout" svg:width="0.309cm" svg:height="0.516cm" svg:x="7.844cm" svg:y="1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8.439cm" svg:y="1.31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65cm" svg:y="1.5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037cm" svg:y="1.50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9.717cm" svg:y="0.968cm" svg:viewBox="0 0 178 1392" draw:points="0,1392 178,1392 178,1356 37,1356 37,37 178,37 178,0 0,0">
            <text:p/>
          </draw:polygon>
          <draw:path draw:style-name="gr3" draw:text-style-name="P7" draw:layer="layout" svg:width="0.309cm" svg:height="0.516cm" svg:x="9.945cm" svg:y="1.3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0.449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87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1.167cm" svg:y="1.3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1.605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238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3.053cm" svg:y="1.034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797cm" svg:height="0.032cm" svg:x="13.741cm" svg:y="1.034cm" svg:viewBox="0 0 3798 33" draw:points="1899,33 0,33 0,0 3798,0 3798,33">
            <text:p/>
          </draw:polygon>
          <draw:path draw:style-name="gr3" draw:text-style-name="P7" draw:layer="layout" svg:width="0.344cm" svg:height="0.523cm" svg:x="13.763cm" svg:y="1.3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5cm" svg:height="0.356cm" svg:x="14.284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623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5.002cm" svg:y="1.3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5.322cm" svg:y="1.2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6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441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184cm" svg:y="1.3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552cm" svg:y="0.96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375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394cm" svg:y="1.51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4" draw:id="id424">
          <svg:title>TexMaths</svg:title>
          <svg:desc>26§display§(4)§svg§600§FALSE§</svg:desc>
          <draw:polygon draw:style-name="gr2" draw:text-style-name="P6" draw:layer="layout" svg:width="0.986cm" svg:height="0.822cm" svg:x="2.119cm" svg:y="3.5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3.5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4cm" svg:y="3.57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4cm" svg:y="3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5" draw:id="id425">
          <svg:title>TexMaths</svg:title>
          <svg:desc>24§display§\text {Let,}§svg§600§FALSE§</svg:desc>
          <draw:polygon draw:style-name="gr2" draw:text-style-name="P6" draw:layer="layout" svg:width="1.318cm" svg:height="0.655cm" svg:x="3.739cm" svg:y="3.6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3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3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3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4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5.645cm" svg:y="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7" draw:id="id427">
          <svg:title>TexMaths</svg:title>
          <svg:desc>22§display§= \int \frac{ x^2 }{ \sqrt{2x^6 + 5} }\ dx§svg§600§FALSE§</svg:desc>
          <draw:polygon draw:style-name="gr2" draw:text-style-name="P6" draw:layer="layout" svg:width="6.045cm" svg:height="1.805cm" svg:x="6.334cm" svg:y="2.956cm" svg:viewBox="0 0 6046 1806" draw:points="3023,1806 0,1806 0,0 6046,0 6046,1806">
            <text:p/>
          </draw:polygon>
          <draw:path draw:style-name="gr3" draw:text-style-name="P7" draw:layer="layout" svg:width="0.515cm" svg:height="0.182cm" svg:x="6.339cm" svg:y="3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3.028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9.31cm" svg:y="3.21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9.764cm" svg:y="2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2cm" svg:height="0.032cm" svg:x="8.106cm" svg:y="3.871cm" svg:viewBox="0 0 3153 33" draw:points="1577,33 0,33 0,0 3153,0 3153,33">
            <text:p/>
          </draw:polygon>
          <draw:path draw:style-name="gr3" draw:text-style-name="P7" draw:layer="layout" svg:width="0.604cm" svg:height="0.773cm" svg:x="8.162cm" svg:y="4.026cm" svg:viewBox="0 0 605 774" svg:d="M245 693l-136-301c-5-12-10-12-12-12 0 0-5 0-13 5l-73 57c-11 7-11 10-11 12 0 4 2 9 7 9s19-11 26-18c6-3 18-12 25-17l153 334c5 12 11 12 18 12 10 0 12-3 19-14l352-728c5-13 5-14 5-16 0-9-7-16-16-16-7 0-12 4-17 16z">
            <text:p/>
          </draw:path>
          <draw:polygon draw:style-name="gr3" draw:text-style-name="P7" draw:layer="layout" svg:width="2.507cm" svg:height="0.032cm" svg:x="8.75cm" svg:y="4.026cm" svg:viewBox="0 0 2508 33" draw:points="1255,33 0,33 0,0 2508,0 2508,33">
            <text:p/>
          </draw:polygon>
          <draw:path draw:style-name="gr3" draw:text-style-name="P7" draw:layer="layout" svg:width="0.309cm" svg:height="0.516cm" svg:x="8.789cm" svg:y="4.186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9-8 7-59 7-74 7z">
            <text:p/>
          </draw:path>
          <draw:path draw:style-name="gr3" draw:text-style-name="P7" draw:layer="layout" svg:width="0.386cm" svg:height="0.351cm" svg:x="9.158cm" svg:y="4.3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  <draw:path draw:style-name="gr3" draw:text-style-name="P7" draw:layer="layout" svg:width="0.249cm" svg:height="0.37cm" svg:x="9.607cm" svg:y="4.11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0.14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909cm" svg:y="4.186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11.638cm" svg:y="3.54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032cm" svg:y="3.739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 xml:id="id429" draw:id="id429">
          <svg:title>TexMaths</svg:title>
          <svg:desc>24§display§\text {Put,} \ x^3 = t, \ \text {Diff } w.\ r.\ t.\ x.\ \ 3x^2 \ dx = dt \  \therefore \ x^2 \ dx = \frac{1}{3} dt§svg§600§FALSE§</svg:desc>
          <draw:polygon draw:style-name="gr2" draw:text-style-name="P6" draw:layer="layout" svg:width="20.989cm" svg:height="1.647cm" svg:x="3.841cm" svg:y="5.151cm" svg:viewBox="0 0 20990 1648" draw:points="10495,1648 0,1648 0,0 20990,0 20990,1648">
            <text:p/>
          </draw:polygon>
          <draw:path draw:style-name="gr3" draw:text-style-name="P7" draw:layer="layout" svg:width="0.498cm" svg:height="0.577cm" svg:x="3.828cm" svg:y="5.666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4cm" svg:y="5.8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857cm" svg:y="5.724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099cm" svg:height="0.253cm" svg:x="5.243cm" svg:y="6.15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5.71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72cm" svg:height="0.404cm" svg:x="6.199cm" svg:y="5.501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562cm" svg:height="0.199cm" svg:x="6.82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89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9cm" svg:height="0.253cm" svg:x="8.048cm" svg:y="6.15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61cm" svg:y="5.66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304cm" svg:y="5.6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533cm" svg:y="5.647cm" svg:viewBox="0 0 509 598" svg:d="M357 257h96v-25h-100v-98c0-76 41-115 79-115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8v98z">
            <text:p/>
          </draw:path>
          <draw:path draw:style-name="gr3" draw:text-style-name="P7" draw:layer="layout" svg:width="0.56cm" svg:height="0.383cm" svg:x="10.308cm" svg:y="5.8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3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82cm" svg:y="6.15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51cm" svg:y="5.8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856cm" svg:y="6.15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317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1cm" svg:height="0.091cm" svg:x="12.676cm" svg:y="6.15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42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72cm" svg:y="6.152cm" svg:viewBox="0 0 92 92" svg:d="M92 46c0-25-21-46-46-46s-46 21-46 46 21 46 46 46 46-21 46-46z">
            <text:p/>
          </draw:path>
          <draw:path draw:style-name="gr3" draw:text-style-name="P7" draw:layer="layout" svg:width="0.35cm" svg:height="0.581cm" svg:x="14.433cm" svg:y="5.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14.844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5.339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15.994cm" svg:y="5.657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424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7.163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8.04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8.465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12cm" svg:height="0.456cm" svg:x="19.29cm" svg:y="5.851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20.368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20.863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21.52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21.948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22.68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3.707cm" svg:y="5.109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3.632cm" svg:y="6.014cm" svg:viewBox="0 0 424 37" draw:points="211,37 0,37 0,0 424,0 424,37">
            <text:p/>
          </draw:polygon>
          <draw:path draw:style-name="gr3" draw:text-style-name="P7" draw:layer="layout" svg:width="0.35cm" svg:height="0.581cm" svg:x="23.668cm" svg:y="6.2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02cm" svg:height="0.597cm" svg:x="24.189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26cm" svg:height="0.539cm" svg:x="24.613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30" draw:id="id430">
          <svg:title>TexMaths</svg:title>
          <svg:desc>22§display§= \int \frac{ 1 }{ \sqrt{2t^2 + 5} }\left( \frac{1}{3} \right)\ dt§svg§600§FALSE§</svg:desc>
          <draw:polygon draw:style-name="gr2" draw:text-style-name="P6" draw:layer="layout" svg:width="7.7cm" svg:height="1.779cm" svg:x="6.436cm" svg:y="7.259cm" svg:viewBox="0 0 7701 1780" draw:points="3852,1780 0,1780 0,0 7701,0 7701,1780">
            <text:p/>
          </draw:polygon>
          <draw:path draw:style-name="gr3" draw:text-style-name="P7" draw:layer="layout" svg:width="0.515cm" svg:height="0.182cm" svg:x="6.441cm" svg:y="8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56cm" svg:y="7.28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9.578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99cm" svg:height="0.032cm" svg:x="8.209cm" svg:y="8.132cm" svg:viewBox="0 0 2991 33" draw:points="1496,33 0,33 0,0 2991,0 2991,33">
            <text:p/>
          </draw:polygon>
          <draw:path draw:style-name="gr3" draw:text-style-name="P7" draw:layer="layout" svg:width="0.605cm" svg:height="0.773cm" svg:x="8.265cm" svg:y="8.287cm" svg:viewBox="0 0 606 774" svg:d="M245 694l-136-301c-5-13-10-13-12-13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345cm" svg:height="0.032cm" svg:x="8.853cm" svg:y="8.287cm" svg:viewBox="0 0 2346 33" draw:points="1174,33 0,33 0,0 2346,0 2346,33">
            <text:p/>
          </draw:polygon>
          <draw:path draw:style-name="gr3" draw:text-style-name="P7" draw:layer="layout" svg:width="0.309cm" svg:height="0.516cm" svg:x="8.892cm" svg:y="8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9.258cm" svg:y="8.479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24cm" svg:height="0.36cm" svg:x="9.553cm" svg:y="8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82cm" svg:y="8.5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849cm" svg:y="8.447cm" svg:viewBox="0 0 310 533" svg:d="M310 361c0-92-64-171-148-171-37 0-70 12-99 41v-152c16 5 43 11 67 11 95 0 150-71 150-81 0-5-2-9-7-9-2 0-4 0-7 2-16 7-53 23-106 23-31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11.58cm" svg:y="7.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15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081cm" svg:y="8.132cm" svg:viewBox="0 0 389 33" draw:points="194,33 0,33 0,0 389,0 389,33">
            <text:p/>
          </draw:polygon>
          <draw:path draw:style-name="gr3" draw:text-style-name="P7" draw:layer="layout" svg:width="0.321cm" svg:height="0.532cm" svg:x="12.115cm" svg:y="8.3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588cm" svg:y="7.2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548cm" svg:y="7.80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37cm" svg:y="7.85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428" draw:id="id428">
          <svg:title>TexMaths</svg:title>
          <svg:desc>22§display§= \int \frac{ x^2 }{ \sqrt{2 (x^3)^2 + 5} }\ dx§svg§600§FALSE§</svg:desc>
          <draw:polygon draw:style-name="gr2" draw:text-style-name="P6" draw:layer="layout" svg:width="7.123cm" svg:height="1.959cm" svg:x="12.936cm" svg:y="2.958cm" svg:viewBox="0 0 7124 1960" draw:points="3562,1960 0,1960 0,0 7124,0 7124,1960">
            <text:p/>
          </draw:polygon>
          <draw:path draw:style-name="gr3" draw:text-style-name="P7" draw:layer="layout" svg:width="0.515cm" svg:height="0.182cm" svg:x="12.941cm" svg:y="3.7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756cm" svg:y="3.03cm" svg:viewBox="0 0 688 1719" svg:d="M37 1683c25 0 39-17 39-37 0-26-20-38-37-38-20 0-39 12-39 38 0 41 39 73 86 73 118 0 162-182 217-405 60-244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386cm" svg:height="0.351cm" svg:x="16.451cm" svg:y="3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905cm" svg:y="2.91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23cm" svg:height="0.032cm" svg:x="14.708cm" svg:y="3.872cm" svg:viewBox="0 0 4231 33" draw:points="2115,33 0,33 0,0 4231,0 4231,33">
            <text:p/>
          </draw:polygon>
          <draw:path draw:style-name="gr3" draw:text-style-name="P7" draw:layer="layout" svg:width="0.705cm" svg:height="0.928cm" svg:x="14.793cm" svg:y="4.02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456cm" svg:height="0.032cm" svg:x="15.481cm" svg:y="4.027cm" svg:viewBox="0 0 3457 33" draw:points="1728,33 0,33 0,0 3457,0 3457,33">
            <text:p/>
          </draw:polygon>
          <draw:path draw:style-name="gr3" draw:text-style-name="P7" draw:layer="layout" svg:width="0.309cm" svg:height="0.516cm" svg:x="15.52cm" svg:y="4.2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5.944cm" svg:y="4.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192cm" svg:y="4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9cm" svg:height="0.37cm" svg:x="16.641cm" svg:y="4.136cm" svg:viewBox="0 0 250 371" svg:d="M120 179c42 0 72 30 72 88 0 67-39 87-71 87-21 0-70-6-93-37 27-2 32-20 32-30 0-18-12-30-30-30-14 0-30 9-30 30 0 52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18cm" svg:height="0.773cm" svg:x="17.001cm" svg:y="4.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292cm" svg:y="4.13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515cm" svg:height="0.516cm" svg:x="17.82cm" svg:y="4.2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589cm" svg:y="4.20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9.318cm" svg:y="3.5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9.712cm" svg:y="3.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31" draw:id="id431">
          <svg:title>TexMaths</svg:title>
          <svg:desc>22§display§= \frac{1}{3} \int \frac{ 1 }{ \sqrt{  \left( \sqrt{2}t \right)^2 + \left( \sqrt{5} \right)^2 } } \ dt§svg§600§FALSE§</svg:desc>
          <draw:polygon draw:style-name="gr2" draw:text-style-name="P6" draw:layer="layout" svg:width="9.614cm" svg:height="2.313cm" svg:x="14.435cm" svg:y="7.359cm" svg:viewBox="0 0 9615 2314" draw:points="4809,2314 0,2314 0,0 9615,0 9615,2314">
            <text:p/>
          </draw:polygon>
          <draw:path draw:style-name="gr3" draw:text-style-name="P7" draw:layer="layout" svg:width="0.515cm" svg:height="0.182cm" svg:x="14.44cm" svg:y="8.0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7.3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4cm" svg:y="8.163cm" svg:viewBox="0 0 389 33" draw:points="194,33 0,33 0,0 389,0 389,33">
            <text:p/>
          </draw:polygon>
          <draw:path draw:style-name="gr3" draw:text-style-name="P7" draw:layer="layout" svg:width="0.321cm" svg:height="0.532cm" svg:x="15.338cm" svg:y="8.38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5.957cm" svg:y="7.3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87cm" svg:y="7.3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72cm" svg:height="0.032cm" svg:x="16.908cm" svg:y="8.163cm" svg:viewBox="0 0 6173 33" draw:points="3087,33 0,33 0,0 6173,0 6173,33">
            <text:p/>
          </draw:polygon>
          <draw:path draw:style-name="gr3" draw:text-style-name="P7" draw:layer="layout" svg:width="0.705cm" svg:height="1.392cm" svg:x="16.994cm" svg:y="8.3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399cm" svg:height="0.032cm" svg:x="17.682cm" svg:y="8.318cm" svg:viewBox="0 0 5400 33" draw:points="2700,33 0,33 0,0 5400,0 5400,33">
            <text:p/>
          </draw:polygon>
          <draw:path draw:style-name="gr3" draw:text-style-name="P7" draw:layer="layout" svg:width="0.203cm" svg:height="0.928cm" svg:x="17.798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18.092cm" svg:y="8.673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8cm" svg:y="8.673cm" svg:viewBox="0 0 389 33" draw:points="194,33 0,33 0,0 389,0 389,33">
            <text:p/>
          </draw:polygon>
          <draw:path draw:style-name="gr3" draw:text-style-name="P7" draw:layer="layout" svg:width="0.309cm" svg:height="0.516cm" svg:x="18.719cm" svg:y="8.8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9.085cm" svg:y="8.85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03cm" svg:height="0.928cm" svg:x="19.381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735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263cm" svg:y="8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21.111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21.403cm" svg:y="8.673cm" svg:viewBox="0 0 605 774" svg:d="M245 693l-136-301c-5-12-10-12-12-12 0 0-5 0-13 5l-73 57c-11 7-11 10-11 12 0 3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1.991cm" svg:y="8.673cm" svg:viewBox="0 0 389 33" draw:points="194,33 0,33 0,0 389,0 389,33">
            <text:p/>
          </draw:polygon>
          <draw:path draw:style-name="gr3" draw:text-style-name="P7" draw:layer="layout" svg:width="0.309cm" svg:height="0.532cm" svg:x="22.03cm" svg:y="8.828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7" draw:layer="layout" svg:width="0.203cm" svg:height="0.928cm" svg:x="22.412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22.767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3.461cm" svg:y="7.8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3.85cm" svg:y="7.88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432" draw:id="id432">
          <svg:title>TexMaths</svg:title>
          <svg:desc>22§display§= \frac{1}{3} \log \left[\ 2t + \sqrt{(2t)^2 - ( \sqrt{3} )^2} \ \right] \left( \frac{1}{ \sqrt{2} } \right) \ + \ c§svg§600§FALSE§</svg:desc>
          <draw:polygon draw:style-name="gr2" draw:text-style-name="P6" draw:layer="layout" svg:width="15.099cm" svg:height="1.779cm" svg:x="6.341cm" svg:y="10.364cm" svg:viewBox="0 0 15100 1780" draw:points="7551,1780 0,1780 0,0 15100,0 15100,1780">
            <text:p/>
          </draw:polygon>
          <draw:path draw:style-name="gr3" draw:text-style-name="P7" draw:layer="layout" svg:width="0.515cm" svg:height="0.182cm" svg:x="6.346cm" svg:y="11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10.4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11.237cm" svg:viewBox="0 0 389 33" draw:points="194,33 0,33 0,0 389,0 389,33">
            <text:p/>
          </draw:polygon>
          <draw:path draw:style-name="gr3" draw:text-style-name="P7" draw:layer="layout" svg:width="0.321cm" svg:height="0.532cm" svg:x="7.244cm" svg:y="11.4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73cm" svg:height="0.538cm" svg:x="7.846cm" svg:y="10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11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3cm" svg:y="11.0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41cm" svg:y="10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52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018cm" svg:y="10.9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0.495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31cm" svg:y="10.404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998cm" svg:y="10.404cm" svg:viewBox="0 0 4541 33" draw:points="2270,33 0,33 0,0 4541,0 4541,33">
            <text:p/>
          </draw:polygon>
          <draw:path draw:style-name="gr3" draw:text-style-name="P7" draw:layer="layout" svg:width="0.18cm" svg:height="0.773cm" svg:x="12.074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336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702cm" svg:y="10.96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3.008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299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848cm" svg:y="11.23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633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914cm" svg:y="10.739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502cm" svg:y="10.739cm" svg:viewBox="0 0 389 33" draw:points="194,33 0,33 0,0 389,0 389,33">
            <text:p/>
          </draw:polygon>
          <draw:path draw:style-name="gr3" draw:text-style-name="P7" draw:layer="layout" svg:width="0.321cm" svg:height="0.532cm" svg:x="15.534cm" svg:y="10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932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6.222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805cm" svg:y="10.325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491cm" svg:y="10.3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383cm" svg:y="10.4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7.993cm" svg:y="11.237cm" svg:viewBox="0 0 1033 33" draw:points="516,33 0,33 0,0 1033,0 1033,33">
            <text:p/>
          </draw:polygon>
          <draw:path draw:style-name="gr3" draw:text-style-name="P7" draw:layer="layout" svg:width="0.604cm" svg:height="0.773cm" svg:x="18.049cm" svg:y="11.392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37cm" svg:y="11.392cm" svg:viewBox="0 0 389 33" draw:points="194,33 0,33 0,0 389,0 389,33">
            <text:p/>
          </draw:polygon>
          <draw:path draw:style-name="gr3" draw:text-style-name="P7" draw:layer="layout" svg:width="0.309cm" svg:height="0.516cm" svg:x="18.675cm" svg:y="11.54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9.144cm" svg:y="10.3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157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78cm" svg:y="11.1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5" draw:id="id435">
          <svg:title>TexMaths</svg:title>
          <svg:desc>22§display§= \frac{1}{3 \sqrt{2}} \log \left[\ 2 x^3 + \sqrt{ 2x^6 + 5 } }\  \right]  \ + \ c§svg§600§FALSE§</svg:desc>
          <draw:polygon draw:style-name="gr2" draw:text-style-name="P6" draw:layer="layout" svg:width="12.038cm" svg:height="1.68cm" svg:x="6.343cm" svg:y="12.863cm" svg:viewBox="0 0 12039 1681" draw:points="6019,1681 0,1681 0,0 12039,0 12039,1681">
            <text:p/>
          </draw:polygon>
          <draw:path draw:style-name="gr3" draw:text-style-name="P7" draw:layer="layout" svg:width="0.515cm" svg:height="0.182cm" svg:x="6.348cm" svg:y="13.5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97cm" svg:y="12.82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7cm" svg:height="0.032cm" svg:x="7.212cm" svg:y="13.653cm" svg:viewBox="0 0 1418 33" draw:points="709,33 0,33 0,0 1418,0 1418,33">
            <text:p/>
          </draw:polygon>
          <draw:path draw:style-name="gr3" draw:text-style-name="P7" draw:layer="layout" svg:width="0.321cm" svg:height="0.532cm" svg:x="7.246cm" svg:y="13.96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04cm" svg:height="0.773cm" svg:x="7.656cm" svg:y="13.80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244cm" svg:y="13.808cm" svg:viewBox="0 0 389 33" draw:points="194,33 0,33 0,0 389,0 389,33">
            <text:p/>
          </draw:polygon>
          <draw:path draw:style-name="gr3" draw:text-style-name="P7" draw:layer="layout" svg:width="0.309cm" svg:height="0.516cm" svg:x="8.282cm" svg:y="13.96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8.877cm" svg:y="13.32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9.088cm" svg:y="13.51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476cm" svg:y="13.51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0.155cm" svg:y="12.974cm" svg:viewBox="0 0 178 1392" draw:points="0,1392 178,1392 178,1357 37,1357 37,37 178,37 178,0 0,0">
            <text:p/>
          </draw:polygon>
          <draw:path draw:style-name="gr3" draw:text-style-name="P7" draw:layer="layout" svg:width="0.309cm" svg:height="0.516cm" svg:x="10.641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1.012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11.461cm" svg:y="13.18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1.992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2.809cm" svg:y="13.07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3.497cm" svg:y="13.072cm" svg:viewBox="0 0 2508 33" draw:points="1255,33 0,33 0,0 2508,0 2508,33">
            <text:p/>
          </draw:polygon>
          <draw:path draw:style-name="gr3" draw:text-style-name="P7" draw:layer="layout" svg:width="0.309cm" svg:height="0.516cm" svg:x="13.534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3.905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9cm" svg:height="0.37cm" svg:x="14.354cm" svg:y="13.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4.887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654cm" svg:y="13.347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olygon draw:style-name="gr3" draw:text-style-name="P7" draw:layer="layout" svg:width="0.177cm" svg:height="1.391cm" svg:x="16.274cm" svg:y="12.974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17.099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18cm" svg:y="13.521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34" draw:id="id43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3" draw:id="id43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1" draw:id="id421">
          <svg:title>TexMaths</svg:title>
          <svg:desc>24§display§\therefore§svg§600§FALSE§</svg:desc>
          <draw:polygon draw:style-name="gr2" draw:text-style-name="P6" draw:layer="layout" svg:width="0.453cm" svg:height="0.371cm" svg:x="4.043cm" svg:y="1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5" smil:attributeName="visibility" smil:to="visible"/>
                  <anim:animate smil:dur="0.5s" smil:fill="hold" smil:targetElement="id425" smil:attributeName="width" smil:values="width*0.05;width" smil:keyTimes="0;1"/>
                  <anim:animate smil:dur="0.5s" smil:fill="hold" smil:targetElement="id425" smil:attributeName="height" smil:values="height;height" smil:keyTimes="0;1"/>
                  <anim:animate smil:dur="0.5s" smil:fill="hold" smil:targetElement="id425" smil:attributeName="x" smil:values="x-.2;x" smil:keyTimes="0;1"/>
                  <anim:animate smil:dur="0.5s" smil:fill="hold" smil:targetElement="id425" smil:attributeName="y" smil:values="y;y" smil:keyTimes="0;1"/>
                  <anim:transitionFilter smil:dur="0.5s" smil:targetElement="id4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6" smil:attributeName="visibility" smil:to="visible"/>
                  <anim:animate smil:dur="0.5s" smil:fill="hold" smil:targetElement="id426" smil:attributeName="width" smil:values="width*0.05;width" smil:keyTimes="0;1"/>
                  <anim:animate smil:dur="0.5s" smil:fill="hold" smil:targetElement="id426" smil:attributeName="height" smil:values="height;height" smil:keyTimes="0;1"/>
                  <anim:animate smil:dur="0.5s" smil:fill="hold" smil:targetElement="id426" smil:attributeName="x" smil:values="x-.2;x" smil:keyTimes="0;1"/>
                  <anim:animate smil:dur="0.5s" smil:fill="hold" smil:targetElement="id426" smil:attributeName="y" smil:values="y;y" smil:keyTimes="0;1"/>
                  <anim:transitionFilter smil:dur="0.5s" smil:targetElement="id4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9" smil:attributeName="visibility" smil:to="visible"/>
                  <anim:animate smil:dur="0.5s" smil:fill="hold" smil:targetElement="id429" smil:attributeName="width" smil:values="width*0.05;width" smil:keyTimes="0;1"/>
                  <anim:animate smil:dur="0.5s" smil:fill="hold" smil:targetElement="id429" smil:attributeName="height" smil:values="height;height" smil:keyTimes="0;1"/>
                  <anim:animate smil:dur="0.5s" smil:fill="hold" smil:targetElement="id429" smil:attributeName="x" smil:values="x-.2;x" smil:keyTimes="0;1"/>
                  <anim:animate smil:dur="0.5s" smil:fill="hold" smil:targetElement="id429" smil:attributeName="y" smil:values="y;y" smil:keyTimes="0;1"/>
                  <anim:transitionFilter smil:dur="0.5s" smil:targetElement="id4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3" smil:attributeName="visibility" smil:to="visible"/>
                  <anim:animate smil:dur="0.5s" smil:fill="hold" smil:targetElement="id433" smil:attributeName="x" smil:values="x;x" smil:keyTimes="0;1"/>
                  <anim:animate smil:dur="0.5s" smil:fill="hold" smil:targetElement="id4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4" smil:attributeName="visibility" smil:to="visible"/>
                  <anim:animate smil:dur="0.5s" smil:fill="hold" smil:targetElement="id434" smil:attributeName="x" smil:values="x;x" smil:keyTimes="0;1"/>
                  <anim:animate smil:dur="0.5s" smil:fill="hold" smil:targetElement="id4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x;x" smil:keyTimes="0;1"/>
                  <anim:animate smil:dur="0.5s" smil:fill="hold" smil:targetElement="id4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38" draw:id="id438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9" draw:id="id439">
          <svg:title>TexMaths</svg:title>
          <svg:desc>22§display§= \int \frac{ \cos x}{ \sqrt{ ( \sin x - 3 )( \sin x + 7 ) } }\ dx§svg§600§FALSE§</svg:desc>
          <draw:polygon draw:style-name="gr2" draw:text-style-name="P6" draw:layer="layout" svg:width="10.575cm" svg:height="1.849cm" svg:x="6.333cm" svg:y="0.656cm" svg:viewBox="0 0 10576 1850" draw:points="5287,1850 0,1850 0,0 10576,0 10576,1850">
            <text:p/>
          </draw:polygon>
          <draw:path draw:style-name="gr3" draw:text-style-name="P7" draw:layer="layout" svg:width="0.515cm" svg:height="0.182cm" svg:x="6.338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6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1.168cm" svg:y="0.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1.508cm" svg:y="0.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898cm" svg:y="0.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33cm" svg:y="0.8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8.105cm" svg:y="1.46cm" svg:viewBox="0 0 7681 33" draw:points="3840,33 0,33 0,0 7681,0 7681,33">
            <text:p/>
          </draw:polygon>
          <draw:path draw:style-name="gr3" draw:text-style-name="P7" draw:layer="layout" svg:width="0.705cm" svg:height="0.928cm" svg:x="8.19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7cm" svg:height="0.032cm" svg:x="8.878cm" svg:y="1.615cm" svg:viewBox="0 0 6908 33" draw:points="3455,33 0,33 0,0 6908,0 6908,33">
            <text:p/>
          </draw:polygon>
          <draw:path draw:style-name="gr3" draw:text-style-name="P7" draw:layer="layout" svg:width="0.18cm" svg:height="0.773cm" svg:x="8.956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9.205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51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725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81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936cm" svg:y="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77cm" svg:y="1.7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6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09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659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63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78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34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68cm" svg:y="1.8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5.14cm" svg:y="1.784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5.529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6.167cm" svg:y="1.1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561cm" svg:y="1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436" draw:id="id436">
          <svg:title>TexMaths</svg:title>
          <svg:desc>26§display§(5)§svg§600§FALSE§</svg:desc>
          <draw:polygon draw:style-name="gr2" draw:text-style-name="P6" draw:layer="layout" svg:width="0.986cm" svg:height="0.823cm" svg:x="2.119cm" svg:y="1.153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5cm" svg:y="1.184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4cm" svg:y="1.1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7" draw:id="id43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40" draw:id="id440">
          <svg:title>TexMaths</svg:title>
          <svg:desc>22§display§\text {Put, } \sin x = t, \ \text {Diff } w.\ r.\ t.\ x.\  \cos x \ dx = dt §svg§600§FALSE§</svg:desc>
          <draw:polygon draw:style-name="gr2" draw:text-style-name="P6" draw:layer="layout" svg:width="14.765cm" svg:height="0.617cm" svg:x="3.643cm" svg:y="3.146cm" svg:viewBox="0 0 14766 618" draw:points="7383,618 0,618 0,0 14766,0 14766,618">
            <text:p/>
          </draw:polygon>
          <draw:path draw:style-name="gr3" draw:text-style-name="P7" draw:layer="layout" svg:width="0.457cm" svg:height="0.529cm" svg:x="3.631cm" svg:y="3.12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5cm" svg:y="3.311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4cm" svg:y="3.17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8cm" svg:y="3.5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8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2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7cm" svg:y="3.3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6.563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241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031cm" svg:y="3.16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8.358cm" svg:y="3.57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921cm" svg:y="3.125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509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72cm" svg:y="3.107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43cm" svg:y="3.311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049cm" svg:y="3.5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477cm" svg:y="3.31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848cm" svg:y="3.57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272cm" svg:y="3.169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6cm" svg:y="3.5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029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515cm" svg:y="3.57cm" svg:viewBox="0 0 84 84" svg:d="M84 42c0-23-19-42-42-42s-42 19-42 42 19 42 42 42 42-19 42-42z">
            <text:p/>
          </draw:path>
          <draw:path draw:style-name="gr3" draw:text-style-name="P7" draw:layer="layout" svg:width="0.295cm" svg:height="0.356cm" svg:x="14.076cm" svg:y="3.30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416cm" svg:y="3.3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805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236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5.944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6.338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7.015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82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18.209cm" svg:y="3.169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6cm" svg:y="14.3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4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5cm" svg:y="4.7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1}{ \sqrt{ ( t - 3 )( t + 7 ) } }\ dt§svg§600§FALSE§</svg:desc>
          <draw:polygon draw:style-name="gr2" draw:text-style-name="P6" draw:layer="layout" svg:width="7.939cm" svg:height="1.849cm" svg:x="6.335cm" svg:y="4.158cm" svg:viewBox="0 0 7940 1850" draw:points="3970,1850 0,1850 0,0 7940,0 7940,1850">
            <text:p/>
          </draw:polygon>
          <draw:path draw:style-name="gr3" draw:text-style-name="P7" draw:layer="layout" svg:width="0.515cm" svg:height="0.182cm" svg:x="6.34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81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197cm" svg:height="0.032cm" svg:x="8.107cm" svg:y="4.962cm" svg:viewBox="0 0 5198 33" draw:points="2599,33 0,33 0,0 5198,0 5198,33">
            <text:p/>
          </draw:polygon>
          <draw:path draw:style-name="gr3" draw:text-style-name="P7" draw:layer="layout" svg:width="0.705cm" svg:height="0.928cm" svg:x="8.192cm" svg:y="5.117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4.425cm" svg:height="0.032cm" svg:x="8.88cm" svg:y="5.117cm" svg:viewBox="0 0 4426 33" draw:points="2212,33 0,33 0,0 4426,0 4426,33">
            <text:p/>
          </draw:polygon>
          <draw:path draw:style-name="gr3" draw:text-style-name="P7" draw:layer="layout" svg:width="0.18cm" svg:height="0.773cm" svg:x="8.957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198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37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835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6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41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1.88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2.66cm" svg:y="5.286cm" svg:viewBox="0 0 333 542" svg:d="M327 53c6-11 6-13 6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04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3.686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4.075cm" svg:y="4.6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4" draw:id="id444">
          <svg:title>TexMaths</svg:title>
          <svg:desc>22§display§= \int \frac{1}{ \sqrt{ t^2 + 4t - 21 } }\ dt§svg§600§FALSE§</svg:desc>
          <draw:polygon draw:style-name="gr2" draw:text-style-name="P6" draw:layer="layout" svg:width="7.341cm" svg:height="1.695cm" svg:x="6.337cm" svg:y="6.36cm" svg:viewBox="0 0 7342 1696" draw:points="3671,1696 0,1696 0,0 7342,0 7342,1696">
            <text:p/>
          </draw:polygon>
          <draw:path draw:style-name="gr3" draw:text-style-name="P7" draw:layer="layout" svg:width="0.515cm" svg:height="0.182cm" svg:x="6.342cm" svg:y="7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7cm" svg:y="6.32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284cm" svg:y="6.3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8.109cm" svg:y="7.164cm" svg:viewBox="0 0 4600 33" draw:points="2300,33 0,33 0,0 4600,0 4600,33">
            <text:p/>
          </draw:polygon>
          <draw:path draw:style-name="gr3" draw:text-style-name="P7" draw:layer="layout" svg:width="0.604cm" svg:height="0.774cm" svg:x="8.166cm" svg:y="7.3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753cm" svg:y="7.319cm" svg:viewBox="0 0 3956 33" draw:points="1978,33 0,33 0,0 3956,0 3956,33">
            <text:p/>
          </draw:polygon>
          <draw:path draw:style-name="gr3" draw:text-style-name="P7" draw:layer="layout" svg:width="0.238cm" svg:height="0.494cm" svg:x="8.771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067cm" svg:y="7.4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595cm" svg:y="7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346cm" svg:y="7.47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73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1.226cm" svg:y="7.7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974cm" svg:y="7.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2.391cm" svg:y="7.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3.09cm" svg:y="6.837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479cm" svg:y="6.89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43" draw:id="id443">
          <svg:title>TexMaths</svg:title>
          <svg:desc>22§display§= \int \frac{1}{ \sqrt{ t^2 + 7t - 3t - 21 } }\ dt§svg§600§FALSE§</svg:desc>
          <draw:polygon draw:style-name="gr2" draw:text-style-name="P6" draw:layer="layout" svg:width="8.953cm" svg:height="1.695cm" svg:x="14.737cm" svg:y="4.16cm" svg:viewBox="0 0 8954 1696" draw:points="4478,1696 0,1696 0,0 8954,0 8954,1696">
            <text:p/>
          </draw:polygon>
          <draw:path draw:style-name="gr3" draw:text-style-name="P7" draw:layer="layout" svg:width="0.515cm" svg:height="0.182cm" svg:x="14.742cm" svg:y="4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557cm" svg:y="4.121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1cm" svg:y="4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212cm" svg:height="0.032cm" svg:x="16.509cm" svg:y="4.964cm" svg:viewBox="0 0 6213 33" draw:points="3107,33 0,33 0,0 6213,0 6213,33">
            <text:p/>
          </draw:polygon>
          <draw:path draw:style-name="gr3" draw:text-style-name="P7" draw:layer="layout" svg:width="0.604cm" svg:height="0.774cm" svg:x="16.566cm" svg:y="5.1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568cm" svg:height="0.032cm" svg:x="17.154cm" svg:y="5.119cm" svg:viewBox="0 0 5569 33" draw:points="2784,33 0,33 0,0 5569,0 5569,33">
            <text:p/>
          </draw:polygon>
          <draw:path draw:style-name="gr3" draw:text-style-name="P7" draw:layer="layout" svg:width="0.238cm" svg:height="0.494cm" svg:x="17.171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7.467cm" svg:y="5.2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995cm" svg:y="5.3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8.768cm" svg:y="5.272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238cm" svg:height="0.494cm" svg:x="19.13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9.626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69cm" svg:y="5.2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20.741cm" svg:y="5.31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21.237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1.985cm" svg:y="5.2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2.402cm" svg:y="5.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23.101cm" svg:y="4.637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3.492cm" svg:y="4.69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 xml:id="id445" draw:id="id445">
          <svg:title>TexMaths</svg:title>
          <svg:desc>22§display§= \int \frac{1}{ \sqrt{ t^2 + 2(t)(2) + 4 - 21 - 4 } }\ dt§svg§600§FALSE§</svg:desc>
          <draw:polygon draw:style-name="gr2" draw:text-style-name="P6" draw:layer="layout" svg:width="11.723cm" svg:height="1.849cm" svg:x="14.639cm" svg:y="6.362cm" svg:viewBox="0 0 11724 1850" draw:points="5862,1850 0,1850 0,0 11724,0 11724,1850">
            <text:p/>
          </draw:polygon>
          <draw:path draw:style-name="gr3" draw:text-style-name="P7" draw:layer="layout" svg:width="0.515cm" svg:height="0.182cm" svg:x="14.644cm" svg:y="7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459cm" svg:y="6.3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777cm" svg:y="6.3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6.411cm" svg:y="7.166cm" svg:viewBox="0 0 8982 33" draw:points="4491,33 0,33 0,0 8982,0 8982,33">
            <text:p/>
          </draw:polygon>
          <draw:path draw:style-name="gr3" draw:text-style-name="P7" draw:layer="layout" svg:width="0.705cm" svg:height="0.928cm" svg:x="16.496cm" svg:y="7.3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7.184cm" svg:y="7.321cm" svg:viewBox="0 0 8210 33" draw:points="4104,33 0,33 0,0 8210,0 8210,33">
            <text:p/>
          </draw:polygon>
          <draw:path draw:style-name="gr3" draw:text-style-name="P7" draw:layer="layout" svg:width="0.238cm" svg:height="0.494cm" svg:x="17.20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497cm" svg:y="7.4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025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794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9.21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9.46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766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20.09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362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20.755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1.226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21.978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2.578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3.326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6cm" svg:height="0.516cm" svg:x="23.743cm" svg:y="7.4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4.295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5.026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5.774cm" svg:y="6.8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6.163cm" svg:y="6.891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6" draw:id="id446">
          <svg:title>TexMaths</svg:title>
          <svg:desc>22§display§= \int \frac{1}{ \sqrt{ ( t + 2 )^2 - (5)^2 } }\ dt§svg§600§FALSE§</svg:desc>
          <draw:polygon draw:style-name="gr2" draw:text-style-name="P6" draw:layer="layout" svg:width="8.354cm" svg:height="1.849cm" svg:x="6.339cm" svg:y="8.561cm" svg:viewBox="0 0 8355 1850" draw:points="4178,1850 0,1850 0,0 8355,0 8355,1850">
            <text:p/>
          </draw:polygon>
          <draw:path draw:style-name="gr3" draw:text-style-name="P7" draw:layer="layout" svg:width="0.515cm" svg:height="0.182cm" svg:x="6.344cm" svg:y="9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9cm" svg:y="8.5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793cm" svg:y="8.5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8.111cm" svg:y="9.365cm" svg:viewBox="0 0 5614 33" draw:points="2807,33 0,33 0,0 5614,0 5614,33">
            <text:p/>
          </draw:polygon>
          <draw:path draw:style-name="gr3" draw:text-style-name="P7" draw:layer="layout" svg:width="0.705cm" svg:height="0.928cm" svg:x="8.196cm" svg:y="9.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884cm" svg:y="9.52cm" svg:viewBox="0 0 4840 33" draw:points="2420,33 0,33 0,0 4840,0 4840,33">
            <text:p/>
          </draw:polygon>
          <draw:path draw:style-name="gr3" draw:text-style-name="P7" draw:layer="layout" svg:width="0.18cm" svg:height="0.773cm" svg:x="8.961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202cm" svg:y="9.72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679cm" svg:y="9.7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449cm" svg:y="9.6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0.839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3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9cm" svg:y="10.0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465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728cm" svg:y="9.698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3.12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1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04cm" svg:y="9.03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495cm" svg:y="9.0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7" draw:id="id447">
          <svg:title>TexMaths</svg:title>
          <svg:desc>22§display§= \log \left[\ (t + 2) + \sqrt{ ( t + 2 )^2 - (5)^2 } \ \right]  \ + \ c§svg§600§FALSE§</svg:desc>
          <draw:polygon draw:style-name="gr2" draw:text-style-name="P6" draw:layer="layout" svg:width="13.675cm" svg:height="1.315cm" svg:x="6.341cm" svg:y="10.766cm" svg:viewBox="0 0 13676 1316" draw:points="6837,1316 0,1316 0,0 13676,0 13676,1316">
            <text:p/>
          </draw:polygon>
          <draw:path draw:style-name="gr3" draw:text-style-name="P7" draw:layer="layout" svg:width="0.515cm" svg:height="0.182cm" svg:x="6.346cm" svg:y="11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4cm" svg:y="11.0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5cm" svg:y="11.26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2cm" svg:y="11.26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1cm" svg:y="10.72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7cm" svg:y="11.13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3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7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2cm" svg:y="10.88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8cm" svg:y="10.887cm" svg:viewBox="0 0 4840 33" draw:points="2420,33 0,33 0,0 4840,0 4840,33">
            <text:p/>
          </draw:polygon>
          <draw:path draw:style-name="gr3" draw:text-style-name="P7" draw:layer="layout" svg:width="0.18cm" svg:height="0.774cm" svg:x="12.87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3.118cm" svg:y="11.132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3.59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36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4.755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046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95cm" svg:y="11.4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38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642cm" svg:y="11.102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7.034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325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909cm" svg:y="10.72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73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753cm" svg:y="11.27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8" draw:id="id448">
          <svg:title>TexMaths</svg:title>
          <svg:desc>22§display§= \log \left[\ (t + 2) + \sqrt{ t^2 + 4t - 21 } \ \right]  \ + \ c§svg§600§FALSE§</svg:desc>
          <draw:polygon draw:style-name="gr2" draw:text-style-name="P6" draw:layer="layout" svg:width="12.792cm" svg:height="1.315cm" svg:x="6.342cm" svg:y="12.368cm" svg:viewBox="0 0 12793 1316" draw:points="6396,1316 0,1316 0,0 12793,0 12793,1316">
            <text:p/>
          </draw:polygon>
          <draw:path draw:style-name="gr3" draw:text-style-name="P7" draw:layer="layout" svg:width="0.515cm" svg:height="0.182cm" svg:x="6.347cm" svg:y="12.9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2.6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2.87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2.86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2.32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2.63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8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5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4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5cm" svg:y="12.63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8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3cm" svg:y="12.428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802cm" svg:y="12.428cm" svg:viewBox="0 0 3957 33" draw:points="1978,33 0,33 0,0 3957,0 3957,33">
            <text:p/>
          </draw:polygon>
          <draw:path draw:style-name="gr3" draw:text-style-name="P7" draw:layer="layout" svg:width="0.238cm" svg:height="0.494cm" svg:x="12.819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3.115cm" svg:y="12.63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643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395cm" svg:y="12.69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4.776cm" svg:y="12.734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5.275cm" svg:y="13.01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021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6.438cm" svg:y="12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17.028cm" svg:y="12.32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851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72cm" svg:y="12.87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51" draw:id="id451">
          <svg:title>TexMaths</svg:title>
          <svg:desc>22§display§= \log \left[\ (\sin x + 2) + \sqrt{ \sin^2 x + 4 \sin x - 21 } \ \right]  \ + \ c§svg§600§FALSE§</svg:desc>
          <draw:polygon draw:style-name="gr2" draw:text-style-name="P6" draw:layer="layout" svg:width="16.643cm" svg:height="1.315cm" svg:x="6.342cm" svg:y="13.969cm" svg:viewBox="0 0 16644 1316" draw:points="8321,1316 0,1316 0,0 16644,0 16644,1316">
            <text:p/>
          </draw:polygon>
          <draw:path draw:style-name="gr3" draw:text-style-name="P7" draw:layer="layout" svg:width="0.515cm" svg:height="0.182cm" svg:x="6.347cm" svg:y="14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4.2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4.4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4.4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3.9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4.2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54cm" svg:height="0.356cm" svg:x="9.19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50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71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72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0.906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75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2.067cm" svg:y="14.2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2.539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354cm" svg:y="13.97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6.567cm" svg:height="0.032cm" svg:x="14.042cm" svg:y="13.978cm" svg:viewBox="0 0 6568 33" draw:points="3284,33 0,33 0,0 6568,0 6568,33">
            <text:p/>
          </draw:polygon>
          <draw:path draw:style-name="gr3" draw:text-style-name="P7" draw:layer="layout" svg:width="0.254cm" svg:height="0.356cm" svg:x="14.06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4.37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58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024cm" svg:y="14.13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489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124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6.876cm" svg:y="14.29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7.395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7.699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914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8.47cm" svg:y="14.47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19.125cm" svg:y="14.61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873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0.29cm" svg:y="14.30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20.88cm" svg:y="13.9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703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722cm" svg:y="14.4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4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4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36" smil:attributeName="visibility" smil:to="visible"/>
                  <anim:animate smil:dur="0.5s" smil:fill="hold" smil:targetElement="id436" smil:attributeName="width" smil:values="width*0.05;width" smil:keyTimes="0;1"/>
                  <anim:animate smil:dur="0.5s" smil:fill="hold" smil:targetElement="id436" smil:attributeName="height" smil:values="height;height" smil:keyTimes="0;1"/>
                  <anim:animate smil:dur="0.5s" smil:fill="hold" smil:targetElement="id436" smil:attributeName="x" smil:values="x-.2;x" smil:keyTimes="0;1"/>
                  <anim:animate smil:dur="0.5s" smil:fill="hold" smil:targetElement="id436" smil:attributeName="y" smil:values="y;y" smil:keyTimes="0;1"/>
                  <anim:transitionFilter smil:dur="0.5s" smil:targetElement="id4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7" smil:attributeName="visibility" smil:to="visible"/>
                  <anim:animate smil:dur="0.5s" smil:fill="hold" smil:targetElement="id437" smil:attributeName="width" smil:values="width*0.05;width" smil:keyTimes="0;1"/>
                  <anim:animate smil:dur="0.5s" smil:fill="hold" smil:targetElement="id437" smil:attributeName="height" smil:values="height;height" smil:keyTimes="0;1"/>
                  <anim:animate smil:dur="0.5s" smil:fill="hold" smil:targetElement="id437" smil:attributeName="x" smil:values="x-.2;x" smil:keyTimes="0;1"/>
                  <anim:animate smil:dur="0.5s" smil:fill="hold" smil:targetElement="id437" smil:attributeName="y" smil:values="y;y" smil:keyTimes="0;1"/>
                  <anim:transitionFilter smil:dur="0.5s" smil:targetElement="id43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0" smil:attributeName="visibility" smil:to="visible"/>
                  <anim:animate smil:dur="0.5s" smil:fill="hold" smil:targetElement="id440" smil:attributeName="width" smil:values="width*0.05;width" smil:keyTimes="0;1"/>
                  <anim:animate smil:dur="0.5s" smil:fill="hold" smil:targetElement="id440" smil:attributeName="height" smil:values="height;height" smil:keyTimes="0;1"/>
                  <anim:animate smil:dur="0.5s" smil:fill="hold" smil:targetElement="id440" smil:attributeName="x" smil:values="x-.2;x" smil:keyTimes="0;1"/>
                  <anim:animate smil:dur="0.5s" smil:fill="hold" smil:targetElement="id440" smil:attributeName="y" smil:values="y;y" smil:keyTimes="0;1"/>
                  <anim:transitionFilter smil:dur="0.5s" smil:targetElement="id4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4" draw:id="id46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3" draw:id="id46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6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e^x }{ \sqrt{e^{2x} - 6e^x + 34} }\ dx§svg§600§FALSE§</svg:desc>
          <draw:polygon draw:style-name="gr2" draw:text-style-name="P6" draw:layer="layout" svg:width="8.395cm" svg:height="1.695cm" svg:x="6.136cm" svg:y="0.656cm" svg:viewBox="0 0 8396 1696" draw:points="4197,1696 0,1696 0,0 8396,0 8396,1696">
            <text:p/>
          </draw:polygon>
          <draw:path draw:style-name="gr3" draw:text-style-name="P7" draw:layer="layout" svg:width="0.515cm" svg:height="0.182cm" svg:x="6.141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6cm" svg:y="0.6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10.319cm" svg:y="0.805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0.669cm" svg:y="0.6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5.502cm" svg:height="0.032cm" svg:x="7.908cm" svg:y="1.46cm" svg:viewBox="0 0 5503 33" draw:points="2751,33 0,33 0,0 5503,0 5503,33">
            <text:p/>
          </draw:polygon>
          <draw:path draw:style-name="gr3" draw:text-style-name="P7" draw:layer="layout" svg:width="0.604cm" svg:height="0.774cm" svg:x="7.964cm" svg:y="1.6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858cm" svg:height="0.032cm" svg:x="8.552cm" svg:y="1.615cm" svg:viewBox="0 0 4859 33" draw:points="2429,33 0,33 0,0 4859,0 4859,33">
            <text:p/>
          </draw:polygon>
          <draw:path draw:style-name="gr3" draw:text-style-name="P7" draw:layer="layout" svg:width="0.298cm" svg:height="0.351cm" svg:x="8.58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8.946cm" svg:y="1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247cm" svg:y="1.8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846cm" svg:y="2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87cm" svg:y="1.7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98cm" svg:height="0.351cm" svg:x="10.97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91cm" svg:height="0.245cm" svg:x="11.328cm" svg:y="1.828cm" svg:viewBox="0 0 292 246" svg:d="M109 183c-5 18-23 48-51 48-2 0-18 0-30-7 23-7 25-27 25-30 0-13-9-21-21-21-16 0-32 14-32 33 0 28 30 40 56 40 27 0 48-15 62-38 14 28 44 38 65 38 63 0 95-68 95-84 0-7-7-7-9-7-7 0-7 3-9 11-12 36-45 65-75 65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1.907cm" svg:y="1.8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669cm" svg:y="1.7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3.043cm" svg:y="1.76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79cm" svg:y="1.1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184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456" draw:id="id456">
          <svg:title>TexMaths</svg:title>
          <svg:desc>24§display§\text {Put,} \ e^x = t, \ \text {Diff } w.\ r.\ t.\ x.\  \ e^x \ dx = dt §svg§600§FALSE§</svg:desc>
          <draw:polygon draw:style-name="gr2" draw:text-style-name="P6" draw:layer="layout" svg:width="14.331cm" svg:height="0.689cm" svg:x="3.742cm" svg:y="2.851cm" svg:viewBox="0 0 14332 690" draw:points="7167,690 0,690 0,0 14332,0 14332,690">
            <text:p/>
          </draw:polygon>
          <draw:path draw:style-name="gr3" draw:text-style-name="P7" draw:layer="layout" svg:width="0.498cm" svg:height="0.578cm" svg:x="3.729cm" svg:y="2.842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4.301cm" svg:y="3.04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758cm" svg:y="2.8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5.144cm" svg:y="3.328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626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6.008cm" svg:y="2.809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6.68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548cm" svg:y="2.89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905cm" svg:y="3.328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519cm" svg:y="2.842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9.16cm" svg:y="2.85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9.391cm" svg:y="2.82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10.165cm" svg:y="3.046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3-25-63-73 0-23 7-50 9-61z">
            <text:p/>
          </draw:path>
          <draw:path draw:style-name="gr3" draw:text-style-name="P7" draw:layer="layout" svg:width="0.091cm" svg:height="0.091cm" svg:x="10.84cm" svg:y="3.328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1.307cm" svg:y="3.046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12cm" svg:y="3.328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175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532cm" svg:y="3.328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3cm" svg:y="3.046cm" svg:viewBox="0 0 422 385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3.53cm" svg:y="3.328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4.292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4.675cm" svg:y="2.809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5.387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817cm" svg:y="3.046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6.55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7.432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856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60" draw:id="id460">
          <svg:title>TexMaths</svg:title>
          <svg:desc>22§display§= \int \frac{ 1 }{ \sqrt{ (t - 3)^2 + (5)^2 } }\  dt§svg§600§FALSE§</svg:desc>
          <draw:polygon draw:style-name="gr2" draw:text-style-name="P6" draw:layer="layout" svg:width="8.354cm" svg:height="1.849cm" svg:x="6.137cm" svg:y="6.559cm" svg:viewBox="0 0 8355 1850" draw:points="4178,1850 0,1850 0,0 8355,0 8355,1850">
            <text:p/>
          </draw:polygon>
          <draw:path draw:style-name="gr3" draw:text-style-name="P7" draw:layer="layout" svg:width="0.515cm" svg:height="0.182cm" svg:x="6.142cm" svg:y="7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6.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91cm" svg:y="6.5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7.909cm" svg:y="7.363cm" svg:viewBox="0 0 5614 33" draw:points="2807,33 0,33 0,0 5614,0 5614,33">
            <text:p/>
          </draw:polygon>
          <draw:path draw:style-name="gr3" draw:text-style-name="P7" draw:layer="layout" svg:width="0.705cm" svg:height="0.928cm" svg:x="7.994cm" svg:y="7.5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682cm" svg:y="7.518cm" svg:viewBox="0 0 4840 33" draw:points="2420,33 0,33 0,0 4840,0 4840,33">
            <text:p/>
          </draw:polygon>
          <draw:path draw:style-name="gr3" draw:text-style-name="P7" draw:layer="layout" svg:width="0.18cm" svg:height="0.773cm" svg:x="8.759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cm" svg:y="7.7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499cm" svg:y="8.0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39cm" svg:y="7.69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637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92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457cm" svg:y="7.7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2.263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526cm" svg:y="7.69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2.918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20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902cm" svg:y="7.0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93cm" svg:y="7.08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1}{ \sqrt{t^2 - 6t + 34} }\ dt§svg§600§FALSE§</svg:desc>
          <draw:polygon draw:style-name="gr2" draw:text-style-name="P6" draw:layer="layout" svg:width="7.341cm" svg:height="1.695cm" svg:x="6.138cm" svg:y="4.156cm" svg:viewBox="0 0 7342 1696" draw:points="3671,1696 0,1696 0,0 7342,0 7342,1696">
            <text:p/>
          </draw:polygon>
          <draw:path draw:style-name="gr3" draw:text-style-name="P7" draw:layer="layout" svg:width="0.515cm" svg:height="0.182cm" svg:x="6.143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8cm" svg:y="4.1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5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1cm" svg:y="4.96cm" svg:viewBox="0 0 4600 33" draw:points="2300,33 0,33 0,0 4600,0 4600,33">
            <text:p/>
          </draw:polygon>
          <draw:path draw:style-name="gr3" draw:text-style-name="P7" draw:layer="layout" svg:width="0.604cm" svg:height="0.774cm" svg:x="7.967cm" svg:y="5.1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4cm" svg:y="5.115cm" svg:viewBox="0 0 3956 33" draw:points="1978,33 0,33 0,0 3956,0 3956,33">
            <text:p/>
          </draw:polygon>
          <draw:path draw:style-name="gr3" draw:text-style-name="P7" draw:layer="layout" svg:width="0.238cm" svg:height="0.494cm" svg:x="8.572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68cm" svg:y="5.2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17cm" svg:y="5.5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58cm" svg:y="5.27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531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006cm" svg:y="5.3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77cm" svg:y="5.27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2.145cm" svg:y="5.2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2.891cm" svg:y="4.6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8cm" svg:y="4.68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59" draw:id="id459">
          <svg:title>TexMaths</svg:title>
          <svg:desc>22§display§= \int \frac{ 1 }{ \sqrt{t^2 -  2(t)(3)  + 9 + 34 - 9} }\ dt§svg§600§FALSE§</svg:desc>
          <draw:polygon draw:style-name="gr2" draw:text-style-name="P6" draw:layer="layout" svg:width="11.723cm" svg:height="1.849cm" svg:x="14.04cm" svg:y="4.158cm" svg:viewBox="0 0 11724 1850" draw:points="5862,1850 0,1850 0,0 11724,0 11724,1850">
            <text:p/>
          </draw:polygon>
          <draw:path draw:style-name="gr3" draw:text-style-name="P7" draw:layer="layout" svg:width="0.515cm" svg:height="0.182cm" svg:x="14.045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178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5.812cm" svg:y="4.962cm" svg:viewBox="0 0 8982 33" draw:points="4491,33 0,33 0,0 8982,0 8982,33">
            <text:p/>
          </draw:polygon>
          <draw:path draw:style-name="gr3" draw:text-style-name="P7" draw:layer="layout" svg:width="0.705cm" svg:height="0.928cm" svg:x="15.897cm" svg:y="5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6.585cm" svg:y="5.117cm" svg:viewBox="0 0 8210 33" draw:points="4104,33 0,33 0,0 8210,0 8210,33">
            <text:p/>
          </draw:polygon>
          <draw:path draw:style-name="gr3" draw:text-style-name="P7" draw:layer="layout" svg:width="0.238cm" svg:height="0.494cm" svg:x="16.60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898cm" svg:y="5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47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195cm" svg:y="5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8.61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8.86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16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9.49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9.756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0.156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0.62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38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21.958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72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44cm" svg:height="0.523cm" svg:x="23.096cm" svg:y="5.28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43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25.175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5.564cm" svg:y="4.687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61" draw:id="id461">
          <svg:title>TexMaths</svg:title>
          <svg:desc>22§display§= \log \left[\ (t - 3) + \sqrt{ ( t - 3 )^2 + (5)^2 } \ \right]  \ + \ c§svg§600§FALSE§</svg:desc>
          <draw:polygon draw:style-name="gr2" draw:text-style-name="P6" draw:layer="layout" svg:width="13.675cm" svg:height="1.315cm" svg:x="6.141cm" svg:y="9.069cm" svg:viewBox="0 0 13676 1316" draw:points="6837,1316 0,1316 0,0 13676,0 13676,1316">
            <text:p/>
          </draw:polygon>
          <draw:path draw:style-name="gr3" draw:text-style-name="P7" draw:layer="layout" svg:width="0.515cm" svg:height="0.182cm" svg:x="6.146cm" svg:y="9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4cm" svg:y="9.3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5cm" svg:y="9.5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2cm" svg:y="9.5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1cm" svg:y="9.0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7cm" svg:y="9.43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6cm" svg:y="9.40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3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7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2cm" svg:y="9.19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6cm" svg:y="9.19cm" svg:viewBox="0 0 4840 33" draw:points="2420,33 0,33 0,0 4840,0 4840,33">
            <text:p/>
          </draw:polygon>
          <draw:path draw:style-name="gr3" draw:text-style-name="P7" draw:layer="layout" svg:width="0.18cm" svg:height="0.774cm" svg:x="12.67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2.918cm" svg:y="9.435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3.41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156cm" svg:y="9.40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555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846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37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18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442cm" svg:y="9.40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6.834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125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709cm" svg:y="9.0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53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553cm" svg:y="9.5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2" draw:id="id462">
          <svg:title>TexMaths</svg:title>
          <svg:desc>22§display§= \log \left[\ (t - 3) + \sqrt{ t^2 - 6t + 34 } \ \right]  \ + \ c§svg§600§FALSE§</svg:desc>
          <draw:polygon draw:style-name="gr2" draw:text-style-name="P6" draw:layer="layout" svg:width="12.792cm" svg:height="1.315cm" svg:x="6.142cm" svg:y="11.07cm" svg:viewBox="0 0 12793 1316" draw:points="6396,1316 0,1316 0,0 12793,0 12793,1316">
            <text:p/>
          </draw:polygon>
          <draw:path draw:style-name="gr3" draw:text-style-name="P7" draw:layer="layout" svg:width="0.515cm" svg:height="0.182cm" svg:x="6.147cm" svg:y="11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1.3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1.57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1.57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1.031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1.341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8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6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7cm" svg:y="11.406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5cm" svg:y="11.34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8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3cm" svg:y="11.13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602cm" svg:y="11.13cm" svg:viewBox="0 0 3957 33" draw:points="1978,33 0,33 0,0 3957,0 3957,33">
            <text:p/>
          </draw:polygon>
          <draw:path draw:style-name="gr3" draw:text-style-name="P7" draw:layer="layout" svg:width="0.238cm" svg:height="0.494cm" svg:x="12.619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915cm" svg:y="11.3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62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205cm" svg:y="11.406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238cm" svg:height="0.494cm" svg:x="14.576cm" svg:y="11.436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5.053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816cm" svg:y="11.406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6.19cm" svg:y="11.397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6.828cm" svg:y="11.03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651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672cm" svg:y="11.57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5" draw:id="id465">
          <svg:title>TexMaths</svg:title>
          <svg:desc>22§display§= \log \left[\ (e^x - 3) + \sqrt{ e^{2x} - 6e^x + 34 } \ \right]  \ + \ c§svg§600§FALSE§</svg:desc>
          <draw:polygon draw:style-name="gr2" draw:text-style-name="P6" draw:layer="layout" svg:width="14.163cm" svg:height="1.315cm" svg:x="6.142cm" svg:y="13.071cm" svg:viewBox="0 0 14164 1316" draw:points="7082,1316 0,1316 0,0 14164,0 14164,1316">
            <text:p/>
          </draw:polygon>
          <draw:path draw:style-name="gr3" draw:text-style-name="P7" draw:layer="layout" svg:width="0.515cm" svg:height="0.182cm" svg:x="6.147cm" svg:y="13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3.3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3.574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3.57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3.03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3.34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98cm" svg:height="0.351cm" svg:x="9.00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9.356cm" svg:y="13.363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956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97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096cm" svg:y="13.34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568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383cm" svg:y="13.131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58cm" svg:height="0.032cm" svg:x="13.071cm" svg:y="13.131cm" svg:viewBox="0 0 4859 33" draw:points="2429,33 0,33 0,0 4859,0 4859,33">
            <text:p/>
          </draw:polygon>
          <draw:path draw:style-name="gr3" draw:text-style-name="P7" draw:layer="layout" svg:width="0.298cm" svg:height="0.351cm" svg:x="13.106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4cm" svg:height="0.36cm" svg:x="13.465cm" svg:y="13.33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13.764cm" svg:y="13.46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4.365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5.106cm" svg:y="13.407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3 48-59 51-77 51z">
            <text:p/>
          </draw:path>
          <draw:path draw:style-name="gr3" draw:text-style-name="P7" draw:layer="layout" svg:width="0.298cm" svg:height="0.351cm" svg:x="15.49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5.845cm" svg:y="13.46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6.424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7.186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7.562cm" svg:y="13.39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8.198cm" svg:y="13.03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9.023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0.042cm" svg:y="13.5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5" smil:attributeName="visibility" smil:to="visible"/>
                  <anim:animate smil:dur="0.5s" smil:fill="hold" smil:targetElement="id465" smil:attributeName="x" smil:values="x;x" smil:keyTimes="0;1"/>
                  <anim:animate smil:dur="0.5s" smil:fill="hold" smil:targetElement="id4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4" draw:id="id474">
          <svg:title>TexMaths</svg:title>
          <svg:desc>24§display§\text {I}§svg§600§FALSE§</svg:desc>
          <draw:polygon draw:style-name="gr2" draw:text-style-name="P6" draw:layer="layout" svg:width="0.197cm" svg:height="0.493cm" svg:x="5.447cm" svg:y="13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0" draw:id="id470">
          <svg:title>TexMaths</svg:title>
          <svg:desc>22§display§= \int \frac{ 1 }{ \sqrt{ 5x^2 + 3 x^2 \log x - 2 x^2 ( \log x )^2  } }\ dx§svg§600§FALSE§</svg:desc>
          <draw:polygon draw:style-name="gr2" draw:text-style-name="P6" draw:layer="layout" svg:width="13.303cm" svg:height="1.849cm" svg:x="6.137cm" svg:y="3.158cm" svg:viewBox="0 0 13304 1850" draw:points="6651,1850 0,1850 0,0 13304,0 13304,1850">
            <text:p/>
          </draw:polygon>
          <draw:path draw:style-name="gr3" draw:text-style-name="P7" draw:layer="layout" svg:width="0.515cm" svg:height="0.182cm" svg:x="6.142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3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987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406cm" svg:height="0.032cm" svg:x="7.909cm" svg:y="3.962cm" svg:viewBox="0 0 10407 33" draw:points="5204,33 0,33 0,0 10407,0 10407,33">
            <text:p/>
          </draw:polygon>
          <draw:path draw:style-name="gr3" draw:text-style-name="P7" draw:layer="layout" svg:width="0.705cm" svg:height="0.928cm" svg:x="7.994cm" svg:y="4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9.633cm" svg:height="0.032cm" svg:x="8.682cm" svg:y="4.117cm" svg:viewBox="0 0 9634 33" draw:points="4817,33 0,33 0,0 9634,0 9634,33">
            <text:p/>
          </draw:polygon>
          <draw:path draw:style-name="gr3" draw:text-style-name="P7" draw:layer="layout" svg:width="0.309cm" svg:height="0.532cm" svg:x="8.721cm" svg:y="4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2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4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2cm" svg:y="4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6cm" svg:y="4.2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21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6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73cm" svg:height="0.538cm" svg:x="12.13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343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73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258cm" svg:y="4.4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13cm" svg:y="4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661cm" svg:y="4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5.0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48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873cm" svg:y="4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6.12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335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722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7.248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7.711cm" svg:y="4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8.003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97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91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473" draw:id="id473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10.7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11.2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11.4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11.3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11.7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11.2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11.4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11.4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11.3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11.7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11.2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11.2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11.2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11.4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11.7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11.4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11.7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11.7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11.7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10.7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11.612cm" svg:viewBox="0 0 484 36" draw:points="242,36 0,36 0,0 484,0 484,36">
            <text:p/>
          </draw:polygon>
          <draw:path draw:style-name="gr3" draw:text-style-name="P7" draw:layer="layout" svg:width="0.421cm" svg:height="0.383cm" svg:x="15.415cm" svg:y="12.0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1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5" draw:id="id475">
          <svg:title>TexMaths</svg:title>
          <svg:desc>22§display§= \int \frac{ 1 }{ \sqrt{ 5 + 3t - 2t^2 } }\ dt§svg§600§FALSE§</svg:desc>
          <draw:polygon draw:style-name="gr2" draw:text-style-name="P6" draw:layer="layout" svg:width="7.341cm" svg:height="1.695cm" svg:x="6.135cm" svg:y="12.757cm" svg:viewBox="0 0 7342 1696" draw:points="3671,1696 0,1696 0,0 7342,0 7342,1696">
            <text:p/>
          </draw:polygon>
          <draw:path draw:style-name="gr3" draw:text-style-name="P7" draw:layer="layout" svg:width="0.515cm" svg:height="0.182cm" svg:x="6.14cm" svg:y="13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12.7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2cm" svg:y="12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07cm" svg:y="13.561cm" svg:viewBox="0 0 4600 33" draw:points="2300,33 0,33 0,0 4600,0 4600,33">
            <text:p/>
          </draw:polygon>
          <draw:path draw:style-name="gr3" draw:text-style-name="P7" draw:layer="layout" svg:width="0.604cm" svg:height="0.774cm" svg:x="7.964cm" svg:y="13.7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1cm" svg:y="13.716cm" svg:viewBox="0 0 3956 33" draw:points="1978,33 0,33 0,0 3956,0 3956,33">
            <text:p/>
          </draw:polygon>
          <draw:path draw:style-name="gr3" draw:text-style-name="P7" draw:layer="layout" svg:width="0.309cm" svg:height="0.532cm" svg:x="8.59cm" svg:y="13.8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515cm" svg:height="0.517cm" svg:x="9.153cm" svg:y="13.9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915cm" svg:y="13.87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0.288cm" svg:y="13.9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0.785cm" svg:y="14.1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533cm" svg:y="13.8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38cm" svg:height="0.494cm" svg:x="11.899cm" svg:y="13.908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194cm" svg:y="13.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888cm" svg:y="13.2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77cm" svg:y="13.287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76" draw:id="id476">
          <svg:title>TexMaths</svg:title>
          <svg:desc>22§display§= \int \frac{ 1 }{ \sqrt{ 2 \left( \frac{5}{2} + \frac{3t}{2} - t^2 \right) } }\ dt§svg§600§FALSE§</svg:desc>
          <draw:polygon draw:style-name="gr2" draw:text-style-name="P6" draw:layer="layout" svg:width="8.476cm" svg:height="2.313cm" svg:x="14.034cm" svg:y="12.758cm" svg:viewBox="0 0 8477 2314" draw:points="4240,2314 0,2314 0,0 8477,0 8477,2314">
            <text:p/>
          </draw:polygon>
          <draw:path draw:style-name="gr3" draw:text-style-name="P7" draw:layer="layout" svg:width="0.515cm" svg:height="0.182cm" svg:x="14.039cm" svg:y="13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54cm" svg:y="12.7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548cm" svg:y="12.7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734cm" svg:height="0.032cm" svg:x="15.806cm" svg:y="13.562cm" svg:viewBox="0 0 5735 33" draw:points="2869,33 0,33 0,0 5735,0 5735,33">
            <text:p/>
          </draw:polygon>
          <draw:path draw:style-name="gr3" draw:text-style-name="P7" draw:layer="layout" svg:width="0.705cm" svg:height="1.392cm" svg:x="15.891cm" svg:y="13.7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962cm" svg:height="0.032cm" svg:x="16.579cm" svg:y="13.717cm" svg:viewBox="0 0 4963 33" draw:points="2481,33 0,33 0,0 4963,0 4963,33">
            <text:p/>
          </draw:polygon>
          <draw:path draw:style-name="gr3" draw:text-style-name="P7" draw:layer="layout" svg:width="0.309cm" svg:height="0.516cm" svg:x="16.617cm" svg:y="14.12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203cm" svg:height="0.928cm" svg:x="17.212cm" svg:y="13.984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7.577cm" svg:y="13.97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7.541cm" svg:y="14.433cm" svg:viewBox="0 0 310 33" draw:points="155,33 0,33 0,0 310,0 310,33">
            <text:p/>
          </draw:polygon>
          <draw:path draw:style-name="gr3" draw:text-style-name="P7" draw:layer="layout" svg:width="0.24cm" svg:height="0.36cm" svg:x="17.577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57cm" svg:y="14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9.009cm" svg:y="13.9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184cm" svg:height="0.344cm" svg:x="19.312cm" svg:y="13.998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olygon draw:style-name="gr3" draw:text-style-name="P7" draw:layer="layout" svg:width="0.543cm" svg:height="0.032cm" svg:x="18.981cm" svg:y="14.433cm" svg:viewBox="0 0 544 33" draw:points="271,33 0,33 0,0 544,0 544,33">
            <text:p/>
          </draw:polygon>
          <draw:path draw:style-name="gr3" draw:text-style-name="P7" draw:layer="layout" svg:width="0.24cm" svg:height="0.36cm" svg:x="19.132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85cm" svg:y="14.433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3cm" svg:x="20.577cm" svg:y="14.15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4cm" svg:height="0.36cm" svg:x="20.873cm" svg:y="14.0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22cm" svg:y="13.98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922cm" svg:y="13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311cm" svg:y="13.287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66" draw:id="id466">
          <svg:title>TexMaths</svg:title>
          <svg:desc>26§display§(7)§svg§600§FALSE§</svg:desc>
          <draw:polygon draw:style-name="gr2" draw:text-style-name="P6" draw:layer="layout" svg:width="0.986cm" svg:height="0.823cm" svg:x="2.119cm" svg:y="1.157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479cm" svg:y="1.18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1.1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7" draw:id="id46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8" draw:id="id468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\sqrt{ 5x^2 + 3\log x^{x^2} - 2( \log x^x )^2  } }\ dx§svg§600§FALSE§</svg:desc>
          <draw:polygon draw:style-name="gr2" draw:text-style-name="P6" draw:layer="layout" svg:width="12.804cm" svg:height="1.849cm" svg:x="6.135cm" svg:y="0.656cm" svg:viewBox="0 0 12805 1850" draw:points="6404,1850 0,1850 0,0 12805,0 12805,1850">
            <text:p/>
          </draw:polygon>
          <draw:path draw:style-name="gr3" draw:text-style-name="P7" draw:layer="layout" svg:width="0.515cm" svg:height="0.182cm" svg:x="6.14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1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37cm" svg:y="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911cm" svg:height="0.032cm" svg:x="7.907cm" svg:y="1.46cm" svg:viewBox="0 0 9912 33" draw:points="4955,33 0,33 0,0 9912,0 9912,33">
            <text:p/>
          </draw:polygon>
          <draw:path draw:style-name="gr3" draw:text-style-name="P7" draw:layer="layout" svg:width="0.705cm" svg:height="0.928cm" svg:x="7.992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9.136cm" svg:height="0.032cm" svg:x="8.68cm" svg:y="1.615cm" svg:viewBox="0 0 9137 33" draw:points="4569,33 0,33 0,0 9137,0 9137,33">
            <text:p/>
          </draw:polygon>
          <draw:path draw:style-name="gr3" draw:text-style-name="P7" draw:layer="layout" svg:width="0.309cm" svg:height="0.532cm" svg:x="8.719cm" svg:y="1.81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3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1cm" svg:y="1.8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5cm" svg:y="1.81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342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553cm" svg:y="1.9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9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2.46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1cm" svg:height="0.245cm" svg:x="12.913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93cm" svg:height="0.258cm" svg:x="13.273cm" svg:y="1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472cm" svg:height="0.032cm" svg:x="13.813cm" svg:y="2.1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561cm" svg:y="1.81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7" draw:layer="layout" svg:width="0.18cm" svg:height="0.773cm" svg:x="14.987cm" svg:y="1.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5.235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46cm" svg:y="1.984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355cm" svg:height="0.511cm" svg:x="15.83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6.3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91cm" svg:height="0.245cm" svg:x="16.805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7.214cm" svg:y="1.7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04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197cm" svg:y="1.1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1" draw:id="id471">
          <svg:title>TexMaths</svg:title>
          <svg:desc>22§display§= \int \frac{ 1 }{ \sqrt{ x^2 \left( 5 + 3 \log x - 2( \log x )^2 \right)  } }\ dx§svg§600§FALSE§</svg:desc>
          <draw:polygon draw:style-name="gr2" draw:text-style-name="P6" draw:layer="layout" svg:width="12.452cm" svg:height="1.849cm" svg:x="6.135cm" svg:y="5.658cm" svg:viewBox="0 0 12453 1850" draw:points="6227,1850 0,1850 0,0 12453,0 12453,1850">
            <text:p/>
          </draw:polygon>
          <draw:path draw:style-name="gr3" draw:text-style-name="P7" draw:layer="layout" svg:width="0.515cm" svg:height="0.182cm" svg:x="6.14cm" svg:y="6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5.6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562cm" svg:y="5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559cm" svg:height="0.032cm" svg:x="7.907cm" svg:y="6.462cm" svg:viewBox="0 0 9560 33" draw:points="4780,33 0,33 0,0 9560,0 9560,33">
            <text:p/>
          </draw:polygon>
          <draw:path draw:style-name="gr3" draw:text-style-name="P7" draw:layer="layout" svg:width="0.705cm" svg:height="0.928cm" svg:x="7.992cm" svg:y="6.6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785cm" svg:height="0.032cm" svg:x="8.68cm" svg:y="6.617cm" svg:viewBox="0 0 8786 33" draw:points="4393,33 0,33 0,0 8786,0 8786,33">
            <text:p/>
          </draw:polygon>
          <draw:path draw:style-name="gr3" draw:text-style-name="P7" draw:layer="layout" svg:width="0.386cm" svg:height="0.351cm" svg:x="8.703cm" svg:y="6.9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157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674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9.938cm" svg:y="6.7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10.5cm" svg:y="6.8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263cm" svg:y="6.7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772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981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369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2.895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551cm" svg:y="7.1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299cm" svg:y="6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4.723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4.973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185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5.57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6.098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561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6.851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7.208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7.847cm" svg:y="6.1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4cm" svg:y="6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2" draw:id="id472">
          <svg:title>TexMaths</svg:title>
          <svg:desc>22§display§= \int \frac{ 1 }{ \sqrt{ 5 + 3 \log x - 2( \log x )^2 } }\frac{1}{x}\ dx§svg§600§FALSE§</svg:desc>
          <draw:polygon draw:style-name="gr2" draw:text-style-name="P6" draw:layer="layout" svg:width="11.563cm" svg:height="1.849cm" svg:x="6.135cm" svg:y="8.356cm" svg:viewBox="0 0 11564 1850" draw:points="5782,1850 0,1850 0,0 11564,0 11564,1850">
            <text:p/>
          </draw:polygon>
          <draw:path draw:style-name="gr3" draw:text-style-name="P7" draw:layer="layout" svg:width="0.515cm" svg:height="0.182cm" svg:x="6.14cm" svg:y="9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8.317cm" svg:viewBox="0 0 688 1719" svg:d="M37 1684c25 0 39-17 39-37 0-26-20-39-37-39-20 0-39 13-39 39 0 41 39 72 86 72 118 0 162-181 217-404 60-245 111-493 153-741 28-164 56-319 83-419 8-39 35-137 66-137 23 0 43 14 46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0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041cm" svg:height="0.032cm" svg:x="7.907cm" svg:y="9.16cm" svg:viewBox="0 0 8042 33" draw:points="4020,33 0,33 0,0 8042,0 8042,33">
            <text:p/>
          </draw:polygon>
          <draw:path draw:style-name="gr3" draw:text-style-name="P7" draw:layer="layout" svg:width="0.705cm" svg:height="0.928cm" svg:x="7.992cm" svg:y="9.3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7.267cm" svg:height="0.032cm" svg:x="8.68cm" svg:y="9.315cm" svg:viewBox="0 0 7268 33" draw:points="3635,33 0,33 0,0 7268,0 7268,33">
            <text:p/>
          </draw:polygon>
          <draw:path draw:style-name="gr3" draw:text-style-name="P7" draw:layer="layout" svg:width="0.309cm" svg:height="0.532cm" svg:x="8.719cm" svg:y="9.4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9.282cm" svg:y="9.5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44cm" svg:y="9.4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0.553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764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151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1.678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334cm" svg:y="9.7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82cm" svg:y="9.4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6 7-72 7z">
            <text:p/>
          </draw:path>
          <draw:path draw:style-name="gr3" draw:text-style-name="P7" draw:layer="layout" svg:width="0.18cm" svg:height="0.773cm" svg:x="13.507cm" svg:y="9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3.757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66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353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4.879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44cm" svg:y="9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635cm" svg:y="9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56cm" svg:height="0.516cm" svg:x="16.2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43cm" svg:height="0.032cm" svg:x="16.133cm" svg:y="9.16cm" svg:viewBox="0 0 444 33" draw:points="222,33 0,33 0,0 444,0 444,33">
            <text:p/>
          </draw:polygon>
          <draw:path draw:style-name="gr3" draw:text-style-name="P7" draw:layer="layout" svg:width="0.386cm" svg:height="0.351cm" svg:x="16.156cm" svg:y="9.5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956cm" svg:y="8.833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351cm" svg:y="9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8" smil:attributeName="visibility" smil:to="visible"/>
                  <anim:animate smil:dur="0.5s" smil:fill="hold" smil:targetElement="id468" smil:attributeName="width" smil:values="width*0.05;width" smil:keyTimes="0;1"/>
                  <anim:animate smil:dur="0.5s" smil:fill="hold" smil:targetElement="id468" smil:attributeName="height" smil:values="height;height" smil:keyTimes="0;1"/>
                  <anim:animate smil:dur="0.5s" smil:fill="hold" smil:targetElement="id468" smil:attributeName="x" smil:values="x-.2;x" smil:keyTimes="0;1"/>
                  <anim:animate smil:dur="0.5s" smil:fill="hold" smil:targetElement="id468" smil:attributeName="y" smil:values="y;y" smil:keyTimes="0;1"/>
                  <anim:transitionFilter smil:dur="0.5s" smil:targetElement="id4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0" smil:attributeName="visibility" smil:to="visible"/>
                  <anim:animate smil:dur="0.5s" smil:fill="hold" smil:targetElement="id470" smil:attributeName="x" smil:values="x;x" smil:keyTimes="0;1"/>
                  <anim:animate smil:dur="0.5s" smil:fill="hold" smil:targetElement="id4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3" smil:attributeName="visibility" smil:to="visible"/>
                  <anim:animate smil:dur="0.5s" smil:fill="hold" smil:targetElement="id473" smil:attributeName="width" smil:values="width*0.05;width" smil:keyTimes="0;1"/>
                  <anim:animate smil:dur="0.5s" smil:fill="hold" smil:targetElement="id473" smil:attributeName="height" smil:values="height;height" smil:keyTimes="0;1"/>
                  <anim:animate smil:dur="0.5s" smil:fill="hold" smil:targetElement="id473" smil:attributeName="x" smil:values="x-.2;x" smil:keyTimes="0;1"/>
                  <anim:animate smil:dur="0.5s" smil:fill="hold" smil:targetElement="id473" smil:attributeName="y" smil:values="y;y" smil:keyTimes="0;1"/>
                  <anim:transitionFilter smil:dur="0.5s" smil:targetElement="id4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 <text:s text:c="7"/></text:span><text:span text:style-name="T14"><text:tab/></text:span><text:span text:style-name="T14"> <text:s text:c="2"/></text:span></text:p>
          </draw:text-box>
        </draw:frame>
        <draw:g xml:id="id477" draw:id="id477">
          <svg:title>TexMaths</svg:title>
          <svg:desc>24§display§\text {I}§svg§600§FALSE§</svg:desc>
          <draw:polygon draw:style-name="gr2" draw:text-style-name="P6" draw:layer="layout" svg:width="0.197cm" svg:height="0.493cm" svg:x="2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2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8" draw:id="id478">
          <svg:title>TexMaths</svg:title>
          <svg:desc>24§display§= \int \frac{ 1 }{ \sqrt{2} \sqrt{ \left[  \frac{5}{2} -  \left( t^2 -  \frac{3t}{2} \right)  \right] } }\ dt§svg§600§FALSE§</svg:desc>
          <draw:polygon draw:style-name="gr2" draw:text-style-name="P6" draw:layer="layout" svg:width="10.512cm" svg:height="2.524cm" svg:x="3.242cm" svg:y="0.762cm" svg:viewBox="0 0 10513 2525" draw:points="5256,2525 0,2525 0,0 10513,0 10513,2525">
            <text:p/>
          </draw:polygon>
          <draw:path draw:style-name="gr3" draw:text-style-name="P7" draw:layer="layout" svg:width="0.561cm" svg:height="0.199cm" svg:x="3.248cm" svg:y="1.55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4.137cm" svg:y="0.72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8.8cm" svg:y="0.7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7.521cm" svg:height="0.035cm" svg:x="5.175cm" svg:y="1.64cm" svg:viewBox="0 0 7522 36" draw:points="3761,36 0,36 0,0 7522,0 7522,36">
            <text:p/>
          </draw:polygon>
          <draw:path draw:style-name="gr3" draw:text-style-name="P7" draw:layer="layout" svg:width="0.659cm" svg:height="0.844cm" svg:x="5.237cm" svg:y="2.085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5.878cm" svg:y="2.085cm" svg:viewBox="0 0 424 36" draw:points="211,36 0,36 0,0 424,0 424,36">
            <text:p/>
          </draw:polygon>
          <draw:path draw:style-name="gr3" draw:text-style-name="P7" draw:layer="layout" svg:width="0.337cm" svg:height="0.563cm" svg:x="5.92cm" svg:y="2.25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69cm" svg:height="1.519cm" svg:x="6.392cm" svg:y="1.809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553cm" svg:height="0.035cm" svg:x="7.143cm" svg:y="1.809cm" svg:viewBox="0 0 5554 36" draw:points="2778,36 0,36 0,0 5554,0 5554,36">
            <text:p/>
          </draw:polygon>
          <draw:polygon draw:style-name="gr3" draw:text-style-name="P7" draw:layer="layout" svg:width="0.162cm" svg:height="1.013cm" svg:x="7.314cm" svg:y="2.1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7.633cm" svg:y="2.093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7.596cm" svg:y="2.59cm" svg:viewBox="0 0 338 36" draw:points="169,36 0,36 0,0 338,0 338,36">
            <text:p/>
          </draw:polygon>
          <draw:path draw:style-name="gr3" draw:text-style-name="P7" draw:layer="layout" svg:width="0.262cm" svg:height="0.393cm" svg:x="7.63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2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191cm" svg:y="2.1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9.47cm" svg:y="2.288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2-27 4-40z">
            <text:p/>
          </draw:path>
          <draw:path draw:style-name="gr3" draw:text-style-name="P7" draw:layer="layout" svg:width="0.262cm" svg:height="0.393cm" svg:x="9.792cm" svg:y="2.18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97cm" svg:y="2.093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7" draw:layer="layout" svg:width="0.201cm" svg:height="0.375cm" svg:x="11.626cm" svg:y="2.116cm" svg:viewBox="0 0 202 376" svg:d="M121 136h61c12 0 20 0 20-13 0-8-8-8-18-8h-57l23-88c0-2 2-6 2-8 0-11-10-19-21-19-16 0-23 10-29 25-4 15 4-13-21 90h-62c-11 0-19 0-19 14 0 7 8 7 17 7h58l-35 140c-4 16-9 37-9 45 0 34 29 55 63 55 67 0 104-82 104-90s-8-8-10-8c-8 0-8 2-11 12-18 36-48 71-81 71-13 0-21-8-21-31 0-6 2-17 4-23z">
            <text:p/>
          </draw:path>
          <draw:polygon draw:style-name="gr3" draw:text-style-name="P7" draw:layer="layout" svg:width="0.592cm" svg:height="0.035cm" svg:x="11.265cm" svg:y="2.59cm" svg:viewBox="0 0 593 36" draw:points="296,36 0,36 0,0 593,0 593,36">
            <text:p/>
          </draw:polygon>
          <draw:path draw:style-name="gr3" draw:text-style-name="P7" draw:layer="layout" svg:width="0.262cm" svg:height="0.393cm" svg:x="11.4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994cm" svg:y="2.1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2.363cm" svg:y="2.1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3.112cm" svg:y="1.282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536cm" svg:y="1.34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79" draw:id="id479">
          <svg:title>TexMaths</svg:title>
          <svg:desc>24§display§= \frac{1}{\sqrt{2}} \int \frac{ 1 }{ \sqrt{ \left[\  \frac{5}{2} -  \left( t^2 -  2(t) \left( \frac{3}{4} \right) + \frac{9}{16} - \frac{9}{16} \right)  \ \right] } }\ dt§svg§600§FALSE§</svg:desc>
          <draw:polygon draw:style-name="gr2" draw:text-style-name="P6" draw:layer="layout" svg:width="17.271cm" svg:height="2.524cm" svg:x="3.242cm" svg:y="4.064cm" svg:viewBox="0 0 17272 2525" draw:points="8636,2525 0,2525 0,0 17272,0 17272,2525">
            <text:p/>
          </draw:polygon>
          <draw:path draw:style-name="gr3" draw:text-style-name="P7" draw:layer="layout" svg:width="0.562cm" svg:height="0.199cm" svg:x="3.248cm" svg:y="4.8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19cm" svg:y="4.037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cm" svg:y="4.942cm" svg:viewBox="0 0 1127 36" draw:points="563,36 0,36 0,0 1127,0 1127,36">
            <text:p/>
          </draw:polygon>
          <draw:path draw:style-name="gr3" draw:text-style-name="P7" draw:layer="layout" svg:width="0.659cm" svg:height="0.844cm" svg:x="4.254cm" svg:y="5.11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5cm" svg:y="5.111cm" svg:viewBox="0 0 424 36" draw:points="211,36 0,36 0,0 424,0 424,36">
            <text:p/>
          </draw:polygon>
          <draw:path draw:style-name="gr3" draw:text-style-name="P7" draw:layer="layout" svg:width="0.337cm" svg:height="0.563cm" svg:x="4.937cm" svg:y="5.2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5.605cm" svg:y="4.022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913cm" svg:y="4.037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12.813cm" svg:height="0.035cm" svg:x="6.642cm" svg:y="4.942cm" svg:viewBox="0 0 12814 36" draw:points="6407,36 0,36 0,0 12814,0 12814,36">
            <text:p/>
          </draw:polygon>
          <draw:path draw:style-name="gr3" draw:text-style-name="P7" draw:layer="layout" svg:width="0.769cm" svg:height="1.519cm" svg:x="6.736cm" svg:y="5.111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11.97cm" svg:height="0.035cm" svg:x="7.487cm" svg:y="5.111cm" svg:viewBox="0 0 11971 36" draw:points="5984,36 0,36 0,0 11971,0 11971,36">
            <text:p/>
          </draw:polygon>
          <draw:polygon draw:style-name="gr3" draw:text-style-name="P7" draw:layer="layout" svg:width="0.162cm" svg:height="1.013cm" svg:x="7.656cm" svg:y="5.402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8.257cm" svg:y="5.395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8.22cm" svg:y="5.892cm" svg:viewBox="0 0 338 36" draw:points="169,36 0,36 0,0 338,0 338,36">
            <text:p/>
          </draw:polygon>
          <draw:path draw:style-name="gr3" draw:text-style-name="P7" draw:layer="layout" svg:width="0.262cm" svg:height="0.393cm" svg:x="8.257cm" svg:y="6.01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915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818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10.094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262cm" svg:height="0.393cm" svg:x="10.417cm" svg:y="5.48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1.016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1.832cm" svg:y="5.55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2.295cm" svg:y="5.48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12.558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2.892cm" svg:y="5.48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22cm" svg:height="1.013cm" svg:x="13.441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2cm" svg:height="0.404cm" svg:x="13.832cm" svg:y="5.395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3.8cm" svg:y="5.892cm" svg:viewBox="0 0 338 36" draw:points="169,36 0,36 0,0 338,0 338,36">
            <text:p/>
          </draw:polygon>
          <draw:path draw:style-name="gr3" draw:text-style-name="P7" draw:layer="layout" svg:width="0.291cm" svg:height="0.398cm" svg:x="13.823cm" svg:y="6.01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4.274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562cm" svg:height="0.563cm" svg:x="14.86cm" svg:y="5.6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15.956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5.756cm" svg:y="5.892cm" svg:viewBox="0 0 674 36" draw:points="338,36 0,36 0,0 674,0 674,36">
            <text:p/>
          </draw:polygon>
          <draw:path draw:style-name="gr3" draw:text-style-name="P7" draw:layer="layout" svg:width="0.216cm" svg:height="0.393cm" svg:x="15.82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6.125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16.787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7.862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7.663cm" svg:y="5.892cm" svg:viewBox="0 0 674 36" draw:points="338,36 0,36 0,0 674,0 674,36">
            <text:p/>
          </draw:polygon>
          <draw:path draw:style-name="gr3" draw:text-style-name="P7" draw:layer="layout" svg:width="0.216cm" svg:height="0.393cm" svg:x="17.726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029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222cm" svg:height="1.013cm" svg:x="18.473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9.122cm" svg:y="5.402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9.871cm" svg:y="4.58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20.295cm" svg:y="4.642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80" draw:id="id480">
          <svg:title>TexMaths</svg:title>
          <svg:desc>24§display§= \frac{1}{\sqrt{2}} \int \frac{ 1 }{ \sqrt{ \left[\  \frac{40}{16} -  \left( t -  \frac{3}{4} \right)^2 + \frac{9}{16} \ \right] } }\ dt§svg§600§FALSE§</svg:desc>
          <draw:polygon draw:style-name="gr2" draw:text-style-name="P6" draw:layer="layout" svg:width="13.498cm" svg:height="3.029cm" svg:x="3.243cm" svg:y="7.267cm" svg:viewBox="0 0 13499 3030" draw:points="6750,3030 0,3030 0,0 13499,0 13499,3030">
            <text:p/>
          </draw:polygon>
          <draw:path draw:style-name="gr3" draw:text-style-name="P7" draw:layer="layout" svg:width="0.562cm" svg:height="0.199cm" svg:x="3.249cm" svg:y="8.0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4.62cm" svg:y="7.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4.191cm" svg:y="8.145cm" svg:viewBox="0 0 1127 36" draw:points="563,36 0,36 0,0 1127,0 1127,36">
            <text:p/>
          </draw:polygon>
          <draw:path draw:style-name="gr3" draw:text-style-name="P7" draw:layer="layout" svg:width="0.659cm" svg:height="0.844cm" svg:x="4.255cm" svg:y="8.314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7" draw:layer="layout" svg:width="0.423cm" svg:height="0.035cm" svg:x="4.896cm" svg:y="8.314cm" svg:viewBox="0 0 424 36" draw:points="211,36 0,36 0,0 424,0 424,36">
            <text:p/>
          </draw:polygon>
          <draw:path draw:style-name="gr3" draw:text-style-name="P7" draw:layer="layout" svg:width="0.337cm" svg:height="0.564cm" svg:x="4.938cm" svg:y="8.4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75cm" svg:height="1.875cm" svg:x="5.606cm" svg:y="7.225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1.028cm" svg:y="7.2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9.04cm" svg:height="0.035cm" svg:x="6.643cm" svg:y="8.145cm" svg:viewBox="0 0 9041 36" draw:points="4521,36 0,36 0,0 9041,0 9041,36">
            <text:p/>
          </draw:polygon>
          <draw:path draw:style-name="gr3" draw:text-style-name="P7" draw:layer="layout" svg:width="0.767cm" svg:height="2.025cm" svg:x="6.737cm" svg:y="8.314cm" svg:viewBox="0 0 768 2026" svg:d="M300 1859l-183-845-111 173c-6 8-6 9-6 11s12 12 12 14l57-90 196 904c27 0 31 0 35-21l466-1970c0-6 2-14 2-18 0-9-6-17-15-17-16 0-18 12-20 23z">
            <text:p/>
          </draw:path>
          <draw:polygon draw:style-name="gr3" draw:text-style-name="P7" draw:layer="layout" svg:width="8.197cm" svg:height="0.035cm" svg:x="7.488cm" svg:y="8.314cm" svg:viewBox="0 0 8198 36" draw:points="4099,36 0,36 0,0 8198,0 8198,36">
            <text:p/>
          </draw:polygon>
          <draw:polygon draw:style-name="gr3" draw:text-style-name="P7" draw:layer="layout" svg:width="0.193cm" svg:height="1.518cm" svg:x="7.678cm" svg:y="8.606cm" svg:viewBox="0 0 194 1519" draw:points="0,1519 194,1519 194,1481 40,1481 40,40 194,40 194,0 0,0">
            <text:p/>
          </draw:polygon>
          <draw:path draw:style-name="gr3" draw:text-style-name="P7" draw:layer="layout" svg:width="0.291cm" svg:height="0.398cm" svg:x="8.29cm" svg:y="8.846cm" svg:viewBox="0 0 292 399" svg:d="M292 303v-23h-67v-263c0-13 0-17-14-17-6 0-7 0-15 8l-196 272v23h175v48c0 20 0 27-48 27h-16v21c29 0 68-1 89-1s59 1 90 1v-21h-17c-48 0-48-7-48-27v-48zM179 63v217h-158z">
            <text:p/>
          </draw:path>
          <draw:path draw:style-name="gr3" draw:text-style-name="P7" draw:layer="layout" svg:width="0.275cm" svg:height="0.404cm" svg:x="8.634cm" svg:y="8.852cm" svg:viewBox="0 0 276 405" svg:d="M276 205c0-65-7-113-36-153-17-29-54-52-102-52-138 0-138 161-138 205 0 43 0 200 138 200s138-157 138-200zM138 390c-27 0-63-17-75-65-9-35-9-85-9-127 0-44 0-89 9-121 12-48 50-60 75-60 33 0 64 19 73 54 10 31 12 75 12 127 0 42 0 86-8 125-13 53-54 67-77 67z">
            <text:p/>
          </draw:path>
          <draw:polygon draw:style-name="gr3" draw:text-style-name="P7" draw:layer="layout" svg:width="0.673cm" svg:height="0.035cm" svg:x="8.267cm" svg:y="9.347cm" svg:viewBox="0 0 674 36" draw:points="338,36 0,36 0,0 674,0 674,36">
            <text:p/>
          </draw:polygon>
          <draw:path draw:style-name="gr3" draw:text-style-name="P7" draw:layer="layout" svg:width="0.216cm" svg:height="0.393cm" svg:x="8.333cm" svg:y="9.474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8.636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ath draw:style-name="gr3" draw:text-style-name="P7" draw:layer="layout" svg:width="0.515cm" svg:height="0.035cm" svg:x="9.298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0.201cm" svg:y="8.859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7" draw:layer="layout" svg:width="0.26cm" svg:height="0.539cm" svg:x="10.479cm" svg:y="9.04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7" draw:layer="layout" svg:width="0.515cm" svg:height="0.035cm" svg:x="11.021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929cm" svg:y="8.85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7" draw:layer="layout" svg:width="0.337cm" svg:height="0.035cm" svg:x="11.896cm" svg:y="9.347cm" svg:viewBox="0 0 338 36" draw:points="169,36 0,36 0,0 338,0 338,36">
            <text:p/>
          </draw:polygon>
          <draw:path draw:style-name="gr3" draw:text-style-name="P7" draw:layer="layout" svg:width="0.291cm" svg:height="0.398cm" svg:x="11.919cm" svg:y="9.468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222cm" svg:height="1.013cm" svg:x="12.37cm" svg:y="8.859cm" svg:viewBox="0 0 223 1014" svg:d="M223 507c0-119-21-290-133-432-9-12-65-75-80-75-4 0-10 2-10 8 0 4 2 5 6 9 40 44 96 112 130 246 20 77 27 165 27 244 0 85-7 171-29 254-32 119-82 186-126 234-8 7-8 7-8 9 0 8 6 10 10 10 13 0 59-52 71-63 86-104 142-256 142-444z">
            <text:p/>
          </draw:path>
          <draw:path draw:style-name="gr3" draw:text-style-name="P7" draw:layer="layout" svg:width="0.262cm" svg:height="0.393cm" svg:x="12.758cm" svg:y="8.6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3.332cm" svg:y="9.08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2cm" svg:height="0.404cm" svg:x="14.43cm" svg:y="8.852cm" svg:viewBox="0 0 273 405" svg:d="M217 217c0 148-73 169-109 169-14 0-45 0-62-19 25-2 27-21 27-27 0-15-10-29-27-29-19 0-29 12-29 29 0 40 33 65 91 65 86 0 165-79 165-205 0-148-66-200-135-200-19 0-59 4-94 36-21 20-44 43-44 97 0 74 60 130 131 130 46 0 73-31 86-58zM132 248c-23 0-44-8-61-37-13-21-13-46-13-78 0-35 0-58 17-83 13-21 33-33 63-33 31 0 50 19 60 35 15 25 17 65 17 86 0 77-44 110-83 110z">
            <text:p/>
          </draw:path>
          <draw:polygon draw:style-name="gr3" draw:text-style-name="P7" draw:layer="layout" svg:width="0.673cm" svg:height="0.035cm" svg:x="14.231cm" svg:y="9.347cm" svg:viewBox="0 0 674 36" draw:points="338,36 0,36 0,0 674,0 674,36">
            <text:p/>
          </draw:polygon>
          <draw:path draw:style-name="gr3" draw:text-style-name="P7" draw:layer="layout" svg:width="0.216cm" svg:height="0.393cm" svg:x="14.294cm" svg:y="9.474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14.599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193cm" svg:height="1.518cm" svg:x="15.3cm" svg:y="8.606cm" svg:viewBox="0 0 194 1519" draw:points="154,1481 0,1481 0,1519 194,1519 194,0 0,0 0,40 154,40">
            <text:p/>
          </draw:polygon>
          <draw:path draw:style-name="gr3" draw:text-style-name="P7" draw:layer="layout" svg:width="0.402cm" svg:height="0.596cm" svg:x="16.101cm" svg:y="7.78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26cm" svg:height="0.539cm" svg:x="16.525cm" svg:y="7.845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481" draw:id="id481">
          <svg:title>TexMaths</svg:title>
          <svg:desc>24§display§= \frac{1}{\sqrt{2}} \int \frac{ 1 }{ \sqrt{ \frac{49}{16} -  \left( t -  \frac{3}{4} \right)^2 } }\ dt§svg§600§FALSE§</svg:desc>
          <draw:polygon draw:style-name="gr2" draw:text-style-name="P6" draw:layer="layout" svg:width="10.234cm" svg:height="2.524cm" svg:x="3.244cm" svg:y="11.17cm" svg:viewBox="0 0 10235 2525" draw:points="5118,2525 0,2525 0,0 10235,0 10235,2525">
            <text:p/>
          </draw:polygon>
          <draw:path draw:style-name="gr3" draw:text-style-name="P7" draw:layer="layout" svg:width="0.562cm" svg:height="0.199cm" svg:x="3.25cm" svg:y="11.9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21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2cm" svg:y="12.048cm" svg:viewBox="0 0 1127 36" draw:points="563,36 0,36 0,0 1127,0 1127,36">
            <text:p/>
          </draw:polygon>
          <draw:path draw:style-name="gr3" draw:text-style-name="P7" draw:layer="layout" svg:width="0.659cm" svg:height="0.844cm" svg:x="4.256cm" svg:y="12.217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7cm" svg:y="12.217cm" svg:viewBox="0 0 424 36" draw:points="211,36 0,36 0,0 424,0 424,36">
            <text:p/>
          </draw:polygon>
          <draw:path draw:style-name="gr3" draw:text-style-name="P7" draw:layer="layout" svg:width="0.337cm" svg:height="0.563cm" svg:x="4.939cm" svg:y="12.387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5.607cm" svg:y="11.128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397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5.776cm" svg:height="0.035cm" svg:x="6.644cm" svg:y="12.048cm" svg:viewBox="0 0 5777 36" draw:points="2887,36 0,36 0,0 5777,0 5777,36">
            <text:p/>
          </draw:polygon>
          <draw:path draw:style-name="gr3" draw:text-style-name="P7" draw:layer="layout" svg:width="0.769cm" svg:height="1.519cm" svg:x="6.738cm" svg:y="12.217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4.933cm" svg:height="0.035cm" svg:x="7.489cm" svg:y="12.217cm" svg:viewBox="0 0 4934 36" draw:points="2467,36 0,36 0,0 4934,0 4934,36">
            <text:p/>
          </draw:polygon>
          <draw:path draw:style-name="gr3" draw:text-style-name="P7" draw:layer="layout" svg:width="0.291cm" svg:height="0.398cm" svg:x="7.612cm" svg:y="12.58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72cm" svg:height="0.404cm" svg:x="7.957cm" svg:y="12.587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7.589cm" svg:y="13.082cm" svg:viewBox="0 0 674 36" draw:points="338,36 0,36 0,0 674,0 674,36">
            <text:p/>
          </draw:polygon>
          <draw:path draw:style-name="gr3" draw:text-style-name="P7" draw:layer="layout" svg:width="0.216cm" svg:height="0.393cm" svg:x="7.654cm" svg:y="13.20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7.957cm" svg:y="13.20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8.62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522cm" svg:y="12.595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9.8cm" svg:y="12.78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34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5cm" svg:y="12.587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217cm" svg:y="13.082cm" svg:viewBox="0 0 338 36" draw:points="169,36 0,36 0,0 338,0 338,36">
            <text:p/>
          </draw:polygon>
          <draw:path draw:style-name="gr3" draw:text-style-name="P7" draw:layer="layout" svg:width="0.291cm" svg:height="0.398cm" svg:x="11.24cm" svg:y="13.20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691cm" svg:y="12.595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079cm" svg:y="12.4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836cm" svg:y="11.6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26cm" svg:y="11.74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xml:id="id489" text:id="id489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5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5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3" draw:id="id483">
          <svg:title>TexMaths</svg:title>
          <svg:desc>24§display§= \frac{1}{\sqrt{2}} \int \frac{ 1 }{ \sqrt{ \left( \frac{7}{4} \right)^2 -  \left( t -  \frac{3}{4} \right)^2 } }\ dt§svg§600§FALSE§</svg:desc>
          <draw:polygon draw:style-name="gr2" draw:text-style-name="P6" draw:layer="layout" svg:width="11.05cm" svg:height="2.524cm" svg:x="6.244cm" svg:y="0.763cm" svg:viewBox="0 0 11051 2525" draw:points="5525,2525 0,2525 0,0 11051,0 11051,2525">
            <text:p/>
          </draw:polygon>
          <draw:path draw:style-name="gr3" draw:text-style-name="P7" draw:layer="layout" svg:width="0.562cm" svg:height="0.199cm" svg:x="6.25cm" svg:y="1.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621cm" svg:y="0.736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7.192cm" svg:y="1.641cm" svg:viewBox="0 0 1127 36" draw:points="563,36 0,36 0,0 1127,0 1127,36">
            <text:p/>
          </draw:polygon>
          <draw:path draw:style-name="gr3" draw:text-style-name="P7" draw:layer="layout" svg:width="0.659cm" svg:height="0.844cm" svg:x="7.256cm" svg:y="1.8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7.897cm" svg:y="1.81cm" svg:viewBox="0 0 424 36" draw:points="211,36 0,36 0,0 424,0 424,36">
            <text:p/>
          </draw:polygon>
          <draw:path draw:style-name="gr3" draw:text-style-name="P7" draw:layer="layout" svg:width="0.337cm" svg:height="0.563cm" svg:x="7.939cm" svg:y="1.9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8.607cm" svg:y="0.721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804cm" svg:y="0.73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592cm" svg:height="0.035cm" svg:x="9.644cm" svg:y="1.641cm" svg:viewBox="0 0 6593 36" draw:points="3296,36 0,36 0,0 6593,0 6593,36">
            <text:p/>
          </draw:polygon>
          <draw:path draw:style-name="gr3" draw:text-style-name="P7" draw:layer="layout" svg:width="0.769cm" svg:height="1.519cm" svg:x="9.738cm" svg:y="1.81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747cm" svg:height="0.035cm" svg:x="10.489cm" svg:y="1.81cm" svg:viewBox="0 0 5748 36" draw:points="2874,36 0,36 0,0 5748,0 5748,36">
            <text:p/>
          </draw:polygon>
          <draw:path draw:style-name="gr3" draw:text-style-name="P7" draw:layer="layout" svg:width="0.222cm" svg:height="1.013cm" svg:x="10.617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81cm" svg:height="0.412cm" svg:x="11.017cm" svg:y="2.172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976cm" svg:y="2.675cm" svg:viewBox="0 0 338 36" draw:points="169,36 0,36 0,0 338,0 338,36">
            <text:p/>
          </draw:polygon>
          <draw:path draw:style-name="gr3" draw:text-style-name="P7" draw:layer="layout" svg:width="0.291cm" svg:height="0.398cm" svg:x="11cm" svg:y="2.796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451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1.837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2.436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3.338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13.616cm" svg:y="2.376cm" svg:viewBox="0 0 261 539" svg:d="M156 192h80c16 0 25 0 25-17 0-10-9-10-25-10h-75c31-121 37-136 37-142 0-15-12-23-25-23-4 0-27 0-35 31l-32 134h-81c-17 0-25 0-25 15 0 12 8 12 23 12h75c-62 240-63 253-63 269 0 46 32 78 76 78 89 0 137-124 137-130 0-8-8-8-12-8-8 0-8 2-11 12-37 88-83 107-112 107-17 0-25-11-25-38 0-21 0-27 4-40z">
            <text:p/>
          </draw:path>
          <draw:path draw:style-name="gr3" draw:text-style-name="P7" draw:layer="layout" svg:width="0.515cm" svg:height="0.035cm" svg:x="14.158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5.064cm" svg:y="2.18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5.033cm" svg:y="2.675cm" svg:viewBox="0 0 338 36" draw:points="169,36 0,36 0,0 338,0 338,36">
            <text:p/>
          </draw:polygon>
          <draw:path draw:style-name="gr3" draw:text-style-name="P7" draw:layer="layout" svg:width="0.291cm" svg:height="0.398cm" svg:x="15.056cm" svg:y="2.796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5.507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5.893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6.652cm" svg:y="1.283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7.076cm" svg:y="1.34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487" draw:id="id487">
          <svg:title>TexMaths</svg:title>
          <svg:desc>24§display§\text {I}§svg§600§FALSE§</svg:desc>
          <draw:polygon draw:style-name="gr2" draw:text-style-name="P6" draw:layer="layout" svg:width="0.197cm" svg:height="0.493cm" svg:x="5.643cm" svg:y="9.546cm" svg:viewBox="0 0 198 494" draw:points="100,494 0,494 0,0 198,0 198,494">
            <text:p/>
          </draw:polygon>
          <draw:path draw:style-name="gr3" draw:text-style-name="P7" draw:layer="layout" svg:width="0.258cm" svg:height="0.577cm" svg:x="5.624cm" svg:y="9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6" draw:id="id486">
          <svg:title>TexMaths</svg:title>
          <svg:desc>26§display§\therefore§svg§600§FALSE§</svg:desc>
          <draw:polygon draw:style-name="gr2" draw:text-style-name="P6" draw:layer="layout" svg:width="0.49cm" svg:height="0.402cm" svg:x="4.309cm" svg:y="9.621cm" svg:viewBox="0 0 491 403" draw:points="246,403 0,403 0,0 491,0 491,403">
            <text:p/>
          </draw:polygon>
          <draw:path draw:style-name="gr3" draw:text-style-name="P7" draw:layer="layout" svg:width="0.555cm" svg:height="0.493cm" svg:x="4.29cm" svg:y="9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84" draw:id="id484">
          <svg:title>TexMaths</svg:title>
          <svg:desc>24§display§= \sin^{-1}\left( \frac{ t - \frac{3}{4} }{ \frac{7}{4} } \right)  \ + \ c §svg§600§FALSE§</svg:desc>
          <draw:polygon draw:style-name="gr2" draw:text-style-name="P6" draw:layer="layout" svg:width="8.163cm" svg:height="2.171cm" svg:x="6.437cm" svg:y="3.858cm" svg:viewBox="0 0 8164 2172" draw:points="4082,2172 0,2172 0,0 8164,0 8164,2172">
            <text:p/>
          </draw:polygon>
          <draw:path draw:style-name="gr3" draw:text-style-name="P7" draw:layer="layout" svg:width="0.562cm" svg:height="0.199cm" svg:x="6.443cm" svg:y="4.8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3cm" svg:y="4.78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7.647cm" svg:y="4.59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79cm" svg:y="4.78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4cm" svg:y="4.64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4.413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416cm" svg:height="2.025cm" svg:x="9.542cm" svg:y="3.937cm" svg:viewBox="0 0 417 2026" svg:d="M417 2018c0-4-2-6-4-8-31-32-89-88-144-180-137-217-198-492-198-816 0-229 31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7" draw:layer="layout" svg:width="0.26cm" svg:height="0.539cm" svg:x="10.108cm" svg:y="4.012cm" svg:viewBox="0 0 261 540" svg:d="M156 192h80c16 0 25 0 25-17 0-10-9-10-25-10h-73c29-121 35-136 35-142 0-15-12-23-25-23-2 0-27 0-35 31l-32 134h-81c-17 0-25 0-25 15 0 12 8 12 23 12h75c-62 240-63 253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0.651cm" svg:y="4.313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558cm" svg:y="3.81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525cm" svg:y="4.313cm" svg:viewBox="0 0 338 36" draw:points="169,36 0,36 0,0 338,0 338,36">
            <text:p/>
          </draw:polygon>
          <draw:path draw:style-name="gr3" draw:text-style-name="P7" draw:layer="layout" svg:width="0.291cm" svg:height="0.398cm" svg:x="11.548cm" svg:y="4.432cm" svg:viewBox="0 0 292 399" svg:d="M292 303v-23h-67v-263c0-13 0-17-14-17-6 0-7 0-15 8l-196 272v23h175v48c0 20 0 27-48 27h-16v21c29 0 68-2 89-2s59 2 90 2v-21h-17c-48 0-48-7-48-27v-48zM179 63v217h-158z">
            <text:p/>
          </draw:path>
          <draw:polygon draw:style-name="gr3" draw:text-style-name="P7" draw:layer="layout" svg:width="1.875cm" svg:height="0.035cm" svg:x="10.089cm" svg:y="4.932cm" svg:viewBox="0 0 1876 36" draw:points="939,36 0,36 0,0 1876,0 1876,36">
            <text:p/>
          </draw:polygon>
          <draw:path draw:style-name="gr3" draw:text-style-name="P7" draw:layer="layout" svg:width="0.281cm" svg:height="0.412cm" svg:x="10.899cm" svg:y="5.049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859cm" svg:y="5.552cm" svg:viewBox="0 0 338 36" draw:points="169,36 0,36 0,0 338,0 338,36">
            <text:p/>
          </draw:polygon>
          <draw:path draw:style-name="gr3" draw:text-style-name="P7" draw:layer="layout" svg:width="0.291cm" svg:height="0.398cm" svg:x="10.882cm" svg:y="5.67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416cm" svg:height="2.025cm" svg:x="12.093cm" svg:y="3.937cm" svg:viewBox="0 0 417 2026" svg:d="M417 1014c0-332-77-666-292-920-17-19-48-54-83-84-11-10-13-10-25-10-9 0-17 0-17 8 0 4 4 7 6 9 29 31 86 87 142 179 136 217 198 491 198 816 0 228-29 520-169 772-68 121-139 190-173 226-2 2-4 4-4 8 0 8 8 8 17 8 12 0 14 0 27-14 284-257 373-643 373-998z">
            <text:p/>
          </draw:path>
          <draw:path draw:style-name="gr3" draw:text-style-name="P7" draw:layer="layout" svg:width="0.562cm" svg:height="0.563cm" svg:x="13.201cm" svg:y="4.668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4.313cm" svg:y="4.788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485" draw:id="id485">
          <svg:title>TexMaths</svg:title>
          <svg:desc>24§display§= \sin^{-1}\left( \frac{ 4t - 3 }{ 7 } \right)  \ + \ c §svg§600§FALSE§</svg:desc>
          <draw:polygon draw:style-name="gr2" draw:text-style-name="P6" draw:layer="layout" svg:width="8.467cm" svg:height="1.941cm" svg:x="6.438cm" svg:y="6.359cm" svg:viewBox="0 0 8468 1942" draw:points="4233,1942 0,1942 0,0 8468,0 8468,1942">
            <text:p/>
          </draw:polygon>
          <draw:path draw:style-name="gr3" draw:text-style-name="P7" draw:layer="layout" svg:width="0.561cm" svg:height="0.199cm" svg:x="6.444cm" svg:y="7.2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277cm" svg:height="0.389cm" svg:x="7.313cm" svg:y="7.1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7cm" svg:y="6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cm" svg:y="7.1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5cm" svg:y="7.0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6.793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416cm" svg:height="2.025cm" svg:x="9.542cm" svg:y="6.3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2cm" svg:y="6.3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cm" svg:height="0.539cm" svg:x="10.531cm" svg:y="6.442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1.074cm" svg:y="6.7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1.882cm" svg:y="6.40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2.18cm" svg:height="0.035cm" svg:x="10.089cm" svg:y="7.312cm" svg:viewBox="0 0 2181 36" draw:points="1090,36 0,36 0,0 2181,0 2181,36">
            <text:p/>
          </draw:polygon>
          <draw:path draw:style-name="gr3" draw:text-style-name="P7" draw:layer="layout" svg:width="0.362cm" svg:height="0.59cm" svg:x="11.015cm" svg:y="7.548cm" svg:viewBox="0 0 363 591" svg:d="M355 58c8-12 8-14 8-31h-206c-103 0-105-12-107-27h-21l-29 175h21c2-14 10-67 21-77 6-6 73-6 83-6h176c-9 14-76 106-96 135-74 113-103 230-103 316 0 10 0 48 38 48 40 0 40-38 40-48v-42c0-46 2-94 8-138 4-19 15-92 54-146z">
            <text:p/>
          </draw:path>
          <draw:path draw:style-name="gr3" draw:text-style-name="P7" draw:layer="layout" svg:width="0.416cm" svg:height="2.025cm" svg:x="12.399cm" svg:y="6.3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1cm" svg:height="0.564cm" svg:x="13.506cm" svg:y="7.04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4.618cm" svg:y="7.1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8" draw:id="id488">
          <svg:title>TexMaths</svg:title>
          <svg:desc>24§display§= \sin^{-1}\left( \frac{ 4 \log x - 3 }{ 7 } \right)  \ + \ c §svg§600§FALSE§</svg:desc>
          <draw:polygon draw:style-name="gr2" draw:text-style-name="P6" draw:layer="layout" svg:width="10.015cm" svg:height="1.941cm" svg:x="6.439cm" svg:y="8.759cm" svg:viewBox="0 0 10016 1942" draw:points="5009,1942 0,1942 0,0 10016,0 10016,1942">
            <text:p/>
          </draw:polygon>
          <draw:path draw:style-name="gr3" draw:text-style-name="P7" draw:layer="layout" svg:width="0.562cm" svg:height="0.199cm" svg:x="6.445cm" svg:y="9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4cm" svg:y="9.5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8cm" svg:y="9.3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1cm" svg:y="9.5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6cm" svg:y="9.4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4cm" svg:y="9.19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543cm" svg:y="8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4cm" svg:y="8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89cm" svg:height="0.587cm" svg:x="10.68cm" svg:y="8.7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91cm" svg:y="8.99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1.333cm" svg:y="8.9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1.907cm" svg:y="8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7" draw:layer="layout" svg:width="0.515cm" svg:height="0.035cm" svg:x="12.623cm" svg:y="9.1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431cm" svg:y="8.807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3.727cm" svg:height="0.035cm" svg:x="10.091cm" svg:y="9.712cm" svg:viewBox="0 0 3728 36" draw:points="1864,36 0,36 0,0 3728,0 3728,36">
            <text:p/>
          </draw:polygon>
          <draw:path draw:style-name="gr3" draw:text-style-name="P7" draw:layer="layout" svg:width="0.362cm" svg:height="0.59cm" svg:x="11.791cm" svg:y="9.948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416cm" svg:height="2.025cm" svg:x="13.947cm" svg:y="8.717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55cm" svg:y="9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167cm" svg:y="9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5" smil:attributeName="visibility" smil:to="visible"/>
                  <anim:animate smil:dur="0.5s" smil:fill="hold" smil:targetElement="id485" smil:attributeName="x" smil:values="x;x" smil:keyTimes="0;1"/>
                  <anim:animate smil:dur="0.5s" smil:fill="hold" smil:targetElement="id4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6" smil:attributeName="visibility" smil:to="visible"/>
                  <anim:animate smil:dur="0.5s" smil:fill="hold" smil:targetElement="id486" smil:attributeName="x" smil:values="x;x" smil:keyTimes="0;1"/>
                  <anim:animate smil:dur="0.5s" smil:fill="hold" smil:targetElement="id4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7" smil:attributeName="visibility" smil:to="visible"/>
                  <anim:animate smil:dur="0.5s" smil:fill="hold" smil:targetElement="id487" smil:attributeName="x" smil:values="x;x" smil:keyTimes="0;1"/>
                  <anim:animate smil:dur="0.5s" smil:fill="hold" smil:targetElement="id4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8" smil:attributeName="visibility" smil:to="visible"/>
                  <anim:animate smil:dur="0.5s" smil:fill="hold" smil:targetElement="id488" smil:attributeName="x" smil:values="x;x" smil:keyTimes="0;1"/>
                  <anim:animate smil:dur="0.5s" smil:fill="hold" smil:targetElement="id4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9" anim:sub-item="text" smil:attributeName="visibility" smil:to="visible"/>
                  <anim:animate smil:dur="1s" smil:fill="hold" smil:targetElement="id489" anim:sub-item="text" smil:attributeName="width" smil:values="0;width" smil:keyTimes="0;1"/>
                  <anim:animate smil:dur="1s" smil:fill="hold" smil:targetElement="id489" anim:sub-item="text" smil:attributeName="height" smil:values="0;height" smil:keyTimes="0;1"/>
                  <anim:animate smil:dur="1s" smil:fill="hold" smil:targetElement="id489" anim:sub-item="text" smil:attributeName="x" smil:values="0;1" smil:keyTimes="0;1" anim:formula="x+(cos(-2*pi*(1-$))*-x-sin(-2*pi*(1-$))*(1-y))*(1-$)"/>
                  <anim:animate smil:dur="1s" smil:fill="hold" smil:targetElement="id489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90" text:id="id490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90" anim:sub-item="text" smil:attributeName="visibility" smil:to="visible"/>
                  <anim:transitionFilter smil:dur="2s" smil:targetElement="id490" anim:sub-item="text" smil:type="fade" smil:subtype="crossfade"/>
                  <anim:animate smil:dur="2s" smil:fill="hold" smil:targetElement="id490" anim:sub-item="text" smil:attributeName="rotate" smil:values="720;0" smil:keyTimes="0;1"/>
                  <anim:animate smil:dur="2s" smil:fill="hold" smil:targetElement="id490" anim:sub-item="text" smil:attributeName="height" smil:values="0;height" smil:keyTimes="0;1"/>
                  <anim:animate smil:dur="2s" smil:fill="hold" smil:targetElement="id49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9">
        <office:forms form:automatic-focus="false" form:apply-design-mode="false"/>
        <draw:frame presentation:style-name="pr13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491" text:id="id491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91" anim:sub-item="text" smil:attributeName="visibility" smil:to="visible"/>
                  <anim:transitionFilter smil:dur="0.8s" smil:decelerate="1" smil:targetElement="id491" anim:sub-item="text" smil:type="fade" smil:subtype="crossfade"/>
                  <anim:animate smil:dur="0.8s" smil:fill="hold" smil:decelerate="1" smil:targetElement="id491" anim:sub-item="text" smil:attributeName="rotate" smil:values="-90;0" smil:keyTimes="0;1"/>
                  <anim:animate smil:dur="0.8s" smil:fill="hold" smil:decelerate="1" smil:targetElement="id491" anim:sub-item="text" smil:attributeName="x" smil:values="x+0.4;x-0.05" smil:keyTimes="0;1"/>
                  <anim:animate smil:dur="0.8s" smil:fill="hold" smil:decelerate="1" smil:targetElement="id491" anim:sub-item="text" smil:attributeName="y" smil:values="y-0.4;y+0.1" smil:keyTimes="0;1"/>
                  <anim:animate smil:begin="0.8s" smil:dur="0.2s" smil:fill="hold" smil:accelerate="1" smil:targetElement="id491" anim:sub-item="text" smil:attributeName="x" smil:values="x-0.05;x" smil:keyTimes="0;1"/>
                  <anim:animate smil:begin="0.8s" smil:dur="0.2s" smil:fill="hold" smil:accelerate="1" smil:targetElement="id491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5:21.988972581</dc:date>
    <meta:editing-duration>P3DT19H22M41S</meta:editing-duration>
    <meta:editing-cycles>1591</meta:editing-cycles>
    <meta:generator>LibreOffice/6.0.7.3$Linux_X86_64 LibreOffice_project/00m0$Build-3</meta:generator>
    <meta:document-statistic meta:object-count="7201"/>
  </office:meta>
</office:document-meta>
</file>